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0709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1.8189in"/>
    </style:style>
    <style:style style:name="co6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Jason's Lapto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tal time in generate_output</text:p>
          </table:table-cell>
          <table:table-cell office:value-type="float" office:value="604.859241901" calcext:value-type="float">
            <text:p>604.859241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execute_pipeline</text:p>
          </table:table-cell>
          <table:table-cell office:value-type="float" office:value="189.082537767" calcext:value-type="float">
            <text:p>189.082537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sciidoc_example repo _ticket-monster</text:p>
          </table:table-cell>
          <table:table-cell office:value-type="float" office:value="120.651564517" calcext:value-type="float">
            <text:p>120.6515645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introduction/index.html</text:p>
          </table:table-cell>
          <table:table-cell office:value-type="float" office:value="82.749527882" calcext:value-type="float">
            <text:p>82.749527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dd-your-event/index.html</text:p>
          </table:table-cell>
          <table:table-cell office:value-type="float" office:value="39.9355963" calcext:value-type="float">
            <text:p>39.93559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raspberrypi/index.html</text:p>
          </table:table-cell>
          <table:table-cell office:value-type="float" office:value="36.119498953" calcext:value-type="float">
            <text:p>36.1194989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hybridui/index.html</text:p>
          </table:table-cell>
          <table:table-cell office:value-type="float" office:value="19.80264528" calcext:value-type="float">
            <text:p>19.80264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vimeo</text:p>
          </table:table-cell>
          <table:table-cell office:value-type="float" office:value="16.091902075" calcext:value-type="float">
            <text:p>16.0919020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overview/index.html</text:p>
          </table:table-cell>
          <table:table-cell office:value-type="float" office:value="14.748878619" calcext:value-type="float">
            <text:p>14.7488786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app.css</text:p>
          </table:table-cell>
          <table:table-cell office:value-type="float" office:value="11.262789938" calcext:value-type="float">
            <text:p>11.2627899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ndex.html</text:p>
          </table:table-cell>
          <table:table-cell office:value-type="float" office:value="10.351176346" calcext:value-type="float">
            <text:p>10.351176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eap-quickstarts</text:p>
          </table:table-cell>
          <table:table-cell office:value-type="float" office:value="10.239077364" calcext:value-type="float">
            <text:p>10.2390773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global.css</text:p>
          </table:table-cell>
          <table:table-cell office:value-type="float" office:value="9.470790811" calcext:value-type="float">
            <text:p>9.470790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products/index.html</text:p>
          </table:table-cell>
          <table:table-cell office:value-type="float" office:value="8.450688162" calcext:value-type="float">
            <text:p>8.4506881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index.html</text:p>
          </table:table-cell>
          <table:table-cell office:value-type="float" office:value="7.88403466" calcext:value-type="float">
            <text:p>7.884034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adminhtml5/index.html</text:p>
          </table:table-cell>
          <table:table-cell office:value-type="float" office:value="7.595634739" calcext:value-type="float">
            <text:p>7.595634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datapersistence/index.html</text:p>
          </table:table-cell>
          <table:table-cell office:value-type="float" office:value="6.058520486" calcext:value-type="float">
            <text:p>6.058520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wfk-quickstarts</text:p>
          </table:table-cell>
          <table:table-cell office:value-type="float" office:value="6.023332431" calcext:value-type="float">
            <text:p>6.0233324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get-started/index.html</text:p>
          </table:table-cell>
          <table:table-cell office:value-type="float" office:value="5.948799063" calcext:value-type="float">
            <text:p>5.948799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ctions</text:p>
          </table:table-cell>
          <table:table-cell office:value-type="float" office:value="5.449743898" calcext:value-type="float">
            <text:p>5.449743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whatisticketmonster/index.html</text:p>
          </table:table-cell>
          <table:table-cell office:value-type="float" office:value="5.157780468" calcext:value-type="float">
            <text:p>5.1577804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get-started/index.html</text:p>
          </table:table-cell>
          <table:table-cell office:value-type="float" office:value="5.129623751" calcext:value-type="float">
            <text:p>5.1296237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developer-materials/index.html</text:p>
          </table:table-cell>
          <table:table-cell office:value-type="float" office:value="4.755363296" calcext:value-type="float">
            <text:p>4.7553632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get-started/index.html</text:p>
          </table:table-cell>
          <table:table-cell office:value-type="float" office:value="4.606883368" calcext:value-type="float">
            <text:p>4.6068833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icketlink-quickstarts</text:p>
          </table:table-cell>
          <table:table-cell office:value-type="float" office:value="4.579232533" calcext:value-type="float">
            <text:p>4.5792325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developer-materials/index.html</text:p>
          </table:table-cell>
          <table:table-cell office:value-type="float" office:value="4.229623804" calcext:value-type="float">
            <text:p>4.229623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android/index.html</text:p>
          </table:table-cell>
          <table:table-cell office:value-type="float" office:value="4.176999146" calcext:value-type="float">
            <text:p>4.176999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developer-materials/index.html</text:p>
          </table:table-cell>
          <table:table-cell office:value-type="float" office:value="3.907111385" calcext:value-type="float">
            <text:p>3.907111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overview/index.html</text:p>
          </table:table-cell>
          <table:table-cell office:value-type="float" office:value="3.714877332" calcext:value-type="float">
            <text:p>3.714877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overview/index.html</text:p>
          </table:table-cell>
          <table:table-cell office:value-type="float" office:value="3.60743621" calcext:value-type="float">
            <text:p>3.60743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userfrontend/index.html</text:p>
          </table:table-cell>
          <table:table-cell office:value-type="float" office:value="3.599910964" calcext:value-type="float">
            <text:p>3.599910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get-started/index.html</text:p>
          </table:table-cell>
          <table:table-cell office:value-type="float" office:value="3.469984801" calcext:value-type="float">
            <text:p>3.4699848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get-started/index.html</text:p>
          </table:table-cell>
          <table:table-cell office:value-type="float" office:value="3.457714083" calcext:value-type="float">
            <text:p>3.457714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sandbox-quickstarts</text:p>
          </table:table-cell>
          <table:table-cell office:value-type="float" office:value="3.374779716" calcext:value-type="float">
            <text:p>3.374779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docker/index.html</text:p>
          </table:table-cell>
          <table:table-cell office:value-type="float" office:value="3.359032346" calcext:value-type="float">
            <text:p>3.359032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developer-materials/index.html</text:p>
          </table:table-cell>
          <table:table-cell office:value-type="float" office:value="3.320309286" calcext:value-type="float">
            <text:p>3.3203092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events/index.html</text:p>
          </table:table-cell>
          <table:table-cell office:value-type="float" office:value="3.294653584" calcext:value-type="float">
            <text:p>3.2946535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businesslogic/index.html</text:p>
          </table:table-cell>
          <table:table-cell office:value-type="float" office:value="3.273800061" calcext:value-type="float">
            <text:p>3.2738000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get-started/index.html</text:p>
          </table:table-cell>
          <table:table-cell office:value-type="float" office:value="2.958865752" calcext:value-type="float">
            <text:p>2.958865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developer-materials/index.html</text:p>
          </table:table-cell>
          <table:table-cell office:value-type="float" office:value="2.944928528" calcext:value-type="float">
            <text:p>2.944928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developer-materials/index.html</text:p>
          </table:table-cell>
          <table:table-cell office:value-type="float" office:value="2.943384195" calcext:value-type="float">
            <text:p>2.9433841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get-started/index.html</text:p>
          </table:table-cell>
          <table:table-cell office:value-type="float" office:value="2.888885999" calcext:value-type="float">
            <text:p>2.8888859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esearch/euprojects/index.html</text:p>
          </table:table-cell>
          <table:table-cell office:value-type="float" office:value="2.763708924" calcext:value-type="float">
            <text:p>2.763708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index.html</text:p>
          </table:table-cell>
          <table:table-cell office:value-type="float" office:value="2.684378426" calcext:value-type="float">
            <text:p>2.6843784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get-started/index.html</text:p>
          </table:table-cell>
          <table:table-cell office:value-type="float" office:value="2.570670895" calcext:value-type="float">
            <text:p>2.5706708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developer-materials/index.html</text:p>
          </table:table-cell>
          <table:table-cell office:value-type="float" office:value="2.531017651" calcext:value-type="float">
            <text:p>2.5310176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get-started/index.html</text:p>
          </table:table-cell>
          <table:table-cell office:value-type="float" office:value="2.48721656" calcext:value-type="float">
            <text:p>2.48721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developer-materials/index.html</text:p>
          </table:table-cell>
          <table:table-cell office:value-type="float" office:value="2.359906937" calcext:value-type="float">
            <text:p>2.359906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developer-materials/index.html</text:p>
          </table:table-cell>
          <table:table-cell office:value-type="float" office:value="2.263693751" calcext:value-type="float">
            <text:p>2.2636937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developer-materials/index.html</text:p>
          </table:table-cell>
          <table:table-cell office:value-type="float" office:value="2.116731831" calcext:value-type="float">
            <text:p>2.1167318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overview/index.html</text:p>
          </table:table-cell>
          <table:table-cell office:value-type="float" office:value="2.115597143" calcext:value-type="float">
            <text:p>2.1155971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overview/index.html</text:p>
          </table:table-cell>
          <table:table-cell office:value-type="float" office:value="2.071616618" calcext:value-type="float">
            <text:p>2.071616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resources/index.html</text:p>
          </table:table-cell>
          <table:table-cell office:value-type="float" office:value="1.923499678" calcext:value-type="float">
            <text:p>1.923499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ortal-quickstarts</text:p>
          </table:table-cell>
          <table:table-cell office:value-type="float" office:value="1.88246745" calcext:value-type="float">
            <text:p>1.88246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overview/index.html</text:p>
          </table:table-cell>
          <table:table-cell office:value-type="float" office:value="1.875933597" calcext:value-type="float">
            <text:p>1.8759335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resources/index.html</text:p>
          </table:table-cell>
          <table:table-cell office:value-type="float" office:value="1.872573811" calcext:value-type="float">
            <text:p>1.872573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resources/index.html</text:p>
          </table:table-cell>
          <table:table-cell office:value-type="float" office:value="1.693021264" calcext:value-type="float">
            <text:p>1.6930212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resources/index.html</text:p>
          </table:table-cell>
          <table:table-cell office:value-type="float" office:value="1.5548093" calcext:value-type="float">
            <text:p>1.55480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resources/index.html</text:p>
          </table:table-cell>
          <table:table-cell office:value-type="float" office:value="1.524470548" calcext:value-type="float">
            <text:p>1.5244705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resources/index.html</text:p>
          </table:table-cell>
          <table:table-cell office:value-type="float" office:value="1.523129885" calcext:value-type="float">
            <text:p>1.5231298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brms-quickstarts</text:p>
          </table:table-cell>
          <table:table-cell office:value-type="float" office:value="1.521400451" calcext:value-type="float">
            <text:p>1.5214004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dg-quickstarts</text:p>
          </table:table-cell>
          <table:table-cell office:value-type="float" office:value="1.42460785" calcext:value-type="float">
            <text:p>1.424607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eveloper-materials.js</text:p>
          </table:table-cell>
          <table:table-cell office:value-type="float" office:value="1.396459984" calcext:value-type="float">
            <text:p>1.3964599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newsletter/index.html</text:p>
          </table:table-cell>
          <table:table-cell office:value-type="float" office:value="1.376479355" calcext:value-type="float">
            <text:p>1.3764793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overview/index.html</text:p>
          </table:table-cell>
          <table:table-cell office:value-type="float" office:value="1.298102011" calcext:value-type="float">
            <text:p>1.2981020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get-involved/index.html</text:p>
          </table:table-cell>
          <table:table-cell office:value-type="float" office:value="1.069191974" calcext:value-type="float">
            <text:p>1.0691919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get-started/index.html</text:p>
          </table:table-cell>
          <table:table-cell office:value-type="float" office:value="1.035447478" calcext:value-type="float">
            <text:p>1.0354474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esearch/centre/index.html</text:p>
          </table:table-cell>
          <table:table-cell office:value-type="float" office:value="1.01296629" calcext:value-type="float">
            <text:p>1.012966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olutions/index.html</text:p>
          </table:table-cell>
          <table:table-cell office:value-type="float" office:value="0.976714624" calcext:value-type="float">
            <text:p>0.976714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resources/index.html</text:p>
          </table:table-cell>
          <table:table-cell office:value-type="float" office:value="0.975684033" calcext:value-type="float">
            <text:p>0.975684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download/index.html</text:p>
          </table:table-cell>
          <table:table-cell office:value-type="float" office:value="0.961561912" calcext:value-type="float">
            <text:p>0.9615619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dashboardhtml5/index.html</text:p>
          </table:table-cell>
          <table:table-cell office:value-type="float" office:value="0.864443275" calcext:value-type="float">
            <text:p>0.8644432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download/index.html</text:p>
          </table:table-cell>
          <table:table-cell office:value-type="float" office:value="0.803653263" calcext:value-type="float">
            <text:p>0.8036532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resources/index.html</text:p>
          </table:table-cell>
          <table:table-cell office:value-type="float" office:value="0.793884836" calcext:value-type="float">
            <text:p>0.7938848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resources/index.html</text:p>
          </table:table-cell>
          <table:table-cell office:value-type="float" office:value="0.774359545" calcext:value-type="float">
            <text:p>0.774359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overview/index.html</text:p>
          </table:table-cell>
          <table:table-cell office:value-type="float" office:value="0.765059947" calcext:value-type="float">
            <text:p>0.7650599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download/index.html</text:p>
          </table:table-cell>
          <table:table-cell office:value-type="float" office:value="0.759652663" calcext:value-type="float">
            <text:p>0.7596526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overview/index.html</text:p>
          </table:table-cell>
          <table:table-cell office:value-type="float" office:value="0.751883437" calcext:value-type="float">
            <text:p>0.751883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download/index.html</text:p>
          </table:table-cell>
          <table:table-cell office:value-type="float" office:value="0.749865099" calcext:value-type="float">
            <text:p>0.749865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get-started/index.html</text:p>
          </table:table-cell>
          <table:table-cell office:value-type="float" office:value="0.745954579" calcext:value-type="float">
            <text:p>0.7459545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resources/index.html</text:p>
          </table:table-cell>
          <table:table-cell office:value-type="float" office:value="0.738845157" calcext:value-type="float">
            <text:p>0.7388451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download/index.html</text:p>
          </table:table-cell>
          <table:table-cell office:value-type="float" office:value="0.737263399" calcext:value-type="float">
            <text:p>0.7372633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resources/index.html</text:p>
          </table:table-cell>
          <table:table-cell office:value-type="float" office:value="0.733739211" calcext:value-type="float">
            <text:p>0.733739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download/index.html</text:p>
          </table:table-cell>
          <table:table-cell office:value-type="float" office:value="0.728296997" calcext:value-type="float">
            <text:p>0.7282969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download/index.html</text:p>
          </table:table-cell>
          <table:table-cell office:value-type="float" office:value="0.720555052" calcext:value-type="float">
            <text:p>0.7205550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overview/index.html</text:p>
          </table:table-cell>
          <table:table-cell office:value-type="float" office:value="0.720082926" calcext:value-type="float">
            <text:p>0.720082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echnology/index.html</text:p>
          </table:table-cell>
          <table:table-cell office:value-type="float" office:value="0.718224333" calcext:value-type="float">
            <text:p>0.718224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on-quickstarts</text:p>
          </table:table-cell>
          <table:table-cell office:value-type="float" office:value="0.718010693" calcext:value-type="float">
            <text:p>0.7180106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download/index.html</text:p>
          </table:table-cell>
          <table:table-cell office:value-type="float" office:value="0.714715689" calcext:value-type="float">
            <text:p>0.7147156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icket-monster/index.html</text:p>
          </table:table-cell>
          <table:table-cell office:value-type="float" office:value="0.70457355" calcext:value-type="float">
            <text:p>0.704573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download/index.html</text:p>
          </table:table-cell>
          <table:table-cell office:value-type="float" office:value="0.704486009" calcext:value-type="float">
            <text:p>0.7044860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download/index.html</text:p>
          </table:table-cell>
          <table:table-cell office:value-type="float" office:value="0.704472444" calcext:value-type="float">
            <text:p>0.704472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overview/index.html</text:p>
          </table:table-cell>
          <table:table-cell office:value-type="float" office:value="0.70212047" calcext:value-type="float">
            <text:p>0.70212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get-started/index.html</text:p>
          </table:table-cell>
          <table:table-cell office:value-type="float" office:value="0.69211724" calcext:value-type="float">
            <text:p>0.69211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erms-and-conditions/index.html</text:p>
          </table:table-cell>
          <table:table-cell office:value-type="float" office:value="0.673180269" calcext:value-type="float">
            <text:p>0.673180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download/index.html</text:p>
          </table:table-cell>
          <table:table-cell office:value-type="float" office:value="0.666053229" calcext:value-type="float">
            <text:p>0.666053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download/index.html</text:p>
          </table:table-cell>
          <table:table-cell office:value-type="float" office:value="0.659141425" calcext:value-type="float">
            <text:p>0.659141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resources/index.html</text:p>
          </table:table-cell>
          <table:table-cell office:value-type="float" office:value="0.651272995" calcext:value-type="float">
            <text:p>0.6512729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authorization/index.html</text:p>
          </table:table-cell>
          <table:table-cell office:value-type="float" office:value="0.64590795" calcext:value-type="float">
            <text:p>0.64590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oks/index.html</text:p>
          </table:table-cell>
          <table:table-cell office:value-type="float" office:value="0.642054966" calcext:value-type="float">
            <text:p>0.6420549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faq/index.html</text:p>
          </table:table-cell>
          <table:table-cell office:value-type="float" office:value="0.641405544" calcext:value-type="float">
            <text:p>0.641405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overview/index.html</text:p>
          </table:table-cell>
          <table:table-cell office:value-type="float" office:value="0.635584882" calcext:value-type="float">
            <text:p>0.635584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kitchensink-ml/index.html</text:p>
          </table:table-cell>
          <table:table-cell office:value-type="float" office:value="0.626025935" calcext:value-type="float">
            <text:p>0.626025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kitchensink-basic/index.html</text:p>
          </table:table-cell>
          <table:table-cell office:value-type="float" office:value="0.623401251" calcext:value-type="float">
            <text:p>0.623401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get-started/index.html</text:p>
          </table:table-cell>
          <table:table-cell office:value-type="float" office:value="0.621604267" calcext:value-type="float">
            <text:p>0.6216042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cdi-add-interceptor-binding/index.html</text:p>
          </table:table-cell>
          <table:table-cell office:value-type="float" office:value="0.618382618" calcext:value-type="float">
            <text:p>0.618382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operationsnetwork/rhq-client-cli/index.html</text:p>
          </table:table-cell>
          <table:table-cell office:value-type="float" office:value="0.616900218" calcext:value-type="float">
            <text:p>0.6169002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all/index.html</text:p>
          </table:table-cell>
          <table:table-cell office:value-type="float" office:value="0.614005284" calcext:value-type="float">
            <text:p>0.6140052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rs-endpoint/index.html</text:p>
          </table:table-cell>
          <table:table-cell office:value-type="float" office:value="0.610320668" calcext:value-type="float">
            <text:p>0.610320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tasks-bpmsuite/index.html</text:p>
          </table:table-cell>
          <table:table-cell office:value-type="float" office:value="0.608796045" calcext:value-type="float">
            <text:p>0.6087960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boms/index.html</text:p>
          </table:table-cell>
          <table:table-cell office:value-type="float" office:value="0.606137863" calcext:value-type="float">
            <text:p>0.606137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asynchronous/index.html</text:p>
          </table:table-cell>
          <table:table-cell office:value-type="float" office:value="0.602623552" calcext:value-type="float">
            <text:p>0.6026235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brms-customer-evaluation-demo/index.html</text:p>
          </table:table-cell>
          <table:table-cell office:value-type="float" office:value="0.600989267" calcext:value-type="float">
            <text:p>0.6009892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blank-archetype/index.html</text:p>
          </table:table-cell>
          <table:table-cell office:value-type="float" office:value="0.598380091" calcext:value-type="float">
            <text:p>0.5983800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jms/index.html</text:p>
          </table:table-cell>
          <table:table-cell office:value-type="float" office:value="0.597016695" calcext:value-type="float">
            <text:p>0.5970166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simplest-hello-world-portlet/index.html</text:p>
          </table:table-cell>
          <table:table-cell office:value-type="float" office:value="0.591846188" calcext:value-type="float">
            <text:p>0.591846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docker/app.css</text:p>
          </table:table-cell>
          <table:table-cell office:value-type="float" office:value="0.58771013" calcext:value-type="float">
            <text:p>0.58771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logging-jdf/index.html</text:p>
          </table:table-cell>
          <table:table-cell office:value-type="float" office:value="0.584555361" calcext:value-type="float">
            <text:p>0.5845553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namespace.js</text:p>
          </table:table-cell>
          <table:table-cell office:value-type="float" office:value="0.581230248" calcext:value-type="float">
            <text:p>0.5812302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wsba-coordinator-completion-simple/index.html</text:p>
          </table:table-cell>
          <table:table-cell office:value-type="float" office:value="0.579630058" calcext:value-type="float">
            <text:p>0.5796300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wfk21/index.html</text:p>
          </table:table-cell>
          <table:table-cell office:value-type="float" office:value="0.576228877" calcext:value-type="float">
            <text:p>0.5762288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idm-multi-tenancy/index.html</text:p>
          </table:table-cell>
          <table:table-cell office:value-type="float" office:value="0.564652247" calcext:value-type="float">
            <text:p>0.5646522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servlet-filterlistener/index.html</text:p>
          </table:table-cell>
          <table:table-cell office:value-type="float" office:value="0.558865163" calcext:value-type="float">
            <text:p>0.5588651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7038127/index.html</text:p>
          </table:table-cell>
          <table:table-cell office:value-type="float" office:value="0.553529795" calcext:value-type="float">
            <text:p>0.553529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./index.html</text:p>
          </table:table-cell>
          <table:table-cell office:value-type="float" office:value="0.544537014" calcext:value-type="float">
            <text:p>0.5445370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1897119/index.html</text:p>
          </table:table-cell>
          <table:table-cell office:value-type="float" office:value="0.540790035" calcext:value-type="float">
            <text:p>0.5407900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430180/index.html</text:p>
          </table:table-cell>
          <table:table-cell office:value-type="float" office:value="0.540731114" calcext:value-type="float">
            <text:p>0.5407311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92033/index.html</text:p>
          </table:table-cell>
          <table:table-cell office:value-type="float" office:value="0.531638611" calcext:value-type="float">
            <text:p>0.5316386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493118/index.html</text:p>
          </table:table-cell>
          <table:table-cell office:value-type="float" office:value="0.527302859" calcext:value-type="float">
            <text:p>0.5273028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6447/index.html</text:p>
          </table:table-cell>
          <table:table-cell office:value-type="float" office:value="0.526336292" calcext:value-type="float">
            <text:p>0.5263362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350695/index.html</text:p>
          </table:table-cell>
          <table:table-cell office:value-type="float" office:value="0.519667342" calcext:value-type="float">
            <text:p>0.5196673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381097/index.html</text:p>
          </table:table-cell>
          <table:table-cell office:value-type="float" office:value="0.518454147" calcext:value-type="float">
            <text:p>0.5184541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485051/index.html</text:p>
          </table:table-cell>
          <table:table-cell office:value-type="float" office:value="0.51765413" calcext:value-type="float">
            <text:p>0.517654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01635/index.html</text:p>
          </table:table-cell>
          <table:table-cell office:value-type="float" office:value="0.516425767" calcext:value-type="float">
            <text:p>0.516425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./contributing/index.html</text:p>
          </table:table-cell>
          <table:table-cell office:value-type="float" office:value="0.514351293" calcext:value-type="float">
            <text:p>0.5143512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./index.html</text:p>
          </table:table-cell>
          <table:table-cell office:value-type="float" office:value="0.513021848" calcext:value-type="float">
            <text:p>0.5130218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./contributing/index.html</text:p>
          </table:table-cell>
          <table:table-cell office:value-type="float" office:value="0.508077583" calcext:value-type="float">
            <text:p>0.5080775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./contributing/index.html</text:p>
          </table:table-cell>
          <table:table-cell office:value-type="float" office:value="0.502656647" calcext:value-type="float">
            <text:p>0.5026566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166886/index.html</text:p>
          </table:table-cell>
          <table:table-cell office:value-type="float" office:value="0.501226864" calcext:value-type="float">
            <text:p>0.501226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3966919/index.html</text:p>
          </table:table-cell>
          <table:table-cell office:value-type="float" office:value="0.494394309" calcext:value-type="float">
            <text:p>0.494394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402342/index.html</text:p>
          </table:table-cell>
          <table:table-cell office:value-type="float" office:value="0.487544783" calcext:value-type="float">
            <text:p>0.4875447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ejb-security-propagation/index.html</text:p>
          </table:table-cell>
          <table:table-cell office:value-type="float" office:value="0.484998109" calcext:value-type="float">
            <text:p>0.4849981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7623996/index.html</text:p>
          </table:table-cell>
          <table:table-cell office:value-type="float" office:value="0.48357237" calcext:value-type="float">
            <text:p>0.48357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social-portlets/index.html</text:p>
          </table:table-cell>
          <table:table-cell office:value-type="float" office:value="0.481926369" calcext:value-type="float">
            <text:p>0.481926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with-metadata/index.html</text:p>
          </table:table-cell>
          <table:table-cell office:value-type="float" office:value="0.475983231" calcext:value-type="float">
            <text:p>0.4759832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3280944/index.html</text:p>
          </table:table-cell>
          <table:table-cell office:value-type="float" office:value="0.474420935" calcext:value-type="float">
            <text:p>0.474420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kitchensink-asyncrequestmapping/index.html</text:p>
          </table:table-cell>
          <table:table-cell office:value-type="float" office:value="0.464619504" calcext:value-type="float">
            <text:p>0.464619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kitchensink-matrixvariables/index.html</text:p>
          </table:table-cell>
          <table:table-cell office:value-type="float" office:value="0.454315239" calcext:value-type="float">
            <text:p>0.4543152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helloworld-jms/index.html</text:p>
          </table:table-cell>
          <table:table-cell office:value-type="float" office:value="0.451564549" calcext:value-type="float">
            <text:p>0.4515645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kitchensink-controlleradvice/index.html</text:p>
          </table:table-cell>
          <table:table-cell office:value-type="float" office:value="0.449884438" calcext:value-type="float">
            <text:p>0.449884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logging/index.html</text:p>
          </table:table-cell>
          <table:table-cell office:value-type="float" office:value="0.448921331" calcext:value-type="float">
            <text:p>0.4489213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index.html</text:p>
          </table:table-cell>
          <table:table-cell office:value-type="float" office:value="0.447598799" calcext:value-type="float">
            <text:p>0.4475987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ejb-security-plus/index.html</text:p>
          </table:table-cell>
          <table:table-cell office:value-type="float" office:value="0.446529598" calcext:value-type="float">
            <text:p>0.446529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hrinkwrap-resolver/index.html</text:p>
          </table:table-cell>
          <table:table-cell office:value-type="float" office:value="0.444666955" calcext:value-type="float">
            <text:p>0.4446669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cdi-scopes-portlet/index.html</text:p>
          </table:table-cell>
          <table:table-cell office:value-type="float" office:value="0.444343127" calcext:value-type="float">
            <text:p>0.444343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http-client-cert/index.html</text:p>
          </table:table-cell>
          <table:table-cell office:value-type="float" office:value="0.441224645" calcext:value-type="float">
            <text:p>0.4412246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jsf2-hello-world-portlet/index.html</text:p>
          </table:table-cell>
          <table:table-cell office:value-type="float" office:value="0.438312613" calcext:value-type="float">
            <text:p>0.4383126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22424/index.html</text:p>
          </table:table-cell>
          <table:table-cell office:value-type="float" office:value="0.437343696" calcext:value-type="float">
            <text:p>0.4373436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jsf2-rf4-hello-world-portlet/index.html</text:p>
          </table:table-cell>
          <table:table-cell office:value-type="float" office:value="0.436666147" calcext:value-type="float">
            <text:p>0.4366661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navigation-api-portlet/index.html</text:p>
          </table:table-cell>
          <table:table-cell office:value-type="float" office:value="0.436133982" calcext:value-type="float">
            <text:p>0.436133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jsf/index.html</text:p>
          </table:table-cell>
          <table:table-cell office:value-type="float" office:value="0.435124954" calcext:value-type="float">
            <text:p>0.4351249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two-factor/index.html</text:p>
          </table:table-cell>
          <table:table-cell office:value-type="float" office:value="0.43313748" calcext:value-type="float">
            <text:p>0.43313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facebook/index.html</text:p>
          </table:table-cell>
          <table:table-cell office:value-type="float" office:value="0.432114138" calcext:value-type="float">
            <text:p>0.4321141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sample-portal/index.html</text:p>
          </table:table-cell>
          <table:table-cell office:value-type="float" office:value="0.431840658" calcext:value-type="float">
            <text:p>0.4318406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security-interceptors/index.html</text:p>
          </table:table-cell>
          <table:table-cell office:value-type="float" office:value="0.429513465" calcext:value-type="float">
            <text:p>0.429513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kitchensink-springmvctest/index.html</text:p>
          </table:table-cell>
          <table:table-cell office:value-type="float" office:value="0.42917219" calcext:value-type="float">
            <text:p>0.429172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bossorg-tabzilla.js</text:p>
          </table:table-cell>
          <table:table-cell office:value-type="float" office:value="0.429060245" calcext:value-type="float">
            <text:p>0.4290602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jts/index.html</text:p>
          </table:table-cell>
          <table:table-cell office:value-type="float" office:value="0.428869906" calcext:value-type="float">
            <text:p>0.428869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jta-crash-rec/index.html</text:p>
          </table:table-cell>
          <table:table-cell office:value-type="float" office:value="0.427649665" calcext:value-type="float">
            <text:p>0.427649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hotrod-endpoint/index.html</text:p>
          </table:table-cell>
          <table:table-cell office:value-type="float" office:value="0.427460268" calcext:value-type="float">
            <text:p>0.4274602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rf/index.html</text:p>
          </table:table-cell>
          <table:table-cell office:value-type="float" office:value="0.427082399" calcext:value-type="float">
            <text:p>0.4270823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portal-extension/index.html</text:p>
          </table:table-cell>
          <table:table-cell office:value-type="float" office:value="0.427056235" calcext:value-type="float">
            <text:p>0.4270562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brms-rewards/index.html</text:p>
          </table:table-cell>
          <table:table-cell office:value-type="float" office:value="0.425641812" calcext:value-type="float">
            <text:p>0.425641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petclinic/index.html</text:p>
          </table:table-cell>
          <table:table-cell office:value-type="float" office:value="0.425539389" calcext:value-type="float">
            <text:p>0.4255393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angularjs/index.html</text:p>
          </table:table-cell>
          <table:table-cell office:value-type="float" office:value="0.424932826" calcext:value-type="float">
            <text:p>0.424932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helloworld-html5/index.html</text:p>
          </table:table-cell>
          <table:table-cell office:value-type="float" office:value="0.424927634" calcext:value-type="float">
            <text:p>0.4249276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cordova/index.html</text:p>
          </table:table-cell>
          <table:table-cell office:value-type="float" office:value="0.424913916" calcext:value-type="float">
            <text:p>0.4249139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greeter/index.html</text:p>
          </table:table-cell>
          <table:table-cell office:value-type="float" office:value="0.424274715" calcext:value-type="float">
            <text:p>0.4242747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remote/index.html</text:p>
          </table:table-cell>
          <table:table-cell office:value-type="float" office:value="0.424231347" calcext:value-type="float">
            <text:p>0.4242313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/index.html</text:p>
          </table:table-cell>
          <table:table-cell office:value-type="float" office:value="0.424138237" calcext:value-type="float">
            <text:p>0.424138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helloworld-gwt/index.html</text:p>
          </table:table-cell>
          <table:table-cell office:value-type="float" office:value="0.423542641" calcext:value-type="float">
            <text:p>0.4235426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angularjs-bootstrap/index.html</text:p>
          </table:table-cell>
          <table:table-cell office:value-type="float" office:value="0.423537857" calcext:value-type="float">
            <text:p>0.4235378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kitchensink-angularjs-topcoat/index.html</text:p>
          </table:table-cell>
          <table:table-cell office:value-type="float" office:value="0.423457679" calcext:value-type="float">
            <text:p>0.4234576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beanbuilder/index.html</text:p>
          </table:table-cell>
          <table:table-cell office:value-type="float" office:value="0.423353211" calcext:value-type="float">
            <text:p>0.423353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http-basic/index.html</text:p>
          </table:table-cell>
          <table:table-cell office:value-type="float" office:value="0.423327587" calcext:value-type="float">
            <text:p>0.423327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helloworld-brms/index.html</text:p>
          </table:table-cell>
          <table:table-cell office:value-type="float" office:value="0.423186142" calcext:value-type="float">
            <text:p>0.4231861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projectstage/index.html</text:p>
          </table:table-cell>
          <table:table-cell office:value-type="float" office:value="0.423036666" calcext:value-type="float">
            <text:p>0.423036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two-factor/index.html</text:p>
          </table:table-cell>
          <table:table-cell office:value-type="float" office:value="0.422902852" calcext:value-type="float">
            <text:p>0.4229028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cdi-generic-portlet/index.html</text:p>
          </table:table-cell>
          <table:table-cell office:value-type="float" office:value="0.422165714" calcext:value-type="float">
            <text:p>0.4221657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orization-idm-ldap/index.html</text:p>
          </table:table-cell>
          <table:table-cell office:value-type="float" office:value="0.421521331" calcext:value-type="float">
            <text:p>0.4215213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carmart/index.html</text:p>
          </table:table-cell>
          <table:table-cell office:value-type="float" office:value="0.421511213" calcext:value-type="float">
            <text:p>0.421511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backbone/index.html</text:p>
          </table:table-cell>
          <table:table-cell office:value-type="float" office:value="0.421341431" calcext:value-type="float">
            <text:p>0.4213414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./index.html</text:p>
          </table:table-cell>
          <table:table-cell office:value-type="float" office:value="0.421064649" calcext:value-type="float">
            <text:p>0.421064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servlet-filter/index.html</text:p>
          </table:table-cell>
          <table:table-cell office:value-type="float" office:value="0.420793824" calcext:value-type="float">
            <text:p>0.420793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business-resource-planner/index.html</text:p>
          </table:table-cell>
          <table:table-cell office:value-type="float" office:value="0.420652341" calcext:value-type="float">
            <text:p>0.4206523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spring-resteasy/index.html</text:p>
          </table:table-cell>
          <table:table-cell office:value-type="float" office:value="0.419827103" calcext:value-type="float">
            <text:p>0.4198271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multi-server/index.html</text:p>
          </table:table-cell>
          <table:table-cell office:value-type="float" office:value="0.419536901" calcext:value-type="float">
            <text:p>0.419536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./index.html</text:p>
          </table:table-cell>
          <table:table-cell office:value-type="float" office:value="0.419216873" calcext:value-type="float">
            <text:p>0.4192168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basic/index.html</text:p>
          </table:table-cell>
          <table:table-cell office:value-type="float" office:value="0.41904967" calcext:value-type="float">
            <text:p>0.41904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http-digest/index.html</text:p>
          </table:table-cell>
          <table:table-cell office:value-type="float" office:value="0.418864082" calcext:value-type="float">
            <text:p>0.4188640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exception-handling/index.html</text:p>
          </table:table-cell>
          <table:table-cell office:value-type="float" office:value="0.418668776" calcext:value-type="float">
            <text:p>0.4186687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tasks-rs/index.html</text:p>
          </table:table-cell>
          <table:table-cell office:value-type="float" office:value="0.41866652" calcext:value-type="float">
            <text:p>0.41866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beanmanagerprovider/index.html</text:p>
          </table:table-cell>
          <table:table-cell office:value-type="float" office:value="0.418366721" calcext:value-type="float">
            <text:p>0.418366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jsf/index.html</text:p>
          </table:table-cell>
          <table:table-cell office:value-type="float" office:value="0.417996065" calcext:value-type="float">
            <text:p>0.417996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http-client-cert/index.html</text:p>
          </table:table-cell>
          <table:table-cell office:value-type="float" office:value="0.41751661" calcext:value-type="float">
            <text:p>0.41751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html5-mobile/index.html</text:p>
          </table:table-cell>
          <table:table-cell office:value-type="float" office:value="0.416682075" calcext:value-type="float">
            <text:p>0.4166820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post-basic/index.html</text:p>
          </table:table-cell>
          <table:table-cell office:value-type="float" office:value="0.415870449" calcext:value-type="float">
            <text:p>0.415870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greeter/index.html</text:p>
          </table:table-cell>
          <table:table-cell office:value-type="float" office:value="0.415846154" calcext:value-type="float">
            <text:p>0.4158461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helloworld-jdg/index.html</text:p>
          </table:table-cell>
          <table:table-cell office:value-type="float" office:value="0.415745227" calcext:value-type="float">
            <text:p>0.415745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with-ssl/index.html</text:p>
          </table:table-cell>
          <table:table-cell office:value-type="float" office:value="0.415729763" calcext:value-type="float">
            <text:p>0.415729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form/index.html</text:p>
          </table:table-cell>
          <table:table-cell office:value-type="float" office:value="0.415682013" calcext:value-type="float">
            <text:p>0.415682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orization-rs-rbac/index.html</text:p>
          </table:table-cell>
          <table:table-cell office:value-type="float" office:value="0.415565721" calcext:value-type="float">
            <text:p>0.415565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logging-tools/index.html</text:p>
          </table:table-cell>
          <table:table-cell office:value-type="float" office:value="0.415314291" calcext:value-type="float">
            <text:p>0.4153142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twitter/index.html</text:p>
          </table:table-cell>
          <table:table-cell office:value-type="float" office:value="0.41508774" calcext:value-type="float">
            <text:p>0.415087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blank-archetype/index.html</text:p>
          </table:table-cell>
          <table:table-cell office:value-type="float" office:value="0.414993517" calcext:value-type="float">
            <text:p>0.4149935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spring/index.html</text:p>
          </table:table-cell>
          <table:table-cell office:value-type="float" office:value="0.414692836" calcext:value-type="float">
            <text:p>0.4146928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2_5-bom-wfk/index.html</text:p>
          </table:table-cell>
          <table:table-cell office:value-type="float" office:value="0.414158421" calcext:value-type="float">
            <text:p>0.4141584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deltaspike/index.html</text:p>
          </table:table-cell>
          <table:table-cell office:value-type="float" office:value="0.414041973" calcext:value-type="float">
            <text:p>0.414041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with-signature/index.html</text:p>
          </table:table-cell>
          <table:table-cell office:value-type="float" office:value="0.413005987" calcext:value-type="float">
            <text:p>0.413005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deltaspike-authorization/index.html</text:p>
          </table:table-cell>
          <table:table-cell office:value-type="float" office:value="0.412936095" calcext:value-type="float">
            <text:p>0.4129360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http-digest/index.html</text:p>
          </table:table-cell>
          <table:table-cell office:value-type="float" office:value="0.412896557" calcext:value-type="float">
            <text:p>0.412896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411930058" calcext:value-type="float">
            <text:p>0.4119300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kitchensink-ml-ear/index.html</text:p>
          </table:table-cell>
          <table:table-cell office:value-type="float" office:value="0.411899873" calcext:value-type="float">
            <text:p>0.4118998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idm-jsf/index.html</text:p>
          </table:table-cell>
          <table:table-cell office:value-type="float" office:value="0.411681447" calcext:value-type="float">
            <text:p>0.411681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form/index.html</text:p>
          </table:table-cell>
          <table:table-cell office:value-type="float" office:value="0.411631375" calcext:value-type="float">
            <text:p>0.411631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carmart-tx/index.html</text:p>
          </table:table-cell>
          <table:table-cell office:value-type="float" office:value="0.411580836" calcext:value-type="float">
            <text:p>0.4115808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3-jdf/index.html</text:p>
          </table:table-cell>
          <table:table-cell office:value-type="float" office:value="0.411556616" calcext:value-type="float">
            <text:p>0.4115566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stateful-ksession/index.html</text:p>
          </table:table-cell>
          <table:table-cell office:value-type="float" office:value="0.411024604" calcext:value-type="float">
            <text:p>0.4110246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recaptcha/index.html</text:p>
          </table:table-cell>
          <table:table-cell office:value-type="float" office:value="0.410867782" calcext:value-type="float">
            <text:p>0.4108677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orization-acl/index.html</text:p>
          </table:table-cell>
          <table:table-cell office:value-type="float" office:value="0.410281595" calcext:value-type="float">
            <text:p>0.4102815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recaptcha/index.html</text:p>
          </table:table-cell>
          <table:table-cell office:value-type="float" office:value="0.41012425" calcext:value-type="float">
            <text:p>0.41012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with-metadata/index.html</text:p>
          </table:table-cell>
          <table:table-cell office:value-type="float" office:value="0.409875393" calcext:value-type="float">
            <text:p>0.4098753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mbean/index.html</text:p>
          </table:table-cell>
          <table:table-cell office:value-type="float" office:value="0.409539969" calcext:value-type="float">
            <text:p>0.409539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3-wfk21/index.html</text:p>
          </table:table-cell>
          <table:table-cell office:value-type="float" office:value="0.40941557" calcext:value-type="float">
            <text:p>0.40941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injection/index.html</text:p>
          </table:table-cell>
          <table:table-cell office:value-type="float" office:value="0.408468811" calcext:value-type="float">
            <text:p>0.408468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0-bom-wfk/index.html</text:p>
          </table:table-cell>
          <table:table-cell office:value-type="float" office:value="0.40840529" calcext:value-type="float">
            <text:p>0.408405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idm-jsf/index.html</text:p>
          </table:table-cell>
          <table:table-cell office:value-type="float" office:value="0.408190572" calcext:value-type="float">
            <text:p>0.4081905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kitchensink-ear/index.html</text:p>
          </table:table-cell>
          <table:table-cell office:value-type="float" office:value="0.40807446" calcext:value-type="float">
            <text:p>0.40807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servlet-security/index.html</text:p>
          </table:table-cell>
          <table:table-cell office:value-type="float" office:value="0.407719078" calcext:value-type="float">
            <text:p>0.407719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deltaspike/index.html</text:p>
          </table:table-cell>
          <table:table-cell office:value-type="float" office:value="0.407631374" calcext:value-type="float">
            <text:p>0.4076313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redirect-basic/index.html</text:p>
          </table:table-cell>
          <table:table-cell office:value-type="float" office:value="0.407565144" calcext:value-type="float">
            <text:p>0.4075651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security-wfk21/index.html</text:p>
          </table:table-cell>
          <table:table-cell office:value-type="float" office:value="0.407167977" calcext:value-type="float">
            <text:p>0.4071679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407067863" calcext:value-type="float">
            <text:p>0.407067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wfk21/index.html</text:p>
          </table:table-cell>
          <table:table-cell office:value-type="float" office:value="0.407000518" calcext:value-type="float">
            <text:p>0.4070005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store-brms/index.html</text:p>
          </table:table-cell>
          <table:table-cell office:value-type="float" office:value="0.406890719" calcext:value-type="float">
            <text:p>0.4068907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helloworld-rf/index.html</text:p>
          </table:table-cell>
          <table:table-cell office:value-type="float" office:value="0.406684667" calcext:value-type="float">
            <text:p>0.4066846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ransactions-wfk21/index.html</text:p>
          </table:table-cell>
          <table:table-cell office:value-type="float" office:value="0.406642713" calcext:value-type="float">
            <text:p>0.4066427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richfaces-jdf/index.html</text:p>
          </table:table-cell>
          <table:table-cell office:value-type="float" office:value="0.406616416" calcext:value-type="float">
            <text:p>0.4066164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throws-exception/index.html</text:p>
          </table:table-cell>
          <table:table-cell office:value-type="float" office:value="0.406085981" calcext:value-type="float">
            <text:p>0.406085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mdb/index.html</text:p>
          </table:table-cell>
          <table:table-cell office:value-type="float" office:value="0.405872629" calcext:value-type="float">
            <text:p>0.4058726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decision-table/index.html</text:p>
          </table:table-cell>
          <table:table-cell office:value-type="float" office:value="0.40571564" calcext:value-type="float">
            <text:p>0.405715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with-encryption/index.html</text:p>
          </table:table-cell>
          <table:table-cell office:value-type="float" office:value="0.405535376" calcext:value-type="float">
            <text:p>0.4055353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orization-idm-jpa/index.html</text:p>
          </table:table-cell>
          <table:table-cell office:value-type="float" office:value="0.405385162" calcext:value-type="float">
            <text:p>0.4053851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remote-query/index.html</text:p>
          </table:table-cell>
          <table:table-cell office:value-type="float" office:value="0.405320232" calcext:value-type="float">
            <text:p>0.4053202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orization-rs-rbac/index.html</text:p>
          </table:table-cell>
          <table:table-cell office:value-type="float" office:value="0.405043742" calcext:value-type="float">
            <text:p>0.4050437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bmt/index.html</text:p>
          </table:table-cell>
          <table:table-cell office:value-type="float" office:value="0.404838042" calcext:value-type="float">
            <text:p>0.404838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richfaces-wfk21/index.html</text:p>
          </table:table-cell>
          <table:table-cell office:value-type="float" office:value="0.403916069" calcext:value-type="float">
            <text:p>0.403916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wsat-simple/index.html</text:p>
          </table:table-cell>
          <table:table-cell office:value-type="float" office:value="0.403546773" calcext:value-type="float">
            <text:p>0.4035467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operationsnetwork/./index.html</text:p>
          </table:table-cell>
          <table:table-cell office:value-type="float" office:value="0.403536855" calcext:value-type="float">
            <text:p>0.4035368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eb/index.html</text:p>
          </table:table-cell>
          <table:table-cell office:value-type="float" office:value="0.403362856" calcext:value-type="float">
            <text:p>0.4033628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orization-drools/index.html</text:p>
          </table:table-cell>
          <table:table-cell office:value-type="float" office:value="0.402706306" calcext:value-type="float">
            <text:p>0.4027063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deactivatable/index.html</text:p>
          </table:table-cell>
          <table:table-cell office:value-type="float" office:value="0.402658828" calcext:value-type="float">
            <text:p>0.4026588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in-ear/index.html</text:p>
          </table:table-cell>
          <table:table-cell office:value-type="float" office:value="0.402562834" calcext:value-type="float">
            <text:p>0.4025628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orization-idm-ldap/index.html</text:p>
          </table:table-cell>
          <table:table-cell office:value-type="float" office:value="0.402514563" calcext:value-type="float">
            <text:p>0.4025145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wfk-arquillian/index.html</text:p>
          </table:table-cell>
          <table:table-cell office:value-type="float" office:value="0.402459508" calcext:value-type="float">
            <text:p>0.4024595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redirect-with-signature/index.html</text:p>
          </table:table-cell>
          <table:table-cell office:value-type="float" office:value="0.402426784" calcext:value-type="float">
            <text:p>0.402426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rs/index.html</text:p>
          </table:table-cell>
          <table:table-cell office:value-type="float" office:value="0.401886556" calcext:value-type="float">
            <text:p>0.4018865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ornetq-clustering/index.html</text:p>
          </table:table-cell>
          <table:table-cell office:value-type="float" office:value="0.40147689" calcext:value-type="float">
            <text:p>0.401476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infinispan-wfk21/index.html</text:p>
          </table:table-cell>
          <table:table-cell office:value-type="float" office:value="0.40142402" calcext:value-type="float">
            <text:p>0.401424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deltaspike-jdf/index.html</text:p>
          </table:table-cell>
          <table:table-cell office:value-type="float" office:value="0.401366062" calcext:value-type="float">
            <text:p>0.4013660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osgi-wfk21/index.html</text:p>
          </table:table-cell>
          <table:table-cell office:value-type="float" office:value="0.40132666" calcext:value-type="float">
            <text:p>0.40132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html5-mobile-archetype/index.html</text:p>
          </table:table-cell>
          <table:table-cell office:value-type="float" office:value="0.401235197" calcext:value-type="float">
            <text:p>0.4012351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partialbean-basic/index.html</text:p>
          </table:table-cell>
          <table:table-cell office:value-type="float" office:value="0.401043961" calcext:value-type="float">
            <text:p>0.401043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richfaces-archetype-kitchensink/index.html</text:p>
          </table:table-cell>
          <table:table-cell office:value-type="float" office:value="0.40063152" calcext:value-type="float">
            <text:p>0.400631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wicket-war/index.html</text:p>
          </table:table-cell>
          <table:table-cell office:value-type="float" office:value="0.400601007" calcext:value-type="float">
            <text:p>0.4006010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osgi-jdf/index.html</text:p>
          </table:table-cell>
          <table:table-cell office:value-type="float" office:value="0.400289913" calcext:value-type="float">
            <text:p>0.4002899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orization-idm-jpa/index.html</text:p>
          </table:table-cell>
          <table:table-cell office:value-type="float" office:value="0.400164417" calcext:value-type="float">
            <text:p>0.400164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2-bom-wfk/index.html</text:p>
          </table:table-cell>
          <table:table-cell office:value-type="float" office:value="0.399875812" calcext:value-type="float">
            <text:p>0.399875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luster-ha-singleton/index.html</text:p>
          </table:table-cell>
          <table:table-cell office:value-type="float" office:value="0.399590007" calcext:value-type="float">
            <text:p>0.3995900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xml-jaxp/index.html</text:p>
          </table:table-cell>
          <table:table-cell office:value-type="float" office:value="0.399020411" calcext:value-type="float">
            <text:p>0.399020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errai-kitchensink-archetype/index.html</text:p>
          </table:table-cell>
          <table:table-cell office:value-type="float" office:value="0.39900369" calcext:value-type="float">
            <text:p>0.39900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infinispan-jdf/index.html</text:p>
          </table:table-cell>
          <table:table-cell office:value-type="float" office:value="0.39890507" calcext:value-type="float">
            <text:p>0.398905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operationsnetwork/rhq-client-ejb/index.html</text:p>
          </table:table-cell>
          <table:table-cell office:value-type="float" office:value="0.39876986" calcext:value-type="float">
            <text:p>0.39876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security/index.html</text:p>
          </table:table-cell>
          <table:table-cell office:value-type="float" office:value="0.398416083" calcext:value-type="float">
            <text:p>0.398416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./index.html</text:p>
          </table:table-cell>
          <table:table-cell office:value-type="float" office:value="0.398279447" calcext:value-type="float">
            <text:p>0.398279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richfaces/index.html</text:p>
          </table:table-cell>
          <table:table-cell office:value-type="float" office:value="0.397875643" calcext:value-type="float">
            <text:p>0.3978756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portable-extension/index.html</text:p>
          </table:table-cell>
          <table:table-cell office:value-type="float" office:value="0.39728042" calcext:value-type="float">
            <text:p>0.39728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/index.html</text:p>
          </table:table-cell>
          <table:table-cell office:value-type="float" office:value="0.397042166" calcext:value-type="float">
            <text:p>0.397042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ws/index.html</text:p>
          </table:table-cell>
          <table:table-cell office:value-type="float" office:value="0.396321479" calcext:value-type="float">
            <text:p>0.3963214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deltaspike-partialbean-advanced/index.html</text:p>
          </table:table-cell>
          <table:table-cell office:value-type="float" office:value="0.395953445" calcext:value-type="float">
            <text:p>0.3959534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shopping-cart/index.html</text:p>
          </table:table-cell>
          <table:table-cell office:value-type="float" office:value="0.395398494" calcext:value-type="float">
            <text:p>0.3953984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servlet-async/index.html</text:p>
          </table:table-cell>
          <table:table-cell office:value-type="float" office:value="0.395039127" calcext:value-type="float">
            <text:p>0.395039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memcached-endpoint/index.html</text:p>
          </table:table-cell>
          <table:table-cell office:value-type="float" office:value="0.394882996" calcext:value-type="float">
            <text:p>0.394882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wfk/index.html</text:p>
          </table:table-cell>
          <table:table-cell office:value-type="float" office:value="0.394034215" calcext:value-type="float">
            <text:p>0.3940342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archetype/index.html</text:p>
          </table:table-cell>
          <table:table-cell office:value-type="float" office:value="0.393719266" calcext:value-type="float">
            <text:p>0.3937192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helloworld-bpmsuite/index.html</text:p>
          </table:table-cell>
          <table:table-cell office:value-type="float" office:value="0.392942164" calcext:value-type="float">
            <text:p>0.3929421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wsba-participant-completion-simple/index.html</text:p>
          </table:table-cell>
          <table:table-cell office:value-type="float" office:value="0.392719471" calcext:value-type="float">
            <text:p>0.392719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stereotype/index.html</text:p>
          </table:table-cell>
          <table:table-cell office:value-type="float" office:value="0.392632664" calcext:value-type="float">
            <text:p>0.3926326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ibernate3/index.html</text:p>
          </table:table-cell>
          <table:table-cell office:value-type="float" office:value="0.391882241" calcext:value-type="float">
            <text:p>0.3918822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kitchensink-jsp/index.html</text:p>
          </table:table-cell>
          <table:table-cell office:value-type="float" office:value="0.391015919" calcext:value-type="float">
            <text:p>0.3910159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security-jdf/index.html</text:p>
          </table:table-cell>
          <table:table-cell office:value-type="float" office:value="0.390056282" calcext:value-type="float">
            <text:p>0.3900562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payment-cdi-event/index.html</text:p>
          </table:table-cell>
          <table:table-cell office:value-type="float" office:value="0.390016227" calcext:value-type="float">
            <text:p>0.390016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in-war/index.html</text:p>
          </table:table-cell>
          <table:table-cell office:value-type="float" office:value="0.38955614" calcext:value-type="float">
            <text:p>0.38955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3417394/index.html</text:p>
          </table:table-cell>
          <table:table-cell office:value-type="float" office:value="0.389427916" calcext:value-type="float">
            <text:p>0.3894279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tasks/index.html</text:p>
          </table:table-cell>
          <table:table-cell office:value-type="float" office:value="0.388432134" calcext:value-type="float">
            <text:p>0.3884321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temperature-converter/index.html</text:p>
          </table:table-cell>
          <table:table-cell office:value-type="float" office:value="0.387786661" calcext:value-type="float">
            <text:p>0.387786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inter-app/index.html</text:p>
          </table:table-cell>
          <table:table-cell office:value-type="float" office:value="0.387695973" calcext:value-type="float">
            <text:p>0.387695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jax-rs-client/index.html</text:p>
          </table:table-cell>
          <table:table-cell office:value-type="float" office:value="0.387673453" calcext:value-type="float">
            <text:p>0.387673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osgi/index.html</text:p>
          </table:table-cell>
          <table:table-cell office:value-type="float" office:value="0.386077262" calcext:value-type="float">
            <text:p>0.3860772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739079/index.html</text:p>
          </table:table-cell>
          <table:table-cell office:value-type="float" office:value="0.385739497" calcext:value-type="float">
            <text:p>0.385739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rapid-stock-market/index.html</text:p>
          </table:table-cell>
          <table:table-cell office:value-type="float" office:value="0.385706321" calcext:value-type="float">
            <text:p>0.3857063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numberguess/index.html</text:p>
          </table:table-cell>
          <table:table-cell office:value-type="float" office:value="0.385240793" calcext:value-type="float">
            <text:p>0.3852407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decorator/index.html</text:p>
          </table:table-cell>
          <table:table-cell office:value-type="float" office:value="0.385083973" calcext:value-type="float">
            <text:p>0.385083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kitchensink/index.html</text:p>
          </table:table-cell>
          <table:table-cell office:value-type="float" office:value="0.38481551" calcext:value-type="float">
            <text:p>0.38481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mail/index.html</text:p>
          </table:table-cell>
          <table:table-cell office:value-type="float" office:value="0.383399267" calcext:value-type="float">
            <text:p>0.3833992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tasks-jsf/index.html</text:p>
          </table:table-cell>
          <table:table-cell office:value-type="float" office:value="0.383153042" calcext:value-type="float">
            <text:p>0.383153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helloworld-drl/index.html</text:p>
          </table:table-cell>
          <table:table-cell office:value-type="float" office:value="0.382421914" calcext:value-type="float">
            <text:p>0.3824219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306459/index.html</text:p>
          </table:table-cell>
          <table:table-cell office:value-type="float" office:value="0.381816468" calcext:value-type="float">
            <text:p>0.3818164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forge-from-scratch/index.html</text:p>
          </table:table-cell>
          <table:table-cell office:value-type="float" office:value="0.381447434" calcext:value-type="float">
            <text:p>0.381447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wicket-ear/index.html</text:p>
          </table:table-cell>
          <table:table-cell office:value-type="float" office:value="0.379247619" calcext:value-type="float">
            <text:p>0.3792476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-singleton/index.html</text:p>
          </table:table-cell>
          <table:table-cell office:value-type="float" office:value="0.378650665" calcext:value-type="float">
            <text:p>0.378650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462201/index.html</text:p>
          </table:table-cell>
          <table:table-cell office:value-type="float" office:value="0.378605052" calcext:value-type="float">
            <text:p>0.3786050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6420844/index.html</text:p>
          </table:table-cell>
          <table:table-cell office:value-type="float" office:value="0.378106711" calcext:value-type="float">
            <text:p>0.3781067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ejb-timer/index.html</text:p>
          </table:table-cell>
          <table:table-cell office:value-type="float" office:value="0.376127926" calcext:value-type="float">
            <text:p>0.376127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2-console/index.html</text:p>
          </table:table-cell>
          <table:table-cell office:value-type="float" office:value="0.375684923" calcext:value-type="float">
            <text:p>0.375684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2792413/index.html</text:p>
          </table:table-cell>
          <table:table-cell office:value-type="float" office:value="0.375645281" calcext:value-type="float">
            <text:p>0.3756452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./contributing/index.html</text:p>
          </table:table-cell>
          <table:table-cell office:value-type="float" office:value="0.375293521" calcext:value-type="float">
            <text:p>0.375293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497167/index.html</text:p>
          </table:table-cell>
          <table:table-cell office:value-type="float" office:value="0.375202809" calcext:value-type="float">
            <text:p>0.375202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2395184/index.html</text:p>
          </table:table-cell>
          <table:table-cell office:value-type="float" office:value="0.375146636" calcext:value-type="float">
            <text:p>0.375146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505857/index.html</text:p>
          </table:table-cell>
          <table:table-cell office:value-type="float" office:value="0.375126904" calcext:value-type="float">
            <text:p>0.3751269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295423/index.html</text:p>
          </table:table-cell>
          <table:table-cell office:value-type="float" office:value="0.374744558" calcext:value-type="float">
            <text:p>0.374744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2040953/index.html</text:p>
          </table:table-cell>
          <table:table-cell office:value-type="float" office:value="0.374631161" calcext:value-type="float">
            <text:p>0.374631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743399/index.html</text:p>
          </table:table-cell>
          <table:table-cell office:value-type="float" office:value="0.373996763" calcext:value-type="float">
            <text:p>0.373996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3795907/index.html</text:p>
          </table:table-cell>
          <table:table-cell office:value-type="float" office:value="0.373139884" calcext:value-type="float">
            <text:p>0.373139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8672280/index.html</text:p>
          </table:table-cell>
          <table:table-cell office:value-type="float" office:value="0.372551067" calcext:value-type="float">
            <text:p>0.372551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736985/index.html</text:p>
          </table:table-cell>
          <table:table-cell office:value-type="float" office:value="0.371052217" calcext:value-type="float">
            <text:p>0.3710522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1543833/index.html</text:p>
          </table:table-cell>
          <table:table-cell office:value-type="float" office:value="0.370785521" calcext:value-type="float">
            <text:p>0.370785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600665/index.html</text:p>
          </table:table-cell>
          <table:table-cell office:value-type="float" office:value="0.370591215" calcext:value-type="float">
            <text:p>0.3705912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0908331/index.html</text:p>
          </table:table-cell>
          <table:table-cell office:value-type="float" office:value="0.370515747" calcext:value-type="float">
            <text:p>0.3705157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2489701/index.html</text:p>
          </table:table-cell>
          <table:table-cell office:value-type="float" office:value="0.370369103" calcext:value-type="float">
            <text:p>0.3703691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840982/index.html</text:p>
          </table:table-cell>
          <table:table-cell office:value-type="float" office:value="0.370270358" calcext:value-type="float">
            <text:p>0.3702703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9705548/index.html</text:p>
          </table:table-cell>
          <table:table-cell office:value-type="float" office:value="0.367718585" calcext:value-type="float">
            <text:p>0.3677185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548968/index.html</text:p>
          </table:table-cell>
          <table:table-cell office:value-type="float" office:value="0.365933452" calcext:value-type="float">
            <text:p>0.3659334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9157225/index.html</text:p>
          </table:table-cell>
          <table:table-cell office:value-type="float" office:value="0.365284752" calcext:value-type="float">
            <text:p>0.365284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460454/index.html</text:p>
          </table:table-cell>
          <table:table-cell office:value-type="float" office:value="0.364834432" calcext:value-type="float">
            <text:p>0.3648344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7953694/index.html</text:p>
          </table:table-cell>
          <table:table-cell office:value-type="float" office:value="0.364660411" calcext:value-type="float">
            <text:p>0.364660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5034881/index.html</text:p>
          </table:table-cell>
          <table:table-cell office:value-type="float" office:value="0.363626677" calcext:value-type="float">
            <text:p>0.363626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7941255/index.html</text:p>
          </table:table-cell>
          <table:table-cell office:value-type="float" office:value="0.363226028" calcext:value-type="float">
            <text:p>0.3632260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bean-validation/index.html</text:p>
          </table:table-cell>
          <table:table-cell office:value-type="float" office:value="0.362744136" calcext:value-type="float">
            <text:p>0.3627441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7480300/index.html</text:p>
          </table:table-cell>
          <table:table-cell office:value-type="float" office:value="0.362543983" calcext:value-type="float">
            <text:p>0.362543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710755/index.html</text:p>
          </table:table-cell>
          <table:table-cell office:value-type="float" office:value="0.36172916" calcext:value-type="float">
            <text:p>0.361729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44290/index.html</text:p>
          </table:table-cell>
          <table:table-cell office:value-type="float" office:value="0.361406701" calcext:value-type="float">
            <text:p>0.361406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02795/index.html</text:p>
          </table:table-cell>
          <table:table-cell office:value-type="float" office:value="0.360480401" calcext:value-type="float">
            <text:p>0.360480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24608/index.html</text:p>
          </table:table-cell>
          <table:table-cell office:value-type="float" office:value="0.360196367" calcext:value-type="float">
            <text:p>0.3601963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533636/index.html</text:p>
          </table:table-cell>
          <table:table-cell office:value-type="float" office:value="0.360117623" calcext:value-type="float">
            <text:p>0.3601176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281473/index.html</text:p>
          </table:table-cell>
          <table:table-cell office:value-type="float" office:value="0.359990841" calcext:value-type="float">
            <text:p>0.3599908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914974/index.html</text:p>
          </table:table-cell>
          <table:table-cell office:value-type="float" office:value="0.359687694" calcext:value-type="float">
            <text:p>0.3596876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452664/index.html</text:p>
          </table:table-cell>
          <table:table-cell office:value-type="float" office:value="0.359388021" calcext:value-type="float">
            <text:p>0.3593880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89851/index.html</text:p>
          </table:table-cell>
          <table:table-cell office:value-type="float" office:value="0.359296298" calcext:value-type="float">
            <text:p>0.359296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898886/index.html</text:p>
          </table:table-cell>
          <table:table-cell office:value-type="float" office:value="0.359178599" calcext:value-type="float">
            <text:p>0.3591785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471307/index.html</text:p>
          </table:table-cell>
          <table:table-cell office:value-type="float" office:value="0.358882789" calcext:value-type="float">
            <text:p>0.358882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7230/index.html</text:p>
          </table:table-cell>
          <table:table-cell office:value-type="float" office:value="0.358803848" calcext:value-type="float">
            <text:p>0.3588038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ortal/cdi-jsf-portlet/index.html</text:p>
          </table:table-cell>
          <table:table-cell office:value-type="float" office:value="0.358670506" calcext:value-type="float">
            <text:p>0.3586705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78008/index.html</text:p>
          </table:table-cell>
          <table:table-cell office:value-type="float" office:value="0.358620985" calcext:value-type="float">
            <text:p>0.3586209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8388818/index.html</text:p>
          </table:table-cell>
          <table:table-cell office:value-type="float" office:value="0.358379264" calcext:value-type="float">
            <text:p>0.3583792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7948747/index.html</text:p>
          </table:table-cell>
          <table:table-cell office:value-type="float" office:value="0.358204594" calcext:value-type="float">
            <text:p>0.358204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840599/index.html</text:p>
          </table:table-cell>
          <table:table-cell office:value-type="float" office:value="0.357043123" calcext:value-type="float">
            <text:p>0.357043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280776/index.html</text:p>
          </table:table-cell>
          <table:table-cell office:value-type="float" office:value="0.356927063" calcext:value-type="float">
            <text:p>0.356927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145588/index.html</text:p>
          </table:table-cell>
          <table:table-cell office:value-type="float" office:value="0.356880106" calcext:value-type="float">
            <text:p>0.3568801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3299335/index.html</text:p>
          </table:table-cell>
          <table:table-cell office:value-type="float" office:value="0.356805763" calcext:value-type="float">
            <text:p>0.356805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9471028/index.html</text:p>
          </table:table-cell>
          <table:table-cell office:value-type="float" office:value="0.356553643" calcext:value-type="float">
            <text:p>0.3565536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457404/index.html</text:p>
          </table:table-cell>
          <table:table-cell office:value-type="float" office:value="0.356387959" calcext:value-type="float">
            <text:p>0.356387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5266296/index.html</text:p>
          </table:table-cell>
          <table:table-cell office:value-type="float" office:value="0.355439795" calcext:value-type="float">
            <text:p>0.355439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291413/index.html</text:p>
          </table:table-cell>
          <table:table-cell office:value-type="float" office:value="0.355061809" calcext:value-type="float">
            <text:p>0.355061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88402/index.html</text:p>
          </table:table-cell>
          <table:table-cell office:value-type="float" office:value="0.355017766" calcext:value-type="float">
            <text:p>0.355017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141164/index.html</text:p>
          </table:table-cell>
          <table:table-cell office:value-type="float" office:value="0.354527036" calcext:value-type="float">
            <text:p>0.354527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2211288/index.html</text:p>
          </table:table-cell>
          <table:table-cell office:value-type="float" office:value="0.353609184" calcext:value-type="float">
            <text:p>0.353609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6420843/index.html</text:p>
          </table:table-cell>
          <table:table-cell office:value-type="float" office:value="0.353202534" calcext:value-type="float">
            <text:p>0.353202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237934/index.html</text:p>
          </table:table-cell>
          <table:table-cell office:value-type="float" office:value="0.352970311" calcext:value-type="float">
            <text:p>0.3529703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78061/index.html</text:p>
          </table:table-cell>
          <table:table-cell office:value-type="float" office:value="0.35271063" calcext:value-type="float">
            <text:p>0.35271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348952/index.html</text:p>
          </table:table-cell>
          <table:table-cell office:value-type="float" office:value="0.352658069" calcext:value-type="float">
            <text:p>0.352658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962454/index.html</text:p>
          </table:table-cell>
          <table:table-cell office:value-type="float" office:value="0.352586868" calcext:value-type="float">
            <text:p>0.352586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7433/index.html</text:p>
          </table:table-cell>
          <table:table-cell office:value-type="float" office:value="0.352418993" calcext:value-type="float">
            <text:p>0.3524189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94387/index.html</text:p>
          </table:table-cell>
          <table:table-cell office:value-type="float" office:value="0.352403498" calcext:value-type="float">
            <text:p>0.3524034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055516/index.html</text:p>
          </table:table-cell>
          <table:table-cell office:value-type="float" office:value="0.352399232" calcext:value-type="float">
            <text:p>0.3523992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490479/index.html</text:p>
          </table:table-cell>
          <table:table-cell office:value-type="float" office:value="0.351731831" calcext:value-type="float">
            <text:p>0.3517318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729938/index.html</text:p>
          </table:table-cell>
          <table:table-cell office:value-type="float" office:value="0.351723464" calcext:value-type="float">
            <text:p>0.3517234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962113/index.html</text:p>
          </table:table-cell>
          <table:table-cell office:value-type="float" office:value="0.351444053" calcext:value-type="float">
            <text:p>0.3514440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2554627/index.html</text:p>
          </table:table-cell>
          <table:table-cell office:value-type="float" office:value="0.351441233" calcext:value-type="float">
            <text:p>0.3514412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0965468/index.html</text:p>
          </table:table-cell>
          <table:table-cell office:value-type="float" office:value="0.351201711" calcext:value-type="float">
            <text:p>0.3512017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6884030/index.html</text:p>
          </table:table-cell>
          <table:table-cell office:value-type="float" office:value="0.350824541" calcext:value-type="float">
            <text:p>0.3508245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9383/index.html</text:p>
          </table:table-cell>
          <table:table-cell office:value-type="float" office:value="0.350496921" calcext:value-type="float">
            <text:p>0.3504969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695342/index.html</text:p>
          </table:table-cell>
          <table:table-cell office:value-type="float" office:value="0.349757911" calcext:value-type="float">
            <text:p>0.3497579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25698/index.html</text:p>
          </table:table-cell>
          <table:table-cell office:value-type="float" office:value="0.349459756" calcext:value-type="float">
            <text:p>0.3494597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940138/index.html</text:p>
          </table:table-cell>
          <table:table-cell office:value-type="float" office:value="0.349190118" calcext:value-type="float">
            <text:p>0.3491901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93566/index.html</text:p>
          </table:table-cell>
          <table:table-cell office:value-type="float" office:value="0.349129535" calcext:value-type="float">
            <text:p>0.349129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contacts-mobile-basic/index.html</text:p>
          </table:table-cell>
          <table:table-cell office:value-type="float" office:value="0.348896081" calcext:value-type="float">
            <text:p>0.3488960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840828/index.html</text:p>
          </table:table-cell>
          <table:table-cell office:value-type="float" office:value="0.348794925" calcext:value-type="float">
            <text:p>0.3487949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605997/index.html</text:p>
          </table:table-cell>
          <table:table-cell office:value-type="float" office:value="0.348767813" calcext:value-type="float">
            <text:p>0.348767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148359/index.html</text:p>
          </table:table-cell>
          <table:table-cell office:value-type="float" office:value="0.348197394" calcext:value-type="float">
            <text:p>0.3481973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400481/index.html</text:p>
          </table:table-cell>
          <table:table-cell office:value-type="float" office:value="0.346962017" calcext:value-type="float">
            <text:p>0.346962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5895919/index.html</text:p>
          </table:table-cell>
          <table:table-cell office:value-type="float" office:value="0.346205928" calcext:value-type="float">
            <text:p>0.3462059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897382/index.html</text:p>
          </table:table-cell>
          <table:table-cell office:value-type="float" office:value="0.345866285" calcext:value-type="float">
            <text:p>0.3458662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9888787/index.html</text:p>
          </table:table-cell>
          <table:table-cell office:value-type="float" office:value="0.345372971" calcext:value-type="float">
            <text:p>0.3453729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363489/index.html</text:p>
          </table:table-cell>
          <table:table-cell office:value-type="float" office:value="0.345146413" calcext:value-type="float">
            <text:p>0.3451464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7984012/index.html</text:p>
          </table:table-cell>
          <table:table-cell office:value-type="float" office:value="0.344916594" calcext:value-type="float">
            <text:p>0.344916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3725631/index.html</text:p>
          </table:table-cell>
          <table:table-cell office:value-type="float" office:value="0.344867532" calcext:value-type="float">
            <text:p>0.344867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695167/index.html</text:p>
          </table:table-cell>
          <table:table-cell office:value-type="float" office:value="0.343893627" calcext:value-type="float">
            <text:p>0.3438936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0627742/index.html</text:p>
          </table:table-cell>
          <table:table-cell office:value-type="float" office:value="0.343341666" calcext:value-type="float">
            <text:p>0.343341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457545/index.html</text:p>
          </table:table-cell>
          <table:table-cell office:value-type="float" office:value="0.343028441" calcext:value-type="float">
            <text:p>0.343028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390131/index.html</text:p>
          </table:table-cell>
          <table:table-cell office:value-type="float" office:value="0.343024925" calcext:value-type="float">
            <text:p>0.3430249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128757/index.html</text:p>
          </table:table-cell>
          <table:table-cell office:value-type="float" office:value="0.342821818" calcext:value-type="float">
            <text:p>0.3428218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6307514/index.html</text:p>
          </table:table-cell>
          <table:table-cell office:value-type="float" office:value="0.342293756" calcext:value-type="float">
            <text:p>0.3422937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419718/index.html</text:p>
          </table:table-cell>
          <table:table-cell office:value-type="float" office:value="0.342106502" calcext:value-type="float">
            <text:p>0.3421065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96937/index.html</text:p>
          </table:table-cell>
          <table:table-cell office:value-type="float" office:value="0.341885967" calcext:value-type="float">
            <text:p>0.341885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764036/index.html</text:p>
          </table:table-cell>
          <table:table-cell office:value-type="float" office:value="0.341767825" calcext:value-type="float">
            <text:p>0.3417678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picketlink-sts/index.html</text:p>
          </table:table-cell>
          <table:table-cell office:value-type="float" office:value="0.341207281" calcext:value-type="float">
            <text:p>0.3412072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6404665/index.html</text:p>
          </table:table-cell>
          <table:table-cell office:value-type="float" office:value="0.34109997" calcext:value-type="float">
            <text:p>0.341099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2433925/index.html</text:p>
          </table:table-cell>
          <table:table-cell office:value-type="float" office:value="0.339711151" calcext:value-type="float">
            <text:p>0.3397111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636181/index.html</text:p>
          </table:table-cell>
          <table:table-cell office:value-type="float" office:value="0.339569884" calcext:value-type="float">
            <text:p>0.339569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2696384/index.html</text:p>
          </table:table-cell>
          <table:table-cell office:value-type="float" office:value="0.339452344" calcext:value-type="float">
            <text:p>0.3394523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203506/index.html</text:p>
          </table:table-cell>
          <table:table-cell office:value-type="float" office:value="0.339435153" calcext:value-type="float">
            <text:p>0.339435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12118/index.html</text:p>
          </table:table-cell>
          <table:table-cell office:value-type="float" office:value="0.339002321" calcext:value-type="float">
            <text:p>0.3390023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631066/index.html</text:p>
          </table:table-cell>
          <table:table-cell office:value-type="float" office:value="0.338862168" calcext:value-type="float">
            <text:p>0.3388621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032160/index.html</text:p>
          </table:table-cell>
          <table:table-cell office:value-type="float" office:value="0.337991499" calcext:value-type="float">
            <text:p>0.337991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204917/index.html</text:p>
          </table:table-cell>
          <table:table-cell office:value-type="float" office:value="0.337988654" calcext:value-type="float">
            <text:p>0.3379886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5063161/index.html</text:p>
          </table:table-cell>
          <table:table-cell office:value-type="float" office:value="0.33798862" calcext:value-type="float">
            <text:p>0.337988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richfaces-validation/index.html</text:p>
          </table:table-cell>
          <table:table-cell office:value-type="float" office:value="0.337818952" calcext:value-type="float">
            <text:p>0.337818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0822309/index.html</text:p>
          </table:table-cell>
          <table:table-cell office:value-type="float" office:value="0.336922822" calcext:value-type="float">
            <text:p>0.3369228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191111/index.html</text:p>
          </table:table-cell>
          <table:table-cell office:value-type="float" office:value="0.3358516" calcext:value-type="float">
            <text:p>0.3358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667870/index.html</text:p>
          </table:table-cell>
          <table:table-cell office:value-type="float" office:value="0.335758333" calcext:value-type="float">
            <text:p>0.335758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6105/index.html</text:p>
          </table:table-cell>
          <table:table-cell office:value-type="float" office:value="0.335715294" calcext:value-type="float">
            <text:p>0.335715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743144/index.html</text:p>
          </table:table-cell>
          <table:table-cell office:value-type="float" office:value="0.335461005" calcext:value-type="float">
            <text:p>0.3354610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9821813/index.html</text:p>
          </table:table-cell>
          <table:table-cell office:value-type="float" office:value="0.334949034" calcext:value-type="float">
            <text:p>0.3349490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4314451/index.html</text:p>
          </table:table-cell>
          <table:table-cell office:value-type="float" office:value="0.334600799" calcext:value-type="float">
            <text:p>0.3346007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88072/index.html</text:p>
          </table:table-cell>
          <table:table-cell office:value-type="float" office:value="0.333723168" calcext:value-type="float">
            <text:p>0.3337231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210333/index.html</text:p>
          </table:table-cell>
          <table:table-cell office:value-type="float" office:value="0.333316858" calcext:value-type="float">
            <text:p>0.3333168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3452316/index.html</text:p>
          </table:table-cell>
          <table:table-cell office:value-type="float" office:value="0.333076746" calcext:value-type="float">
            <text:p>0.3330767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905659/index.html</text:p>
          </table:table-cell>
          <table:table-cell office:value-type="float" office:value="0.331838233" calcext:value-type="float">
            <text:p>0.3318382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825312/index.html</text:p>
          </table:table-cell>
          <table:table-cell office:value-type="float" office:value="0.330720708" calcext:value-type="float">
            <text:p>0.3307207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5224122/index.html</text:p>
          </table:table-cell>
          <table:table-cell office:value-type="float" office:value="0.330233346" calcext:value-type="float">
            <text:p>0.330233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768303/index.html</text:p>
          </table:table-cell>
          <table:table-cell office:value-type="float" office:value="0.330048777" calcext:value-type="float">
            <text:p>0.3300487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749538/index.html</text:p>
          </table:table-cell>
          <table:table-cell office:value-type="float" office:value="0.329397058" calcext:value-type="float">
            <text:p>0.3293970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072488/index.html</text:p>
          </table:table-cell>
          <table:table-cell office:value-type="float" office:value="0.329382024" calcext:value-type="float">
            <text:p>0.3293820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5911/index.html</text:p>
          </table:table-cell>
          <table:table-cell office:value-type="float" office:value="0.329190196" calcext:value-type="float">
            <text:p>0.3291901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./index.html</text:p>
          </table:table-cell>
          <table:table-cell office:value-type="float" office:value="0.328596403" calcext:value-type="float">
            <text:p>0.3285964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055975/index.html</text:p>
          </table:table-cell>
          <table:table-cell office:value-type="float" office:value="0.328443425" calcext:value-type="float">
            <text:p>0.328443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sp-post-with-signature/index.html</text:p>
          </table:table-cell>
          <table:table-cell office:value-type="float" office:value="0.327854302" calcext:value-type="float">
            <text:p>0.3278543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961967/index.html</text:p>
          </table:table-cell>
          <table:table-cell office:value-type="float" office:value="0.327811108" calcext:value-type="float">
            <text:p>0.3278111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46106/index.html</text:p>
          </table:table-cell>
          <table:table-cell office:value-type="float" office:value="0.327671652" calcext:value-type="float">
            <text:p>0.327671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189934/index.html</text:p>
          </table:table-cell>
          <table:table-cell office:value-type="float" office:value="0.327490322" calcext:value-type="float">
            <text:p>0.327490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wfk/kitchensink-cordova-contacts/index.html</text:p>
          </table:table-cell>
          <table:table-cell office:value-type="float" office:value="0.327030334" calcext:value-type="float">
            <text:p>0.327030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7669512/index.html</text:p>
          </table:table-cell>
          <table:table-cell office:value-type="float" office:value="0.326901998" calcext:value-type="float">
            <text:p>0.3269019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793498/index.html</text:p>
          </table:table-cell>
          <table:table-cell office:value-type="float" office:value="0.325782099" calcext:value-type="float">
            <text:p>0.325782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772958/index.html</text:p>
          </table:table-cell>
          <table:table-cell office:value-type="float" office:value="0.325681226" calcext:value-type="float">
            <text:p>0.3256812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393084/index.html</text:p>
          </table:table-cell>
          <table:table-cell office:value-type="float" office:value="0.325222721" calcext:value-type="float">
            <text:p>0.325222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0892056/index.html</text:p>
          </table:table-cell>
          <table:table-cell office:value-type="float" office:value="0.325081209" calcext:value-type="float">
            <text:p>0.325081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9010253/index.html</text:p>
          </table:table-cell>
          <table:table-cell office:value-type="float" office:value="0.324861768" calcext:value-type="float">
            <text:p>0.3248617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82001/index.html</text:p>
          </table:table-cell>
          <table:table-cell office:value-type="float" office:value="0.324773516" calcext:value-type="float">
            <text:p>0.324773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94729/index.html</text:p>
          </table:table-cell>
          <table:table-cell office:value-type="float" office:value="0.324498361" calcext:value-type="float">
            <text:p>0.3244983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0209127/index.html</text:p>
          </table:table-cell>
          <table:table-cell office:value-type="float" office:value="0.3233042" calcext:value-type="float">
            <text:p>0.3233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5260307/index.html</text:p>
          </table:table-cell>
          <table:table-cell office:value-type="float" office:value="0.323203422" calcext:value-type="float">
            <text:p>0.3232034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brms/helloworld-cep/index.html</text:p>
          </table:table-cell>
          <table:table-cell office:value-type="float" office:value="0.32280212" calcext:value-type="float">
            <text:p>0.322802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federation-saml-idp-with-encryption/index.html</text:p>
          </table:table-cell>
          <table:table-cell office:value-type="float" office:value="0.322681028" calcext:value-type="float">
            <text:p>0.3226810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067350/index.html</text:p>
          </table:table-cell>
          <table:table-cell office:value-type="float" office:value="0.32266711" calcext:value-type="float">
            <text:p>0.322667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5454764/index.html</text:p>
          </table:table-cell>
          <table:table-cell office:value-type="float" office:value="0.322379099" calcext:value-type="float">
            <text:p>0.322379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424369/index.html</text:p>
          </table:table-cell>
          <table:table-cell office:value-type="float" office:value="0.322143342" calcext:value-type="float">
            <text:p>0.3221433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5222228/index.html</text:p>
          </table:table-cell>
          <table:table-cell office:value-type="float" office:value="0.321561116" calcext:value-type="float">
            <text:p>0.321561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75443/index.html</text:p>
          </table:table-cell>
          <table:table-cell office:value-type="float" office:value="0.321256937" calcext:value-type="float">
            <text:p>0.321256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2925276/index.html</text:p>
          </table:table-cell>
          <table:table-cell office:value-type="float" office:value="0.321202973" calcext:value-type="float">
            <text:p>0.321202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7413/index.html</text:p>
          </table:table-cell>
          <table:table-cell office:value-type="float" office:value="0.321153538" calcext:value-type="float">
            <text:p>0.3211535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3585936/index.html</text:p>
          </table:table-cell>
          <table:table-cell office:value-type="float" office:value="0.321143524" calcext:value-type="float">
            <text:p>0.321143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6570/index.html</text:p>
          </table:table-cell>
          <table:table-cell office:value-type="float" office:value="0.320419737" calcext:value-type="float">
            <text:p>0.3204197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6797723/index.html</text:p>
          </table:table-cell>
          <table:table-cell office:value-type="float" office:value="0.319989982" calcext:value-type="float">
            <text:p>0.319989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7706099/index.html</text:p>
          </table:table-cell>
          <table:table-cell office:value-type="float" office:value="0.319867035" calcext:value-type="float">
            <text:p>0.3198670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brms-coolstore/index.html</text:p>
          </table:table-cell>
          <table:table-cell office:value-type="float" office:value="0.319053272" calcext:value-type="float">
            <text:p>0.319053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1565404/index.html</text:p>
          </table:table-cell>
          <table:table-cell office:value-type="float" office:value="0.319010685" calcext:value-type="float">
            <text:p>0.3190106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rs-endpoint/index.html</text:p>
          </table:table-cell>
          <table:table-cell office:value-type="float" office:value="0.318934415" calcext:value-type="float">
            <text:p>0.318934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5402902/index.html</text:p>
          </table:table-cell>
          <table:table-cell office:value-type="float" office:value="0.318456055" calcext:value-type="float">
            <text:p>0.3184560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4508112/index.html</text:p>
          </table:table-cell>
          <table:table-cell office:value-type="float" office:value="0.318253542" calcext:value-type="float">
            <text:p>0.3182535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201194/index.html</text:p>
          </table:table-cell>
          <table:table-cell office:value-type="float" office:value="0.317163132" calcext:value-type="float">
            <text:p>0.3171631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7604638/index.html</text:p>
          </table:table-cell>
          <table:table-cell office:value-type="float" office:value="0.316887164" calcext:value-type="float">
            <text:p>0.3168871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20175/index.html</text:p>
          </table:table-cell>
          <table:table-cell office:value-type="float" office:value="0.315571907" calcext:value-type="float">
            <text:p>0.3155719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536949/index.html</text:p>
          </table:table-cell>
          <table:table-cell office:value-type="float" office:value="0.315428545" calcext:value-type="float">
            <text:p>0.315428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jts-distributed-crash-rec/index.html</text:p>
          </table:table-cell>
          <table:table-cell office:value-type="float" office:value="0.315074618" calcext:value-type="float">
            <text:p>0.315074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wfk21/index.html</text:p>
          </table:table-cell>
          <table:table-cell office:value-type="float" office:value="0.315048576" calcext:value-type="float">
            <text:p>0.3150485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908909/index.html</text:p>
          </table:table-cell>
          <table:table-cell office:value-type="float" office:value="0.314967019" calcext:value-type="float">
            <text:p>0.3149670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7987/index.html</text:p>
          </table:table-cell>
          <table:table-cell office:value-type="float" office:value="0.314840814" calcext:value-type="float">
            <text:p>0.314840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7944743/index.html</text:p>
          </table:table-cell>
          <table:table-cell office:value-type="float" office:value="0.314658512" calcext:value-type="float">
            <text:p>0.314658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9890483/index.html</text:p>
          </table:table-cell>
          <table:table-cell office:value-type="float" office:value="0.314220013" calcext:value-type="float">
            <text:p>0.314220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datagrid/rest-endpoint/index.html</text:p>
          </table:table-cell>
          <table:table-cell office:value-type="float" office:value="0.314213128" calcext:value-type="float">
            <text:p>0.3142131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71314/index.html</text:p>
          </table:table-cell>
          <table:table-cell office:value-type="float" office:value="0.313580462" calcext:value-type="float">
            <text:p>0.3135804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authentication-http-basic/index.html</text:p>
          </table:table-cell>
          <table:table-cell office:value-type="float" office:value="0.313141033" calcext:value-type="float">
            <text:p>0.313141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alternative/index.html</text:p>
          </table:table-cell>
          <table:table-cell office:value-type="float" office:value="0.313106665" calcext:value-type="float">
            <text:p>0.313106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5619/index.html</text:p>
          </table:table-cell>
          <table:table-cell office:value-type="float" office:value="0.312943524" calcext:value-type="float">
            <text:p>0.312943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681981/index.html</text:p>
          </table:table-cell>
          <table:table-cell office:value-type="float" office:value="0.312449333" calcext:value-type="float">
            <text:p>0.312449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logging-wfk21/index.html</text:p>
          </table:table-cell>
          <table:table-cell office:value-type="float" office:value="0.31193087" calcext:value-type="float">
            <text:p>0.311930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484018/index.html</text:p>
          </table:table-cell>
          <table:table-cell office:value-type="float" office:value="0.311438305" calcext:value-type="float">
            <text:p>0.3114383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1948313/index.html</text:p>
          </table:table-cell>
          <table:table-cell office:value-type="float" office:value="0.311366167" calcext:value-type="float">
            <text:p>0.3113661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2463907/index.html</text:p>
          </table:table-cell>
          <table:table-cell office:value-type="float" office:value="0.311054792" calcext:value-type="float">
            <text:p>0.3110547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sandbox/picketlink-authentication-idm-multi-tenancy/index.html</text:p>
          </table:table-cell>
          <table:table-cell office:value-type="float" office:value="0.310698071" calcext:value-type="float">
            <text:p>0.3106980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jdf/index.html</text:p>
          </table:table-cell>
          <table:table-cell office:value-type="float" office:value="0.310503499" calcext:value-type="float">
            <text:p>0.310503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mt/index.html</text:p>
          </table:table-cell>
          <table:table-cell office:value-type="float" office:value="0.309994392" calcext:value-type="float">
            <text:p>0.3099943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picketlink/picketlink-deltaspike-authorization/index.html</text:p>
          </table:table-cell>
          <table:table-cell office:value-type="float" office:value="0.309986927" calcext:value-type="float">
            <text:p>0.3099869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ransactions-jdf/index.html</text:p>
          </table:table-cell>
          <table:table-cell office:value-type="float" office:value="0.308962661" calcext:value-type="float">
            <text:p>0.308962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html5-mobile-archetype-wfk/index.html</text:p>
          </table:table-cell>
          <table:table-cell office:value-type="float" office:value="0.30839059" calcext:value-type="float">
            <text:p>0.308390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archetype/index.html</text:p>
          </table:table-cell>
          <table:table-cell office:value-type="float" office:value="0.306135484" calcext:value-type="float">
            <text:p>0.3061354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search/index.html</text:p>
          </table:table-cell>
          <table:table-cell office:value-type="float" office:value="0.305823682" calcext:value-type="float">
            <text:p>0.3058236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interceptors/index.html</text:p>
          </table:table-cell>
          <table:table-cell office:value-type="float" office:value="0.304866232" calcext:value-type="float">
            <text:p>0.3048662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1-bom-wfk/index.html</text:p>
          </table:table-cell>
          <table:table-cell office:value-type="float" office:value="0.304660588" calcext:value-type="float">
            <text:p>0.3046605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552211/index.html</text:p>
          </table:table-cell>
          <table:table-cell office:value-type="float" office:value="0.304016471" calcext:value-type="float">
            <text:p>0.304016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2241968/index.html</text:p>
          </table:table-cell>
          <table:table-cell office:value-type="float" office:value="0.303142543" calcext:value-type="float">
            <text:p>0.3031425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log4j/index.html</text:p>
          </table:table-cell>
          <table:table-cell office:value-type="float" office:value="0.301440677" calcext:value-type="float">
            <text:p>0.301440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9992280/index.html</text:p>
          </table:table-cell>
          <table:table-cell office:value-type="float" office:value="0.301410249" calcext:value-type="float">
            <text:p>0.3014102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796236/index.html</text:p>
          </table:table-cell>
          <table:table-cell office:value-type="float" office:value="0.301176709" calcext:value-type="float">
            <text:p>0.3011767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962476/index.html</text:p>
          </table:table-cell>
          <table:table-cell office:value-type="float" office:value="0.300005026" calcext:value-type="float">
            <text:p>0.300005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ibernate4/index.html</text:p>
          </table:table-cell>
          <table:table-cell office:value-type="float" office:value="0.297921883" calcext:value-type="float">
            <text:p>0.2979218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3538130/index.html</text:p>
          </table:table-cell>
          <table:table-cell office:value-type="float" office:value="0.296818031" calcext:value-type="float">
            <text:p>0.296818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helloworld/index.html</text:p>
          </table:table-cell>
          <table:table-cell office:value-type="float" office:value="0.296369773" calcext:value-type="float">
            <text:p>0.2963697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cdi-veto/index.html</text:p>
          </table:table-cell>
          <table:table-cell office:value-type="float" office:value="0.295286694" calcext:value-type="float">
            <text:p>0.2952866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452279/index.html</text:p>
          </table:table-cell>
          <table:table-cell office:value-type="float" office:value="0.29395204" calcext:value-type="float">
            <text:p>0.29395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4049944/index.html</text:p>
          </table:table-cell>
          <table:table-cell office:value-type="float" office:value="0.2921327" calcext:value-type="float">
            <text:p>0.29213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5122570/index.html</text:p>
          </table:table-cell>
          <table:table-cell office:value-type="float" office:value="0.290214524" calcext:value-type="float">
            <text:p>0.290214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quickstarts/eap/xml-dom4j/index.html</text:p>
          </table:table-cell>
          <table:table-cell office:value-type="float" office:value="0.289951826" calcext:value-type="float">
            <text:p>0.289951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1616425/index.html</text:p>
          </table:table-cell>
          <table:table-cell office:value-type="float" office:value="0.287219612" calcext:value-type="float">
            <text:p>0.2872196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developer-materials/index.html</text:p>
          </table:table-cell>
          <table:table-cell office:value-type="float" office:value="0.286877767" calcext:value-type="float">
            <text:p>0.286877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155228/index.html</text:p>
          </table:table-cell>
          <table:table-cell office:value-type="float" office:value="0.286631099" calcext:value-type="float">
            <text:p>0.286631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743919/index.html</text:p>
          </table:table-cell>
          <table:table-cell office:value-type="float" office:value="0.284624741" calcext:value-type="float">
            <text:p>0.2846247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1739503/index.html</text:p>
          </table:table-cell>
          <table:table-cell office:value-type="float" office:value="0.282627328" calcext:value-type="float">
            <text:p>0.282627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esearch/papers/index.html</text:p>
          </table:table-cell>
          <table:table-cell office:value-type="float" office:value="0.280801556" calcext:value-type="float">
            <text:p>0.2808015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469649/index.html</text:p>
          </table:table-cell>
          <table:table-cell office:value-type="float" office:value="0.280167073" calcext:value-type="float">
            <text:p>0.2801670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444954/index.html</text:p>
          </table:table-cell>
          <table:table-cell office:value-type="float" office:value="0.277525838" calcext:value-type="float">
            <text:p>0.2775258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index.html</text:p>
          </table:table-cell>
          <table:table-cell office:value-type="float" office:value="0.275642752" calcext:value-type="float">
            <text:p>0.275642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jects/index.html</text:p>
          </table:table-cell>
          <table:table-cell office:value-type="float" office:value="0.275400321" calcext:value-type="float">
            <text:p>0.2754003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1541717/index.html</text:p>
          </table:table-cell>
          <table:table-cell office:value-type="float" office:value="0.275232877" calcext:value-type="float">
            <text:p>0.2752328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6420845/index.html</text:p>
          </table:table-cell>
          <table:table-cell office:value-type="float" office:value="0.275026278" calcext:value-type="float">
            <text:p>0.2750262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2868336/index.html</text:p>
          </table:table-cell>
          <table:table-cell office:value-type="float" office:value="0.274694531" calcext:value-type="float">
            <text:p>0.274694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5383726/index.html</text:p>
          </table:table-cell>
          <table:table-cell office:value-type="float" office:value="0.274647561" calcext:value-type="float">
            <text:p>0.274647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developer-materials/index.html</text:p>
          </table:table-cell>
          <table:table-cell office:value-type="float" office:value="0.273459434" calcext:value-type="float">
            <text:p>0.273459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476379/index.html</text:p>
          </table:table-cell>
          <table:table-cell office:value-type="float" office:value="0.272542713" calcext:value-type="float">
            <text:p>0.2725427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6311377/index.html</text:p>
          </table:table-cell>
          <table:table-cell office:value-type="float" office:value="0.272339044" calcext:value-type="float">
            <text:p>0.2723390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79174/index.html</text:p>
          </table:table-cell>
          <table:table-cell office:value-type="float" office:value="0.27133039" calcext:value-type="float">
            <text:p>0.27133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9482480/index.html</text:p>
          </table:table-cell>
          <table:table-cell office:value-type="float" office:value="0.270112846" calcext:value-type="float">
            <text:p>0.2701128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900477/index.html</text:p>
          </table:table-cell>
          <table:table-cell office:value-type="float" office:value="0.269691895" calcext:value-type="float">
            <text:p>0.2696918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279702/index.html</text:p>
          </table:table-cell>
          <table:table-cell office:value-type="float" office:value="0.269054405" calcext:value-type="float">
            <text:p>0.2690544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80313/index.html</text:p>
          </table:table-cell>
          <table:table-cell office:value-type="float" office:value="0.268911246" calcext:value-type="float">
            <text:p>0.268911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534958/index.html</text:p>
          </table:table-cell>
          <table:table-cell office:value-type="float" office:value="0.267854715" calcext:value-type="float">
            <text:p>0.2678547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5252/index.html</text:p>
          </table:table-cell>
          <table:table-cell office:value-type="float" office:value="0.267816682" calcext:value-type="float">
            <text:p>0.2678166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447456/index.html</text:p>
          </table:table-cell>
          <table:table-cell office:value-type="float" office:value="0.267682861" calcext:value-type="float">
            <text:p>0.2676828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92793/index.html</text:p>
          </table:table-cell>
          <table:table-cell office:value-type="float" office:value="0.267333883" calcext:value-type="float">
            <text:p>0.2673338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webserver/community/index.html</text:p>
          </table:table-cell>
          <table:table-cell office:value-type="float" office:value="0.265965402" calcext:value-type="float">
            <text:p>0.2659654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6629/index.html</text:p>
          </table:table-cell>
          <table:table-cell office:value-type="float" office:value="0.265760453" calcext:value-type="float">
            <text:p>0.265760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community/index.html</text:p>
          </table:table-cell>
          <table:table-cell office:value-type="float" office:value="0.264514415" calcext:value-type="float">
            <text:p>0.264514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8389222/index.html</text:p>
          </table:table-cell>
          <table:table-cell office:value-type="float" office:value="0.261623789" calcext:value-type="float">
            <text:p>0.261623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550097/index.html</text:p>
          </table:table-cell>
          <table:table-cell office:value-type="float" office:value="0.260208175" calcext:value-type="float">
            <text:p>0.2602081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community/index.html</text:p>
          </table:table-cell>
          <table:table-cell office:value-type="float" office:value="0.259885967" calcext:value-type="float">
            <text:p>0.259885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6694884/index.html</text:p>
          </table:table-cell>
          <table:table-cell office:value-type="float" office:value="0.259750574" calcext:value-type="float">
            <text:p>0.2597505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743315/index.html</text:p>
          </table:table-cell>
          <table:table-cell office:value-type="float" office:value="0.25887353" calcext:value-type="float">
            <text:p>0.258873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1558620/index.html</text:p>
          </table:table-cell>
          <table:table-cell office:value-type="float" office:value="0.257623737" calcext:value-type="float">
            <text:p>0.2576237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828146/index.html</text:p>
          </table:table-cell>
          <table:table-cell office:value-type="float" office:value="0.255943458" calcext:value-type="float">
            <text:p>0.2559434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6784193/index.html</text:p>
          </table:table-cell>
          <table:table-cell office:value-type="float" office:value="0.255756389" calcext:value-type="float">
            <text:p>0.2557563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140150/index.html</text:p>
          </table:table-cell>
          <table:table-cell office:value-type="float" office:value="0.25552906" calcext:value-type="float">
            <text:p>0.25552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9888393/index.html</text:p>
          </table:table-cell>
          <table:table-cell office:value-type="float" office:value="0.254667574" calcext:value-type="float">
            <text:p>0.2546675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2204444/index.html</text:p>
          </table:table-cell>
          <table:table-cell office:value-type="float" office:value="0.253717121" calcext:value-type="float">
            <text:p>0.2537171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4675/index.html</text:p>
          </table:table-cell>
          <table:table-cell office:value-type="float" office:value="0.252150001" calcext:value-type="float">
            <text:p>0.2521500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5226780/index.html</text:p>
          </table:table-cell>
          <table:table-cell office:value-type="float" office:value="0.251618521" calcext:value-type="float">
            <text:p>0.251618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8780176/index.html</text:p>
          </table:table-cell>
          <table:table-cell office:value-type="float" office:value="0.250691401" calcext:value-type="float">
            <text:p>0.250691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847864/index.html</text:p>
          </table:table-cell>
          <table:table-cell office:value-type="float" office:value="0.248617568" calcext:value-type="float">
            <text:p>0.248617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97265/index.html</text:p>
          </table:table-cell>
          <table:table-cell office:value-type="float" office:value="0.248084732" calcext:value-type="float">
            <text:p>0.248084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310919/index.html</text:p>
          </table:table-cell>
          <table:table-cell office:value-type="float" office:value="0.247762317" calcext:value-type="float">
            <text:p>0.2477623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012254/index.html</text:p>
          </table:table-cell>
          <table:table-cell office:value-type="float" office:value="0.247672932" calcext:value-type="float">
            <text:p>0.2476729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8306152/index.html</text:p>
          </table:table-cell>
          <table:table-cell office:value-type="float" office:value="0.247081134" calcext:value-type="float">
            <text:p>0.2470811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community/index.html</text:p>
          </table:table-cell>
          <table:table-cell office:value-type="float" office:value="0.245803317" calcext:value-type="float">
            <text:p>0.2458033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7494797/index.html</text:p>
          </table:table-cell>
          <table:table-cell office:value-type="float" office:value="0.245699789" calcext:value-type="float">
            <text:p>0.245699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403365/index.html</text:p>
          </table:table-cell>
          <table:table-cell office:value-type="float" office:value="0.245697811" calcext:value-type="float">
            <text:p>0.245697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76276/index.html</text:p>
          </table:table-cell>
          <table:table-cell office:value-type="float" office:value="0.245607366" calcext:value-type="float">
            <text:p>0.2456073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128736/index.html</text:p>
          </table:table-cell>
          <table:table-cell office:value-type="float" office:value="0.245493135" calcext:value-type="float">
            <text:p>0.245493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829285/index.html</text:p>
          </table:table-cell>
          <table:table-cell office:value-type="float" office:value="0.245440332" calcext:value-type="float">
            <text:p>0.245440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403558/index.html</text:p>
          </table:table-cell>
          <table:table-cell office:value-type="float" office:value="0.245040678" calcext:value-type="float">
            <text:p>0.245040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0766871/index.html</text:p>
          </table:table-cell>
          <table:table-cell office:value-type="float" office:value="0.245017165" calcext:value-type="float">
            <text:p>0.2450171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211058/index.html</text:p>
          </table:table-cell>
          <table:table-cell office:value-type="float" office:value="0.24357416" calcext:value-type="float">
            <text:p>0.243574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258416/index.html</text:p>
          </table:table-cell>
          <table:table-cell office:value-type="float" office:value="0.243455581" calcext:value-type="float">
            <text:p>0.243455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5989685/index.html</text:p>
          </table:table-cell>
          <table:table-cell office:value-type="float" office:value="0.243411957" calcext:value-type="float">
            <text:p>0.2434119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3462723/index.html</text:p>
          </table:table-cell>
          <table:table-cell office:value-type="float" office:value="0.243317843" calcext:value-type="float">
            <text:p>0.2433178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236095/index.html</text:p>
          </table:table-cell>
          <table:table-cell office:value-type="float" office:value="0.243312011" calcext:value-type="float">
            <text:p>0.2433120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074724/index.html</text:p>
          </table:table-cell>
          <table:table-cell office:value-type="float" office:value="0.243177168" calcext:value-type="float">
            <text:p>0.2431771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3176/index.html</text:p>
          </table:table-cell>
          <table:table-cell office:value-type="float" office:value="0.242720228" calcext:value-type="float">
            <text:p>0.242720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5705170/index.html</text:p>
          </table:table-cell>
          <table:table-cell office:value-type="float" office:value="0.242111617" calcext:value-type="float">
            <text:p>0.2421116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2822247/index.html</text:p>
          </table:table-cell>
          <table:table-cell office:value-type="float" office:value="0.242081485" calcext:value-type="float">
            <text:p>0.2420814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001694/index.html</text:p>
          </table:table-cell>
          <table:table-cell office:value-type="float" office:value="0.241972352" calcext:value-type="float">
            <text:p>0.241972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8337/index.html</text:p>
          </table:table-cell>
          <table:table-cell office:value-type="float" office:value="0.24196069" calcext:value-type="float">
            <text:p>0.24196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8504/index.html</text:p>
          </table:table-cell>
          <table:table-cell office:value-type="float" office:value="0.241820214" calcext:value-type="float">
            <text:p>0.241820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8442425/index.html</text:p>
          </table:table-cell>
          <table:table-cell office:value-type="float" office:value="0.241089097" calcext:value-type="float">
            <text:p>0.2410890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3977278/index.html</text:p>
          </table:table-cell>
          <table:table-cell office:value-type="float" office:value="0.24083782" calcext:value-type="float">
            <text:p>0.240837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community/index.html</text:p>
          </table:table-cell>
          <table:table-cell office:value-type="float" office:value="0.240281798" calcext:value-type="float">
            <text:p>0.2402817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4040415/index.html</text:p>
          </table:table-cell>
          <table:table-cell office:value-type="float" office:value="0.240247534" calcext:value-type="float">
            <text:p>0.240247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038559/index.html</text:p>
          </table:table-cell>
          <table:table-cell office:value-type="float" office:value="0.239453324" calcext:value-type="float">
            <text:p>0.2394533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7879770/index.html</text:p>
          </table:table-cell>
          <table:table-cell office:value-type="float" office:value="0.238997738" calcext:value-type="float">
            <text:p>0.238997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11344/index.html</text:p>
          </table:table-cell>
          <table:table-cell office:value-type="float" office:value="0.238844277" calcext:value-type="float">
            <text:p>0.2388442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2088705/index.html</text:p>
          </table:table-cell>
          <table:table-cell office:value-type="float" office:value="0.238449716" calcext:value-type="float">
            <text:p>0.238449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703705/index.html</text:p>
          </table:table-cell>
          <table:table-cell office:value-type="float" office:value="0.23676177" calcext:value-type="float">
            <text:p>0.23676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4245054/index.html</text:p>
          </table:table-cell>
          <table:table-cell office:value-type="float" office:value="0.235722765" calcext:value-type="float">
            <text:p>0.2357227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0247548/index.html</text:p>
          </table:table-cell>
          <table:table-cell office:value-type="float" office:value="0.234391337" calcext:value-type="float">
            <text:p>0.2343913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501925/index.html</text:p>
          </table:table-cell>
          <table:table-cell office:value-type="float" office:value="0.233638652" calcext:value-type="float">
            <text:p>0.233638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5505842/index.html</text:p>
          </table:table-cell>
          <table:table-cell office:value-type="float" office:value="0.233161393" calcext:value-type="float">
            <text:p>0.2331613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329362/index.html</text:p>
          </table:table-cell>
          <table:table-cell office:value-type="float" office:value="0.23103336" calcext:value-type="float">
            <text:p>0.231033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935133/index.html</text:p>
          </table:table-cell>
          <table:table-cell office:value-type="float" office:value="0.229254118" calcext:value-type="float">
            <text:p>0.2292541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8452265/index.html</text:p>
          </table:table-cell>
          <table:table-cell office:value-type="float" office:value="0.228978384" calcext:value-type="float">
            <text:p>0.2289783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5923732/index.html</text:p>
          </table:table-cell>
          <table:table-cell office:value-type="float" office:value="0.228240062" calcext:value-type="float">
            <text:p>0.2282400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863625/index.html</text:p>
          </table:table-cell>
          <table:table-cell office:value-type="float" office:value="0.227728252" calcext:value-type="float">
            <text:p>0.2277282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1535853/index.html</text:p>
          </table:table-cell>
          <table:table-cell office:value-type="float" office:value="0.22728821" calcext:value-type="float">
            <text:p>0.227288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702144/index.html</text:p>
          </table:table-cell>
          <table:table-cell office:value-type="float" office:value="0.227194983" calcext:value-type="float">
            <text:p>0.227194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14153/index.html</text:p>
          </table:table-cell>
          <table:table-cell office:value-type="float" office:value="0.225838544" calcext:value-type="float">
            <text:p>0.225838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1590738/index.html</text:p>
          </table:table-cell>
          <table:table-cell office:value-type="float" office:value="0.225623002" calcext:value-type="float">
            <text:p>0.2256230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3584522/index.html</text:p>
          </table:table-cell>
          <table:table-cell office:value-type="float" office:value="0.225532109" calcext:value-type="float">
            <text:p>0.2255321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900458/index.html</text:p>
          </table:table-cell>
          <table:table-cell office:value-type="float" office:value="0.225385165" calcext:value-type="float">
            <text:p>0.2253851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488207/index.html</text:p>
          </table:table-cell>
          <table:table-cell office:value-type="float" office:value="0.225220576" calcext:value-type="float">
            <text:p>0.2252205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278975/index.html</text:p>
          </table:table-cell>
          <table:table-cell office:value-type="float" office:value="0.225093199" calcext:value-type="float">
            <text:p>0.225093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78672/index.html</text:p>
          </table:table-cell>
          <table:table-cell office:value-type="float" office:value="0.224717298" calcext:value-type="float">
            <text:p>0.224717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9403374/index.html</text:p>
          </table:table-cell>
          <table:table-cell office:value-type="float" office:value="0.22454124" calcext:value-type="float">
            <text:p>0.224541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184123/index.html</text:p>
          </table:table-cell>
          <table:table-cell office:value-type="float" office:value="0.224266542" calcext:value-type="float">
            <text:p>0.2242665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7942662/index.html</text:p>
          </table:table-cell>
          <table:table-cell office:value-type="float" office:value="0.224121947" calcext:value-type="float">
            <text:p>0.2241219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483020/index.html</text:p>
          </table:table-cell>
          <table:table-cell office:value-type="float" office:value="0.223953121" calcext:value-type="float">
            <text:p>0.2239531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4246666/index.html</text:p>
          </table:table-cell>
          <table:table-cell office:value-type="float" office:value="0.223895474" calcext:value-type="float">
            <text:p>0.2238954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855285/index.html</text:p>
          </table:table-cell>
          <table:table-cell office:value-type="float" office:value="0.223575855" calcext:value-type="float">
            <text:p>0.2235758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2620367/index.html</text:p>
          </table:table-cell>
          <table:table-cell office:value-type="float" office:value="0.222892225" calcext:value-type="float">
            <text:p>0.2228922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community/index.html</text:p>
          </table:table-cell>
          <table:table-cell office:value-type="float" office:value="0.222872186" calcext:value-type="float">
            <text:p>0.2228721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2373655/index.html</text:p>
          </table:table-cell>
          <table:table-cell office:value-type="float" office:value="0.222792387" calcext:value-type="float">
            <text:p>0.2227923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community/index.html</text:p>
          </table:table-cell>
          <table:table-cell office:value-type="float" office:value="0.222764473" calcext:value-type="float">
            <text:p>0.2227644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223991/index.html</text:p>
          </table:table-cell>
          <table:table-cell office:value-type="float" office:value="0.222183009" calcext:value-type="float">
            <text:p>0.2221830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722637/index.html</text:p>
          </table:table-cell>
          <table:table-cell office:value-type="float" office:value="0.221707902" calcext:value-type="float">
            <text:p>0.2217079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eap/community/index.html</text:p>
          </table:table-cell>
          <table:table-cell office:value-type="float" office:value="0.221382026" calcext:value-type="float">
            <text:p>0.221382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0296211/index.html</text:p>
          </table:table-cell>
          <table:table-cell office:value-type="float" office:value="0.221182324" calcext:value-type="float">
            <text:p>0.2211823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831010/index.html</text:p>
          </table:table-cell>
          <table:table-cell office:value-type="float" office:value="0.221150453" calcext:value-type="float">
            <text:p>0.221150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255033/index.html</text:p>
          </table:table-cell>
          <table:table-cell office:value-type="float" office:value="0.221025329" calcext:value-type="float">
            <text:p>0.2210253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0743896/index.html</text:p>
          </table:table-cell>
          <table:table-cell office:value-type="float" office:value="0.220541479" calcext:value-type="float">
            <text:p>0.2205414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8223/index.html</text:p>
          </table:table-cell>
          <table:table-cell office:value-type="float" office:value="0.220506079" calcext:value-type="float">
            <text:p>0.2205060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965824/index.html</text:p>
          </table:table-cell>
          <table:table-cell office:value-type="float" office:value="0.220315956" calcext:value-type="float">
            <text:p>0.220315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180921/index.html</text:p>
          </table:table-cell>
          <table:table-cell office:value-type="float" office:value="0.21955834" calcext:value-type="float">
            <text:p>0.219558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7154/index.html</text:p>
          </table:table-cell>
          <table:table-cell office:value-type="float" office:value="0.219403246" calcext:value-type="float">
            <text:p>0.219403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community/index.html</text:p>
          </table:table-cell>
          <table:table-cell office:value-type="float" office:value="0.219395012" calcext:value-type="float">
            <text:p>0.219395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1190374/index.html</text:p>
          </table:table-cell>
          <table:table-cell office:value-type="float" office:value="0.219384328" calcext:value-type="float">
            <text:p>0.219384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0625940/index.html</text:p>
          </table:table-cell>
          <table:table-cell office:value-type="float" office:value="0.2192574" calcext:value-type="float">
            <text:p>0.21925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720384/index.html</text:p>
          </table:table-cell>
          <table:table-cell office:value-type="float" office:value="0.21892355" calcext:value-type="float">
            <text:p>0.218923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2998578/index.html</text:p>
          </table:table-cell>
          <table:table-cell office:value-type="float" office:value="0.218918226" calcext:value-type="float">
            <text:p>0.2189182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6070610/index.html</text:p>
          </table:table-cell>
          <table:table-cell office:value-type="float" office:value="0.218368725" calcext:value-type="float">
            <text:p>0.2183687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6090/index.html</text:p>
          </table:table-cell>
          <table:table-cell office:value-type="float" office:value="0.218225454" calcext:value-type="float">
            <text:p>0.2182254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45731657/index.html</text:p>
          </table:table-cell>
          <table:table-cell office:value-type="float" office:value="0.217776269" calcext:value-type="float">
            <text:p>0.217776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58030893/index.html</text:p>
          </table:table-cell>
          <table:table-cell office:value-type="float" office:value="0.217639788" calcext:value-type="float">
            <text:p>0.2176397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build_page_index</text:p>
          </table:table-cell>
          <table:table-cell office:value-type="float" office:value="0.217306494" calcext:value-type="float">
            <text:p>0.2173064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9003509/index.html</text:p>
          </table:table-cell>
          <table:table-cell office:value-type="float" office:value="0.216586257" calcext:value-type="float">
            <text:p>0.2165862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4798138/index.html</text:p>
          </table:table-cell>
          <table:table-cell office:value-type="float" office:value="0.216352911" calcext:value-type="float">
            <text:p>0.2163529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9755371/index.html</text:p>
          </table:table-cell>
          <table:table-cell office:value-type="float" office:value="0.21578607" calcext:value-type="float">
            <text:p>0.215786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752541/index.html</text:p>
          </table:table-cell>
          <table:table-cell office:value-type="float" office:value="0.215289285" calcext:value-type="float">
            <text:p>0.2152892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8721477/index.html</text:p>
          </table:table-cell>
          <table:table-cell office:value-type="float" office:value="0.214993535" calcext:value-type="float">
            <text:p>0.214993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7711/index.html</text:p>
          </table:table-cell>
          <table:table-cell office:value-type="float" office:value="0.214984225" calcext:value-type="float">
            <text:p>0.2149842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3189666/index.html</text:p>
          </table:table-cell>
          <table:table-cell office:value-type="float" office:value="0.214750326" calcext:value-type="float">
            <text:p>0.2147503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25829465/index.html</text:p>
          </table:table-cell>
          <table:table-cell office:value-type="float" office:value="0.214472132" calcext:value-type="float">
            <text:p>0.2144721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7157086/index.html</text:p>
          </table:table-cell>
          <table:table-cell office:value-type="float" office:value="0.212293179" calcext:value-type="float">
            <text:p>0.2122931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16544029/index.html</text:p>
          </table:table-cell>
          <table:table-cell office:value-type="float" office:value="0.212131795" calcext:value-type="float">
            <text:p>0.212131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8326/index.html</text:p>
          </table:table-cell>
          <table:table-cell office:value-type="float" office:value="0.21030924" calcext:value-type="float">
            <text:p>0.21030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why-subscribe/index.html</text:p>
          </table:table-cell>
          <table:table-cell office:value-type="float" office:value="0.208997015" calcext:value-type="float">
            <text:p>0.2089970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39608294/index.html</text:p>
          </table:table-cell>
          <table:table-cell office:value-type="float" office:value="0.204432803" calcext:value-type="float">
            <text:p>0.2044328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developer-materials/index.html</text:p>
          </table:table-cell>
          <table:table-cell office:value-type="float" office:value="0.203299111" calcext:value-type="float">
            <text:p>0.2032991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portal/index.html</text:p>
          </table:table-cell>
          <table:table-cell office:value-type="float" office:value="0.195480709" calcext:value-type="float">
            <text:p>0.1954807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esearch/index.html</text:p>
          </table:table-cell>
          <table:table-cell office:value-type="float" office:value="0.195072145" calcext:value-type="float">
            <text:p>0.1950721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downloads/index.html</text:p>
          </table:table-cell>
          <table:table-cell office:value-type="float" office:value="0.189043226" calcext:value-type="float">
            <text:p>0.1890432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motional-download/index.html</text:p>
          </table:table-cell>
          <table:table-cell office:value-type="float" office:value="0.18892862" calcext:value-type="float">
            <text:p>0.188928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esearch/photos/index.html</text:p>
          </table:table-cell>
          <table:table-cell office:value-type="float" office:value="0.187145986" calcext:value-type="float">
            <text:p>0.187145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ages</text:p>
          </table:table-cell>
          <table:table-cell office:value-type="float" office:value="0.184403284" calcext:value-type="float">
            <text:p>0.1844032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protocols/index.html</text:p>
          </table:table-cell>
          <table:table-cell office:value-type="float" office:value="0.175967297" calcext:value-type="float">
            <text:p>0.1759672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community/index.html</text:p>
          </table:table-cell>
          <table:table-cell office:value-type="float" office:value="0.174829187" calcext:value-type="float">
            <text:p>0.174829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operationsnetwork/index.html</text:p>
          </table:table-cell>
          <table:table-cell office:value-type="float" office:value="0.166090949" calcext:value-type="float">
            <text:p>0.166090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community/index.html</text:p>
          </table:table-cell>
          <table:table-cell office:value-type="float" office:value="0.161211101" calcext:value-type="float">
            <text:p>0.1612111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community/index.html</text:p>
          </table:table-cell>
          <table:table-cell office:value-type="float" office:value="0.152651035" calcext:value-type="float">
            <text:p>0.1526510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ot/iphone/index.html</text:p>
          </table:table-cell>
          <table:table-cell office:value-type="float" office:value="0.150666317" calcext:value-type="float">
            <text:p>0.1506663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use/index.html</text:p>
          </table:table-cell>
          <table:table-cell office:value-type="float" office:value="0.149299587" calcext:value-type="float">
            <text:p>0.149299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fsw/index.html</text:p>
          </table:table-cell>
          <table:table-cell office:value-type="float" office:value="0.14799198" calcext:value-type="float">
            <text:p>0.147991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pmsuite/index.html</text:p>
          </table:table-cell>
          <table:table-cell office:value-type="float" office:value="0.13931899" calcext:value-type="float">
            <text:p>0.139318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forums/index.html</text:p>
          </table:table-cell>
          <table:table-cell office:value-type="float" office:value="0.137120247" calcext:value-type="float">
            <text:p>0.1371202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amq/index.html</text:p>
          </table:table-cell>
          <table:table-cell office:value-type="float" office:value="0.130373085" calcext:value-type="float">
            <text:p>0.1303730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virt/index.html</text:p>
          </table:table-cell>
          <table:table-cell office:value-type="float" office:value="0.12563137" calcext:value-type="float">
            <text:p>0.125631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evstudio/index.html</text:p>
          </table:table-cell>
          <table:table-cell office:value-type="float" office:value="0.122922227" calcext:value-type="float">
            <text:p>0.122922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uzz/index.html</text:p>
          </table:table-cell>
          <table:table-cell office:value-type="float" office:value="0.117820651" calcext:value-type="float">
            <text:p>0.1178206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brms/index.html</text:p>
          </table:table-cell>
          <table:table-cell office:value-type="float" office:value="0.116992981" calcext:value-type="float">
            <text:p>0.116992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products/datagrid/index.html</text:p>
          </table:table-cell>
          <table:table-cell office:value-type="float" office:value="0.113449436" calcext:value-type="float">
            <text:p>0.1134494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README/index.html</text:p>
          </table:table-cell>
          <table:table-cell office:value-type="float" office:value="0.100717727" calcext:value-type="float">
            <text:p>0.1007177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google4775292ed26aeefd.html</text:p>
          </table:table-cell>
          <table:table-cell office:value-type="float" office:value="0.097295668" calcext:value-type="float">
            <text:p>0.097295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lider-image1.jpg</text:p>
          </table:table-cell>
          <table:table-cell office:value-type="float" office:value="0.09521587" calcext:value-type="float">
            <text:p>0.09521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ipeline</text:p>
          </table:table-cell>
          <table:table-cell office:value-type="float" office:value="0.084127352" calcext:value-type="float">
            <text:p>0.084127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books.js</text:p>
          </table:table-cell>
          <table:table-cell office:value-type="float" office:value="0.061654875" calcext:value-type="float">
            <text:p>0.061654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itemap.xml</text:p>
          </table:table-cell>
          <table:table-cell office:value-type="float" office:value="0.028353887" calcext:value-type="float">
            <text:p>0.028353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urls</text:p>
          </table:table-cell>
          <table:table-cell office:value-type="float" office:value="0.018092031" calcext:value-type="float">
            <text:p>0.018092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yamls</text:p>
          </table:table-cell>
          <table:table-cell office:value-type="float" office:value="0.006879932" calcext:value-type="float">
            <text:p>0.0068799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fontcustom/fontcustom_cb066050d5b786186aa0e7f121427d8b.woff</text:p>
          </table:table-cell>
          <table:table-cell office:value-type="float" office:value="0.005184371" calcext:value-type="float">
            <text:p>0.0051843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.htaccess</text:p>
          </table:table-cell>
          <table:table-cell office:value-type="float" office:value="0.004462119" calcext:value-type="float">
            <text:p>0.0044621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magula.css</text:p>
          </table:table-cell>
          <table:table-cell office:value-type="float" office:value="0.003529476" calcext:value-type="float">
            <text:p>0.0035294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robots.txt</text:p>
          </table:table-cell>
          <table:table-cell office:value-type="float" office:value="0.002948279" calcext:value-type="float">
            <text:p>0.002948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design/theme-dark-sdce98b5d26.png</text:p>
          </table:table-cell>
          <table:table-cell office:value-type="float" office:value="0.002849874" calcext:value-type="float">
            <text:p>0.002849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design/get-started-s78b99e4908.png</text:p>
          </table:table-cell>
          <table:table-cell office:value-type="float" office:value="0.002764028" calcext:value-type="float">
            <text:p>0.0027640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lider-image2.jpg</text:p>
          </table:table-cell>
          <table:table-cell office:value-type="float" office:value="0.002361981" calcext:value-type="float">
            <text:p>0.002361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design/get-involved-sab06759d5a.png</text:p>
          </table:table-cell>
          <table:table-cell office:value-type="float" office:value="0.00228054" calcext:value-type="float">
            <text:p>0.002280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dark-sdce98b5d26.png</text:p>
          </table:table-cell>
          <table:table-cell office:value-type="float" office:value="0.002221469" calcext:value-type="float">
            <text:p>0.002221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branding/product-logos-sf6b4de32be.png</text:p>
          </table:table-cell>
          <table:table-cell office:value-type="float" office:value="0.002169764" calcext:value-type="float">
            <text:p>0.002169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lider-image3.jpg</text:p>
          </table:table-cell>
          <table:table-cell office:value-type="float" office:value="0.002101009" calcext:value-type="float">
            <text:p>0.0021010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as7screenshot.png</text:p>
          </table:table-cell>
          <table:table-cell office:value-type="float" office:value="0.00206214" calcext:value-type="float">
            <text:p>0.00206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design/theme-light-s8d1c484034.png</text:p>
          </table:table-cell>
          <table:table-cell office:value-type="float" office:value="0.001436152" calcext:value-type="float">
            <text:p>0.0014361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dark/background-tall.png</text:p>
          </table:table-cell>
          <table:table-cell office:value-type="float" office:value="0.001368846" calcext:value-type="float">
            <text:p>0.0013688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as7pi.png</text:p>
          </table:table-cell>
          <table:table-cell office:value-type="float" office:value="0.001201684" calcext:value-type="float">
            <text:p>0.0012016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picluster2.png</text:p>
          </table:table-cell>
          <table:table-cell office:value-type="float" office:value="0.001132098" calcext:value-type="float">
            <text:p>0.001132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picluster1.png</text:p>
          </table:table-cell>
          <table:table-cell office:value-type="float" office:value="0.001082603" calcext:value-type="float">
            <text:p>0.0010826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scripts.js</text:p>
          </table:table-cell>
          <table:table-cell office:value-type="float" office:value="0.00106671" calcext:value-type="float">
            <text:p>0.001066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user_site_yaml</text:p>
          </table:table-cell>
          <table:table-cell office:value-type="float" office:value="0.000914362" calcext:value-type="float">
            <text:p>0.000914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jbosseverywhere.png</text:p>
          </table:table-cell>
          <table:table-cell office:value-type="float" office:value="0.000909283" calcext:value-type="float">
            <text:p>0.0009092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lhc.png</text:p>
          </table:table-cell>
          <table:table-cell office:value-type="float" office:value="0.000885161" calcext:value-type="float">
            <text:p>0.000885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-s78b99e4908.png</text:p>
          </table:table-cell>
          <table:table-cell office:value-type="float" office:value="0.000783929" calcext:value-type="float">
            <text:p>0.0007839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light/background-tall.png</text:p>
          </table:table-cell>
          <table:table-cell office:value-type="float" office:value="0.000679693" calcext:value-type="float">
            <text:p>0.0006796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dark/background-short.png</text:p>
          </table:table-cell>
          <table:table-cell office:value-type="float" office:value="0.000662414" calcext:value-type="float">
            <text:p>0.0006624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default_site_yaml</text:p>
          </table:table-cell>
          <table:table-cell office:value-type="float" office:value="0.000660867" calcext:value-type="float">
            <text:p>0.0006608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light-s8d1c484034.png</text:p>
          </table:table-cell>
          <table:table-cell office:value-type="float" office:value="0.000632923" calcext:value-type="float">
            <text:p>0.000632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picluster3.png</text:p>
          </table:table-cell>
          <table:table-cell office:value-type="float" office:value="0.000622976" calcext:value-type="float">
            <text:p>0.0006229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premium.png</text:p>
          </table:table-cell>
          <table:table-cell office:value-type="float" office:value="0.000582511" calcext:value-type="float">
            <text:p>0.0005825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theme-light/background-short.png</text:p>
          </table:table-cell>
          <table:table-cell office:value-type="float" office:value="0.000554012" calcext:value-type="float">
            <text:p>0.000554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as7androidboot.png</text:p>
          </table:table-cell>
          <table:table-cell office:value-type="float" office:value="0.000527213" calcext:value-type="float">
            <text:p>0.000527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6884030/index.html</text:p>
          </table:table-cell>
          <table:table-cell office:value-type="float" office:value="0.000523818" calcext:value-type="float">
            <text:p>0.0005238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9890483/index.html</text:p>
          </table:table-cell>
          <table:table-cell office:value-type="float" office:value="0.000522366" calcext:value-type="float">
            <text:p>0.0005223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as7androidphone.jpg</text:p>
          </table:table-cell>
          <table:table-cell office:value-type="float" office:value="0.000507964" calcext:value-type="float">
            <text:p>0.000507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7038127/index.html</text:p>
          </table:table-cell>
          <table:table-cell office:value-type="float" office:value="0.000491265" calcext:value-type="float">
            <text:p>0.000491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ticket-monster-bg.png</text:p>
          </table:table-cell>
          <table:table-cell office:value-type="float" office:value="0.000490565" calcext:value-type="float">
            <text:p>0.000490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marsrover.png</text:p>
          </table:table-cell>
          <table:table-cell office:value-type="float" office:value="0.00048153" calcext:value-type="float">
            <text:p>0.00048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2204444/index.html</text:p>
          </table:table-cell>
          <table:table-cell office:value-type="float" office:value="0.000475987" calcext:value-type="float">
            <text:p>0.000475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involved/bg.png</text:p>
          </table:table-cell>
          <table:table-cell office:value-type="float" office:value="0.000458178" calcext:value-type="float">
            <text:p>0.0004581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000431139" calcext:value-type="float">
            <text:p>0.000431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app.css</text:p>
          </table:table-cell>
          <table:table-cell office:value-type="float" office:value="0.000424767" calcext:value-type="float">
            <text:p>0.000424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static_foundation.css</text:p>
          </table:table-cell>
          <table:table-cell office:value-type="float" office:value="0.000422364" calcext:value-type="float">
            <text:p>0.0004223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picluster4.png</text:p>
          </table:table-cell>
          <table:table-cell office:value-type="float" office:value="0.000405376" calcext:value-type="float">
            <text:p>0.0004053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faa.png</text:p>
          </table:table-cell>
          <table:table-cell office:value-type="float" office:value="0.000402096" calcext:value-type="float">
            <text:p>0.0004020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abide.js</text:p>
          </table:table-cell>
          <table:table-cell office:value-type="float" office:value="0.000395572" calcext:value-type="float">
            <text:p>0.0003955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-awesome/fonts/FontAwesome.otf</text:p>
          </table:table-cell>
          <table:table-cell office:value-type="float" office:value="0.0003812" calcext:value-type="float">
            <text:p>0.0003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ransactions-jdf/index.html</text:p>
          </table:table-cell>
          <table:table-cell office:value-type="float" office:value="0.000366189" calcext:value-type="float">
            <text:p>0.0003661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deltaspike-jdf/index.html</text:p>
          </table:table-cell>
          <table:table-cell office:value-type="float" office:value="0.000361967" calcext:value-type="float">
            <text:p>0.000361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smartgrid.png</text:p>
          </table:table-cell>
          <table:table-cell office:value-type="float" office:value="0.000359404" calcext:value-type="float">
            <text:p>0.000359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81565404/index.html</text:p>
          </table:table-cell>
          <table:table-cell office:value-type="float" office:value="0.00035798" calcext:value-type="float">
            <text:p>0.000357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6311377/index.html</text:p>
          </table:table-cell>
          <table:table-cell office:value-type="float" office:value="0.000353483" calcext:value-type="float">
            <text:p>0.0003534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errai-kitchensink-archetype/index.html</text:p>
          </table:table-cell>
          <table:table-cell office:value-type="float" office:value="0.000353439" calcext:value-type="float">
            <text:p>0.0003534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70822309/index.html</text:p>
          </table:table-cell>
          <table:table-cell office:value-type="float" office:value="0.000342947" calcext:value-type="float">
            <text:p>0.0003429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brms/capture.png</text:p>
          </table:table-cell>
          <table:table-cell office:value-type="float" office:value="0.000342542" calcext:value-type="float">
            <text:p>0.0003425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67480300/index.html</text:p>
          </table:table-cell>
          <table:table-cell office:value-type="float" office:value="0.000342424" calcext:value-type="float">
            <text:p>0.000342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jdf/index.html</text:p>
          </table:table-cell>
          <table:table-cell office:value-type="float" office:value="0.000339543" calcext:value-type="float">
            <text:p>0.0003395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00033849" calcext:value-type="float">
            <text:p>0.00033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video/vimeo/92554627/index.html</text:p>
          </table:table-cell>
          <table:table-cell office:value-type="float" office:value="0.000338346" calcext:value-type="float">
            <text:p>0.000338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eb/index.html</text:p>
          </table:table-cell>
          <table:table-cell office:value-type="float" office:value="0.000332877" calcext:value-type="float">
            <text:p>0.0003328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blank-archetype/index.html</text:p>
          </table:table-cell>
          <table:table-cell office:value-type="float" office:value="0.000332652" calcext:value-type="float">
            <text:p>0.000332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000332309" calcext:value-type="float">
            <text:p>0.000332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000330584" calcext:value-type="float">
            <text:p>0.0003305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000322846" calcext:value-type="float">
            <text:p>0.0003228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/index.html</text:p>
          </table:table-cell>
          <table:table-cell office:value-type="float" office:value="0.000320587" calcext:value-type="float">
            <text:p>0.000320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devnation1_desktop_1175x400.png</text:p>
          </table:table-cell>
          <table:table-cell office:value-type="float" office:value="0.000320409" calcext:value-type="float">
            <text:p>0.0003204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2_5-bom-wfk/index.html</text:p>
          </table:table-cell>
          <table:table-cell office:value-type="float" office:value="0.000318016" calcext:value-type="float">
            <text:p>0.0003180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vendor/jquery.js</text:p>
          </table:table-cell>
          <table:table-cell office:value-type="float" office:value="0.000306906" calcext:value-type="float">
            <text:p>0.000306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highlight.min.js</text:p>
          </table:table-cell>
          <table:table-cell office:value-type="float" office:value="0.000306216" calcext:value-type="float">
            <text:p>0.0003062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ransactions-jdf/index.html</text:p>
          </table:table-cell>
          <table:table-cell office:value-type="float" office:value="0.000305413" calcext:value-type="float">
            <text:p>0.0003054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000305175" calcext:value-type="float">
            <text:p>0.0003051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-jdf/index.html</text:p>
          </table:table-cell>
          <table:table-cell office:value-type="float" office:value="0.000304597" calcext:value-type="float">
            <text:p>0.0003045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richfaces-jdf/index.html</text:p>
          </table:table-cell>
          <table:table-cell office:value-type="float" office:value="0.000304451" calcext:value-type="float">
            <text:p>0.0003044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0-bom-wfk/index.html</text:p>
          </table:table-cell>
          <table:table-cell office:value-type="float" office:value="0.000303993" calcext:value-type="float">
            <text:p>0.0003039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hibernate3-jdf/index.html</text:p>
          </table:table-cell>
          <table:table-cell office:value-type="float" office:value="0.000303958" calcext:value-type="float">
            <text:p>0.000303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blank-archetype/index.html</text:p>
          </table:table-cell>
          <table:table-cell office:value-type="float" office:value="0.000303621" calcext:value-type="float">
            <text:p>0.000303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2_5-bom-wfk/index.html</text:p>
          </table:table-cell>
          <table:table-cell office:value-type="float" office:value="0.000302289" calcext:value-type="float">
            <text:p>0.0003022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magula.css</text:p>
          </table:table-cell>
          <table:table-cell office:value-type="float" office:value="0.000288353" calcext:value-type="float">
            <text:p>0.0002883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cloud_tm_arch.png</text:p>
          </table:table-cell>
          <table:table-cell office:value-type="float" office:value="0.000278571" calcext:value-type="float">
            <text:p>0.000278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security-jdf/index.html</text:p>
          </table:table-cell>
          <table:table-cell office:value-type="float" office:value="0.000277995" calcext:value-type="float">
            <text:p>0.0002779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mappings.json</text:p>
          </table:table-cell>
          <table:table-cell office:value-type="float" office:value="0.000275102" calcext:value-type="float">
            <text:p>0.0002751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datavirt/red-hat-jboss-datavirt.png</text:p>
          </table:table-cell>
          <table:table-cell office:value-type="float" office:value="0.000267202" calcext:value-type="float">
            <text:p>0.0002672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clearing.js</text:p>
          </table:table-cell>
          <table:table-cell office:value-type="float" office:value="0.000266512" calcext:value-type="float">
            <text:p>0.000266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-awesome/fonts/fontawesome-webfont.svg</text:p>
          </table:table-cell>
          <table:table-cell office:value-type="float" office:value="0.000266214" calcext:value-type="float">
            <text:p>0.000266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search.js</text:p>
          </table:table-cell>
          <table:table-cell office:value-type="float" office:value="0.000265288" calcext:value-type="float">
            <text:p>0.0002652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jdf/index.html</text:p>
          </table:table-cell>
          <table:table-cell office:value-type="float" office:value="0.000265219" calcext:value-type="float">
            <text:p>0.0002652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involved-sab06759d5a.png</text:p>
          </table:table-cell>
          <table:table-cell office:value-type="float" office:value="0.000263017" calcext:value-type="float">
            <text:p>0.000263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eb/index.html</text:p>
          </table:table-cell>
          <table:table-cell office:value-type="float" office:value="0.000253626" calcext:value-type="float">
            <text:p>0.0002536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ransactions-jdf/index.html</text:p>
          </table:table-cell>
          <table:table-cell office:value-type="float" office:value="0.00025127" calcext:value-type="float">
            <text:p>0.00025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favicon.ico</text:p>
          </table:table-cell>
          <table:table-cell office:value-type="float" office:value="0.000249095" calcext:value-type="float">
            <text:p>0.0002490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global.css</text:p>
          </table:table-cell>
          <table:table-cell office:value-type="float" office:value="0.000247936" calcext:value-type="float">
            <text:p>0.0002479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archetype/index.html</text:p>
          </table:table-cell>
          <table:table-cell office:value-type="float" office:value="0.000247853" calcext:value-type="float">
            <text:p>0.0002478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newsletter.png</text:p>
          </table:table-cell>
          <table:table-cell office:value-type="float" office:value="0.000242901" calcext:value-type="float">
            <text:p>0.000242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newsletter/newsletter.png</text:p>
          </table:table-cell>
          <table:table-cell office:value-type="float" office:value="0.000236381" calcext:value-type="float">
            <text:p>0.0002363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jdf/index.html</text:p>
          </table:table-cell>
          <table:table-cell office:value-type="float" office:value="0.000235381" calcext:value-type="float">
            <text:p>0.0002353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s/jboss-org-customcabin.svg</text:p>
          </table:table-cell>
          <table:table-cell office:value-type="float" office:value="0.000233187" calcext:value-type="float">
            <text:p>0.000233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/index.html</text:p>
          </table:table-cell>
          <table:table-cell office:value-type="float" office:value="0.000226401" calcext:value-type="float">
            <text:p>0.000226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blank-archetype/index.html</text:p>
          </table:table-cell>
          <table:table-cell office:value-type="float" office:value="0.000225141" calcext:value-type="float">
            <text:p>0.0002251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ooks/book_buildingmodularcloudappswithosgi.jpg</text:p>
          </table:table-cell>
          <table:table-cell office:value-type="float" office:value="0.000224248" calcext:value-type="float">
            <text:p>0.0002242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logging-jdf/index.html</text:p>
          </table:table-cell>
          <table:table-cell office:value-type="float" office:value="0.00022411" calcext:value-type="float">
            <text:p>0.00022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errai-jdf/index.html</text:p>
          </table:table-cell>
          <table:table-cell office:value-type="float" office:value="0.000223438" calcext:value-type="float">
            <text:p>0.000223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archetype/index.html</text:p>
          </table:table-cell>
          <table:table-cell office:value-type="float" office:value="0.000221362" calcext:value-type="float">
            <text:p>0.000221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osgi-jdf/index.html</text:p>
          </table:table-cell>
          <table:table-cell office:value-type="float" office:value="0.000220259" calcext:value-type="float">
            <text:p>0.0002202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deltaspike-jdf/index.html</text:p>
          </table:table-cell>
          <table:table-cell office:value-type="float" office:value="0.000213638" calcext:value-type="float">
            <text:p>0.0002136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jbosstsrunning.png</text:p>
          </table:table-cell>
          <table:table-cell office:value-type="float" office:value="0.000212158" calcext:value-type="float">
            <text:p>0.0002121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1-bom-wfk/index.html</text:p>
          </table:table-cell>
          <table:table-cell office:value-type="float" office:value="0.000211864" calcext:value-type="float">
            <text:p>0.000211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techs.out</text:p>
          </table:table-cell>
          <table:table-cell office:value-type="float" office:value="0.000210511" calcext:value-type="float">
            <text:p>0.0002105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fuse/overview.png</text:p>
          </table:table-cell>
          <table:table-cell office:value-type="float" office:value="0.000208633" calcext:value-type="float">
            <text:p>0.000208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2_5-bom-wfk/index.html</text:p>
          </table:table-cell>
          <table:table-cell office:value-type="float" office:value="0.000207901" calcext:value-type="float">
            <text:p>0.000207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2-bom-wfk/index.html</text:p>
          </table:table-cell>
          <table:table-cell office:value-type="float" office:value="0.000207804" calcext:value-type="float">
            <text:p>0.000207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000207691" calcext:value-type="float">
            <text:p>0.000207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0-bom-wfk/index.html</text:p>
          </table:table-cell>
          <table:table-cell office:value-type="float" office:value="0.000207538" calcext:value-type="float">
            <text:p>0.0002075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0-bom-wfk/index.html</text:p>
          </table:table-cell>
          <table:table-cell office:value-type="float" office:value="0.000207477" calcext:value-type="float">
            <text:p>0.000207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os-filter.js</text:p>
          </table:table-cell>
          <table:table-cell office:value-type="float" office:value="0.000205682" calcext:value-type="float">
            <text:p>0.0002056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buzzdefault_orange.png</text:p>
          </table:table-cell>
          <table:table-cell office:value-type="float" office:value="0.00020413" calcext:value-type="float">
            <text:p>0.000204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cloud_tm.png</text:p>
          </table:table-cell>
          <table:table-cell office:value-type="float" office:value="0.000203119" calcext:value-type="float">
            <text:p>0.0002031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newcastle_header.png</text:p>
          </table:table-cell>
          <table:table-cell office:value-type="float" office:value="0.000202798" calcext:value-type="float">
            <text:p>0.0002027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000201458" calcext:value-type="float">
            <text:p>0.0002014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cp.js</text:p>
          </table:table-cell>
          <table:table-cell office:value-type="float" office:value="0.000201412" calcext:value-type="float">
            <text:p>0.0002014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richfaces-archetype-kitchensink/index.html</text:p>
          </table:table-cell>
          <table:table-cell office:value-type="float" office:value="0.000201281" calcext:value-type="float">
            <text:p>0.0002012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amples/person.png</text:p>
          </table:table-cell>
          <table:table-cell office:value-type="float" office:value="0.000201156" calcext:value-type="float">
            <text:p>0.000201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js</text:p>
          </table:table-cell>
          <table:table-cell office:value-type="float" office:value="0.000200162" calcext:value-type="float">
            <text:p>0.0002001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ear-archetype/index.html</text:p>
          </table:table-cell>
          <table:table-cell office:value-type="float" office:value="0.000199814" calcext:value-type="float">
            <text:p>0.000199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rolo.jpg</text:p>
          </table:table-cell>
          <table:table-cell office:value-type="float" office:value="0.000199352" calcext:value-type="float">
            <text:p>0.000199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errai-kitchensink-archetype/index.html</text:p>
          </table:table-cell>
          <table:table-cell office:value-type="float" office:value="0.000198988" calcext:value-type="float">
            <text:p>0.0001989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2-bom-wfk/index.html</text:p>
          </table:table-cell>
          <table:table-cell office:value-type="float" office:value="0.000198874" calcext:value-type="float">
            <text:p>0.000198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archetype/index.html</text:p>
          </table:table-cell>
          <table:table-cell office:value-type="float" office:value="0.000198351" calcext:value-type="float">
            <text:p>0.0001983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article.png</text:p>
          </table:table-cell>
          <table:table-cell office:value-type="float" office:value="0.000197649" calcext:value-type="float">
            <text:p>0.000197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archetypes/eap/jboss-javaee6-webapp-blank-archetype/index.html</text:p>
          </table:table-cell>
          <table:table-cell office:value-type="float" office:value="0.000197386" calcext:value-type="float">
            <text:p>0.0001973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jboss-javaee-6_0-with-tools-jdf/index.html</text:p>
          </table:table-cell>
          <table:table-cell office:value-type="float" office:value="0.000197066" calcext:value-type="float">
            <text:p>0.0001970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isotope.min.js</text:p>
          </table:table-cell>
          <table:table-cell office:value-type="float" office:value="0.000196961" calcext:value-type="float">
            <text:p>0.000196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1-bom-wfk/index.html</text:p>
          </table:table-cell>
          <table:table-cell office:value-type="float" office:value="0.000196722" calcext:value-type="float">
            <text:p>0.0001967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boms/eap/spring-3_1-bom-wfk/index.html</text:p>
          </table:table-cell>
          <table:table-cell office:value-type="float" office:value="0.000193538" calcext:value-type="float">
            <text:p>0.0001935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-awesome/fonts/fontawesome-webfont.ttf</text:p>
          </table:table-cell>
          <table:table-cell office:value-type="float" office:value="0.000193265" calcext:value-type="float">
            <text:p>0.000193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devnation1_mobile_480x500.png</text:p>
          </table:table-cell>
          <table:table-cell office:value-type="float" office:value="0.000191087" calcext:value-type="float">
            <text:p>0.0001910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ajax-loader.gif</text:p>
          </table:table-cell>
          <table:table-cell office:value-type="float" office:value="0.00018814" calcext:value-type="float">
            <text:p>0.00018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jbosstsdev.png</text:p>
          </table:table-cell>
          <table:table-cell office:value-type="float" office:value="0.000186814" calcext:value-type="float">
            <text:p>0.000186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iot/WildFlyPi.png</text:p>
          </table:table-cell>
          <table:table-cell office:value-type="float" office:value="0.000182547" calcext:value-type="float">
            <text:p>0.0001825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-sd768695660.png</text:p>
          </table:table-cell>
          <table:table-cell office:value-type="float" office:value="0.000178791" calcext:value-type="float">
            <text:p>0.000178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s/jboss-org-customcabin.ttf</text:p>
          </table:table-cell>
          <table:table-cell office:value-type="float" office:value="0.000177006" calcext:value-type="float">
            <text:p>0.0001770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events/event-bg-1.png</text:p>
          </table:table-cell>
          <table:table-cell office:value-type="float" office:value="0.000170303" calcext:value-type="float">
            <text:p>0.0001703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sprites/icons-s6ca905c825.png</text:p>
          </table:table-cell>
          <table:table-cell office:value-type="float" office:value="0.000169424" calcext:value-type="float">
            <text:p>0.000169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bg-squares.png</text:p>
          </table:table-cell>
          <table:table-cell office:value-type="float" office:value="0.000168984" calcext:value-type="float">
            <text:p>0.0001689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redhat-logo.png</text:p>
          </table:table-cell>
          <table:table-cell office:value-type="float" office:value="0.00016738" calcext:value-type="float">
            <text:p>0.00016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s/SIL Open Font License.txt</text:p>
          </table:table-cell>
          <table:table-cell office:value-type="float" office:value="0.000166594" calcext:value-type="float">
            <text:p>0.000166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newcastle_universitybuilding.jpg</text:p>
          </table:table-cell>
          <table:table-cell office:value-type="float" office:value="0.000165695" calcext:value-type="float">
            <text:p>0.0001656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eople/BartoszMajsak.jpg</text:p>
          </table:table-cell>
          <table:table-cell office:value-type="float" office:value="0.000164455" calcext:value-type="float">
            <text:p>0.0001644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reypx.png</text:p>
          </table:table-cell>
          <table:table-cell office:value-type="float" office:value="0.000162461" calcext:value-type="float">
            <text:p>0.0001624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ocker/docker.png</text:p>
          </table:table-cell>
          <table:table-cell office:value-type="float" office:value="0.000160959" calcext:value-type="float">
            <text:p>0.000160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projects/default_200x150.png</text:p>
          </table:table-cell>
          <table:table-cell office:value-type="float" office:value="0.000159745" calcext:value-type="float">
            <text:p>0.000159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picker.date.js</text:p>
          </table:table-cell>
          <table:table-cell office:value-type="float" office:value="0.000157543" calcext:value-type="float">
            <text:p>0.0001575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joyride.js</text:p>
          </table:table-cell>
          <table:table-cell office:value-type="float" office:value="0.000157471" calcext:value-type="float">
            <text:p>0.000157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topbar.js</text:p>
          </table:table-cell>
          <table:table-cell office:value-type="float" office:value="0.000157065" calcext:value-type="float">
            <text:p>0.000157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leads.png</text:p>
          </table:table-cell>
          <table:table-cell office:value-type="float" office:value="0.000156224" calcext:value-type="float">
            <text:p>0.0001562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jbossdeveloper_stacks.png</text:p>
          </table:table-cell>
          <table:table-cell office:value-type="float" office:value="0.000155841" calcext:value-type="float">
            <text:p>0.0001558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vendor/zepto.js</text:p>
          </table:table-cell>
          <table:table-cell office:value-type="float" office:value="0.000154935" calcext:value-type="float">
            <text:p>0.000154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fsw/fsw_overview.png</text:p>
          </table:table-cell>
          <table:table-cell office:value-type="float" office:value="0.000154253" calcext:value-type="float">
            <text:p>0.000154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swipe.js</text:p>
          </table:table-cell>
          <table:table-cell office:value-type="float" office:value="0.000153624" calcext:value-type="float">
            <text:p>0.000153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-awesome/fonts/fontawesome-webfont.woff</text:p>
          </table:table-cell>
          <table:table-cell office:value-type="float" office:value="0.000153277" calcext:value-type="float">
            <text:p>0.0001532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leads_arch.png</text:p>
          </table:table-cell>
          <table:table-cell office:value-type="float" office:value="0.000151039" calcext:value-type="float">
            <text:p>0.000151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s/jboss-org-customcabin.woff</text:p>
          </table:table-cell>
          <table:table-cell office:value-type="float" office:value="0.000150964" calcext:value-type="float">
            <text:p>0.000150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reveal.js</text:p>
          </table:table-cell>
          <table:table-cell office:value-type="float" office:value="0.000150107" calcext:value-type="float">
            <text:p>0.0001501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rating.js</text:p>
          </table:table-cell>
          <table:table-cell office:value-type="float" office:value="0.000149913" calcext:value-type="float">
            <text:p>0.0001499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moment.min.js</text:p>
          </table:table-cell>
          <table:table-cell office:value-type="float" office:value="0.000149823" calcext:value-type="float">
            <text:p>0.000149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picturefill.js</text:p>
          </table:table-cell>
          <table:table-cell office:value-type="float" office:value="0.00014902" calcext:value-type="float">
            <text:p>0.000149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interchange.js</text:p>
          </table:table-cell>
          <table:table-cell office:value-type="float" office:value="0.000148866" calcext:value-type="float">
            <text:p>0.0001488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ooks/book_developingjavaEE6applicationsonjbossas7.jpg</text:p>
          </table:table-cell>
          <table:table-cell office:value-type="float" office:value="0.000148211" calcext:value-type="float">
            <text:p>0.000148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fontcustom/fontcustom_cb066050d5b786186aa0e7f121427d8b.ttf</text:p>
          </table:table-cell>
          <table:table-cell office:value-type="float" office:value="0.000147123" calcext:value-type="float">
            <text:p>0.000147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fuse/Fuse_Builtfromdiagram_02.png</text:p>
          </table:table-cell>
          <table:table-cell office:value-type="float" office:value="0.000146358" calcext:value-type="float">
            <text:p>0.0001463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socialite.min.js</text:p>
          </table:table-cell>
          <table:table-cell office:value-type="float" office:value="0.000145013" calcext:value-type="float">
            <text:p>0.000145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-awesome/fonts/fontawesome-webfont.eot</text:p>
          </table:table-cell>
          <table:table-cell office:value-type="float" office:value="0.000144505" calcext:value-type="float">
            <text:p>0.000144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cookie.js</text:p>
          </table:table-cell>
          <table:table-cell office:value-type="float" office:value="0.000144317" calcext:value-type="float">
            <text:p>0.0001443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forms.js</text:p>
          </table:table-cell>
          <table:table-cell office:value-type="float" office:value="0.000143932" calcext:value-type="float">
            <text:p>0.0001439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webserver/icon-apache.png</text:p>
          </table:table-cell>
          <table:table-cell office:value-type="float" office:value="0.000143667" calcext:value-type="float">
            <text:p>0.0001436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bpm-suite.png</text:p>
          </table:table-cell>
          <table:table-cell office:value-type="float" office:value="0.000142655" calcext:value-type="float">
            <text:p>0.0001426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soa-platform.png</text:p>
          </table:table-cell>
          <table:table-cell office:value-type="float" office:value="0.000142377" calcext:value-type="float">
            <text:p>0.0001423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placeholder.js</text:p>
          </table:table-cell>
          <table:table-cell office:value-type="float" office:value="0.000141495" calcext:value-type="float">
            <text:p>0.0001414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XDomainRequest.js</text:p>
          </table:table-cell>
          <table:table-cell office:value-type="float" office:value="0.000140104" calcext:value-type="float">
            <text:p>0.0001401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tooltips.js</text:p>
          </table:table-cell>
          <table:table-cell office:value-type="float" office:value="0.000140017" calcext:value-type="float">
            <text:p>0.000140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tooltips.js</text:p>
          </table:table-cell>
          <table:table-cell office:value-type="float" office:value="0.000139749" calcext:value-type="float">
            <text:p>0.000139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fontcustom/fontcustom_cb066050d5b786186aa0e7f121427d8b.eot</text:p>
          </table:table-cell>
          <table:table-cell office:value-type="float" office:value="0.000139613" calcext:value-type="float">
            <text:p>0.0001396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devstudio/icon-eclipse.png</text:p>
          </table:table-cell>
          <table:table-cell office:value-type="float" office:value="0.000139475" calcext:value-type="float">
            <text:p>0.0001394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calendar.png</text:p>
          </table:table-cell>
          <table:table-cell office:value-type="float" office:value="0.000139364" calcext:value-type="float">
            <text:p>0.0001393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solution.png</text:p>
          </table:table-cell>
          <table:table-cell office:value-type="float" office:value="0.000139339" calcext:value-type="float">
            <text:p>0.0001393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research/tsb.png</text:p>
          </table:table-cell>
          <table:table-cell office:value-type="float" office:value="0.000139311" calcext:value-type="float">
            <text:p>0.0001393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stylesheets/fonts/jboss-org-customcabin.eot</text:p>
          </table:table-cell>
          <table:table-cell office:value-type="float" office:value="0.000138529" calcext:value-type="float">
            <text:p>0.0001385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alerts.js</text:p>
          </table:table-cell>
          <table:table-cell office:value-type="float" office:value="0.000137953" calcext:value-type="float">
            <text:p>0.0001379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wnload.js</text:p>
          </table:table-cell>
          <table:table-cell office:value-type="float" office:value="0.000137713" calcext:value-type="float">
            <text:p>0.0001377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a-mq.png</text:p>
          </table:table-cell>
          <table:table-cell office:value-type="float" office:value="0.000135471" calcext:value-type="float">
            <text:p>0.000135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enterprise-app-platform.png</text:p>
          </table:table-cell>
          <table:table-cell office:value-type="float" office:value="0.000135448" calcext:value-type="float">
            <text:p>0.0001354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data-virtualization.png</text:p>
          </table:table-cell>
          <table:table-cell office:value-type="float" office:value="0.000133699" calcext:value-type="float">
            <text:p>0.0001336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dropdown.js</text:p>
          </table:table-cell>
          <table:table-cell office:value-type="float" office:value="0.000133657" calcext:value-type="float">
            <text:p>0.0001336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fontcustom/fontcustom_cb066050d5b786186aa0e7f121427d8b.svg</text:p>
          </table:table-cell>
          <table:table-cell office:value-type="float" office:value="0.000133564" calcext:value-type="float">
            <text:p>0.0001335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vendor/custom.modernizr.js</text:p>
          </table:table-cell>
          <table:table-cell office:value-type="float" office:value="0.000132614" calcext:value-type="float">
            <text:p>0.000132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fsw.png</text:p>
          </table:table-cell>
          <table:table-cell office:value-type="float" office:value="0.000132504" calcext:value-type="float">
            <text:p>0.000132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brms.png</text:p>
          </table:table-cell>
          <table:table-cell office:value-type="float" office:value="0.000132456" calcext:value-type="float">
            <text:p>0.0001324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resize.js</text:p>
          </table:table-cell>
          <table:table-cell office:value-type="float" office:value="0.000132401" calcext:value-type="float">
            <text:p>0.000132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polyfiller.js</text:p>
          </table:table-cell>
          <table:table-cell office:value-type="float" office:value="0.000132095" calcext:value-type="float">
            <text:p>0.0001320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forms.js</text:p>
          </table:table-cell>
          <table:table-cell office:value-type="float" office:value="0.000131501" calcext:value-type="float">
            <text:p>0.0001315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jbossdeveloper_bom.png</text:p>
          </table:table-cell>
          <table:table-cell office:value-type="float" office:value="0.000131464" calcext:value-type="float">
            <text:p>0.0001314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events/event-minibanner.jpg</text:p>
          </table:table-cell>
          <table:table-cell office:value-type="float" office:value="0.00013131" calcext:value-type="float">
            <text:p>0.000131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modernizr-custom.js</text:p>
          </table:table-cell>
          <table:table-cell office:value-type="float" office:value="0.000131271" calcext:value-type="float">
            <text:p>0.000131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picker.js</text:p>
          </table:table-cell>
          <table:table-cell office:value-type="float" office:value="0.000130954" calcext:value-type="float">
            <text:p>0.0001309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eople/MarkusEisele.jpg</text:p>
          </table:table-cell>
          <table:table-cell office:value-type="float" office:value="0.000130925" calcext:value-type="float">
            <text:p>0.0001309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jbossdeveloper_archetype.png</text:p>
          </table:table-cell>
          <table:table-cell office:value-type="float" office:value="0.000130621" calcext:value-type="float">
            <text:p>0.000130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eople/JasonGreene.png</text:p>
          </table:table-cell>
          <table:table-cell office:value-type="float" office:value="0.000130227" calcext:value-type="float">
            <text:p>0.000130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materials-thumb1.jpg</text:p>
          </table:table-cell>
          <table:table-cell office:value-type="float" office:value="0.000129946" calcext:value-type="float">
            <text:p>0.0001299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interchange.js</text:p>
          </table:table-cell>
          <table:table-cell office:value-type="float" office:value="0.000129942" calcext:value-type="float">
            <text:p>0.0001299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bg.png</text:p>
          </table:table-cell>
          <table:table-cell office:value-type="float" office:value="0.00012875" calcext:value-type="float">
            <text:p>0.00012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facebook-bubble.png</text:p>
          </table:table-cell>
          <table:table-cell office:value-type="float" office:value="0.000127719" calcext:value-type="float">
            <text:p>0.0001277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operationsnetwork.png</text:p>
          </table:table-cell>
          <table:table-cell office:value-type="float" office:value="0.000127525" calcext:value-type="float">
            <text:p>0.0001275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eople/EstebanAliverti.jpg</text:p>
          </table:table-cell>
          <table:table-cell office:value-type="float" office:value="0.000127355" calcext:value-type="float">
            <text:p>0.0001273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timeago.js</text:p>
          </table:table-cell>
          <table:table-cell office:value-type="float" office:value="0.000127352" calcext:value-type="float">
            <text:p>0.000127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get-started/jbossdeveloper_quickstart.png</text:p>
          </table:table-cell>
          <table:table-cell office:value-type="float" office:value="0.000127148" calcext:value-type="float">
            <text:p>0.0001271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abide.js</text:p>
          </table:table-cell>
          <table:table-cell office:value-type="float" office:value="0.0001256" calcext:value-type="float">
            <text:p>0.0001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alerts.js</text:p>
          </table:table-cell>
          <table:table-cell office:value-type="float" office:value="0.000125467" calcext:value-type="float">
            <text:p>0.0001254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data-grid.png</text:p>
          </table:table-cell>
          <table:table-cell office:value-type="float" office:value="0.00012546" calcext:value-type="float">
            <text:p>0.000125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experimental.png</text:p>
          </table:table-cell>
          <table:table-cell office:value-type="float" office:value="0.000124127" calcext:value-type="float">
            <text:p>0.000124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ooks/book_noimageavailable.jpg</text:p>
          </table:table-cell>
          <table:table-cell office:value-type="float" office:value="0.000123973" calcext:value-type="float">
            <text:p>0.000123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projects.js</text:p>
          </table:table-cell>
          <table:table-cell office:value-type="float" office:value="0.000123511" calcext:value-type="float">
            <text:p>0.0001235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orbit.js</text:p>
          </table:table-cell>
          <table:table-cell office:value-type="float" office:value="0.000123403" calcext:value-type="float">
            <text:p>0.0001234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portal.png</text:p>
          </table:table-cell>
          <table:table-cell office:value-type="float" office:value="0.000122704" calcext:value-type="float">
            <text:p>0.0001227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products/webserver/icon-apache@2x.png</text:p>
          </table:table-cell>
          <table:table-cell office:value-type="float" office:value="0.000122368" calcext:value-type="float">
            <text:p>0.0001223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/redhat.png</text:p>
          </table:table-cell>
          <table:table-cell office:value-type="float" office:value="0.000122246" calcext:value-type="float">
            <text:p>0.000122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imagesloaded.min.js</text:p>
          </table:table-cell>
          <table:table-cell office:value-type="float" office:value="0.000122201" calcext:value-type="float">
            <text:p>0.0001222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web-server.png</text:p>
          </table:table-cell>
          <table:table-cell office:value-type="float" office:value="0.000121206" calcext:value-type="float">
            <text:p>0.000121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icons-s6ca905c825.png</text:p>
          </table:table-cell>
          <table:table-cell office:value-type="float" office:value="0.000120666" calcext:value-type="float">
            <text:p>0.000120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developer-studio.png</text:p>
          </table:table-cell>
          <table:table-cell office:value-type="float" office:value="0.000120456" calcext:value-type="float">
            <text:p>0.0001204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joyride.js</text:p>
          </table:table-cell>
          <table:table-cell office:value-type="float" office:value="0.000120307" calcext:value-type="float">
            <text:p>0.0001203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placeholder.js</text:p>
          </table:table-cell>
          <table:table-cell office:value-type="float" office:value="0.000120108" calcext:value-type="float">
            <text:p>0.0001201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fuse.png</text:p>
          </table:table-cell>
          <table:table-cell office:value-type="float" office:value="0.000119248" calcext:value-type="float">
            <text:p>0.0001192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section.js</text:p>
          </table:table-cell>
          <table:table-cell office:value-type="float" office:value="0.000118276" calcext:value-type="float">
            <text:p>0.0001182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vendor/jquery.paging.min.js</text:p>
          </table:table-cell>
          <table:table-cell office:value-type="float" office:value="0.000118178" calcext:value-type="float">
            <text:p>0.0001181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dropdown.js</text:p>
          </table:table-cell>
          <table:table-cell office:value-type="float" office:value="0.00011794" calcext:value-type="float">
            <text:p>0.000117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js</text:p>
          </table:table-cell>
          <table:table-cell office:value-type="float" office:value="0.000117502" calcext:value-type="float">
            <text:p>0.0001175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orbit.js</text:p>
          </table:table-cell>
          <table:table-cell office:value-type="float" office:value="0.000117375" calcext:value-type="float">
            <text:p>0.000117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design/stripes.png</text:p>
          </table:table-cell>
          <table:table-cell office:value-type="float" office:value="0.000117042" calcext:value-type="float">
            <text:p>0.000117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cookie.js</text:p>
          </table:table-cell>
          <table:table-cell office:value-type="float" office:value="0.000116696" calcext:value-type="float">
            <text:p>0.0001166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marketing-ops.js</text:p>
          </table:table-cell>
          <table:table-cell office:value-type="float" office:value="0.00011662" calcext:value-type="float">
            <text:p>0.000116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topbar.js</text:p>
          </table:table-cell>
          <table:table-cell office:value-type="float" office:value="0.000115261" calcext:value-type="float">
            <text:p>0.0001152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clearing.js</text:p>
          </table:table-cell>
          <table:table-cell office:value-type="float" office:value="0.000115056" calcext:value-type="float">
            <text:p>0.0001150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images/branding/product-logos/framework-kit.png</text:p>
          </table:table-cell>
          <table:table-cell office:value-type="float" office:value="0.000113794" calcext:value-type="float">
            <text:p>0.0001137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js</text:p>
          </table:table-cell>
          <table:table-cell office:value-type="float" office:value="0.000112748" calcext:value-type="float">
            <text:p>0.000112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docker/foundation/foundation.magellan.js</text:p>
          </table:table-cell>
          <table:table-cell office:value-type="float" office:value="0.000112562" calcext:value-type="float">
            <text:p>0.0001125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section.js</text:p>
          </table:table-cell>
          <table:table-cell office:value-type="float" office:value="0.000112184" calcext:value-type="float">
            <text:p>0.000112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magellan.js</text:p>
          </table:table-cell>
          <table:table-cell office:value-type="float" office:value="0.000111898" calcext:value-type="float">
            <text:p>0.000111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configure_compass</text:p>
          </table:table-cell>
          <table:table-cell office:value-type="float" office:value="0.0001114" calcext:value-type="float">
            <text:p>0.00011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home/jporter/projects/jboss/www.jboss.org/_site/javascripts/foundation/foundation.reveal.js</text:p>
          </table:table-cell>
          <table:table-cell office:value-type="float" office:value="0.000110271" calcext:value-type="float">
            <text:p>0.000110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base_url</text:p>
          </table:table-cell>
          <table:table-cell office:value-type="float" office:value="0.000028703" calcext:value-type="float">
            <text:p>0.0000287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djust_load_path</text:p>
          </table:table-cell>
          <table:table-cell office:value-type="float" office:value="0.00001279" calcext:value-type="float">
            <text:p>0.00001279</text:p>
          </table:table-cell>
          <table:table-cell office:value-type="string" calcext:value-type="string">
            <text:p>seconds</text:p>
          </table:table-cell>
        </table:table-row>
      </table:table>
      <table:table table:name="osprey-05 - Base run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uild 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generate_output</text:p>
          </table:table-cell>
          <table:table-cell office:value-type="float" office:value="802.094780295" calcext:value-type="float">
            <text:p>802.0947802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execute_pipeline</text:p>
          </table:table-cell>
          <table:table-cell office:value-type="float" office:value="229.960771927" calcext:value-type="float">
            <text:p>229.9607719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sciidoc_example repo _ticket-monster</text:p>
          </table:table-cell>
          <table:table-cell office:value-type="float" office:value="151.077097813" calcext:value-type="float">
            <text:p>151.077097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troduction/index.html</text:p>
          </table:table-cell>
          <table:table-cell office:value-type="float" office:value="110.058243324" calcext:value-type="float">
            <text:p>110.0582433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raspberrypi/index.html</text:p>
          </table:table-cell>
          <table:table-cell office:value-type="float" office:value="60.807547138" calcext:value-type="float">
            <text:p>60.8075471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dd-your-event/index.html</text:p>
          </table:table-cell>
          <table:table-cell office:value-type="float" office:value="46.842770504" calcext:value-type="float">
            <text:p>46.842770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hybridui/index.html</text:p>
          </table:table-cell>
          <table:table-cell office:value-type="float" office:value="24.444035982" calcext:value-type="float">
            <text:p>24.444035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vimeo</text:p>
          </table:table-cell>
          <table:table-cell office:value-type="float" office:value="23.687143144" calcext:value-type="float">
            <text:p>23.6871431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overview/index.html</text:p>
          </table:table-cell>
          <table:table-cell office:value-type="float" office:value="16.468981542" calcext:value-type="float">
            <text:p>16.4689815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ducts/index.html</text:p>
          </table:table-cell>
          <table:table-cell office:value-type="float" office:value="14.692698039" calcext:value-type="float">
            <text:p>14.692698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app.css</text:p>
          </table:table-cell>
          <table:table-cell office:value-type="float" office:value="11.849367922" calcext:value-type="float">
            <text:p>11.8493679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ndex.html</text:p>
          </table:table-cell>
          <table:table-cell office:value-type="float" office:value="11.174888739" calcext:value-type="float">
            <text:p>11.174888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global.css</text:p>
          </table:table-cell>
          <table:table-cell office:value-type="float" office:value="9.529499107" calcext:value-type="float">
            <text:p>9.5294991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ndex.html</text:p>
          </table:table-cell>
          <table:table-cell office:value-type="float" office:value="8.924192611" calcext:value-type="float">
            <text:p>8.9241926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adminhtml5/index.html</text:p>
          </table:table-cell>
          <table:table-cell office:value-type="float" office:value="8.535222705" calcext:value-type="float">
            <text:p>8.5352227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ctions</text:p>
          </table:table-cell>
          <table:table-cell office:value-type="float" office:value="8.527936073" calcext:value-type="float">
            <text:p>8.5279360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tapersistence/index.html</text:p>
          </table:table-cell>
          <table:table-cell office:value-type="float" office:value="7.237657036" calcext:value-type="float">
            <text:p>7.237657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eap-quickstarts</text:p>
          </table:table-cell>
          <table:table-cell office:value-type="float" office:value="7.158158969" calcext:value-type="float">
            <text:p>7.158158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overview/index.html</text:p>
          </table:table-cell>
          <table:table-cell office:value-type="float" office:value="6.351635233" calcext:value-type="float">
            <text:p>6.3516352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get-started/index.html</text:p>
          </table:table-cell>
          <table:table-cell office:value-type="float" office:value="5.001064402" calcext:value-type="float">
            <text:p>5.0010644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whatisticketmonster/index.html</text:p>
          </table:table-cell>
          <table:table-cell office:value-type="float" office:value="4.777317325" calcext:value-type="float">
            <text:p>4.7773173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android/index.html</text:p>
          </table:table-cell>
          <table:table-cell office:value-type="float" office:value="4.606410973" calcext:value-type="float">
            <text:p>4.606410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get-started/index.html</text:p>
          </table:table-cell>
          <table:table-cell office:value-type="float" office:value="4.47499721" calcext:value-type="float">
            <text:p>4.47499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userfrontend/index.html</text:p>
          </table:table-cell>
          <table:table-cell office:value-type="float" office:value="4.381666279" calcext:value-type="float">
            <text:p>4.381666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businesslogic/index.html</text:p>
          </table:table-cell>
          <table:table-cell office:value-type="float" office:value="4.364977614" calcext:value-type="float">
            <text:p>4.364977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get-started/index.html</text:p>
          </table:table-cell>
          <table:table-cell office:value-type="float" office:value="4.212638348" calcext:value-type="float">
            <text:p>4.2126383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eveloper-materials/index.html</text:p>
          </table:table-cell>
          <table:table-cell office:value-type="float" office:value="4.037547558" calcext:value-type="float">
            <text:p>4.037547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cker/index.html</text:p>
          </table:table-cell>
          <table:table-cell office:value-type="float" office:value="4.015254626" calcext:value-type="float">
            <text:p>4.0152546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wfk-quickstarts</text:p>
          </table:table-cell>
          <table:table-cell office:value-type="float" office:value="3.936423191" calcext:value-type="float">
            <text:p>3.9364231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euprojects/index.html</text:p>
          </table:table-cell>
          <table:table-cell office:value-type="float" office:value="3.877406264" calcext:value-type="float">
            <text:p>3.8774062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events/index.html</text:p>
          </table:table-cell>
          <table:table-cell office:value-type="float" office:value="3.75020949" calcext:value-type="float">
            <text:p>3.75020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get-started/index.html</text:p>
          </table:table-cell>
          <table:table-cell office:value-type="float" office:value="3.746608814" calcext:value-type="float">
            <text:p>3.746608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get-started/index.html</text:p>
          </table:table-cell>
          <table:table-cell office:value-type="float" office:value="3.662768705" calcext:value-type="float">
            <text:p>3.6627687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get-started/index.html</text:p>
          </table:table-cell>
          <table:table-cell office:value-type="float" office:value="3.62841591" calcext:value-type="float">
            <text:p>3.628415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get-started/index.html</text:p>
          </table:table-cell>
          <table:table-cell office:value-type="float" office:value="3.549506422" calcext:value-type="float">
            <text:p>3.5495064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get-started/index.html</text:p>
          </table:table-cell>
          <table:table-cell office:value-type="float" office:value="3.548707923" calcext:value-type="float">
            <text:p>3.548707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index.html</text:p>
          </table:table-cell>
          <table:table-cell office:value-type="float" office:value="3.414814665" calcext:value-type="float">
            <text:p>3.414814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icketlink-quickstarts</text:p>
          </table:table-cell>
          <table:table-cell office:value-type="float" office:value="3.382917161" calcext:value-type="float">
            <text:p>3.382917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eveloper-materials/index.html</text:p>
          </table:table-cell>
          <table:table-cell office:value-type="float" office:value="3.322750522" calcext:value-type="float">
            <text:p>3.3227505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eveloper-materials/index.html</text:p>
          </table:table-cell>
          <table:table-cell office:value-type="float" office:value="3.262274257" calcext:value-type="float">
            <text:p>3.2622742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get-started/index.html</text:p>
          </table:table-cell>
          <table:table-cell office:value-type="float" office:value="3.25908918" calcext:value-type="float">
            <text:p>3.259089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sandbox-quickstarts</text:p>
          </table:table-cell>
          <table:table-cell office:value-type="float" office:value="3.220593643" calcext:value-type="float">
            <text:p>3.2205936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overview/index.html</text:p>
          </table:table-cell>
          <table:table-cell office:value-type="float" office:value="3.099830272" calcext:value-type="float">
            <text:p>3.099830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eveloper-materials/index.html</text:p>
          </table:table-cell>
          <table:table-cell office:value-type="float" office:value="3.028770171" calcext:value-type="float">
            <text:p>3.028770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overview/index.html</text:p>
          </table:table-cell>
          <table:table-cell office:value-type="float" office:value="3.022435998" calcext:value-type="float">
            <text:p>3.0224359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resources/index.html</text:p>
          </table:table-cell>
          <table:table-cell office:value-type="float" office:value="2.943607327" calcext:value-type="float">
            <text:p>2.9436073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eveloper-materials/index.html</text:p>
          </table:table-cell>
          <table:table-cell office:value-type="float" office:value="2.937816229" calcext:value-type="float">
            <text:p>2.937816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eveloper-materials/index.html</text:p>
          </table:table-cell>
          <table:table-cell office:value-type="float" office:value="2.903744884" calcext:value-type="float">
            <text:p>2.903744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eveloper-materials/index.html</text:p>
          </table:table-cell>
          <table:table-cell office:value-type="float" office:value="2.739810429" calcext:value-type="float">
            <text:p>2.7398104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eveloper-materials/index.html</text:p>
          </table:table-cell>
          <table:table-cell office:value-type="float" office:value="2.60866873" calcext:value-type="float">
            <text:p>2.608668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eveloper-materials/index.html</text:p>
          </table:table-cell>
          <table:table-cell office:value-type="float" office:value="2.568728217" calcext:value-type="float">
            <text:p>2.5687282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eveloper-materials/index.html</text:p>
          </table:table-cell>
          <table:table-cell office:value-type="float" office:value="2.550520122" calcext:value-type="float">
            <text:p>2.5505201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resources/index.html</text:p>
          </table:table-cell>
          <table:table-cell office:value-type="float" office:value="2.412510177" calcext:value-type="float">
            <text:p>2.412510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resources/index.html</text:p>
          </table:table-cell>
          <table:table-cell office:value-type="float" office:value="2.32266903" calcext:value-type="float">
            <text:p>2.322669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resources/index.html</text:p>
          </table:table-cell>
          <table:table-cell office:value-type="float" office:value="2.246470078" calcext:value-type="float">
            <text:p>2.246470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resources/index.html</text:p>
          </table:table-cell>
          <table:table-cell office:value-type="float" office:value="2.184325206" calcext:value-type="float">
            <text:p>2.184325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overview/index.html</text:p>
          </table:table-cell>
          <table:table-cell office:value-type="float" office:value="1.811381624" calcext:value-type="float">
            <text:p>1.811381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ortal-quickstarts</text:p>
          </table:table-cell>
          <table:table-cell office:value-type="float" office:value="1.74071292" calcext:value-type="float">
            <text:p>1.740712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newsletter/index.html</text:p>
          </table:table-cell>
          <table:table-cell office:value-type="float" office:value="1.654008927" calcext:value-type="float">
            <text:p>1.6540089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resources/index.html</text:p>
          </table:table-cell>
          <table:table-cell office:value-type="float" office:value="1.552287222" calcext:value-type="float">
            <text:p>1.5522872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ownload/index.html</text:p>
          </table:table-cell>
          <table:table-cell office:value-type="float" office:value="1.520374934" calcext:value-type="float">
            <text:p>1.520374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involved/index.html</text:p>
          </table:table-cell>
          <table:table-cell office:value-type="float" office:value="1.514567751" calcext:value-type="float">
            <text:p>1.5145677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resources/index.html</text:p>
          </table:table-cell>
          <table:table-cell office:value-type="float" office:value="1.470873029" calcext:value-type="float">
            <text:p>1.4708730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eveloper-materials.js</text:p>
          </table:table-cell>
          <table:table-cell office:value-type="float" office:value="1.426692643" calcext:value-type="float">
            <text:p>1.4266926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shboardhtml5/index.html</text:p>
          </table:table-cell>
          <table:table-cell office:value-type="float" office:value="1.40523567" calcext:value-type="float">
            <text:p>1.405235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olutions/index.html</text:p>
          </table:table-cell>
          <table:table-cell office:value-type="float" office:value="1.396751936" calcext:value-type="float">
            <text:p>1.3967519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rms-and-conditions/index.html</text:p>
          </table:table-cell>
          <table:table-cell office:value-type="float" office:value="1.290890453" calcext:value-type="float">
            <text:p>1.290890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resources/index.html</text:p>
          </table:table-cell>
          <table:table-cell office:value-type="float" office:value="1.27554888" calcext:value-type="float">
            <text:p>1.275548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ownload/index.html</text:p>
          </table:table-cell>
          <table:table-cell office:value-type="float" office:value="1.272966047" calcext:value-type="float">
            <text:p>1.272966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ownload/index.html</text:p>
          </table:table-cell>
          <table:table-cell office:value-type="float" office:value="1.257146469" calcext:value-type="float">
            <text:p>1.257146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brms-quickstarts</text:p>
          </table:table-cell>
          <table:table-cell office:value-type="float" office:value="1.244893012" calcext:value-type="float">
            <text:p>1.244893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dg-quickstarts</text:p>
          </table:table-cell>
          <table:table-cell office:value-type="float" office:value="1.244699112" calcext:value-type="float">
            <text:p>1.2446991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get-started/index.html</text:p>
          </table:table-cell>
          <table:table-cell office:value-type="float" office:value="1.239652046" calcext:value-type="float">
            <text:p>1.2396520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resources/index.html</text:p>
          </table:table-cell>
          <table:table-cell office:value-type="float" office:value="1.237303193" calcext:value-type="float">
            <text:p>1.2373031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overview/index.html</text:p>
          </table:table-cell>
          <table:table-cell office:value-type="float" office:value="1.235584136" calcext:value-type="float">
            <text:p>1.2355841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overview/index.html</text:p>
          </table:table-cell>
          <table:table-cell office:value-type="float" office:value="1.232540294" calcext:value-type="float">
            <text:p>1.232540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ownload/index.html</text:p>
          </table:table-cell>
          <table:table-cell office:value-type="float" office:value="1.227807607" calcext:value-type="float">
            <text:p>1.2278076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resources/index.html</text:p>
          </table:table-cell>
          <table:table-cell office:value-type="float" office:value="1.226837619" calcext:value-type="float">
            <text:p>1.2268376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centre/index.html</text:p>
          </table:table-cell>
          <table:table-cell office:value-type="float" office:value="1.19899205" calcext:value-type="float">
            <text:p>1.198992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get-started/index.html</text:p>
          </table:table-cell>
          <table:table-cell office:value-type="float" office:value="1.17076856" calcext:value-type="float">
            <text:p>1.170768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ownload/index.html</text:p>
          </table:table-cell>
          <table:table-cell office:value-type="float" office:value="1.167470563" calcext:value-type="float">
            <text:p>1.1674705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overview/index.html</text:p>
          </table:table-cell>
          <table:table-cell office:value-type="float" office:value="1.165251039" calcext:value-type="float">
            <text:p>1.165251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resources/index.html</text:p>
          </table:table-cell>
          <table:table-cell office:value-type="float" office:value="1.159391687" calcext:value-type="float">
            <text:p>1.1593916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overview/index.html</text:p>
          </table:table-cell>
          <table:table-cell office:value-type="float" office:value="1.154760932" calcext:value-type="float">
            <text:p>1.1547609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ownload/index.html</text:p>
          </table:table-cell>
          <table:table-cell office:value-type="float" office:value="1.154717388" calcext:value-type="float">
            <text:p>1.154717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ownload/index.html</text:p>
          </table:table-cell>
          <table:table-cell office:value-type="float" office:value="1.152705441" calcext:value-type="float">
            <text:p>1.152705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overview/index.html</text:p>
          </table:table-cell>
          <table:table-cell office:value-type="float" office:value="1.152291591" calcext:value-type="float">
            <text:p>1.1522915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ownload/index.html</text:p>
          </table:table-cell>
          <table:table-cell office:value-type="float" office:value="1.148949508" calcext:value-type="float">
            <text:p>1.1489495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ownload/index.html</text:p>
          </table:table-cell>
          <table:table-cell office:value-type="float" office:value="1.141570202" calcext:value-type="float">
            <text:p>1.1415702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dex.html</text:p>
          </table:table-cell>
          <table:table-cell office:value-type="float" office:value="1.136935577" calcext:value-type="float">
            <text:p>1.1369355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chnology/index.html</text:p>
          </table:table-cell>
          <table:table-cell office:value-type="float" office:value="1.134040076" calcext:value-type="float">
            <text:p>1.1340400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scopes-portlet/index.html</text:p>
          </table:table-cell>
          <table:table-cell office:value-type="float" office:value="1.124636465" calcext:value-type="float">
            <text:p>1.124636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ownload/index.html</text:p>
          </table:table-cell>
          <table:table-cell office:value-type="float" office:value="1.116359764" calcext:value-type="float">
            <text:p>1.116359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ownload/index.html</text:p>
          </table:table-cell>
          <table:table-cell office:value-type="float" office:value="1.113973896" calcext:value-type="float">
            <text:p>1.1139738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overview/index.html</text:p>
          </table:table-cell>
          <table:table-cell office:value-type="float" office:value="1.110742881" calcext:value-type="float">
            <text:p>1.1107428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ownload/index.html</text:p>
          </table:table-cell>
          <table:table-cell office:value-type="float" office:value="1.105134171" calcext:value-type="float">
            <text:p>1.105134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hopping-cart/index.html</text:p>
          </table:table-cell>
          <table:table-cell office:value-type="float" office:value="1.094091411" calcext:value-type="float">
            <text:p>1.094091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overview/index.html</text:p>
          </table:table-cell>
          <table:table-cell office:value-type="float" office:value="1.087130332" calcext:value-type="float">
            <text:p>1.087130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get-started/index.html</text:p>
          </table:table-cell>
          <table:table-cell office:value-type="float" office:value="1.084561108" calcext:value-type="float">
            <text:p>1.0845611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resources/index.html</text:p>
          </table:table-cell>
          <table:table-cell office:value-type="float" office:value="1.084386314" calcext:value-type="float">
            <text:p>1.0843863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started/index.html</text:p>
          </table:table-cell>
          <table:table-cell office:value-type="float" office:value="1.06885968" calcext:value-type="float">
            <text:p>1.068859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q/index.html</text:p>
          </table:table-cell>
          <table:table-cell office:value-type="float" office:value="1.054112521" calcext:value-type="float">
            <text:p>1.054112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builder/index.html</text:p>
          </table:table-cell>
          <table:table-cell office:value-type="float" office:value="1.051529474" calcext:value-type="float">
            <text:p>1.0515294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oks/index.html</text:p>
          </table:table-cell>
          <table:table-cell office:value-type="float" office:value="1.014482372" calcext:value-type="float">
            <text:p>1.0144823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async/index.html</text:p>
          </table:table-cell>
          <table:table-cell office:value-type="float" office:value="0.989602491" calcext:value-type="float">
            <text:p>0.9896024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matrixvariables/index.html</text:p>
          </table:table-cell>
          <table:table-cell office:value-type="float" office:value="0.920488028" calcext:value-type="float">
            <text:p>0.9204880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docker/app.css</text:p>
          </table:table-cell>
          <table:table-cell office:value-type="float" office:value="0.906398943" calcext:value-type="float">
            <text:p>0.9063989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oolstore/index.html</text:p>
          </table:table-cell>
          <table:table-cell office:value-type="float" office:value="0.883433335" calcext:value-type="float">
            <text:p>0.8834333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ore-brms/index.html</text:p>
          </table:table-cell>
          <table:table-cell office:value-type="float" office:value="0.863427178" calcext:value-type="float">
            <text:p>0.8634271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705548/index.html</text:p>
          </table:table-cell>
          <table:table-cell office:value-type="float" office:value="0.85464485" calcext:value-type="float">
            <text:p>0.854644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wfk21/index.html</text:p>
          </table:table-cell>
          <table:table-cell office:value-type="float" office:value="0.852809316" calcext:value-type="float">
            <text:p>0.852809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index.html</text:p>
          </table:table-cell>
          <table:table-cell office:value-type="float" office:value="0.835519139" calcext:value-type="float">
            <text:p>0.835519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elloworld-jdg/index.html</text:p>
          </table:table-cell>
          <table:table-cell office:value-type="float" office:value="0.82872251" calcext:value-type="float">
            <text:p>0.82872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rs-rbac/index.html</text:p>
          </table:table-cell>
          <table:table-cell office:value-type="float" office:value="0.828287809" calcext:value-type="float">
            <text:p>0.828287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-wfk/index.html</text:p>
          </table:table-cell>
          <table:table-cell office:value-type="float" office:value="0.819455729" calcext:value-type="float">
            <text:p>0.8194557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basic/index.html</text:p>
          </table:table-cell>
          <table:table-cell office:value-type="float" office:value="0.816891219" calcext:value-type="float">
            <text:p>0.8168912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rs-rbac/index.html</text:p>
          </table:table-cell>
          <table:table-cell office:value-type="float" office:value="0.807997482" calcext:value-type="float">
            <text:p>0.8079974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4j/index.html</text:p>
          </table:table-cell>
          <table:table-cell office:value-type="float" office:value="0.805048467" calcext:value-type="float">
            <text:p>0.8050484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search/index.html</text:p>
          </table:table-cell>
          <table:table-cell office:value-type="float" office:value="0.805004681" calcext:value-type="float">
            <text:p>0.8050046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pring/index.html</text:p>
          </table:table-cell>
          <table:table-cell office:value-type="float" office:value="0.801821697" calcext:value-type="float">
            <text:p>0.8018216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ax-rs-client/index.html</text:p>
          </table:table-cell>
          <table:table-cell office:value-type="float" office:value="0.798370418" calcext:value-type="float">
            <text:p>0.798370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springmvctest/index.html</text:p>
          </table:table-cell>
          <table:table-cell office:value-type="float" office:value="0.758051944" calcext:value-type="float">
            <text:p>0.7580519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ocial-portlets/index.html</text:p>
          </table:table-cell>
          <table:table-cell office:value-type="float" office:value="0.757683214" calcext:value-type="float">
            <text:p>0.757683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0.752148849" calcext:value-type="float">
            <text:p>0.752148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managerprovider/index.html</text:p>
          </table:table-cell>
          <table:table-cell office:value-type="float" office:value="0.750958449" calcext:value-type="float">
            <text:p>0.750958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130073/index.html</text:p>
          </table:table-cell>
          <table:table-cell office:value-type="float" office:value="0.74252949" calcext:value-type="float">
            <text:p>0.74252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1413/index.html</text:p>
          </table:table-cell>
          <table:table-cell office:value-type="float" office:value="0.740463206" calcext:value-type="float">
            <text:p>0.740463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generic-portlet/index.html</text:p>
          </table:table-cell>
          <table:table-cell office:value-type="float" office:value="0.72919134" calcext:value-type="float">
            <text:p>0.729191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60454/index.html</text:p>
          </table:table-cell>
          <table:table-cell office:value-type="float" office:value="0.718346827" calcext:value-type="float">
            <text:p>0.7183468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hello-world-portlet/index.html</text:p>
          </table:table-cell>
          <table:table-cell office:value-type="float" office:value="0.716648434" calcext:value-type="float">
            <text:p>0.716648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jsf-portlet/index.html</text:p>
          </table:table-cell>
          <table:table-cell office:value-type="float" office:value="0.714522003" calcext:value-type="float">
            <text:p>0.714522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452265/index.html</text:p>
          </table:table-cell>
          <table:table-cell office:value-type="float" office:value="0.714485988" calcext:value-type="float">
            <text:p>0.7144859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89880/index.html</text:p>
          </table:table-cell>
          <table:table-cell office:value-type="float" office:value="0.712494814" calcext:value-type="float">
            <text:p>0.712494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599/index.html</text:p>
          </table:table-cell>
          <table:table-cell office:value-type="float" office:value="0.711927664" calcext:value-type="float">
            <text:p>0.7119276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remote/index.html</text:p>
          </table:table-cell>
          <table:table-cell office:value-type="float" office:value="0.70924958" calcext:value-type="float">
            <text:p>0.70924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rf/index.html</text:p>
          </table:table-cell>
          <table:table-cell office:value-type="float" office:value="0.70703367" calcext:value-type="float">
            <text:p>0.707033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-bootstrap/index.html</text:p>
          </table:table-cell>
          <table:table-cell office:value-type="float" office:value="0.706580178" calcext:value-type="float">
            <text:p>0.7065801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ample-portal/index.html</text:p>
          </table:table-cell>
          <table:table-cell office:value-type="float" office:value="0.700341252" calcext:value-type="float">
            <text:p>0.7003412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ayment-cdi-event/index.html</text:p>
          </table:table-cell>
          <table:table-cell office:value-type="float" office:value="0.700009881" calcext:value-type="float">
            <text:p>0.7000098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exception-handling/index.html</text:p>
          </table:table-cell>
          <table:table-cell office:value-type="float" office:value="0.698985003" calcext:value-type="float">
            <text:p>0.698985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contributing/index.html</text:p>
          </table:table-cell>
          <table:table-cell office:value-type="float" office:value="0.698628705" calcext:value-type="float">
            <text:p>0.6986287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605997/index.html</text:p>
          </table:table-cell>
          <table:table-cell office:value-type="float" office:value="0.697819501" calcext:value-type="float">
            <text:p>0.6978195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html5/index.html</text:p>
          </table:table-cell>
          <table:table-cell office:value-type="float" office:value="0.697568842" calcext:value-type="float">
            <text:p>0.697568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ontacts-mobile-basic/index.html</text:p>
          </table:table-cell>
          <table:table-cell office:value-type="float" office:value="0.696877531" calcext:value-type="float">
            <text:p>0.696877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contributing/index.html</text:p>
          </table:table-cell>
          <table:table-cell office:value-type="float" office:value="0.69402408" calcext:value-type="float">
            <text:p>0.694024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hotos/index.html</text:p>
          </table:table-cell>
          <table:table-cell office:value-type="float" office:value="0.693500961" calcext:value-type="float">
            <text:p>0.693500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portal-extension/index.html</text:p>
          </table:table-cell>
          <table:table-cell office:value-type="float" office:value="0.692469114" calcext:value-type="float">
            <text:p>0.6924691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-contacts/index.html</text:p>
          </table:table-cell>
          <table:table-cell office:value-type="float" office:value="0.691337672" calcext:value-type="float">
            <text:p>0.691337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index.html</text:p>
          </table:table-cell>
          <table:table-cell office:value-type="float" office:value="0.689641156" calcext:value-type="float">
            <text:p>0.689641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namespace.js</text:p>
          </table:table-cell>
          <table:table-cell office:value-type="float" office:value="0.687343184" calcext:value-type="float">
            <text:p>0.687343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navigation-api-portlet/index.html</text:p>
          </table:table-cell>
          <table:table-cell office:value-type="float" office:value="0.686401115" calcext:value-type="float">
            <text:p>0.6864011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ornetq-clustering/index.html</text:p>
          </table:table-cell>
          <table:table-cell office:value-type="float" office:value="0.686064378" calcext:value-type="float">
            <text:p>0.6860643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8072/index.html</text:p>
          </table:table-cell>
          <table:table-cell office:value-type="float" office:value="0.684965729" calcext:value-type="float">
            <text:p>0.6849657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68461186" calcext:value-type="float">
            <text:p>0.684611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on-quickstarts</text:p>
          </table:table-cell>
          <table:table-cell office:value-type="float" office:value="0.683369468" calcext:value-type="float">
            <text:p>0.6833694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basic/index.html</text:p>
          </table:table-cell>
          <table:table-cell office:value-type="float" office:value="0.681148333" calcext:value-type="float">
            <text:p>0.681148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./contributing/index.html</text:p>
          </table:table-cell>
          <table:table-cell office:value-type="float" office:value="0.68102738" calcext:value-type="float">
            <text:p>0.68102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/index.html</text:p>
          </table:table-cell>
          <table:table-cell office:value-type="float" office:value="0.679648204" calcext:value-type="float">
            <text:p>0.679648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luster-ha-singleton/index.html</text:p>
          </table:table-cell>
          <table:table-cell office:value-type="float" office:value="0.678980105" calcext:value-type="float">
            <text:p>0.678980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9666/index.html</text:p>
          </table:table-cell>
          <table:table-cell office:value-type="float" office:value="0.676728107" calcext:value-type="float">
            <text:p>0.6767281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-distributed-crash-rec/index.html</text:p>
          </table:table-cell>
          <table:table-cell office:value-type="float" office:value="0.6764534" calcext:value-type="float">
            <text:p>0.6764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rs/index.html</text:p>
          </table:table-cell>
          <table:table-cell office:value-type="float" office:value="0.676193996" calcext:value-type="float">
            <text:p>0.676193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di-add-interceptor-binding/index.html</text:p>
          </table:table-cell>
          <table:table-cell office:value-type="float" office:value="0.67565098" calcext:value-type="float">
            <text:p>0.67565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154/index.html</text:p>
          </table:table-cell>
          <table:table-cell office:value-type="float" office:value="0.674219153" calcext:value-type="float">
            <text:p>0.674219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/index.html</text:p>
          </table:table-cell>
          <table:table-cell office:value-type="float" office:value="0.673795434" calcext:value-type="float">
            <text:p>0.673795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93498/index.html</text:p>
          </table:table-cell>
          <table:table-cell office:value-type="float" office:value="0.673667714" calcext:value-type="float">
            <text:p>0.6736677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imer/index.html</text:p>
          </table:table-cell>
          <table:table-cell office:value-type="float" office:value="0.672918753" calcext:value-type="float">
            <text:p>0.672918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advanced/index.html</text:p>
          </table:table-cell>
          <table:table-cell office:value-type="float" office:value="0.670355966" calcext:value-type="float">
            <text:p>0.6703559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ear/index.html</text:p>
          </table:table-cell>
          <table:table-cell office:value-type="float" office:value="0.67032191" calcext:value-type="float">
            <text:p>0.670321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html5-mobile/index.html</text:p>
          </table:table-cell>
          <table:table-cell office:value-type="float" office:value="0.670060771" calcext:value-type="float">
            <text:p>0.6700607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multi-server/index.html</text:p>
          </table:table-cell>
          <table:table-cell office:value-type="float" office:value="0.667280143" calcext:value-type="float">
            <text:p>0.6672801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-ear/index.html</text:p>
          </table:table-cell>
          <table:table-cell office:value-type="float" office:value="0.665718418" calcext:value-type="float">
            <text:p>0.665718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4/index.html</text:p>
          </table:table-cell>
          <table:table-cell office:value-type="float" office:value="0.663548005" calcext:value-type="float">
            <text:p>0.6635480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basic/index.html</text:p>
          </table:table-cell>
          <table:table-cell office:value-type="float" office:value="0.662337118" calcext:value-type="float">
            <text:p>0.6623371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390131/index.html</text:p>
          </table:table-cell>
          <table:table-cell office:value-type="float" office:value="0.660841253" calcext:value-type="float">
            <text:p>0.660841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ropagation/index.html</text:p>
          </table:table-cell>
          <table:table-cell office:value-type="float" office:value="0.660285996" calcext:value-type="float">
            <text:p>0.660285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at-simple/index.html</text:p>
          </table:table-cell>
          <table:table-cell office:value-type="float" office:value="0.660014245" calcext:value-type="float">
            <text:p>0.6600142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implest-hello-world-portlet/index.html</text:p>
          </table:table-cell>
          <table:table-cell office:value-type="float" office:value="0.658400078" calcext:value-type="float">
            <text:p>0.658400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447/index.html</text:p>
          </table:table-cell>
          <table:table-cell office:value-type="float" office:value="0.657787135" calcext:value-type="float">
            <text:p>0.657787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backbone/index.html</text:p>
          </table:table-cell>
          <table:table-cell office:value-type="float" office:value="0.657739571" calcext:value-type="float">
            <text:p>0.657739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wfk21/index.html</text:p>
          </table:table-cell>
          <table:table-cell office:value-type="float" office:value="0.65680777" calcext:value-type="float">
            <text:p>0.656807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rf/index.html</text:p>
          </table:table-cell>
          <table:table-cell office:value-type="float" office:value="0.653523455" calcext:value-type="float">
            <text:p>0.6535234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resteasy/index.html</text:p>
          </table:table-cell>
          <table:table-cell office:value-type="float" office:value="0.652456823" calcext:value-type="float">
            <text:p>0.652456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mail/index.html</text:p>
          </table:table-cell>
          <table:table-cell office:value-type="float" office:value="0.65245334" calcext:value-type="float">
            <text:p>0.65245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icketlink-sts/index.html</text:p>
          </table:table-cell>
          <table:table-cell office:value-type="float" office:value="0.652033884" calcext:value-type="float">
            <text:p>0.652033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ean-validation/index.html</text:p>
          </table:table-cell>
          <table:table-cell office:value-type="float" office:value="0.646674265" calcext:value-type="float">
            <text:p>0.646674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76/index.html</text:p>
          </table:table-cell>
          <table:table-cell office:value-type="float" office:value="0.641100886" calcext:value-type="float">
            <text:p>0.6411008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/index.html</text:p>
          </table:table-cell>
          <table:table-cell office:value-type="float" office:value="0.640902403" calcext:value-type="float">
            <text:p>0.6409024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portable-extension/index.html</text:p>
          </table:table-cell>
          <table:table-cell office:value-type="float" office:value="0.638718417" calcext:value-type="float">
            <text:p>0.638718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hrinkwrap-resolver/index.html</text:p>
          </table:table-cell>
          <table:table-cell office:value-type="float" office:value="0.638508789" calcext:value-type="float">
            <text:p>0.638508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681981/index.html</text:p>
          </table:table-cell>
          <table:table-cell office:value-type="float" office:value="0.63315755" calcext:value-type="float">
            <text:p>0.633157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rf4-hello-world-portlet/index.html</text:p>
          </table:table-cell>
          <table:table-cell office:value-type="float" office:value="0.632441258" calcext:value-type="float">
            <text:p>0.6324412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lus/index.html</text:p>
          </table:table-cell>
          <table:table-cell office:value-type="float" office:value="0.623500168" calcext:value-type="float">
            <text:p>0.6235001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singleton/index.html</text:p>
          </table:table-cell>
          <table:table-cell office:value-type="float" office:value="0.623035573" calcext:value-type="float">
            <text:p>0.6230355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ear/index.html</text:p>
          </table:table-cell>
          <table:table-cell office:value-type="float" office:value="0.622771535" calcext:value-type="float">
            <text:p>0.622771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jaxp/index.html</text:p>
          </table:table-cell>
          <table:table-cell office:value-type="float" office:value="0.61724078" calcext:value-type="float">
            <text:p>0.61724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-interceptors/index.html</text:p>
          </table:table-cell>
          <table:table-cell office:value-type="float" office:value="0.614321481" calcext:value-type="float">
            <text:p>0.6143214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client-cert/index.html</text:p>
          </table:table-cell>
          <table:table-cell office:value-type="float" office:value="0.609840065" calcext:value-type="float">
            <text:p>0.609840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deactivatable/index.html</text:p>
          </table:table-cell>
          <table:table-cell office:value-type="float" office:value="0.607025442" calcext:value-type="float">
            <text:p>0.607025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helloworld-jms/index.html</text:p>
          </table:table-cell>
          <table:table-cell office:value-type="float" office:value="0.60636449" calcext:value-type="float">
            <text:p>0.60636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./index.html</text:p>
          </table:table-cell>
          <table:table-cell office:value-type="float" office:value="0.603614763" calcext:value-type="float">
            <text:p>0.603614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deltaspike/index.html</text:p>
          </table:table-cell>
          <table:table-cell office:value-type="float" office:value="0.600136648" calcext:value-type="float">
            <text:p>0.6001366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696384/index.html</text:p>
          </table:table-cell>
          <table:table-cell office:value-type="float" office:value="0.59818965" calcext:value-type="float">
            <text:p>0.598189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asyncrequestmapping/index.html</text:p>
          </table:table-cell>
          <table:table-cell office:value-type="float" office:value="0.598034968" calcext:value-type="float">
            <text:p>0.5980349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rewards/index.html</text:p>
          </table:table-cell>
          <table:table-cell office:value-type="float" office:value="0.597009791" calcext:value-type="float">
            <text:p>0.597009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/index.html</text:p>
          </table:table-cell>
          <table:table-cell office:value-type="float" office:value="0.595797893" calcext:value-type="float">
            <text:p>0.5957978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/index.html</text:p>
          </table:table-cell>
          <table:table-cell office:value-type="float" office:value="0.594578655" calcext:value-type="float">
            <text:p>0.5945786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petclinic/index.html</text:p>
          </table:table-cell>
          <table:table-cell office:value-type="float" office:value="0.592088843" calcext:value-type="float">
            <text:p>0.5920888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gwt/index.html</text:p>
          </table:table-cell>
          <table:table-cell office:value-type="float" office:value="0.591583559" calcext:value-type="float">
            <text:p>0.5915835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./index.html</text:p>
          </table:table-cell>
          <table:table-cell office:value-type="float" office:value="0.588865257" calcext:value-type="float">
            <text:p>0.5888652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acebook/index.html</text:p>
          </table:table-cell>
          <table:table-cell office:value-type="float" office:value="0.587406209" calcext:value-type="float">
            <text:p>0.587406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greeter/index.html</text:p>
          </table:table-cell>
          <table:table-cell office:value-type="float" office:value="0.587185415" calcext:value-type="float">
            <text:p>0.587185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ustomer-evaluation-demo/index.html</text:p>
          </table:table-cell>
          <table:table-cell office:value-type="float" office:value="0.585958142" calcext:value-type="float">
            <text:p>0.5859581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jpa/index.html</text:p>
          </table:table-cell>
          <table:table-cell office:value-type="float" office:value="0.584733342" calcext:value-type="float">
            <text:p>0.5847333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metadata/index.html</text:p>
          </table:table-cell>
          <table:table-cell office:value-type="float" office:value="0.582325295" calcext:value-type="float">
            <text:p>0.5823252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s-endpoint/index.html</text:p>
          </table:table-cell>
          <table:table-cell office:value-type="float" office:value="0.580977385" calcext:value-type="float">
            <text:p>0.580977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580814618" calcext:value-type="float">
            <text:p>0.580814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kitchensink-angularjs-topcoat/index.html</text:p>
          </table:table-cell>
          <table:table-cell office:value-type="float" office:value="0.579181184" calcext:value-type="float">
            <text:p>0.579181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decision-table/index.html</text:p>
          </table:table-cell>
          <table:table-cell office:value-type="float" office:value="0.578615483" calcext:value-type="float">
            <text:p>0.5786154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0.577495347" calcext:value-type="float">
            <text:p>0.5774953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0.576333238" calcext:value-type="float">
            <text:p>0.5763332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576332566" calcext:value-type="float">
            <text:p>0.5763325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209127/index.html</text:p>
          </table:table-cell>
          <table:table-cell office:value-type="float" office:value="0.575971775" calcext:value-type="float">
            <text:p>0.5759717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57585038" calcext:value-type="float">
            <text:p>0.575850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encryption/index.html</text:p>
          </table:table-cell>
          <table:table-cell office:value-type="float" office:value="0.575483552" calcext:value-type="float">
            <text:p>0.5754835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0.575096092" calcext:value-type="float">
            <text:p>0.5750960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sl/index.html</text:p>
          </table:table-cell>
          <table:table-cell office:value-type="float" office:value="0.574989193" calcext:value-type="float">
            <text:p>0.5749891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richfaces-validation/index.html</text:p>
          </table:table-cell>
          <table:table-cell office:value-type="float" office:value="0.57498039" calcext:value-type="float">
            <text:p>0.57498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/index.html</text:p>
          </table:table-cell>
          <table:table-cell office:value-type="float" office:value="0.574415625" calcext:value-type="float">
            <text:p>0.5744156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client-cert/index.html</text:p>
          </table:table-cell>
          <table:table-cell office:value-type="float" office:value="0.574199505" calcext:value-type="float">
            <text:p>0.574199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tasks-bpmsuite/index.html</text:p>
          </table:table-cell>
          <table:table-cell office:value-type="float" office:value="0.573946671" calcext:value-type="float">
            <text:p>0.5739466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/index.html</text:p>
          </table:table-cell>
          <table:table-cell office:value-type="float" office:value="0.572649835" calcext:value-type="float">
            <text:p>0.572649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570907781" calcext:value-type="float">
            <text:p>0.5709077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jms/index.html</text:p>
          </table:table-cell>
          <table:table-cell office:value-type="float" office:value="0.570771392" calcext:value-type="float">
            <text:p>0.5707713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authorization/index.html</text:p>
          </table:table-cell>
          <table:table-cell office:value-type="float" office:value="0.570726518" calcext:value-type="float">
            <text:p>0.5707265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jsf/index.html</text:p>
          </table:table-cell>
          <table:table-cell office:value-type="float" office:value="0.570624345" calcext:value-type="float">
            <text:p>0.5706243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/index.html</text:p>
          </table:table-cell>
          <table:table-cell office:value-type="float" office:value="0.570453987" calcext:value-type="float">
            <text:p>0.570453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filterlistener/index.html</text:p>
          </table:table-cell>
          <table:table-cell office:value-type="float" office:value="0.570124681" calcext:value-type="float">
            <text:p>0.5701246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a-crash-rec/index.html</text:p>
          </table:table-cell>
          <table:table-cell office:value-type="float" office:value="0.570052425" calcext:value-type="float">
            <text:p>0.570052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0.569740298" calcext:value-type="float">
            <text:p>0.569740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itter/index.html</text:p>
          </table:table-cell>
          <table:table-cell office:value-type="float" office:value="0.569685475" calcext:value-type="float">
            <text:p>0.5696854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encryption/index.html</text:p>
          </table:table-cell>
          <table:table-cell office:value-type="float" office:value="0.569673271" calcext:value-type="float">
            <text:p>0.569673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basic/index.html</text:p>
          </table:table-cell>
          <table:table-cell office:value-type="float" office:value="0.569527395" calcext:value-type="float">
            <text:p>0.5695273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two-factor/index.html</text:p>
          </table:table-cell>
          <table:table-cell office:value-type="float" office:value="0.569477293" calcext:value-type="float">
            <text:p>0.5694772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569086397" calcext:value-type="float">
            <text:p>0.5690863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s-endpoint/index.html</text:p>
          </table:table-cell>
          <table:table-cell office:value-type="float" office:value="0.568175665" calcext:value-type="float">
            <text:p>0.568175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multi-tenancy/index.html</text:p>
          </table:table-cell>
          <table:table-cell office:value-type="float" office:value="0.567831702" calcext:value-type="float">
            <text:p>0.5678317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wfk-arquillian/index.html</text:p>
          </table:table-cell>
          <table:table-cell office:value-type="float" office:value="0.567773712" calcext:value-type="float">
            <text:p>0.5677737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/index.html</text:p>
          </table:table-cell>
          <table:table-cell office:value-type="float" office:value="0.566987969" calcext:value-type="float">
            <text:p>0.566987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393/index.html</text:p>
          </table:table-cell>
          <table:table-cell office:value-type="float" office:value="0.566487295" calcext:value-type="float">
            <text:p>0.5664872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564980449" calcext:value-type="float">
            <text:p>0.564980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ecaptcha/index.html</text:p>
          </table:table-cell>
          <table:table-cell office:value-type="float" office:value="0.563904203" calcext:value-type="float">
            <text:p>0.5639042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metadata/index.html</text:p>
          </table:table-cell>
          <table:table-cell office:value-type="float" office:value="0.563892417" calcext:value-type="float">
            <text:p>0.563892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contributing/index.html</text:p>
          </table:table-cell>
          <table:table-cell office:value-type="float" office:value="0.563787439" calcext:value-type="float">
            <text:p>0.5637874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ldap/index.html</text:p>
          </table:table-cell>
          <table:table-cell office:value-type="float" office:value="0.563651105" calcext:value-type="float">
            <text:p>0.563651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memcached-endpoint/index.html</text:p>
          </table:table-cell>
          <table:table-cell office:value-type="float" office:value="0.563404585" calcext:value-type="float">
            <text:p>0.5634045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with-signature/index.html</text:p>
          </table:table-cell>
          <table:table-cell office:value-type="float" office:value="0.563245662" calcext:value-type="float">
            <text:p>0.5632456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563213078" calcext:value-type="float">
            <text:p>0.563213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wfk21/index.html</text:p>
          </table:table-cell>
          <table:table-cell office:value-type="float" office:value="0.563147503" calcext:value-type="float">
            <text:p>0.5631475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./index.html</text:p>
          </table:table-cell>
          <table:table-cell office:value-type="float" office:value="0.561815333" calcext:value-type="float">
            <text:p>0.561815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wfk21/index.html</text:p>
          </table:table-cell>
          <table:table-cell office:value-type="float" office:value="0.561406306" calcext:value-type="float">
            <text:p>0.5614063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digest/index.html</text:p>
          </table:table-cell>
          <table:table-cell office:value-type="float" office:value="0.561134358" calcext:value-type="float">
            <text:p>0.5611343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-tools/index.html</text:p>
          </table:table-cell>
          <table:table-cell office:value-type="float" office:value="0.561104094" calcext:value-type="float">
            <text:p>0.5611040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orm/index.html</text:p>
          </table:table-cell>
          <table:table-cell office:value-type="float" office:value="0.560973561" calcext:value-type="float">
            <text:p>0.560973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basic/index.html</text:p>
          </table:table-cell>
          <table:table-cell office:value-type="float" office:value="0.560143394" calcext:value-type="float">
            <text:p>0.5601433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jection/index.html</text:p>
          </table:table-cell>
          <table:table-cell office:value-type="float" office:value="0.560120026" calcext:value-type="float">
            <text:p>0.560120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rs/index.html</text:p>
          </table:table-cell>
          <table:table-cell office:value-type="float" office:value="0.559788664" calcext:value-type="float">
            <text:p>0.5597886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numberguess/index.html</text:p>
          </table:table-cell>
          <table:table-cell office:value-type="float" office:value="0.559675351" calcext:value-type="float">
            <text:p>0.5596753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ignature/index.html</text:p>
          </table:table-cell>
          <table:table-cell office:value-type="float" office:value="0.558330425" calcext:value-type="float">
            <text:p>0.558330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acl/index.html</text:p>
          </table:table-cell>
          <table:table-cell office:value-type="float" office:value="0.558295553" calcext:value-type="float">
            <text:p>0.5582955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jdf/index.html</text:p>
          </table:table-cell>
          <table:table-cell office:value-type="float" office:value="0.557829339" calcext:value-type="float">
            <text:p>0.5578293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cep/index.html</text:p>
          </table:table-cell>
          <table:table-cell office:value-type="float" office:value="0.557725471" calcext:value-type="float">
            <text:p>0.557725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mt/index.html</text:p>
          </table:table-cell>
          <table:table-cell office:value-type="float" office:value="0.557594961" calcext:value-type="float">
            <text:p>0.557594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pmsuite/index.html</text:p>
          </table:table-cell>
          <table:table-cell office:value-type="float" office:value="0.557144778" calcext:value-type="float">
            <text:p>0.5571447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servlet-filter/index.html</text:p>
          </table:table-cell>
          <table:table-cell office:value-type="float" office:value="0.557021969" calcext:value-type="float">
            <text:p>0.557021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556555064" calcext:value-type="float">
            <text:p>0.5565550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drools/index.html</text:p>
          </table:table-cell>
          <table:table-cell office:value-type="float" office:value="0.555747745" calcext:value-type="float">
            <text:p>0.555747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0.55573354" calcext:value-type="float">
            <text:p>0.555733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basic/index.html</text:p>
          </table:table-cell>
          <table:table-cell office:value-type="float" office:value="0.555597732" calcext:value-type="float">
            <text:p>0.555597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55556386" calcext:value-type="float">
            <text:p>0.555563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bean/index.html</text:p>
          </table:table-cell>
          <table:table-cell office:value-type="float" office:value="0.555269065" calcext:value-type="float">
            <text:p>0.555269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/index.html</text:p>
          </table:table-cell>
          <table:table-cell office:value-type="float" office:value="0.554962565" calcext:value-type="float">
            <text:p>0.554962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wfk21/index.html</text:p>
          </table:table-cell>
          <table:table-cell office:value-type="float" office:value="0.554818526" calcext:value-type="float">
            <text:p>0.5548185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/index.html</text:p>
          </table:table-cell>
          <table:table-cell office:value-type="float" office:value="0.554678667" calcext:value-type="float">
            <text:p>0.5546786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jsp/index.html</text:p>
          </table:table-cell>
          <table:table-cell office:value-type="float" office:value="0.554620446" calcext:value-type="float">
            <text:p>0.554620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jsf/index.html</text:p>
          </table:table-cell>
          <table:table-cell office:value-type="float" office:value="0.554410784" calcext:value-type="float">
            <text:p>0.554410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basic/index.html</text:p>
          </table:table-cell>
          <table:table-cell office:value-type="float" office:value="0.554122823" calcext:value-type="float">
            <text:p>0.554122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554114243" calcext:value-type="float">
            <text:p>0.5541142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./index.html</text:p>
          </table:table-cell>
          <table:table-cell office:value-type="float" office:value="0.553961476" calcext:value-type="float">
            <text:p>0.5539614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dom4j/index.html</text:p>
          </table:table-cell>
          <table:table-cell office:value-type="float" office:value="0.553678417" calcext:value-type="float">
            <text:p>0.553678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jsf/index.html</text:p>
          </table:table-cell>
          <table:table-cell office:value-type="float" office:value="0.552790983" calcext:value-type="float">
            <text:p>0.552790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apid-stock-market/index.html</text:p>
          </table:table-cell>
          <table:table-cell office:value-type="float" office:value="0.55188288" calcext:value-type="float">
            <text:p>0.551882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551796428" calcext:value-type="float">
            <text:p>0.5517964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wfk21/index.html</text:p>
          </table:table-cell>
          <table:table-cell office:value-type="float" office:value="0.551632484" calcext:value-type="float">
            <text:p>0.5516324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0.551361829" calcext:value-type="float">
            <text:p>0.5513618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237934/index.html</text:p>
          </table:table-cell>
          <table:table-cell office:value-type="float" office:value="0.551298227" calcext:value-type="float">
            <text:p>0.551298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inter-app/index.html</text:p>
          </table:table-cell>
          <table:table-cell office:value-type="float" office:value="0.550195446" calcext:value-type="float">
            <text:p>0.550195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st-endpoint/index.html</text:p>
          </table:table-cell>
          <table:table-cell office:value-type="float" office:value="0.548974284" calcext:value-type="float">
            <text:p>0.5489742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548596286" calcext:value-type="float">
            <text:p>0.5485962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with-signature/index.html</text:p>
          </table:table-cell>
          <table:table-cell office:value-type="float" office:value="0.548595603" calcext:value-type="float">
            <text:p>0.5485956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ateful-ksession/index.html</text:p>
          </table:table-cell>
          <table:table-cell office:value-type="float" office:value="0.547516294" calcext:value-type="float">
            <text:p>0.547516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deltaspike-authorization/index.html</text:p>
          </table:table-cell>
          <table:table-cell office:value-type="float" office:value="0.547451838" calcext:value-type="float">
            <text:p>0.5474518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oms/index.html</text:p>
          </table:table-cell>
          <table:table-cell office:value-type="float" office:value="0.547198545" calcext:value-type="float">
            <text:p>0.547198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stereotype/index.html</text:p>
          </table:table-cell>
          <table:table-cell office:value-type="float" office:value="0.54688763" calcext:value-type="float">
            <text:p>0.54688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mote-query/index.html</text:p>
          </table:table-cell>
          <table:table-cell office:value-type="float" office:value="0.546765545" calcext:value-type="float">
            <text:p>0.546765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mt/index.html</text:p>
          </table:table-cell>
          <table:table-cell office:value-type="float" office:value="0.546676498" calcext:value-type="float">
            <text:p>0.5466764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controlleradvice/index.html</text:p>
          </table:table-cell>
          <table:table-cell office:value-type="float" office:value="0.546426758" calcext:value-type="float">
            <text:p>0.5464267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3/index.html</text:p>
          </table:table-cell>
          <table:table-cell office:value-type="float" office:value="0.546275121" calcext:value-type="float">
            <text:p>0.5462751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ear/index.html</text:p>
          </table:table-cell>
          <table:table-cell office:value-type="float" office:value="0.544603423" calcext:value-type="float">
            <text:p>0.5446034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0.544582465" calcext:value-type="float">
            <text:p>0.544582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coordinator-completion-simple/index.html</text:p>
          </table:table-cell>
          <table:table-cell office:value-type="float" office:value="0.544179499" calcext:value-type="float">
            <text:p>0.544179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/index.html</text:p>
          </table:table-cell>
          <table:table-cell office:value-type="float" office:value="0.543840471" calcext:value-type="float">
            <text:p>0.543840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0097/index.html</text:p>
          </table:table-cell>
          <table:table-cell office:value-type="float" office:value="0.542199441" calcext:value-type="float">
            <text:p>0.542199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multi-tenancy/index.html</text:p>
          </table:table-cell>
          <table:table-cell office:value-type="float" office:value="0.54199087" calcext:value-type="float">
            <text:p>0.541990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war/index.html</text:p>
          </table:table-cell>
          <table:table-cell office:value-type="float" office:value="0.541730544" calcext:value-type="float">
            <text:p>0.541730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war/index.html</text:p>
          </table:table-cell>
          <table:table-cell office:value-type="float" office:value="0.541205167" calcext:value-type="float">
            <text:p>0.5412051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21/index.html</text:p>
          </table:table-cell>
          <table:table-cell office:value-type="float" office:value="0.540063911" calcext:value-type="float">
            <text:p>0.5400639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deltaspike-authorization/index.html</text:p>
          </table:table-cell>
          <table:table-cell office:value-type="float" office:value="0.539902098" calcext:value-type="float">
            <text:p>0.539902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/index.html</text:p>
          </table:table-cell>
          <table:table-cell office:value-type="float" office:value="0.539679656" calcext:value-type="float">
            <text:p>0.539679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db/index.html</text:p>
          </table:table-cell>
          <table:table-cell office:value-type="float" office:value="0.538819209" calcext:value-type="float">
            <text:p>0.538819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decorator/index.html</text:p>
          </table:table-cell>
          <table:table-cell office:value-type="float" office:value="0.537129945" calcext:value-type="float">
            <text:p>0.5371299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0.536355906" calcext:value-type="float">
            <text:p>0.536355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otrod-endpoint/index.html</text:p>
          </table:table-cell>
          <table:table-cell office:value-type="float" office:value="0.536177903" calcext:value-type="float">
            <text:p>0.5361779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jsf/index.html</text:p>
          </table:table-cell>
          <table:table-cell office:value-type="float" office:value="0.5356582" calcext:value-type="float">
            <text:p>0.53565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drl/index.html</text:p>
          </table:table-cell>
          <table:table-cell office:value-type="float" office:value="0.535472738" calcext:value-type="float">
            <text:p>0.535472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asynchronous/index.html</text:p>
          </table:table-cell>
          <table:table-cell office:value-type="float" office:value="0.534793475" calcext:value-type="float">
            <text:p>0.5347934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forge-from-scratch/index.html</text:p>
          </table:table-cell>
          <table:table-cell office:value-type="float" office:value="0.534728246" calcext:value-type="float">
            <text:p>0.534728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participant-completion-simple/index.html</text:p>
          </table:table-cell>
          <table:table-cell office:value-type="float" office:value="0.533921426" calcext:value-type="float">
            <text:p>0.5339214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3558/index.html</text:p>
          </table:table-cell>
          <table:table-cell office:value-type="float" office:value="0.533907677" calcext:value-type="float">
            <text:p>0.533907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83726/index.html</text:p>
          </table:table-cell>
          <table:table-cell office:value-type="float" office:value="0.533855568" calcext:value-type="float">
            <text:p>0.533855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cli/index.html</text:p>
          </table:table-cell>
          <table:table-cell office:value-type="float" office:value="0.53338496" calcext:value-type="float">
            <text:p>0.533384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emperature-converter/index.html</text:p>
          </table:table-cell>
          <table:table-cell office:value-type="float" office:value="0.530951972" calcext:value-type="float">
            <text:p>0.5309519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terceptors/index.html</text:p>
          </table:table-cell>
          <table:table-cell office:value-type="float" office:value="0.529572294" calcext:value-type="float">
            <text:p>0.529572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ejb/index.html</text:p>
          </table:table-cell>
          <table:table-cell office:value-type="float" office:value="0.529497113" calcext:value-type="float">
            <text:p>0.5294971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8504/index.html</text:p>
          </table:table-cell>
          <table:table-cell office:value-type="float" office:value="0.524033153" calcext:value-type="float">
            <text:p>0.524033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14302/index.html</text:p>
          </table:table-cell>
          <table:table-cell office:value-type="float" office:value="0.521259846" calcext:value-type="float">
            <text:p>0.5212598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3725631/index.html</text:p>
          </table:table-cell>
          <table:table-cell office:value-type="float" office:value="0.520577701" calcext:value-type="float">
            <text:p>0.520577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441/index.html</text:p>
          </table:table-cell>
          <table:table-cell office:value-type="float" office:value="0.51623472" calcext:value-type="float">
            <text:p>0.516234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4/index.html</text:p>
          </table:table-cell>
          <table:table-cell office:value-type="float" office:value="0.514909531" calcext:value-type="float">
            <text:p>0.514909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78008/index.html</text:p>
          </table:table-cell>
          <table:table-cell office:value-type="float" office:value="0.513009864" calcext:value-type="float">
            <text:p>0.513009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260/index.html</text:p>
          </table:table-cell>
          <table:table-cell office:value-type="float" office:value="0.51187007" calcext:value-type="float">
            <text:p>0.511870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1/index.html</text:p>
          </table:table-cell>
          <table:table-cell office:value-type="float" office:value="0.510619079" calcext:value-type="float">
            <text:p>0.5106190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/index.html</text:p>
          </table:table-cell>
          <table:table-cell office:value-type="float" office:value="0.510086423" calcext:value-type="float">
            <text:p>0.5100864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40150/index.html</text:p>
          </table:table-cell>
          <table:table-cell office:value-type="float" office:value="0.509431417" calcext:value-type="float">
            <text:p>0.509431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079/index.html</text:p>
          </table:table-cell>
          <table:table-cell office:value-type="float" office:value="0.509093828" calcext:value-type="float">
            <text:p>0.5090938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395184/index.html</text:p>
          </table:table-cell>
          <table:table-cell office:value-type="float" office:value="0.508462725" calcext:value-type="float">
            <text:p>0.5084627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greeter/index.html</text:p>
          </table:table-cell>
          <table:table-cell office:value-type="float" office:value="0.507903774" calcext:value-type="float">
            <text:p>0.5079037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533636/index.html</text:p>
          </table:table-cell>
          <table:table-cell office:value-type="float" office:value="0.50483333" calcext:value-type="float">
            <text:p>0.50483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9649/index.html</text:p>
          </table:table-cell>
          <table:table-cell office:value-type="float" office:value="0.504799145" calcext:value-type="float">
            <text:p>0.5047991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3/index.html</text:p>
          </table:table-cell>
          <table:table-cell office:value-type="float" office:value="0.503712666" calcext:value-type="float">
            <text:p>0.503712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2201/index.html</text:p>
          </table:table-cell>
          <table:table-cell office:value-type="float" office:value="0.503509148" calcext:value-type="float">
            <text:p>0.5035091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2-console/index.html</text:p>
          </table:table-cell>
          <table:table-cell office:value-type="float" office:value="0.503372178" calcext:value-type="float">
            <text:p>0.5033721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5/index.html</text:p>
          </table:table-cell>
          <table:table-cell office:value-type="float" office:value="0.500351399" calcext:value-type="float">
            <text:p>0.5003513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jsf/index.html</text:p>
          </table:table-cell>
          <table:table-cell office:value-type="float" office:value="0.499529938" calcext:value-type="float">
            <text:p>0.4995299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1255/index.html</text:p>
          </table:table-cell>
          <table:table-cell office:value-type="float" office:value="0.499161122" calcext:value-type="float">
            <text:p>0.4991611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113/index.html</text:p>
          </table:table-cell>
          <table:table-cell office:value-type="float" office:value="0.498796477" calcext:value-type="float">
            <text:p>0.498796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43399/index.html</text:p>
          </table:table-cell>
          <table:table-cell office:value-type="float" office:value="0.498007676" calcext:value-type="float">
            <text:p>0.498007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44954/index.html</text:p>
          </table:table-cell>
          <table:table-cell office:value-type="float" office:value="0.497034772" calcext:value-type="float">
            <text:p>0.4970347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01138/index.html</text:p>
          </table:table-cell>
          <table:table-cell office:value-type="float" office:value="0.496592201" calcext:value-type="float">
            <text:p>0.4965922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3/index.html</text:p>
          </table:table-cell>
          <table:table-cell office:value-type="float" office:value="0.496581605" calcext:value-type="float">
            <text:p>0.4965816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672280/index.html</text:p>
          </table:table-cell>
          <table:table-cell office:value-type="float" office:value="0.496316453" calcext:value-type="float">
            <text:p>0.496316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alternative/index.html</text:p>
          </table:table-cell>
          <table:table-cell office:value-type="float" office:value="0.496119633" calcext:value-type="float">
            <text:p>0.496119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30180/index.html</text:p>
          </table:table-cell>
          <table:table-cell office:value-type="float" office:value="0.495754598" calcext:value-type="float">
            <text:p>0.495754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8402/index.html</text:p>
          </table:table-cell>
          <table:table-cell office:value-type="float" office:value="0.495518954" calcext:value-type="float">
            <text:p>0.4955189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7984012/index.html</text:p>
          </table:table-cell>
          <table:table-cell office:value-type="float" office:value="0.494979435" calcext:value-type="float">
            <text:p>0.4949794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05713/index.html</text:p>
          </table:table-cell>
          <table:table-cell office:value-type="float" office:value="0.494951167" calcext:value-type="float">
            <text:p>0.4949511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982/index.html</text:p>
          </table:table-cell>
          <table:table-cell office:value-type="float" office:value="0.494880535" calcext:value-type="float">
            <text:p>0.494880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868336/index.html</text:p>
          </table:table-cell>
          <table:table-cell office:value-type="float" office:value="0.494690403" calcext:value-type="float">
            <text:p>0.4946904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621055/index.html</text:p>
          </table:table-cell>
          <table:table-cell office:value-type="float" office:value="0.494642657" calcext:value-type="float">
            <text:p>0.4946426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034881/index.html</text:p>
          </table:table-cell>
          <table:table-cell office:value-type="float" office:value="0.493838395" calcext:value-type="float">
            <text:p>0.4938383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97167/index.html</text:p>
          </table:table-cell>
          <table:table-cell office:value-type="float" office:value="0.493647077" calcext:value-type="float">
            <text:p>0.4936470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2/index.html</text:p>
          </table:table-cell>
          <table:table-cell office:value-type="float" office:value="0.492991655" calcext:value-type="float">
            <text:p>0.4929916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ws/index.html</text:p>
          </table:table-cell>
          <table:table-cell office:value-type="float" office:value="0.491052359" calcext:value-type="float">
            <text:p>0.4910523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3833/index.html</text:p>
          </table:table-cell>
          <table:table-cell office:value-type="float" office:value="0.490394511" calcext:value-type="float">
            <text:p>0.4903945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0.488880214" calcext:value-type="float">
            <text:p>0.488880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0908331/index.html</text:p>
          </table:table-cell>
          <table:table-cell office:value-type="float" office:value="0.488835851" calcext:value-type="float">
            <text:p>0.4888358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0479/index.html</text:p>
          </table:table-cell>
          <table:table-cell office:value-type="float" office:value="0.48882032" calcext:value-type="float">
            <text:p>0.488820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all/index.html</text:p>
          </table:table-cell>
          <table:table-cell office:value-type="float" office:value="0.488775728" calcext:value-type="float">
            <text:p>0.4887757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0776/index.html</text:p>
          </table:table-cell>
          <table:table-cell office:value-type="float" office:value="0.48862581" calcext:value-type="float">
            <text:p>0.48862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2118/index.html</text:p>
          </table:table-cell>
          <table:table-cell office:value-type="float" office:value="0.488196594" calcext:value-type="float">
            <text:p>0.488196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0.488022831" calcext:value-type="float">
            <text:p>0.4880228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503/index.html</text:p>
          </table:table-cell>
          <table:table-cell office:value-type="float" office:value="0.487714599" calcext:value-type="float">
            <text:p>0.4877145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44290/index.html</text:p>
          </table:table-cell>
          <table:table-cell office:value-type="float" office:value="0.48745516" calcext:value-type="float">
            <text:p>0.48745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6985/index.html</text:p>
          </table:table-cell>
          <table:table-cell office:value-type="float" office:value="0.487394103" calcext:value-type="float">
            <text:p>0.4873941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53694/index.html</text:p>
          </table:table-cell>
          <table:table-cell office:value-type="float" office:value="0.487263395" calcext:value-type="float">
            <text:p>0.4872633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57404/index.html</text:p>
          </table:table-cell>
          <table:table-cell office:value-type="float" office:value="0.486938986" calcext:value-type="float">
            <text:p>0.486938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rojectstage/index.html</text:p>
          </table:table-cell>
          <table:table-cell office:value-type="float" office:value="0.486322379" calcext:value-type="float">
            <text:p>0.4863223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ldap/index.html</text:p>
          </table:table-cell>
          <table:table-cell office:value-type="float" office:value="0.485474561" calcext:value-type="float">
            <text:p>0.485474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230/index.html</text:p>
          </table:table-cell>
          <table:table-cell office:value-type="float" office:value="0.485091636" calcext:value-type="float">
            <text:p>0.485091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505857/index.html</text:p>
          </table:table-cell>
          <table:table-cell office:value-type="float" office:value="0.48399382" calcext:value-type="float">
            <text:p>0.483993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033/index.html</text:p>
          </table:table-cell>
          <table:table-cell office:value-type="float" office:value="0.483386595" calcext:value-type="float">
            <text:p>0.4833865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2795/index.html</text:p>
          </table:table-cell>
          <table:table-cell office:value-type="float" office:value="0.482389901" calcext:value-type="float">
            <text:p>0.482389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ecaptcha/index.html</text:p>
          </table:table-cell>
          <table:table-cell office:value-type="float" office:value="0.481089499" calcext:value-type="float">
            <text:p>0.481089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9157225/index.html</text:p>
          </table:table-cell>
          <table:table-cell office:value-type="float" office:value="0.480550319" calcext:value-type="float">
            <text:p>0.4805503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1307/index.html</text:p>
          </table:table-cell>
          <table:table-cell office:value-type="float" office:value="0.480416285" calcext:value-type="float">
            <text:p>0.4804162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5051/index.html</text:p>
          </table:table-cell>
          <table:table-cell office:value-type="float" office:value="0.480060071" calcext:value-type="float">
            <text:p>0.4800600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community/index.html</text:p>
          </table:table-cell>
          <table:table-cell office:value-type="float" office:value="0.479858778" calcext:value-type="float">
            <text:p>0.4798587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48968/index.html</text:p>
          </table:table-cell>
          <table:table-cell office:value-type="float" office:value="0.479846915" calcext:value-type="float">
            <text:p>0.4798469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8747/index.html</text:p>
          </table:table-cell>
          <table:table-cell office:value-type="float" office:value="0.479542647" calcext:value-type="float">
            <text:p>0.4795426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10755/index.html</text:p>
          </table:table-cell>
          <table:table-cell office:value-type="float" office:value="0.478858046" calcext:value-type="float">
            <text:p>0.4788580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793/index.html</text:p>
          </table:table-cell>
          <table:table-cell office:value-type="float" office:value="0.478848588" calcext:value-type="float">
            <text:p>0.4788485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security/index.html</text:p>
          </table:table-cell>
          <table:table-cell office:value-type="float" office:value="0.478743463" calcext:value-type="float">
            <text:p>0.478743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9222/index.html</text:p>
          </table:table-cell>
          <table:table-cell office:value-type="float" office:value="0.478164885" calcext:value-type="float">
            <text:p>0.4781648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787/index.html</text:p>
          </table:table-cell>
          <table:table-cell office:value-type="float" office:value="0.478015214" calcext:value-type="float">
            <text:p>0.478015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797/index.html</text:p>
          </table:table-cell>
          <table:table-cell office:value-type="float" office:value="0.476625369" calcext:value-type="float">
            <text:p>0.476625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47456/index.html</text:p>
          </table:table-cell>
          <table:table-cell office:value-type="float" office:value="0.476601492" calcext:value-type="float">
            <text:p>0.4766014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wfk21/index.html</text:p>
          </table:table-cell>
          <table:table-cell office:value-type="float" office:value="0.475075878" calcext:value-type="float">
            <text:p>0.475075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6629/index.html</text:p>
          </table:table-cell>
          <table:table-cell office:value-type="float" office:value="0.474251826" calcext:value-type="float">
            <text:p>0.474251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9851/index.html</text:p>
          </table:table-cell>
          <table:table-cell office:value-type="float" office:value="0.473660444" calcext:value-type="float">
            <text:p>0.473660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wfk21/index.html</text:p>
          </table:table-cell>
          <table:table-cell office:value-type="float" office:value="0.472903645" calcext:value-type="float">
            <text:p>0.4729036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0374/index.html</text:p>
          </table:table-cell>
          <table:table-cell office:value-type="float" office:value="0.472563207" calcext:value-type="float">
            <text:p>0.4725632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1590738/index.html</text:p>
          </table:table-cell>
          <table:table-cell office:value-type="float" office:value="0.47214584" calcext:value-type="float">
            <text:p>0.472145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00477/index.html</text:p>
          </table:table-cell>
          <table:table-cell office:value-type="float" office:value="0.471945777" calcext:value-type="float">
            <text:p>0.4719457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7545/index.html</text:p>
          </table:table-cell>
          <table:table-cell office:value-type="float" office:value="0.471450138" calcext:value-type="float">
            <text:p>0.4714501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895919/index.html</text:p>
          </table:table-cell>
          <table:table-cell office:value-type="float" office:value="0.470185188" calcext:value-type="float">
            <text:p>0.470185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5588/index.html</text:p>
          </table:table-cell>
          <table:table-cell office:value-type="float" office:value="0.470181124" calcext:value-type="float">
            <text:p>0.4701811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52316/index.html</text:p>
          </table:table-cell>
          <table:table-cell office:value-type="float" office:value="0.469915618" calcext:value-type="float">
            <text:p>0.469915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1473/index.html</text:p>
          </table:table-cell>
          <table:table-cell office:value-type="float" office:value="0.468578696" calcext:value-type="float">
            <text:p>0.4685786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55516/index.html</text:p>
          </table:table-cell>
          <table:table-cell office:value-type="float" office:value="0.468460656" calcext:value-type="float">
            <text:p>0.468460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9383/index.html</text:p>
          </table:table-cell>
          <table:table-cell office:value-type="float" office:value="0.468228284" calcext:value-type="float">
            <text:p>0.4682282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795907/index.html</text:p>
          </table:table-cell>
          <table:table-cell office:value-type="float" office:value="0.468022356" calcext:value-type="float">
            <text:p>0.468022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3566/index.html</text:p>
          </table:table-cell>
          <table:table-cell office:value-type="float" office:value="0.467547536" calcext:value-type="float">
            <text:p>0.4675475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711/index.html</text:p>
          </table:table-cell>
          <table:table-cell office:value-type="float" office:value="0.467347551" calcext:value-type="float">
            <text:p>0.467347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400481/index.html</text:p>
          </table:table-cell>
          <table:table-cell office:value-type="float" office:value="0.46714103" calcext:value-type="float">
            <text:p>0.467141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index.html</text:p>
          </table:table-cell>
          <table:table-cell office:value-type="float" office:value="0.466838434" calcext:value-type="float">
            <text:p>0.466838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315/index.html</text:p>
          </table:table-cell>
          <table:table-cell office:value-type="float" office:value="0.465818865" calcext:value-type="float">
            <text:p>0.4658188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7382/index.html</text:p>
          </table:table-cell>
          <table:table-cell office:value-type="float" office:value="0.465083154" calcext:value-type="float">
            <text:p>0.4650831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form/index.html</text:p>
          </table:table-cell>
          <table:table-cell office:value-type="float" office:value="0.464666374" calcext:value-type="float">
            <text:p>0.4646663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8818/index.html</text:p>
          </table:table-cell>
          <table:table-cell office:value-type="float" office:value="0.464288435" calcext:value-type="float">
            <text:p>0.4642884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8886/index.html</text:p>
          </table:table-cell>
          <table:table-cell office:value-type="float" office:value="0.463948801" calcext:value-type="float">
            <text:p>0.4639488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54/index.html</text:p>
          </table:table-cell>
          <table:table-cell office:value-type="float" office:value="0.46384614" calcext:value-type="float">
            <text:p>0.46384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4675/index.html</text:p>
          </table:table-cell>
          <table:table-cell office:value-type="float" office:value="0.463577819" calcext:value-type="float">
            <text:p>0.4635778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4884/index.html</text:p>
          </table:table-cell>
          <table:table-cell office:value-type="float" office:value="0.463336331" calcext:value-type="float">
            <text:p>0.4633363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8359/index.html</text:p>
          </table:table-cell>
          <table:table-cell office:value-type="float" office:value="0.463235001" calcext:value-type="float">
            <text:p>0.4632350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306152/index.html</text:p>
          </table:table-cell>
          <table:table-cell office:value-type="float" office:value="0.462852816" calcext:value-type="float">
            <text:p>0.4628528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business-resource-planner/index.html</text:p>
          </table:table-cell>
          <table:table-cell office:value-type="float" office:value="0.46274721" calcext:value-type="float">
            <text:p>0.46274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46235058" calcext:value-type="float">
            <text:p>0.462350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7433/index.html</text:p>
          </table:table-cell>
          <table:table-cell office:value-type="float" office:value="0.461590591" calcext:value-type="float">
            <text:p>0.4615905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4608/index.html</text:p>
          </table:table-cell>
          <table:table-cell office:value-type="float" office:value="0.461508064" calcext:value-type="float">
            <text:p>0.4615080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2040953/index.html</text:p>
          </table:table-cell>
          <table:table-cell office:value-type="float" office:value="0.461478448" calcext:value-type="float">
            <text:p>0.4614784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3118/index.html</text:p>
          </table:table-cell>
          <table:table-cell office:value-type="float" office:value="0.46082978" calcext:value-type="float">
            <text:p>0.460829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266296/index.html</text:p>
          </table:table-cell>
          <table:table-cell office:value-type="float" office:value="0.460680924" calcext:value-type="float">
            <text:p>0.460680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310919/index.html</text:p>
          </table:table-cell>
          <table:table-cell office:value-type="float" office:value="0.459403224" calcext:value-type="float">
            <text:p>0.4594032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hrows-exception/index.html</text:p>
          </table:table-cell>
          <table:table-cell office:value-type="float" office:value="0.459399933" calcext:value-type="float">
            <text:p>0.4593999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89701/index.html</text:p>
          </table:table-cell>
          <table:table-cell office:value-type="float" office:value="0.459373462" calcext:value-type="float">
            <text:p>0.4593734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rms/index.html</text:p>
          </table:table-cell>
          <table:table-cell office:value-type="float" office:value="0.459065512" calcext:value-type="float">
            <text:p>0.459065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/index.html</text:p>
          </table:table-cell>
          <table:table-cell office:value-type="float" office:value="0.458992906" calcext:value-type="float">
            <text:p>0.458992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342/index.html</text:p>
          </table:table-cell>
          <table:table-cell office:value-type="float" office:value="0.458269672" calcext:value-type="float">
            <text:p>0.458269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4917/index.html</text:p>
          </table:table-cell>
          <table:table-cell office:value-type="float" office:value="0.45808956" calcext:value-type="float">
            <text:p>0.45808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8061/index.html</text:p>
          </table:table-cell>
          <table:table-cell office:value-type="float" office:value="0.457806675" calcext:value-type="float">
            <text:p>0.4578066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471028/index.html</text:p>
          </table:table-cell>
          <table:table-cell office:value-type="float" office:value="0.457729155" calcext:value-type="float">
            <text:p>0.4577291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wfk21/index.html</text:p>
          </table:table-cell>
          <table:table-cell office:value-type="float" office:value="0.457036224" calcext:value-type="float">
            <text:p>0.4570362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667870/index.html</text:p>
          </table:table-cell>
          <table:table-cell office:value-type="float" office:value="0.455548845" calcext:value-type="float">
            <text:p>0.4555488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eveloper-materials/index.html</text:p>
          </table:table-cell>
          <table:table-cell office:value-type="float" office:value="0.455441907" calcext:value-type="float">
            <text:p>0.4554419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2160/index.html</text:p>
          </table:table-cell>
          <table:table-cell office:value-type="float" office:value="0.45538424" calcext:value-type="float">
            <text:p>0.45538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-tx/index.html</text:p>
          </table:table-cell>
          <table:table-cell office:value-type="float" office:value="0.454752435" calcext:value-type="float">
            <text:p>0.4547524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o-factor/index.html</text:p>
          </table:table-cell>
          <table:table-cell office:value-type="float" office:value="0.454515375" calcext:value-type="float">
            <text:p>0.454515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3506/index.html</text:p>
          </table:table-cell>
          <table:table-cell office:value-type="float" office:value="0.454369463" calcext:value-type="float">
            <text:p>0.454369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4036/index.html</text:p>
          </table:table-cell>
          <table:table-cell office:value-type="float" office:value="0.453651596" calcext:value-type="float">
            <text:p>0.4536515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67350/index.html</text:p>
          </table:table-cell>
          <table:table-cell office:value-type="float" office:value="0.453097213" calcext:value-type="float">
            <text:p>0.453097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452682335" calcext:value-type="float">
            <text:p>0.4526823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063161/index.html</text:p>
          </table:table-cell>
          <table:table-cell office:value-type="float" office:value="0.4524364" calcext:value-type="float">
            <text:p>0.45243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47864/index.html</text:p>
          </table:table-cell>
          <table:table-cell office:value-type="float" office:value="0.452308635" calcext:value-type="float">
            <text:p>0.4523086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0.452216136" calcext:value-type="float">
            <text:p>0.4522161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jpa/index.html</text:p>
          </table:table-cell>
          <table:table-cell office:value-type="float" office:value="0.451682623" calcext:value-type="float">
            <text:p>0.4516826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0458/index.html</text:p>
          </table:table-cell>
          <table:table-cell office:value-type="float" office:value="0.451671213" calcext:value-type="float">
            <text:p>0.451671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5698/index.html</text:p>
          </table:table-cell>
          <table:table-cell office:value-type="float" office:value="0.450833517" calcext:value-type="float">
            <text:p>0.4508335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digest/index.html</text:p>
          </table:table-cell>
          <table:table-cell office:value-type="float" office:value="0.450146375" calcext:value-type="float">
            <text:p>0.450146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822247/index.html</text:p>
          </table:table-cell>
          <table:table-cell office:value-type="float" office:value="0.449977928" calcext:value-type="float">
            <text:p>0.4499779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482480/index.html</text:p>
          </table:table-cell>
          <table:table-cell office:value-type="float" office:value="0.449681147" calcext:value-type="float">
            <text:p>0.4496811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326/index.html</text:p>
          </table:table-cell>
          <table:table-cell office:value-type="float" office:value="0.449554369" calcext:value-type="float">
            <text:p>0.449554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4153/index.html</text:p>
          </table:table-cell>
          <table:table-cell office:value-type="float" office:value="0.448499205" calcext:value-type="float">
            <text:p>0.4484992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3020/index.html</text:p>
          </table:table-cell>
          <table:table-cell office:value-type="float" office:value="0.448156242" calcext:value-type="float">
            <text:p>0.4481562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1635/index.html</text:p>
          </table:table-cell>
          <table:table-cell office:value-type="float" office:value="0.447929957" calcext:value-type="float">
            <text:p>0.4479299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25312/index.html</text:p>
          </table:table-cell>
          <table:table-cell office:value-type="float" office:value="0.447638139" calcext:value-type="float">
            <text:p>0.447638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141164/index.html</text:p>
          </table:table-cell>
          <table:table-cell office:value-type="float" office:value="0.4474505" calcext:value-type="float">
            <text:p>0.4474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5/index.html</text:p>
          </table:table-cell>
          <table:table-cell office:value-type="float" office:value="0.447110987" calcext:value-type="float">
            <text:p>0.447110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404665/index.html</text:p>
          </table:table-cell>
          <table:table-cell office:value-type="float" office:value="0.446523236" calcext:value-type="float">
            <text:p>0.4465232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1111/index.html</text:p>
          </table:table-cell>
          <table:table-cell office:value-type="float" office:value="0.445523926" calcext:value-type="float">
            <text:p>0.445523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5936/index.html</text:p>
          </table:table-cell>
          <table:table-cell office:value-type="float" office:value="0.445438953" calcext:value-type="float">
            <text:p>0.4454389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12254/index.html</text:p>
          </table:table-cell>
          <table:table-cell office:value-type="float" office:value="0.445225483" calcext:value-type="float">
            <text:p>0.4452254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501925/index.html</text:p>
          </table:table-cell>
          <table:table-cell office:value-type="float" office:value="0.445057601" calcext:value-type="float">
            <text:p>0.4450576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8909/index.html</text:p>
          </table:table-cell>
          <table:table-cell office:value-type="float" office:value="0.444940897" calcext:value-type="float">
            <text:p>0.4449408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19718/index.html</text:p>
          </table:table-cell>
          <table:table-cell office:value-type="float" office:value="0.444777864" calcext:value-type="float">
            <text:p>0.444777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8559/index.html</text:p>
          </table:table-cell>
          <table:table-cell office:value-type="float" office:value="0.444213251" calcext:value-type="float">
            <text:p>0.444213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821813/index.html</text:p>
          </table:table-cell>
          <table:table-cell office:value-type="float" office:value="0.444196051" calcext:value-type="float">
            <text:p>0.4441960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2228/index.html</text:p>
          </table:table-cell>
          <table:table-cell office:value-type="float" office:value="0.444057402" calcext:value-type="float">
            <text:p>0.4440574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749538/index.html</text:p>
          </table:table-cell>
          <table:table-cell office:value-type="float" office:value="0.443273707" calcext:value-type="float">
            <text:p>0.4432737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307514/index.html</text:p>
          </table:table-cell>
          <table:table-cell office:value-type="float" office:value="0.443263061" calcext:value-type="float">
            <text:p>0.4432630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892056/index.html</text:p>
          </table:table-cell>
          <table:table-cell office:value-type="float" office:value="0.441610298" calcext:value-type="float">
            <text:p>0.441610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55033/index.html</text:p>
          </table:table-cell>
          <table:table-cell office:value-type="float" office:value="0.441540534" calcext:value-type="float">
            <text:p>0.441540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03509/index.html</text:p>
          </table:table-cell>
          <table:table-cell office:value-type="float" office:value="0.441514215" calcext:value-type="float">
            <text:p>0.4415142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1058/index.html</text:p>
          </table:table-cell>
          <table:table-cell office:value-type="float" office:value="0.441251114" calcext:value-type="float">
            <text:p>0.4412511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community/index.html</text:p>
          </table:table-cell>
          <table:table-cell office:value-type="float" office:value="0.44120598" calcext:value-type="float">
            <text:p>0.44120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63489/index.html</text:p>
          </table:table-cell>
          <table:table-cell office:value-type="float" office:value="0.440800427" calcext:value-type="float">
            <text:p>0.4408004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1194/index.html</text:p>
          </table:table-cell>
          <table:table-cell office:value-type="float" office:value="0.440654098" calcext:value-type="float">
            <text:p>0.440654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296211/index.html</text:p>
          </table:table-cell>
          <table:table-cell office:value-type="float" office:value="0.440408429" calcext:value-type="float">
            <text:p>0.4404084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why-subscribe/index.html</text:p>
          </table:table-cell>
          <table:table-cell office:value-type="float" office:value="0.440234815" calcext:value-type="float">
            <text:p>0.4402348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105/index.html</text:p>
          </table:table-cell>
          <table:table-cell office:value-type="float" office:value="0.440146199" calcext:value-type="float">
            <text:p>0.440146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3991/index.html</text:p>
          </table:table-cell>
          <table:table-cell office:value-type="float" office:value="0.439649948" calcext:value-type="float">
            <text:p>0.439649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osgi/index.html</text:p>
          </table:table-cell>
          <table:table-cell office:value-type="float" office:value="0.439516253" calcext:value-type="float">
            <text:p>0.439516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57/index.html</text:p>
          </table:table-cell>
          <table:table-cell office:value-type="float" office:value="0.439263029" calcext:value-type="float">
            <text:p>0.4392630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672/index.html</text:p>
          </table:table-cell>
          <table:table-cell office:value-type="float" office:value="0.439010842" calcext:value-type="float">
            <text:p>0.439010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index.html</text:p>
          </table:table-cell>
          <table:table-cell office:value-type="float" office:value="0.438542483" calcext:value-type="float">
            <text:p>0.4385424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2088705/index.html</text:p>
          </table:table-cell>
          <table:table-cell office:value-type="float" office:value="0.437917129" calcext:value-type="float">
            <text:p>0.4379171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879770/index.html</text:p>
          </table:table-cell>
          <table:table-cell office:value-type="float" office:value="0.437416923" calcext:value-type="float">
            <text:p>0.437416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community/index.html</text:p>
          </table:table-cell>
          <table:table-cell office:value-type="float" office:value="0.437270535" calcext:value-type="float">
            <text:p>0.437270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627742/index.html</text:p>
          </table:table-cell>
          <table:table-cell office:value-type="float" office:value="0.436646898" calcext:value-type="float">
            <text:p>0.436646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93084/index.html</text:p>
          </table:table-cell>
          <table:table-cell office:value-type="float" office:value="0.436598457" calcext:value-type="float">
            <text:p>0.4365984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2342/index.html</text:p>
          </table:table-cell>
          <table:table-cell office:value-type="float" office:value="0.436549642" calcext:value-type="float">
            <text:p>0.4365496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4314451/index.html</text:p>
          </table:table-cell>
          <table:table-cell office:value-type="float" office:value="0.436123697" calcext:value-type="float">
            <text:p>0.4361236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community/index.html</text:p>
          </table:table-cell>
          <table:table-cell office:value-type="float" office:value="0.436116419" calcext:value-type="float">
            <text:p>0.4361164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241968/index.html</text:p>
          </table:table-cell>
          <table:table-cell office:value-type="float" office:value="0.435811384" calcext:value-type="float">
            <text:p>0.4358113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055975/index.html</text:p>
          </table:table-cell>
          <table:table-cell office:value-type="float" office:value="0.435709636" calcext:value-type="float">
            <text:p>0.435709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942662/index.html</text:p>
          </table:table-cell>
          <table:table-cell office:value-type="float" office:value="0.435675715" calcext:value-type="float">
            <text:p>0.4356757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65824/index.html</text:p>
          </table:table-cell>
          <table:table-cell office:value-type="float" office:value="0.435512832" calcext:value-type="float">
            <text:p>0.4355128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veto/index.html</text:p>
          </table:table-cell>
          <table:table-cell office:value-type="float" office:value="0.435305977" calcext:value-type="float">
            <text:p>0.4353059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508112/index.html</text:p>
          </table:table-cell>
          <table:table-cell office:value-type="float" office:value="0.435166783" calcext:value-type="float">
            <text:p>0.4351667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61967/index.html</text:p>
          </table:table-cell>
          <table:table-cell office:value-type="float" office:value="0.433940076" calcext:value-type="float">
            <text:p>0.4339400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4122/index.html</text:p>
          </table:table-cell>
          <table:table-cell office:value-type="float" office:value="0.433652922" calcext:value-type="float">
            <text:p>0.4336529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0.433641469" calcext:value-type="float">
            <text:p>0.433641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55285/index.html</text:p>
          </table:table-cell>
          <table:table-cell office:value-type="float" office:value="0.433141213" calcext:value-type="float">
            <text:p>0.433141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246666/index.html</text:p>
          </table:table-cell>
          <table:table-cell office:value-type="float" office:value="0.432983477" calcext:value-type="float">
            <text:p>0.432983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337/index.html</text:p>
          </table:table-cell>
          <table:table-cell office:value-type="float" office:value="0.432939887" calcext:value-type="float">
            <text:p>0.432939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669512/index.html</text:p>
          </table:table-cell>
          <table:table-cell office:value-type="float" office:value="0.431704742" calcext:value-type="float">
            <text:p>0.4317047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706099/index.html</text:p>
          </table:table-cell>
          <table:table-cell office:value-type="float" office:value="0.430963204" calcext:value-type="float">
            <text:p>0.430963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0333/index.html</text:p>
          </table:table-cell>
          <table:table-cell office:value-type="float" office:value="0.430496474" calcext:value-type="float">
            <text:p>0.4304964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10253/index.html</text:p>
          </table:table-cell>
          <table:table-cell office:value-type="float" office:value="0.429847346" calcext:value-type="float">
            <text:p>0.429847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176/index.html</text:p>
          </table:table-cell>
          <table:table-cell office:value-type="float" office:value="0.429522896" calcext:value-type="float">
            <text:p>0.4295228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755371/index.html</text:p>
          </table:table-cell>
          <table:table-cell office:value-type="float" office:value="0.428887111" calcext:value-type="float">
            <text:p>0.4288871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98578/index.html</text:p>
          </table:table-cell>
          <table:table-cell office:value-type="float" office:value="0.427914099" calcext:value-type="float">
            <text:p>0.427914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966919/index.html</text:p>
          </table:table-cell>
          <table:table-cell office:value-type="float" office:value="0.427856639" calcext:value-type="float">
            <text:p>0.4278566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488207/index.html</text:p>
          </table:table-cell>
          <table:table-cell office:value-type="float" office:value="0.427299199" calcext:value-type="float">
            <text:p>0.427299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731657/index.html</text:p>
          </table:table-cell>
          <table:table-cell office:value-type="float" office:value="0.425201528" calcext:value-type="float">
            <text:p>0.425201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157086/index.html</text:p>
          </table:table-cell>
          <table:table-cell office:value-type="float" office:value="0.424956521" calcext:value-type="float">
            <text:p>0.424956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977278/index.html</text:p>
          </table:table-cell>
          <table:table-cell office:value-type="float" office:value="0.424226847" calcext:value-type="float">
            <text:p>0.4242268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2001/index.html</text:p>
          </table:table-cell>
          <table:table-cell office:value-type="float" office:value="0.423586316" calcext:value-type="float">
            <text:p>0.423586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94729/index.html</text:p>
          </table:table-cell>
          <table:table-cell office:value-type="float" office:value="0.42339388" calcext:value-type="float">
            <text:p>0.42339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896/index.html</text:p>
          </table:table-cell>
          <table:table-cell office:value-type="float" office:value="0.42327743" calcext:value-type="float">
            <text:p>0.423277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24369/index.html</text:p>
          </table:table-cell>
          <table:table-cell office:value-type="float" office:value="0.422788081" calcext:value-type="float">
            <text:p>0.4227880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299335/index.html</text:p>
          </table:table-cell>
          <table:table-cell office:value-type="float" office:value="0.422393025" calcext:value-type="float">
            <text:p>0.4223930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0175/index.html</text:p>
          </table:table-cell>
          <table:table-cell office:value-type="float" office:value="0.420946551" calcext:value-type="float">
            <text:p>0.420946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63625/index.html</text:p>
          </table:table-cell>
          <table:table-cell office:value-type="float" office:value="0.420401022" calcext:value-type="float">
            <text:p>0.4204010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4/index.html</text:p>
          </table:table-cell>
          <table:table-cell office:value-type="float" office:value="0.41984231" calcext:value-type="float">
            <text:p>0.419842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0.419625199" calcext:value-type="float">
            <text:p>0.419625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544029/index.html</text:p>
          </table:table-cell>
          <table:table-cell office:value-type="float" office:value="0.419515556" calcext:value-type="float">
            <text:p>0.4195155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0313/index.html</text:p>
          </table:table-cell>
          <table:table-cell office:value-type="float" office:value="0.419482775" calcext:value-type="float">
            <text:p>0.4194827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484018/index.html</text:p>
          </table:table-cell>
          <table:table-cell office:value-type="float" office:value="0.419429703" calcext:value-type="float">
            <text:p>0.4194297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620367/index.html</text:p>
          </table:table-cell>
          <table:table-cell office:value-type="float" office:value="0.419262702" calcext:value-type="float">
            <text:p>0.4192627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7944743/index.html</text:p>
          </table:table-cell>
          <table:table-cell office:value-type="float" office:value="0.418876156" calcext:value-type="float">
            <text:p>0.418876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20384/index.html</text:p>
          </table:table-cell>
          <table:table-cell office:value-type="float" office:value="0.417791241" calcext:value-type="float">
            <text:p>0.4177912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46106/index.html</text:p>
          </table:table-cell>
          <table:table-cell office:value-type="float" office:value="0.417686995" calcext:value-type="float">
            <text:p>0.4176869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63907/index.html</text:p>
          </table:table-cell>
          <table:table-cell office:value-type="float" office:value="0.417534711" calcext:value-type="float">
            <text:p>0.4175347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030893/index.html</text:p>
          </table:table-cell>
          <table:table-cell office:value-type="float" office:value="0.417318959" calcext:value-type="float">
            <text:p>0.417318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2211/index.html</text:p>
          </table:table-cell>
          <table:table-cell office:value-type="float" office:value="0.416740621" calcext:value-type="float">
            <text:p>0.416740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923732/index.html</text:p>
          </table:table-cell>
          <table:table-cell office:value-type="float" office:value="0.416279652" calcext:value-type="float">
            <text:p>0.416279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0610/index.html</text:p>
          </table:table-cell>
          <table:table-cell office:value-type="float" office:value="0.415866668" calcext:value-type="float">
            <text:p>0.415866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403374/index.html</text:p>
          </table:table-cell>
          <table:table-cell office:value-type="float" office:value="0.414410716" calcext:value-type="float">
            <text:p>0.414410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community/index.html</text:p>
          </table:table-cell>
          <table:table-cell office:value-type="float" office:value="0.41293573" calcext:value-type="float">
            <text:p>0.412935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29938/index.html</text:p>
          </table:table-cell>
          <table:table-cell office:value-type="float" office:value="0.412254777" calcext:value-type="float">
            <text:p>0.4122547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0/index.html</text:p>
          </table:table-cell>
          <table:table-cell office:value-type="float" office:value="0.411976864" calcext:value-type="float">
            <text:p>0.411976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992280/index.html</text:p>
          </table:table-cell>
          <table:table-cell office:value-type="float" office:value="0.411702013" calcext:value-type="float">
            <text:p>0.411702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616425/index.html</text:p>
          </table:table-cell>
          <table:table-cell office:value-type="float" office:value="0.411545208" calcext:value-type="float">
            <text:p>0.4115452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2433925/index.html</text:p>
          </table:table-cell>
          <table:table-cell office:value-type="float" office:value="0.411264088" calcext:value-type="float">
            <text:p>0.4112640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122570/index.html</text:p>
          </table:table-cell>
          <table:table-cell office:value-type="float" office:value="0.410758115" calcext:value-type="float">
            <text:p>0.4107581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36095/index.html</text:p>
          </table:table-cell>
          <table:table-cell office:value-type="float" office:value="0.410674117" calcext:value-type="float">
            <text:p>0.4106741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eveloper-materials/index.html</text:p>
          </table:table-cell>
          <table:table-cell office:value-type="float" office:value="0.410261677" calcext:value-type="float">
            <text:p>0.410261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72958/index.html</text:p>
          </table:table-cell>
          <table:table-cell office:value-type="float" office:value="0.409129305" calcext:value-type="float">
            <text:p>0.4091293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0247548/index.html</text:p>
          </table:table-cell>
          <table:table-cell office:value-type="float" office:value="0.406807791" calcext:value-type="float">
            <text:p>0.406807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31010/index.html</text:p>
          </table:table-cell>
          <table:table-cell office:value-type="float" office:value="0.406655829" calcext:value-type="float">
            <text:p>0.4066558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74508/index.html</text:p>
          </table:table-cell>
          <table:table-cell office:value-type="float" office:value="0.406603766" calcext:value-type="float">
            <text:p>0.406603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722637/index.html</text:p>
          </table:table-cell>
          <table:table-cell office:value-type="float" office:value="0.40564666" calcext:value-type="float">
            <text:p>0.40564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5423/index.html</text:p>
          </table:table-cell>
          <table:table-cell office:value-type="float" office:value="0.404159415" calcext:value-type="float">
            <text:p>0.404159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049944/index.html</text:p>
          </table:table-cell>
          <table:table-cell office:value-type="float" office:value="0.402604513" calcext:value-type="float">
            <text:p>0.402604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279/index.html</text:p>
          </table:table-cell>
          <table:table-cell office:value-type="float" office:value="0.402337165" calcext:value-type="float">
            <text:p>0.4023371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600665/index.html</text:p>
          </table:table-cell>
          <table:table-cell office:value-type="float" office:value="0.401337554" calcext:value-type="float">
            <text:p>0.4013375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9702/index.html</text:p>
          </table:table-cell>
          <table:table-cell office:value-type="float" office:value="0.400632703" calcext:value-type="float">
            <text:p>0.4006327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06459/index.html</text:p>
          </table:table-cell>
          <table:table-cell office:value-type="float" office:value="0.399080229" calcext:value-type="float">
            <text:p>0.399080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62723/index.html</text:p>
          </table:table-cell>
          <table:table-cell office:value-type="float" office:value="0.397326901" calcext:value-type="float">
            <text:p>0.397326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792413/index.html</text:p>
          </table:table-cell>
          <table:table-cell office:value-type="float" office:value="0.394761446" calcext:value-type="float">
            <text:p>0.394761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motional-download/index.html</text:p>
          </table:table-cell>
          <table:table-cell office:value-type="float" office:value="0.394556852" calcext:value-type="float">
            <text:p>0.3945568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0.393491937" calcext:value-type="float">
            <text:p>0.393491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6379/index.html</text:p>
          </table:table-cell>
          <table:table-cell office:value-type="float" office:value="0.393180658" calcext:value-type="float">
            <text:p>0.3931806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1717/index.html</text:p>
          </table:table-cell>
          <table:table-cell office:value-type="float" office:value="0.392661765" calcext:value-type="float">
            <text:p>0.3926617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9174/index.html</text:p>
          </table:table-cell>
          <table:table-cell office:value-type="float" office:value="0.390399816" calcext:value-type="float">
            <text:p>0.3903998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8442425/index.html</text:p>
          </table:table-cell>
          <table:table-cell office:value-type="float" office:value="0.388768517" calcext:value-type="float">
            <text:p>0.3887685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252/index.html</text:p>
          </table:table-cell>
          <table:table-cell office:value-type="float" office:value="0.388016575" calcext:value-type="float">
            <text:p>0.3880165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34958/index.html</text:p>
          </table:table-cell>
          <table:table-cell office:value-type="float" office:value="0.384657917" calcext:value-type="float">
            <text:p>0.384657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636181/index.html</text:p>
          </table:table-cell>
          <table:table-cell office:value-type="float" office:value="0.384248704" calcext:value-type="float">
            <text:p>0.3842487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community/index.html</text:p>
          </table:table-cell>
          <table:table-cell office:value-type="float" office:value="0.384233628" calcext:value-type="float">
            <text:p>0.3842336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387/index.html</text:p>
          </table:table-cell>
          <table:table-cell office:value-type="float" office:value="0.383128767" calcext:value-type="float">
            <text:p>0.383128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558620/index.html</text:p>
          </table:table-cell>
          <table:table-cell office:value-type="float" office:value="0.381186529" calcext:value-type="float">
            <text:p>0.3811865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index.html</text:p>
          </table:table-cell>
          <table:table-cell office:value-type="float" office:value="0.380146042" calcext:value-type="float">
            <text:p>0.380146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897119/index.html</text:p>
          </table:table-cell>
          <table:table-cell office:value-type="float" office:value="0.378291256" calcext:value-type="float">
            <text:p>0.378291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664/index.html</text:p>
          </table:table-cell>
          <table:table-cell office:value-type="float" office:value="0.376611816" calcext:value-type="float">
            <text:p>0.3766118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14974/index.html</text:p>
          </table:table-cell>
          <table:table-cell office:value-type="float" office:value="0.374003848" calcext:value-type="float">
            <text:p>0.3740038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48952/index.html</text:p>
          </table:table-cell>
          <table:table-cell office:value-type="float" office:value="0.373973522" calcext:value-type="float">
            <text:p>0.3739735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840828/index.html</text:p>
          </table:table-cell>
          <table:table-cell office:value-type="float" office:value="0.373771283" calcext:value-type="float">
            <text:p>0.3737712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11288/index.html</text:p>
          </table:table-cell>
          <table:table-cell office:value-type="float" office:value="0.370533213" calcext:value-type="float">
            <text:p>0.370533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66886/index.html</text:p>
          </table:table-cell>
          <table:table-cell office:value-type="float" office:value="0.36693209" calcext:value-type="float">
            <text:p>0.36693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35853/index.html</text:p>
          </table:table-cell>
          <table:table-cell office:value-type="float" office:value="0.366151828" calcext:value-type="float">
            <text:p>0.3661518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965468/index.html</text:p>
          </table:table-cell>
          <table:table-cell office:value-type="float" office:value="0.36611222" calcext:value-type="float">
            <text:p>0.366112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167/index.html</text:p>
          </table:table-cell>
          <table:table-cell office:value-type="float" office:value="0.365993996" calcext:value-type="float">
            <text:p>0.365993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631066/index.html</text:p>
          </table:table-cell>
          <table:table-cell office:value-type="float" office:value="0.365717176" calcext:value-type="float">
            <text:p>0.3657171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8303/index.html</text:p>
          </table:table-cell>
          <table:table-cell office:value-type="float" office:value="0.365635272" calcext:value-type="float">
            <text:p>0.365635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81097/index.html</text:p>
          </table:table-cell>
          <table:table-cell office:value-type="float" office:value="0.365433882" calcext:value-type="float">
            <text:p>0.365433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index.html</text:p>
          </table:table-cell>
          <table:table-cell office:value-type="float" office:value="0.363879065" calcext:value-type="float">
            <text:p>0.363879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001694/index.html</text:p>
          </table:table-cell>
          <table:table-cell office:value-type="float" office:value="0.359395307" calcext:value-type="float">
            <text:p>0.3593953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6784193/index.html</text:p>
          </table:table-cell>
          <table:table-cell office:value-type="float" office:value="0.358533038" calcext:value-type="float">
            <text:p>0.3585330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8780176/index.html</text:p>
          </table:table-cell>
          <table:table-cell office:value-type="float" office:value="0.358322997" calcext:value-type="float">
            <text:p>0.3583229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350695/index.html</text:p>
          </table:table-cell>
          <table:table-cell office:value-type="float" office:value="0.357621037" calcext:value-type="float">
            <text:p>0.357621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03365/index.html</text:p>
          </table:table-cell>
          <table:table-cell office:value-type="float" office:value="0.357161293" calcext:value-type="float">
            <text:p>0.3571612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80944/index.html</text:p>
          </table:table-cell>
          <table:table-cell office:value-type="float" office:value="0.356575206" calcext:value-type="float">
            <text:p>0.356575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40138/index.html</text:p>
          </table:table-cell>
          <table:table-cell office:value-type="float" office:value="0.350734131" calcext:value-type="float">
            <text:p>0.3507341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905659/index.html</text:p>
          </table:table-cell>
          <table:table-cell office:value-type="float" office:value="0.348808244" calcext:value-type="float">
            <text:p>0.3488082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989685/index.html</text:p>
          </table:table-cell>
          <table:table-cell office:value-type="float" office:value="0.347539981" calcext:value-type="float">
            <text:p>0.347539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505842/index.html</text:p>
          </table:table-cell>
          <table:table-cell office:value-type="float" office:value="0.347041424" calcext:value-type="float">
            <text:p>0.347041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6276/index.html</text:p>
          </table:table-cell>
          <table:table-cell office:value-type="float" office:value="0.346999558" calcext:value-type="float">
            <text:p>0.346999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260307/index.html</text:p>
          </table:table-cell>
          <table:table-cell office:value-type="float" office:value="0.345939447" calcext:value-type="float">
            <text:p>0.345939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6780/index.html</text:p>
          </table:table-cell>
          <table:table-cell office:value-type="float" office:value="0.344420861" calcext:value-type="float">
            <text:p>0.3444208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766871/index.html</text:p>
          </table:table-cell>
          <table:table-cell office:value-type="float" office:value="0.34335874" calcext:value-type="float">
            <text:p>0.34335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9362/index.html</text:p>
          </table:table-cell>
          <table:table-cell office:value-type="float" office:value="0.343352934" calcext:value-type="float">
            <text:p>0.343352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911/index.html</text:p>
          </table:table-cell>
          <table:table-cell office:value-type="float" office:value="0.342581175" calcext:value-type="float">
            <text:p>0.3425811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828146/index.html</text:p>
          </table:table-cell>
          <table:table-cell office:value-type="float" office:value="0.340901393" calcext:value-type="float">
            <text:p>0.3409013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97265/index.html</text:p>
          </table:table-cell>
          <table:table-cell office:value-type="float" office:value="0.340261936" calcext:value-type="float">
            <text:p>0.3402619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413/index.html</text:p>
          </table:table-cell>
          <table:table-cell office:value-type="float" office:value="0.33799791" calcext:value-type="float">
            <text:p>0.33799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build_page_index</text:p>
          </table:table-cell>
          <table:table-cell office:value-type="float" office:value="0.337627624" calcext:value-type="float">
            <text:p>0.337627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43144/index.html</text:p>
          </table:table-cell>
          <table:table-cell office:value-type="float" office:value="0.336683236" calcext:value-type="float">
            <text:p>0.3366832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072488/index.html</text:p>
          </table:table-cell>
          <table:table-cell office:value-type="float" office:value="0.336538988" calcext:value-type="float">
            <text:p>0.3365389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333265746" calcext:value-type="float">
            <text:p>0.3332657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797723/index.html</text:p>
          </table:table-cell>
          <table:table-cell office:value-type="float" office:value="0.332489884" calcext:value-type="float">
            <text:p>0.332489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245054/index.html</text:p>
          </table:table-cell>
          <table:table-cell office:value-type="float" office:value="0.332368981" calcext:value-type="float">
            <text:p>0.332368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04638/index.html</text:p>
          </table:table-cell>
          <table:table-cell office:value-type="float" office:value="0.331093589" calcext:value-type="float">
            <text:p>0.3310935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538130/index.html</text:p>
          </table:table-cell>
          <table:table-cell office:value-type="float" office:value="0.328910727" calcext:value-type="float">
            <text:p>0.3289107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8975/index.html</text:p>
          </table:table-cell>
          <table:table-cell office:value-type="float" office:value="0.32814414" calcext:value-type="float">
            <text:p>0.328144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89934/index.html</text:p>
          </table:table-cell>
          <table:table-cell office:value-type="float" office:value="0.327810589" calcext:value-type="float">
            <text:p>0.3278105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community/index.html</text:p>
          </table:table-cell>
          <table:table-cell office:value-type="float" office:value="0.327344641" calcext:value-type="float">
            <text:p>0.3273446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948313/index.html</text:p>
          </table:table-cell>
          <table:table-cell office:value-type="float" office:value="0.326388065" calcext:value-type="float">
            <text:p>0.326388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987/index.html</text:p>
          </table:table-cell>
          <table:table-cell office:value-type="float" office:value="0.325954405" calcext:value-type="float">
            <text:p>0.3259544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02144/index.html</text:p>
          </table:table-cell>
          <table:table-cell office:value-type="float" office:value="0.325679906" calcext:value-type="float">
            <text:p>0.325679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96937/index.html</text:p>
          </table:table-cell>
          <table:table-cell office:value-type="float" office:value="0.32489241" calcext:value-type="float">
            <text:p>0.324892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619/index.html</text:p>
          </table:table-cell>
          <table:table-cell office:value-type="float" office:value="0.324292099" calcext:value-type="float">
            <text:p>0.324292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ages</text:p>
          </table:table-cell>
          <table:table-cell office:value-type="float" office:value="0.323630637" calcext:value-type="float">
            <text:p>0.3236306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570/index.html</text:p>
          </table:table-cell>
          <table:table-cell office:value-type="float" office:value="0.322296476" calcext:value-type="float">
            <text:p>0.3222964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5443/index.html</text:p>
          </table:table-cell>
          <table:table-cell office:value-type="float" office:value="0.320644909" calcext:value-type="float">
            <text:p>0.320644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1314/index.html</text:p>
          </table:table-cell>
          <table:table-cell office:value-type="float" office:value="0.320438331" calcext:value-type="float">
            <text:p>0.3204383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23996/index.html</text:p>
          </table:table-cell>
          <table:table-cell office:value-type="float" office:value="0.31973782" calcext:value-type="float">
            <text:p>0.319737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4123/index.html</text:p>
          </table:table-cell>
          <table:table-cell office:value-type="float" office:value="0.319469701" calcext:value-type="float">
            <text:p>0.319469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465/index.html</text:p>
          </table:table-cell>
          <table:table-cell office:value-type="float" office:value="0.318742677" calcext:value-type="float">
            <text:p>0.318742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index.html</text:p>
          </table:table-cell>
          <table:table-cell office:value-type="float" office:value="0.318643323" calcext:value-type="float">
            <text:p>0.3186433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925276/index.html</text:p>
          </table:table-cell>
          <table:table-cell office:value-type="float" office:value="0.316941182" calcext:value-type="float">
            <text:p>0.316941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6090/index.html</text:p>
          </table:table-cell>
          <table:table-cell office:value-type="float" office:value="0.314949677" calcext:value-type="float">
            <text:p>0.314949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536949/index.html</text:p>
          </table:table-cell>
          <table:table-cell office:value-type="float" office:value="0.313208949" calcext:value-type="float">
            <text:p>0.313208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417394/index.html</text:p>
          </table:table-cell>
          <table:table-cell office:value-type="float" office:value="0.312063524" calcext:value-type="float">
            <text:p>0.312063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919/index.html</text:p>
          </table:table-cell>
          <table:table-cell office:value-type="float" office:value="0.311961712" calcext:value-type="float">
            <text:p>0.3119617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94/index.html</text:p>
          </table:table-cell>
          <table:table-cell office:value-type="float" office:value="0.311580683" calcext:value-type="float">
            <text:p>0.3115806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2424/index.html</text:p>
          </table:table-cell>
          <table:table-cell office:value-type="float" office:value="0.311358974" calcext:value-type="float">
            <text:p>0.3113589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402902/index.html</text:p>
          </table:table-cell>
          <table:table-cell office:value-type="float" office:value="0.311004133" calcext:value-type="float">
            <text:p>0.3110041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36/index.html</text:p>
          </table:table-cell>
          <table:table-cell office:value-type="float" office:value="0.310486855" calcext:value-type="float">
            <text:p>0.3104868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5454764/index.html</text:p>
          </table:table-cell>
          <table:table-cell office:value-type="float" office:value="0.310437915" calcext:value-type="float">
            <text:p>0.3104379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625940/index.html</text:p>
          </table:table-cell>
          <table:table-cell office:value-type="float" office:value="0.310191292" calcext:value-type="float">
            <text:p>0.3101912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52541/index.html</text:p>
          </table:table-cell>
          <table:table-cell office:value-type="float" office:value="0.309838685" calcext:value-type="float">
            <text:p>0.3098386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98138/index.html</text:p>
          </table:table-cell>
          <table:table-cell office:value-type="float" office:value="0.309810133" calcext:value-type="float">
            <text:p>0.3098101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721477/index.html</text:p>
          </table:table-cell>
          <table:table-cell office:value-type="float" office:value="0.309080429" calcext:value-type="float">
            <text:p>0.3090804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58416/index.html</text:p>
          </table:table-cell>
          <table:table-cell office:value-type="float" office:value="0.308806599" calcext:value-type="float">
            <text:p>0.3088065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1344/index.html</text:p>
          </table:table-cell>
          <table:table-cell office:value-type="float" office:value="0.307988415" calcext:value-type="float">
            <text:p>0.307988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community/index.html</text:p>
          </table:table-cell>
          <table:table-cell office:value-type="float" office:value="0.304472915" calcext:value-type="float">
            <text:p>0.3044729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35133/index.html</text:p>
          </table:table-cell>
          <table:table-cell office:value-type="float" office:value="0.302906573" calcext:value-type="float">
            <text:p>0.3029065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96236/index.html</text:p>
          </table:table-cell>
          <table:table-cell office:value-type="float" office:value="0.302040425" calcext:value-type="float">
            <text:p>0.302040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285/index.html</text:p>
          </table:table-cell>
          <table:table-cell office:value-type="float" office:value="0.301910592" calcext:value-type="float">
            <text:p>0.3019105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03705/index.html</text:p>
          </table:table-cell>
          <table:table-cell office:value-type="float" office:value="0.300875952" calcext:value-type="float">
            <text:p>0.300875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373655/index.html</text:p>
          </table:table-cell>
          <table:table-cell office:value-type="float" office:value="0.298146021" calcext:value-type="float">
            <text:p>0.2981460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4724/index.html</text:p>
          </table:table-cell>
          <table:table-cell office:value-type="float" office:value="0.298105628" calcext:value-type="float">
            <text:p>0.2981056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040415/index.html</text:p>
          </table:table-cell>
          <table:table-cell office:value-type="float" office:value="0.298012796" calcext:value-type="float">
            <text:p>0.2980127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5705170/index.html</text:p>
          </table:table-cell>
          <table:table-cell office:value-type="float" office:value="0.297545565" calcext:value-type="float">
            <text:p>0.297545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community/index.html</text:p>
          </table:table-cell>
          <table:table-cell office:value-type="float" office:value="0.297490348" calcext:value-type="float">
            <text:p>0.2974903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0921/index.html</text:p>
          </table:table-cell>
          <table:table-cell office:value-type="float" office:value="0.297084187" calcext:value-type="float">
            <text:p>0.297084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155228/index.html</text:p>
          </table:table-cell>
          <table:table-cell office:value-type="float" office:value="0.296675482" calcext:value-type="float">
            <text:p>0.2966754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jects/index.html</text:p>
          </table:table-cell>
          <table:table-cell office:value-type="float" office:value="0.296635848" calcext:value-type="float">
            <text:p>0.2966358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community/index.html</text:p>
          </table:table-cell>
          <table:table-cell office:value-type="float" office:value="0.295107173" calcext:value-type="float">
            <text:p>0.2951071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23/index.html</text:p>
          </table:table-cell>
          <table:table-cell office:value-type="float" office:value="0.293732753" calcext:value-type="float">
            <text:p>0.293732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apers/index.html</text:p>
          </table:table-cell>
          <table:table-cell office:value-type="float" office:value="0.293649194" calcext:value-type="float">
            <text:p>0.293649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4522/index.html</text:p>
          </table:table-cell>
          <table:table-cell office:value-type="float" office:value="0.293364026" calcext:value-type="float">
            <text:p>0.293364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community/index.html</text:p>
          </table:table-cell>
          <table:table-cell office:value-type="float" office:value="0.2732817" calcext:value-type="float">
            <text:p>0.27328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community/index.html</text:p>
          </table:table-cell>
          <table:table-cell office:value-type="float" office:value="0.270425182" calcext:value-type="float">
            <text:p>0.270425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wnloads/index.html</text:p>
          </table:table-cell>
          <table:table-cell office:value-type="float" office:value="0.264920418" calcext:value-type="float">
            <text:p>0.264920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index.html</text:p>
          </table:table-cell>
          <table:table-cell office:value-type="float" office:value="0.24641123" calcext:value-type="float">
            <text:p>0.24641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eveloper-materials/index.html</text:p>
          </table:table-cell>
          <table:table-cell office:value-type="float" office:value="0.239945344" calcext:value-type="float">
            <text:p>0.2399453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index.html</text:p>
          </table:table-cell>
          <table:table-cell office:value-type="float" office:value="0.239527903" calcext:value-type="float">
            <text:p>0.2395279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index.html</text:p>
          </table:table-cell>
          <table:table-cell office:value-type="float" office:value="0.238452945" calcext:value-type="float">
            <text:p>0.2384529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tocols/index.html</text:p>
          </table:table-cell>
          <table:table-cell office:value-type="float" office:value="0.234897672" calcext:value-type="float">
            <text:p>0.234897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index.html</text:p>
          </table:table-cell>
          <table:table-cell office:value-type="float" office:value="0.22760524" calcext:value-type="float">
            <text:p>0.22760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index.html</text:p>
          </table:table-cell>
          <table:table-cell office:value-type="float" office:value="0.202118038" calcext:value-type="float">
            <text:p>0.2021180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index.html</text:p>
          </table:table-cell>
          <table:table-cell office:value-type="float" office:value="0.193203601" calcext:value-type="float">
            <text:p>0.1932036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orums/index.html</text:p>
          </table:table-cell>
          <table:table-cell office:value-type="float" office:value="0.192987031" calcext:value-type="float">
            <text:p>0.192987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index.html</text:p>
          </table:table-cell>
          <table:table-cell office:value-type="float" office:value="0.192917624" calcext:value-type="float">
            <text:p>0.192917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uzz/index.html</text:p>
          </table:table-cell>
          <table:table-cell office:value-type="float" office:value="0.191333773" calcext:value-type="float">
            <text:p>0.1913337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ipeline</text:p>
          </table:table-cell>
          <table:table-cell office:value-type="float" office:value="0.188966132" calcext:value-type="float">
            <text:p>0.1889661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phone/index.html</text:p>
          </table:table-cell>
          <table:table-cell office:value-type="float" office:value="0.184550484" calcext:value-type="float">
            <text:p>0.1845504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index.html</text:p>
          </table:table-cell>
          <table:table-cell office:value-type="float" office:value="0.180320778" calcext:value-type="float">
            <text:p>0.1803207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oogle4775292ed26aeefd.html</text:p>
          </table:table-cell>
          <table:table-cell office:value-type="float" office:value="0.162979523" calcext:value-type="float">
            <text:p>0.1629795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index.html</text:p>
          </table:table-cell>
          <table:table-cell office:value-type="float" office:value="0.161139526" calcext:value-type="float">
            <text:p>0.1611395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readme/index.html</text:p>
          </table:table-cell>
          <table:table-cell office:value-type="float" office:value="0.158446211" calcext:value-type="float">
            <text:p>0.158446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bossorg-tabzilla.js</text:p>
          </table:table-cell>
          <table:table-cell office:value-type="float" office:value="0.156464646" calcext:value-type="float">
            <text:p>0.1564646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books.js</text:p>
          </table:table-cell>
          <table:table-cell office:value-type="float" office:value="0.068361874" calcext:value-type="float">
            <text:p>0.068361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itemap.xml</text:p>
          </table:table-cell>
          <table:table-cell office:value-type="float" office:value="0.057663269" calcext:value-type="float">
            <text:p>0.057663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urls</text:p>
          </table:table-cell>
          <table:table-cell office:value-type="float" office:value="0.026073868" calcext:value-type="float">
            <text:p>0.026073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yamls</text:p>
          </table:table-cell>
          <table:table-cell office:value-type="float" office:value="0.011856512" calcext:value-type="float">
            <text:p>0.011856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screenshot.png</text:p>
          </table:table-cell>
          <table:table-cell office:value-type="float" office:value="0.006135849" calcext:value-type="float">
            <text:p>0.006135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tall.png</text:p>
          </table:table-cell>
          <table:table-cell office:value-type="float" office:value="0.005313017" calcext:value-type="float">
            <text:p>0.005313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magula.css</text:p>
          </table:table-cell>
          <table:table-cell office:value-type="float" office:value="0.004950241" calcext:value-type="float">
            <text:p>0.0049502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2.png</text:p>
          </table:table-cell>
          <table:table-cell office:value-type="float" office:value="0.004527958" calcext:value-type="float">
            <text:p>0.004527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pi.png</text:p>
          </table:table-cell>
          <table:table-cell office:value-type="float" office:value="0.004166532" calcext:value-type="float">
            <text:p>0.004166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1.png</text:p>
          </table:table-cell>
          <table:table-cell office:value-type="float" office:value="0.004099691" calcext:value-type="float">
            <text:p>0.004099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everywhere.png</text:p>
          </table:table-cell>
          <table:table-cell office:value-type="float" office:value="0.003796211" calcext:value-type="float">
            <text:p>0.003796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short.png</text:p>
          </table:table-cell>
          <table:table-cell office:value-type="float" office:value="0.00264426" calcext:value-type="float">
            <text:p>0.002644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tall.png</text:p>
          </table:table-cell>
          <table:table-cell office:value-type="float" office:value="0.002620486" calcext:value-type="float">
            <text:p>0.002620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lhc.png</text:p>
          </table:table-cell>
          <table:table-cell office:value-type="float" office:value="0.002610779" calcext:value-type="float">
            <text:p>0.0026107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3.png</text:p>
          </table:table-cell>
          <table:table-cell office:value-type="float" office:value="0.002188199" calcext:value-type="float">
            <text:p>0.002188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marsrover.png</text:p>
          </table:table-cell>
          <table:table-cell office:value-type="float" office:value="0.001894632" calcext:value-type="float">
            <text:p>0.0018946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boot.png</text:p>
          </table:table-cell>
          <table:table-cell office:value-type="float" office:value="0.001683448" calcext:value-type="float">
            <text:p>0.0016834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static_foundation.css</text:p>
          </table:table-cell>
          <table:table-cell office:value-type="float" office:value="0.001652453" calcext:value-type="float">
            <text:p>0.001652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ticket-monster-bg.png</text:p>
          </table:table-cell>
          <table:table-cell office:value-type="float" office:value="0.001631809" calcext:value-type="float">
            <text:p>0.001631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cripts.js</text:p>
          </table:table-cell>
          <table:table-cell office:value-type="float" office:value="0.001614346" calcext:value-type="float">
            <text:p>0.001614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user_site_yaml</text:p>
          </table:table-cell>
          <table:table-cell office:value-type="float" office:value="0.00157485" calcext:value-type="float">
            <text:p>0.001574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involved/bg.png</text:p>
          </table:table-cell>
          <table:table-cell office:value-type="float" office:value="0.001555005" calcext:value-type="float">
            <text:p>0.0015550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.otf</text:p>
          </table:table-cell>
          <table:table-cell office:value-type="float" office:value="0.00147939" calcext:value-type="float">
            <text:p>0.001479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phone.jpg</text:p>
          </table:table-cell>
          <table:table-cell office:value-type="float" office:value="0.001476222" calcext:value-type="float">
            <text:p>0.0014762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short.png</text:p>
          </table:table-cell>
          <table:table-cell office:value-type="float" office:value="0.001450694" calcext:value-type="float">
            <text:p>0.0014506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4.png</text:p>
          </table:table-cell>
          <table:table-cell office:value-type="float" office:value="0.001235116" calcext:value-type="float">
            <text:p>0.001235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smartgrid.png</text:p>
          </table:table-cell>
          <table:table-cell office:value-type="float" office:value="0.001194473" calcext:value-type="float">
            <text:p>0.0011944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faa.png</text:p>
          </table:table-cell>
          <table:table-cell office:value-type="float" office:value="0.001066541" calcext:value-type="float">
            <text:p>0.0010665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bide.js</text:p>
          </table:table-cell>
          <table:table-cell office:value-type="float" office:value="0.001054822" calcext:value-type="float">
            <text:p>0.0010548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000994686" calcext:value-type="float">
            <text:p>0.000994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_arch.png</text:p>
          </table:table-cell>
          <table:table-cell office:value-type="float" office:value="0.000992076" calcext:value-type="float">
            <text:p>0.0009920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brms/capture.png</text:p>
          </table:table-cell>
          <table:table-cell office:value-type="float" office:value="0.000981026" calcext:value-type="float">
            <text:p>0.000981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0.000943388" calcext:value-type="float">
            <text:p>0.000943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3.jpg</text:p>
          </table:table-cell>
          <table:table-cell office:value-type="float" office:value="0.000936547" calcext:value-type="float">
            <text:p>0.0009365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datavirt/red-hat-jboss-datavirt.png</text:p>
          </table:table-cell>
          <table:table-cell office:value-type="float" office:value="0.000911359" calcext:value-type="float">
            <text:p>0.0009113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default_site_yaml</text:p>
          </table:table-cell>
          <table:table-cell office:value-type="float" office:value="0.000904678" calcext:value-type="float">
            <text:p>0.000904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1.jpg</text:p>
          </table:table-cell>
          <table:table-cell office:value-type="float" office:value="0.000885019" calcext:value-type="float">
            <text:p>0.0008850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svg</text:p>
          </table:table-cell>
          <table:table-cell office:value-type="float" office:value="0.000881336" calcext:value-type="float">
            <text:p>0.0008813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0.000855515" calcext:value-type="float">
            <text:p>0.0008555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newsletter/newsletter.png</text:p>
          </table:table-cell>
          <table:table-cell office:value-type="float" office:value="0.000844989" calcext:value-type="float">
            <text:p>0.0008449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jquery.js</text:p>
          </table:table-cell>
          <table:table-cell office:value-type="float" office:value="0.000838891" calcext:value-type="float">
            <text:p>0.0008388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2.jpg</text:p>
          </table:table-cell>
          <table:table-cell office:value-type="float" office:value="0.000831545" calcext:value-type="float">
            <text:p>0.000831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.htaccess</text:p>
          </table:table-cell>
          <table:table-cell office:value-type="float" office:value="0.000828463" calcext:value-type="float">
            <text:p>0.000828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0.000782807" calcext:value-type="float">
            <text:p>0.0007828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74995" calcext:value-type="float">
            <text:p>0.000749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svg</text:p>
          </table:table-cell>
          <table:table-cell office:value-type="float" office:value="0.000741338" calcext:value-type="float">
            <text:p>0.0007413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000740609" calcext:value-type="float">
            <text:p>0.0007406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720852" calcext:value-type="float">
            <text:p>0.0007208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719613" calcext:value-type="float">
            <text:p>0.0007196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desktop_1175x400.png</text:p>
          </table:table-cell>
          <table:table-cell office:value-type="float" office:value="0.000716716" calcext:value-type="float">
            <text:p>0.000716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obots.txt</text:p>
          </table:table-cell>
          <table:table-cell office:value-type="float" office:value="0.000707869" calcext:value-type="float">
            <text:p>0.0007078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702247" calcext:value-type="float">
            <text:p>0.0007022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overview.png</text:p>
          </table:table-cell>
          <table:table-cell office:value-type="float" office:value="0.000702069" calcext:value-type="float">
            <text:p>0.000702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rolo.jpg</text:p>
          </table:table-cell>
          <table:table-cell office:value-type="float" office:value="0.000675561" calcext:value-type="float">
            <text:p>0.000675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newsletter.png</text:p>
          </table:table-cell>
          <table:table-cell office:value-type="float" office:value="0.000671437" calcext:value-type="float">
            <text:p>0.000671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0.000670146" calcext:value-type="float">
            <text:p>0.000670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highlight.min.js</text:p>
          </table:table-cell>
          <table:table-cell office:value-type="float" office:value="0.000667571" calcext:value-type="float">
            <text:p>0.000667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isotope.min.js</text:p>
          </table:table-cell>
          <table:table-cell office:value-type="float" office:value="0.000653925" calcext:value-type="float">
            <text:p>0.0006539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amples/person.png</text:p>
          </table:table-cell>
          <table:table-cell office:value-type="float" office:value="0.000640807" calcext:value-type="float">
            <text:p>0.0006408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22958" calcext:value-type="float">
            <text:p>0.000622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0.000622204" calcext:value-type="float">
            <text:p>0.000622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buildingmodularcloudappswithosgi.jpg</text:p>
          </table:table-cell>
          <table:table-cell office:value-type="float" office:value="0.000616946" calcext:value-type="float">
            <text:p>0.0006169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0.000615715" calcext:value-type="float">
            <text:p>0.0006157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mobile_480x500.png</text:p>
          </table:table-cell>
          <table:table-cell office:value-type="float" office:value="0.000611445" calcext:value-type="float">
            <text:p>0.0006114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0.000603121" calcext:value-type="float">
            <text:p>0.0006031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0.000601814" calcext:value-type="float">
            <text:p>0.000601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0.000585249" calcext:value-type="float">
            <text:p>0.0005852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buzzdefault_orange.png</text:p>
          </table:table-cell>
          <table:table-cell office:value-type="float" office:value="0.000583204" calcext:value-type="float">
            <text:p>0.000583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article.png</text:p>
          </table:table-cell>
          <table:table-cell office:value-type="float" office:value="0.000559515" calcext:value-type="float">
            <text:p>0.0005595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estebanaliverti.jpg</text:p>
          </table:table-cell>
          <table:table-cell office:value-type="float" office:value="0.000559253" calcext:value-type="float">
            <text:p>0.000559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earch.js</text:p>
          </table:table-cell>
          <table:table-cell office:value-type="float" office:value="0.000555821" calcext:value-type="float">
            <text:p>0.0005558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555063" calcext:value-type="float">
            <text:p>0.000555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ppings.json</text:p>
          </table:table-cell>
          <table:table-cell office:value-type="float" office:value="0.000549706" calcext:value-type="float">
            <text:p>0.0005497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universitybuilding.jpg</text:p>
          </table:table-cell>
          <table:table-cell office:value-type="float" office:value="0.000548553" calcext:value-type="float">
            <text:p>0.0005485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.png</text:p>
          </table:table-cell>
          <table:table-cell office:value-type="float" office:value="0.000540444" calcext:value-type="float">
            <text:p>0.000540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dev.png</text:p>
          </table:table-cell>
          <table:table-cell office:value-type="float" office:value="0.000538902" calcext:value-type="float">
            <text:p>0.0005389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bide.js</text:p>
          </table:table-cell>
          <table:table-cell office:value-type="float" office:value="0.000536486" calcext:value-type="float">
            <text:p>0.000536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0.000528995" calcext:value-type="float">
            <text:p>0.0005289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000528698" calcext:value-type="float">
            <text:p>0.0005286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reveal.js</text:p>
          </table:table-cell>
          <table:table-cell office:value-type="float" office:value="0.000528105" calcext:value-type="float">
            <text:p>0.000528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5237" calcext:value-type="float">
            <text:p>0.0005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523659" calcext:value-type="float">
            <text:p>0.0005236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header.png</text:p>
          </table:table-cell>
          <table:table-cell office:value-type="float" office:value="0.000512904" calcext:value-type="float">
            <text:p>0.0005129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511882" calcext:value-type="float">
            <text:p>0.000511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0.000510029" calcext:value-type="float">
            <text:p>0.0005100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ttf</text:p>
          </table:table-cell>
          <table:table-cell office:value-type="float" office:value="0.000507544" calcext:value-type="float">
            <text:p>0.000507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0169" calcext:value-type="float">
            <text:p>0.000501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00049334" calcext:value-type="float">
            <text:p>0.00049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491648" calcext:value-type="float">
            <text:p>0.0004916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0.000489575" calcext:value-type="float">
            <text:p>0.0004895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48868" calcext:value-type="float">
            <text:p>0.00048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488324" calcext:value-type="float">
            <text:p>0.0004883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vicon.ico</text:p>
          </table:table-cell>
          <table:table-cell office:value-type="float" office:value="0.000487084" calcext:value-type="float">
            <text:p>0.000487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482491" calcext:value-type="float">
            <text:p>0.0004824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olyfiller.js</text:p>
          </table:table-cell>
          <table:table-cell office:value-type="float" office:value="0.000474532" calcext:value-type="float">
            <text:p>0.000474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0.00046735" calcext:value-type="float">
            <text:p>0.000467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465312" calcext:value-type="float">
            <text:p>0.0004653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462811" calcext:value-type="float">
            <text:p>0.000462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0.000460425" calcext:value-type="float">
            <text:p>0.000460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oltips.js</text:p>
          </table:table-cell>
          <table:table-cell office:value-type="float" office:value="0.000457383" calcext:value-type="float">
            <text:p>0.0004573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456559" calcext:value-type="float">
            <text:p>0.0004565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eot</text:p>
          </table:table-cell>
          <table:table-cell office:value-type="float" office:value="0.000454776" calcext:value-type="float">
            <text:p>0.0004547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453604" calcext:value-type="float">
            <text:p>0.0004536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ookie.js</text:p>
          </table:table-cell>
          <table:table-cell office:value-type="float" office:value="0.000449565" calcext:value-type="float">
            <text:p>0.000449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running.png</text:p>
          </table:table-cell>
          <table:table-cell office:value-type="float" office:value="0.000443901" calcext:value-type="float">
            <text:p>0.000443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440891" calcext:value-type="float">
            <text:p>0.0004408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woff</text:p>
          </table:table-cell>
          <table:table-cell office:value-type="float" office:value="0.000437824" calcext:value-type="float">
            <text:p>0.000437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0.000431966" calcext:value-type="float">
            <text:p>0.0004319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placeholder.js</text:p>
          </table:table-cell>
          <table:table-cell office:value-type="float" office:value="0.000430334" calcext:value-type="float">
            <text:p>0.000430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-squares.png</text:p>
          </table:table-cell>
          <table:table-cell office:value-type="float" office:value="0.000429882" calcext:value-type="float">
            <text:p>0.000429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ttf</text:p>
          </table:table-cell>
          <table:table-cell office:value-type="float" office:value="0.000428809" calcext:value-type="float">
            <text:p>0.000428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.png</text:p>
          </table:table-cell>
          <table:table-cell office:value-type="float" office:value="0.00042669" calcext:value-type="float">
            <text:p>0.000426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ajax-loader.gif</text:p>
          </table:table-cell>
          <table:table-cell office:value-type="float" office:value="0.000425541" calcext:value-type="float">
            <text:p>0.0004255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421123" calcext:value-type="float">
            <text:p>0.000421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js</text:p>
          </table:table-cell>
          <table:table-cell office:value-type="float" office:value="0.000418528" calcext:value-type="float">
            <text:p>0.000418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s</text:p>
          </table:table-cell>
          <table:table-cell office:value-type="float" office:value="0.000414779" calcext:value-type="float">
            <text:p>0.0004147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412182" calcext:value-type="float">
            <text:p>0.000412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resize.js</text:p>
          </table:table-cell>
          <table:table-cell office:value-type="float" office:value="0.000408656" calcext:value-type="float">
            <text:p>0.000408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407001" calcext:value-type="float">
            <text:p>0.0004070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405639" calcext:value-type="float">
            <text:p>0.0004056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40415" calcext:value-type="float">
            <text:p>0.00040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000403086" calcext:value-type="float">
            <text:p>0.0004030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400306" calcext:value-type="float">
            <text:p>0.0004003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woff</text:p>
          </table:table-cell>
          <table:table-cell office:value-type="float" office:value="0.00040024" calcext:value-type="float">
            <text:p>0.000400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sw/fsw_overview.png</text:p>
          </table:table-cell>
          <table:table-cell office:value-type="float" office:value="0.000399997" calcext:value-type="float">
            <text:p>0.0003999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39965" calcext:value-type="float">
            <text:p>0.000399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399182" calcext:value-type="float">
            <text:p>0.000399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398299" calcext:value-type="float">
            <text:p>0.000398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archetype.png</text:p>
          </table:table-cell>
          <table:table-cell office:value-type="float" office:value="0.00039692" calcext:value-type="float">
            <text:p>0.000396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bartoszmajsak.jpg</text:p>
          </table:table-cell>
          <table:table-cell office:value-type="float" office:value="0.000394878" calcext:value-type="float">
            <text:p>0.000394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394466" calcext:value-type="float">
            <text:p>0.0003944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393145" calcext:value-type="float">
            <text:p>0.0003931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391766" calcext:value-type="float">
            <text:p>0.000391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sil open font license.txt</text:p>
          </table:table-cell>
          <table:table-cell office:value-type="float" office:value="0.000391481" calcext:value-type="float">
            <text:p>0.0003914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projects/default_200x150.png</text:p>
          </table:table-cell>
          <table:table-cell office:value-type="float" office:value="0.000390475" calcext:value-type="float">
            <text:p>0.0003904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387473" calcext:value-type="float">
            <text:p>0.0003874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ocker/docker.png</text:p>
          </table:table-cell>
          <table:table-cell office:value-type="float" office:value="0.000386675" calcext:value-type="float">
            <text:p>0.0003866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eot</text:p>
          </table:table-cell>
          <table:table-cell office:value-type="float" office:value="0.000385875" calcext:value-type="float">
            <text:p>0.000385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bg-1.png</text:p>
          </table:table-cell>
          <table:table-cell office:value-type="float" office:value="0.000382642" calcext:value-type="float">
            <text:p>0.0003826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38161" calcext:value-type="float">
            <text:p>0.00038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379949" calcext:value-type="float">
            <text:p>0.000379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interchange.js</text:p>
          </table:table-cell>
          <table:table-cell office:value-type="float" office:value="0.000373052" calcext:value-type="float">
            <text:p>0.0003730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virtualization.png</text:p>
          </table:table-cell>
          <table:table-cell office:value-type="float" office:value="0.000372488" calcext:value-type="float">
            <text:p>0.0003724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_arch.png</text:p>
          </table:table-cell>
          <table:table-cell office:value-type="float" office:value="0.000371603" calcext:value-type="float">
            <text:p>0.0003716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0.000370931" calcext:value-type="float">
            <text:p>0.0003709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dernizr-custom.js</text:p>
          </table:table-cell>
          <table:table-cell office:value-type="float" office:value="0.000368404" calcext:value-type="float">
            <text:p>0.000368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magellan.js</text:p>
          </table:table-cell>
          <table:table-cell office:value-type="float" office:value="0.000367163" calcext:value-type="float">
            <text:p>0.0003671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362231" calcext:value-type="float">
            <text:p>0.0003622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fuse_builtfromdiagram_02.png</text:p>
          </table:table-cell>
          <table:table-cell office:value-type="float" office:value="0.000361739" calcext:value-type="float">
            <text:p>0.000361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solution.png</text:p>
          </table:table-cell>
          <table:table-cell office:value-type="float" office:value="0.000358939" calcext:value-type="float">
            <text:p>0.0003589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a-mq.png</text:p>
          </table:table-cell>
          <table:table-cell office:value-type="float" office:value="0.000358726" calcext:value-type="float">
            <text:p>0.0003587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000358277" calcext:value-type="float">
            <text:p>0.0003582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ramework-kit.png</text:p>
          </table:table-cell>
          <table:table-cell office:value-type="float" office:value="0.000358086" calcext:value-type="float">
            <text:p>0.0003580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358011" calcext:value-type="float">
            <text:p>0.0003580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timeago.js</text:p>
          </table:table-cell>
          <table:table-cell office:value-type="float" office:value="0.00035784" calcext:value-type="float">
            <text:p>0.00035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zepto.js</text:p>
          </table:table-cell>
          <table:table-cell office:value-type="float" office:value="0.000354941" calcext:value-type="float">
            <text:p>0.0003549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orbit.js</text:p>
          </table:table-cell>
          <table:table-cell office:value-type="float" office:value="0.000354887" calcext:value-type="float">
            <text:p>0.000354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os-filter.js</text:p>
          </table:table-cell>
          <table:table-cell office:value-type="float" office:value="0.000354731" calcext:value-type="float">
            <text:p>0.0003547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s</text:p>
          </table:table-cell>
          <table:table-cell office:value-type="float" office:value="0.0003545" calcext:value-type="float">
            <text:p>0.0003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0.000353993" calcext:value-type="float">
            <text:p>0.0003539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js</text:p>
          </table:table-cell>
          <table:table-cell office:value-type="float" office:value="0.00035182" calcext:value-type="float">
            <text:p>0.00035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eveloper-studio.png</text:p>
          </table:table-cell>
          <table:table-cell office:value-type="float" office:value="0.000351748" calcext:value-type="float">
            <text:p>0.000351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use.png</text:p>
          </table:table-cell>
          <table:table-cell office:value-type="float" office:value="0.00035006" calcext:value-type="float">
            <text:p>0.000350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section.js</text:p>
          </table:table-cell>
          <table:table-cell office:value-type="float" office:value="0.000349842" calcext:value-type="float">
            <text:p>0.000349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jasongreene.png</text:p>
          </table:table-cell>
          <table:table-cell office:value-type="float" office:value="0.000348991" calcext:value-type="float">
            <text:p>0.0003489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grid.png</text:p>
          </table:table-cell>
          <table:table-cell office:value-type="float" office:value="0.000348578" calcext:value-type="float">
            <text:p>0.0003485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section.js</text:p>
          </table:table-cell>
          <table:table-cell office:value-type="float" office:value="0.000347462" calcext:value-type="float">
            <text:p>0.0003474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wipe.js</text:p>
          </table:table-cell>
          <table:table-cell office:value-type="float" office:value="0.000342606" calcext:value-type="float">
            <text:p>0.0003426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ookie.js</text:p>
          </table:table-cell>
          <table:table-cell office:value-type="float" office:value="0.000337046" calcext:value-type="float">
            <text:p>0.0003370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experimental.png</text:p>
          </table:table-cell>
          <table:table-cell office:value-type="float" office:value="0.000335206" calcext:value-type="float">
            <text:p>0.000335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.png</text:p>
          </table:table-cell>
          <table:table-cell office:value-type="float" office:value="0.00033493" calcext:value-type="float">
            <text:p>0.00033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date.js</text:p>
          </table:table-cell>
          <table:table-cell office:value-type="float" office:value="0.000334442" calcext:value-type="float">
            <text:p>0.000334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markuseisele.jpg</text:p>
          </table:table-cell>
          <table:table-cell office:value-type="float" office:value="0.000331956" calcext:value-type="float">
            <text:p>0.000331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eot</text:p>
          </table:table-cell>
          <table:table-cell office:value-type="float" office:value="0.000327227" calcext:value-type="float">
            <text:p>0.000327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custom.modernizr.js</text:p>
          </table:table-cell>
          <table:table-cell office:value-type="float" office:value="0.00032277" calcext:value-type="float">
            <text:p>0.000322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enterprise-app-platform.png</text:p>
          </table:table-cell>
          <table:table-cell office:value-type="float" office:value="0.000322578" calcext:value-type="float">
            <text:p>0.0003225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rketing-ops.js</text:p>
          </table:table-cell>
          <table:table-cell office:value-type="float" office:value="0.000321668" calcext:value-type="float">
            <text:p>0.000321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reveal.js</text:p>
          </table:table-cell>
          <table:table-cell office:value-type="float" office:value="0.000318763" calcext:value-type="float">
            <text:p>0.000318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rms.png</text:p>
          </table:table-cell>
          <table:table-cell office:value-type="float" office:value="0.000318608" calcext:value-type="float">
            <text:p>0.0003186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interchange.js</text:p>
          </table:table-cell>
          <table:table-cell office:value-type="float" office:value="0.000316359" calcext:value-type="float">
            <text:p>0.0003163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wildflypi.png</text:p>
          </table:table-cell>
          <table:table-cell office:value-type="float" office:value="0.000315763" calcext:value-type="float">
            <text:p>0.0003157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configure_compass</text:p>
          </table:table-cell>
          <table:table-cell office:value-type="float" office:value="0.000315199" calcext:value-type="float">
            <text:p>0.000315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soa-platform.png</text:p>
          </table:table-cell>
          <table:table-cell office:value-type="float" office:value="0.000315076" calcext:value-type="float">
            <text:p>0.0003150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orbit.js</text:p>
          </table:table-cell>
          <table:table-cell office:value-type="float" office:value="0.00031392" calcext:value-type="float">
            <text:p>0.000313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lerts.js</text:p>
          </table:table-cell>
          <table:table-cell office:value-type="float" office:value="0.000313882" calcext:value-type="float">
            <text:p>0.000313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ocialite.min.js</text:p>
          </table:table-cell>
          <table:table-cell office:value-type="float" office:value="0.000312756" calcext:value-type="float">
            <text:p>0.0003127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web-server.png</text:p>
          </table:table-cell>
          <table:table-cell office:value-type="float" office:value="0.000312268" calcext:value-type="float">
            <text:p>0.0003122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materials-thumb1.jpg</text:p>
          </table:table-cell>
          <table:table-cell office:value-type="float" office:value="0.000310063" calcext:value-type="float">
            <text:p>0.000310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ttf</text:p>
          </table:table-cell>
          <table:table-cell office:value-type="float" office:value="0.000309938" calcext:value-type="float">
            <text:p>0.0003099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pbar.js</text:p>
          </table:table-cell>
          <table:table-cell office:value-type="float" office:value="0.000308436" calcext:value-type="float">
            <text:p>0.0003084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-logo.png</text:p>
          </table:table-cell>
          <table:table-cell office:value-type="float" office:value="0.000307953" calcext:value-type="float">
            <text:p>0.0003079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developingjavaee6applicationsonjbossas7.jpg</text:p>
          </table:table-cell>
          <table:table-cell office:value-type="float" office:value="0.000307795" calcext:value-type="float">
            <text:p>0.000307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dropdown.js</text:p>
          </table:table-cell>
          <table:table-cell office:value-type="float" office:value="0.000307052" calcext:value-type="float">
            <text:p>0.0003070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portal.png</text:p>
          </table:table-cell>
          <table:table-cell office:value-type="float" office:value="0.000300108" calcext:value-type="float">
            <text:p>0.0003001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forms.js</text:p>
          </table:table-cell>
          <table:table-cell office:value-type="float" office:value="0.000299248" calcext:value-type="float">
            <text:p>0.0002992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projects.js</text:p>
          </table:table-cell>
          <table:table-cell office:value-type="float" office:value="0.000296051" calcext:value-type="float">
            <text:p>0.0002960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woff</text:p>
          </table:table-cell>
          <table:table-cell office:value-type="float" office:value="0.000295699" calcext:value-type="float">
            <text:p>0.0002956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oyride.js</text:p>
          </table:table-cell>
          <table:table-cell office:value-type="float" office:value="0.00029266" calcext:value-type="float">
            <text:p>0.000292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pbar.js</text:p>
          </table:table-cell>
          <table:table-cell office:value-type="float" office:value="0.00029213" calcext:value-type="float">
            <text:p>0.00029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tsb.png</text:p>
          </table:table-cell>
          <table:table-cell office:value-type="float" office:value="0.000291316" calcext:value-type="float">
            <text:p>0.000291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sw.png</text:p>
          </table:table-cell>
          <table:table-cell office:value-type="float" office:value="0.000291216" calcext:value-type="float">
            <text:p>0.0002912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minibanner.jpg</text:p>
          </table:table-cell>
          <table:table-cell office:value-type="float" office:value="0.000290253" calcext:value-type="float">
            <text:p>0.000290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oyride.js</text:p>
          </table:table-cell>
          <table:table-cell office:value-type="float" office:value="0.000289146" calcext:value-type="float">
            <text:p>0.000289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paging.min.js</text:p>
          </table:table-cell>
          <table:table-cell office:value-type="float" office:value="0.000287872" calcext:value-type="float">
            <text:p>0.0002878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quickstart.png</text:p>
          </table:table-cell>
          <table:table-cell office:value-type="float" office:value="0.000285493" calcext:value-type="float">
            <text:p>0.000285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cp.js</text:p>
          </table:table-cell>
          <table:table-cell office:value-type="float" office:value="0.000285442" calcext:value-type="float">
            <text:p>0.000285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wnload.js</text:p>
          </table:table-cell>
          <table:table-cell office:value-type="float" office:value="0.000285422" calcext:value-type="float">
            <text:p>0.0002854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xdomainrequest.js</text:p>
          </table:table-cell>
          <table:table-cell office:value-type="float" office:value="0.000284516" calcext:value-type="float">
            <text:p>0.000284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pm-suite.png</text:p>
          </table:table-cell>
          <table:table-cell office:value-type="float" office:value="0.000284156" calcext:value-type="float">
            <text:p>0.000284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stripes.png</text:p>
          </table:table-cell>
          <table:table-cell office:value-type="float" office:value="0.000283734" calcext:value-type="float">
            <text:p>0.0002837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learing.js</text:p>
          </table:table-cell>
          <table:table-cell office:value-type="float" office:value="0.000281628" calcext:value-type="float">
            <text:p>0.0002816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rating.js</text:p>
          </table:table-cell>
          <table:table-cell office:value-type="float" office:value="0.00028129" calcext:value-type="float">
            <text:p>0.000281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.png</text:p>
          </table:table-cell>
          <table:table-cell office:value-type="float" office:value="0.000277403" calcext:value-type="float">
            <text:p>0.0002774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svg</text:p>
          </table:table-cell>
          <table:table-cell office:value-type="float" office:value="0.000276453" calcext:value-type="float">
            <text:p>0.000276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noimageavailable.jpg</text:p>
          </table:table-cell>
          <table:table-cell office:value-type="float" office:value="0.000274872" calcext:value-type="float">
            <text:p>0.0002748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forms.js</text:p>
          </table:table-cell>
          <table:table-cell office:value-type="float" office:value="0.000271372" calcext:value-type="float">
            <text:p>0.0002713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learing.js</text:p>
          </table:table-cell>
          <table:table-cell office:value-type="float" office:value="0.000270716" calcext:value-type="float">
            <text:p>0.000270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premium.png</text:p>
          </table:table-cell>
          <table:table-cell office:value-type="float" office:value="0.000267534" calcext:value-type="float">
            <text:p>0.000267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bom.png</text:p>
          </table:table-cell>
          <table:table-cell office:value-type="float" office:value="0.0002649" calcext:value-type="float">
            <text:p>0.0002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stacks.png</text:p>
          </table:table-cell>
          <table:table-cell office:value-type="float" office:value="0.000264172" calcext:value-type="float">
            <text:p>0.0002641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calendar.png</text:p>
          </table:table-cell>
          <table:table-cell office:value-type="float" office:value="0.000263291" calcext:value-type="float">
            <text:p>0.0002632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magellan.js</text:p>
          </table:table-cell>
          <table:table-cell office:value-type="float" office:value="0.00026031" calcext:value-type="float">
            <text:p>0.00026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ment.min.js</text:p>
          </table:table-cell>
          <table:table-cell office:value-type="float" office:value="0.000260105" calcext:value-type="float">
            <text:p>0.000260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placeholder.js</text:p>
          </table:table-cell>
          <table:table-cell office:value-type="float" office:value="0.000260077" calcext:value-type="float">
            <text:p>0.0002600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reypx.png</text:p>
          </table:table-cell>
          <table:table-cell office:value-type="float" office:value="0.000257766" calcext:value-type="float">
            <text:p>0.000257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operationsnetwork.png</text:p>
          </table:table-cell>
          <table:table-cell office:value-type="float" office:value="0.000255505" calcext:value-type="float">
            <text:p>0.000255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turefill.js</text:p>
          </table:table-cell>
          <table:table-cell office:value-type="float" office:value="0.000254661" calcext:value-type="float">
            <text:p>0.000254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lerts.js</text:p>
          </table:table-cell>
          <table:table-cell office:value-type="float" office:value="0.000252289" calcext:value-type="float">
            <text:p>0.0002522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acebook-bubble.png</text:p>
          </table:table-cell>
          <table:table-cell office:value-type="float" office:value="0.000251875" calcext:value-type="float">
            <text:p>0.000251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dropdown.js</text:p>
          </table:table-cell>
          <table:table-cell office:value-type="float" office:value="0.000247549" calcext:value-type="float">
            <text:p>0.0002475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oltips.js</text:p>
          </table:table-cell>
          <table:table-cell office:value-type="float" office:value="0.000235709" calcext:value-type="float">
            <text:p>0.0002357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imagesloaded.min.js</text:p>
          </table:table-cell>
          <table:table-cell office:value-type="float" office:value="0.000225008" calcext:value-type="float">
            <text:p>0.0002250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base_url</text:p>
          </table:table-cell>
          <table:table-cell table:style-name="ce1" office:value-type="float" office:value="0.000063749" calcext:value-type="float">
            <text:p>0.000063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djust_load_path</text:p>
          </table:table-cell>
          <table:table-cell table:style-name="ce1" office:value-type="float" office:value="0.000030997" calcext:value-type="float">
            <text:p>0.000030997</text:p>
          </table:table-cell>
          <table:table-cell office:value-type="string" calcext:value-type="string">
            <text:p>seconds</text:p>
          </table:table-cell>
        </table:table-row>
      </table:table>
      <table:table table:name="osprey with parallel output gen" table:style-name="ta1"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uild 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generate_output</text:p>
          </table:table-cell>
          <table:table-cell office:value-type="float" office:value="509.556201926" calcext:value-type="float">
            <text:p>509.556201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execute_pipeline</text:p>
          </table:table-cell>
          <table:table-cell office:value-type="float" office:value="229.213785475" calcext:value-type="float">
            <text:p>229.2137854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sciidoc_example repo _ticket-monster</text:p>
          </table:table-cell>
          <table:table-cell office:value-type="float" office:value="152.482145712" calcext:value-type="float">
            <text:p>152.4821457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troduction/index.html</text:p>
          </table:table-cell>
          <table:table-cell office:value-type="float" office:value="112.465554877" calcext:value-type="float">
            <text:p>112.4655548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raspberrypi/index.html</text:p>
          </table:table-cell>
          <table:table-cell office:value-type="float" office:value="64.667176552" calcext:value-type="float">
            <text:p>64.6671765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eveloper-materials/index.html</text:p>
          </table:table-cell>
          <table:table-cell office:value-type="float" office:value="50.87164962" calcext:value-type="float">
            <text:p>50.871649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oks/index.html</text:p>
          </table:table-cell>
          <table:table-cell office:value-type="float" office:value="50.719422968" calcext:value-type="float">
            <text:p>50.7194229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dd-your-event/index.html</text:p>
          </table:table-cell>
          <table:table-cell office:value-type="float" office:value="50.359921386" calcext:value-type="float">
            <text:p>50.3599213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uzz/index.html</text:p>
          </table:table-cell>
          <table:table-cell office:value-type="float" office:value="50.17642582" calcext:value-type="float">
            <text:p>50.176425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hybridui/index.html</text:p>
          </table:table-cell>
          <table:table-cell office:value-type="float" office:value="25.207262377" calcext:value-type="float">
            <text:p>25.2072623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vimeo</text:p>
          </table:table-cell>
          <table:table-cell office:value-type="float" office:value="22.574685726" calcext:value-type="float">
            <text:p>22.5746857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overview/index.html</text:p>
          </table:table-cell>
          <table:table-cell office:value-type="float" office:value="17.426948715" calcext:value-type="float">
            <text:p>17.4269487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ducts/index.html</text:p>
          </table:table-cell>
          <table:table-cell office:value-type="float" office:value="15.745422753" calcext:value-type="float">
            <text:p>15.745422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app.css</text:p>
          </table:table-cell>
          <table:table-cell office:value-type="float" office:value="12.859865512" calcext:value-type="float">
            <text:p>12.859865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ndex.html</text:p>
          </table:table-cell>
          <table:table-cell office:value-type="float" office:value="12.268162232" calcext:value-type="float">
            <text:p>12.2681622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global.css</text:p>
          </table:table-cell>
          <table:table-cell office:value-type="float" office:value="10.259983827" calcext:value-type="float">
            <text:p>10.2599838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adminhtml5/index.html</text:p>
          </table:table-cell>
          <table:table-cell office:value-type="float" office:value="8.987705564" calcext:value-type="float">
            <text:p>8.9877055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ndex.html</text:p>
          </table:table-cell>
          <table:table-cell office:value-type="float" office:value="8.931737411" calcext:value-type="float">
            <text:p>8.931737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ctions</text:p>
          </table:table-cell>
          <table:table-cell office:value-type="float" office:value="8.382412985" calcext:value-type="float">
            <text:p>8.3824129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tapersistence/index.html</text:p>
          </table:table-cell>
          <table:table-cell office:value-type="float" office:value="7.897873325" calcext:value-type="float">
            <text:p>7.8978733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7.790924334" calcext:value-type="float">
            <text:p>7.790924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singleton/index.html</text:p>
          </table:table-cell>
          <table:table-cell office:value-type="float" office:value="6.950013117" calcext:value-type="float">
            <text:p>6.9500131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overview/index.html</text:p>
          </table:table-cell>
          <table:table-cell office:value-type="float" office:value="6.553139456" calcext:value-type="float">
            <text:p>6.5531394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eap-quickstarts</text:p>
          </table:table-cell>
          <table:table-cell office:value-type="float" office:value="6.53071795" calcext:value-type="float">
            <text:p>6.53071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advanced/index.html</text:p>
          </table:table-cell>
          <table:table-cell office:value-type="float" office:value="6.471998658" calcext:value-type="float">
            <text:p>6.4719986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6.381754298" calcext:value-type="float">
            <text:p>6.381754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two-factor/index.html</text:p>
          </table:table-cell>
          <table:table-cell office:value-type="float" office:value="6.230657754" calcext:value-type="float">
            <text:p>6.2306577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drl/index.html</text:p>
          </table:table-cell>
          <table:table-cell office:value-type="float" office:value="5.885340483" calcext:value-type="float">
            <text:p>5.8853404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basic/index.html</text:p>
          </table:table-cell>
          <table:table-cell office:value-type="float" office:value="5.834595771" calcext:value-type="float">
            <text:p>5.8345957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stereotype/index.html</text:p>
          </table:table-cell>
          <table:table-cell office:value-type="float" office:value="5.748090962" calcext:value-type="float">
            <text:p>5.7480909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greeter/index.html</text:p>
          </table:table-cell>
          <table:table-cell office:value-type="float" office:value="5.734060292" calcext:value-type="float">
            <text:p>5.7340602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decision-table/index.html</text:p>
          </table:table-cell>
          <table:table-cell office:value-type="float" office:value="5.695230963" calcext:value-type="float">
            <text:p>5.6952309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multi-tenancy/index.html</text:p>
          </table:table-cell>
          <table:table-cell office:value-type="float" office:value="5.468463686" calcext:value-type="float">
            <text:p>5.468463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/index.html</text:p>
          </table:table-cell>
          <table:table-cell office:value-type="float" office:value="5.19885978" calcext:value-type="float">
            <text:p>5.198859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whatisticketmonster/index.html</text:p>
          </table:table-cell>
          <table:table-cell office:value-type="float" office:value="5.042933208" calcext:value-type="float">
            <text:p>5.0429332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userfrontend/index.html</text:p>
          </table:table-cell>
          <table:table-cell office:value-type="float" office:value="4.971368732" calcext:value-type="float">
            <text:p>4.971368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40138/index.html</text:p>
          </table:table-cell>
          <table:table-cell office:value-type="float" office:value="4.936338865" calcext:value-type="float">
            <text:p>4.9363388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get-started/index.html</text:p>
          </table:table-cell>
          <table:table-cell office:value-type="float" office:value="4.875538776" calcext:value-type="float">
            <text:p>4.8755387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o-factor/index.html</text:p>
          </table:table-cell>
          <table:table-cell office:value-type="float" office:value="4.868567524" calcext:value-type="float">
            <text:p>4.868567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android/index.html</text:p>
          </table:table-cell>
          <table:table-cell office:value-type="float" office:value="4.822007149" calcext:value-type="float">
            <text:p>4.8220071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euprojects/index.html</text:p>
          </table:table-cell>
          <table:table-cell office:value-type="float" office:value="4.744123303" calcext:value-type="float">
            <text:p>4.7441233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all/index.html</text:p>
          </table:table-cell>
          <table:table-cell office:value-type="float" office:value="4.683876224" calcext:value-type="float">
            <text:p>4.6838762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cker/index.html</text:p>
          </table:table-cell>
          <table:table-cell office:value-type="float" office:value="4.655087442" calcext:value-type="float">
            <text:p>4.655087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get-started/index.html</text:p>
          </table:table-cell>
          <table:table-cell office:value-type="float" office:value="4.638983893" calcext:value-type="float">
            <text:p>4.6389838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get-started/index.html</text:p>
          </table:table-cell>
          <table:table-cell office:value-type="float" office:value="4.592003676" calcext:value-type="float">
            <text:p>4.592003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30180/index.html</text:p>
          </table:table-cell>
          <table:table-cell office:value-type="float" office:value="4.547034343" calcext:value-type="float">
            <text:p>4.5470343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wfk21/index.html</text:p>
          </table:table-cell>
          <table:table-cell office:value-type="float" office:value="4.538893015" calcext:value-type="float">
            <text:p>4.5388930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4.536914574" calcext:value-type="float">
            <text:p>4.5369145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rs-rbac/index.html</text:p>
          </table:table-cell>
          <table:table-cell office:value-type="float" office:value="4.531269112" calcext:value-type="float">
            <text:p>4.5312691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businesslogic/index.html</text:p>
          </table:table-cell>
          <table:table-cell office:value-type="float" office:value="4.507359867" calcext:value-type="float">
            <text:p>4.5073598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imer/index.html</text:p>
          </table:table-cell>
          <table:table-cell office:value-type="float" office:value="4.477348768" calcext:value-type="float">
            <text:p>4.4773487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jaxp/index.html</text:p>
          </table:table-cell>
          <table:table-cell office:value-type="float" office:value="4.474719208" calcext:value-type="float">
            <text:p>4.4747192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ecaptcha/index.html</text:p>
          </table:table-cell>
          <table:table-cell office:value-type="float" office:value="4.438200659" calcext:value-type="float">
            <text:p>4.4382006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9222/index.html</text:p>
          </table:table-cell>
          <table:table-cell office:value-type="float" office:value="4.392044749" calcext:value-type="float">
            <text:p>4.392044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html5-mobile/index.html</text:p>
          </table:table-cell>
          <table:table-cell office:value-type="float" office:value="4.361315427" calcext:value-type="float">
            <text:p>4.3613154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luster-ha-singleton/index.html</text:p>
          </table:table-cell>
          <table:table-cell office:value-type="float" office:value="4.341234388" calcext:value-type="float">
            <text:p>4.341234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260/index.html</text:p>
          </table:table-cell>
          <table:table-cell office:value-type="float" office:value="4.335669265" calcext:value-type="float">
            <text:p>4.335669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14302/index.html</text:p>
          </table:table-cell>
          <table:table-cell office:value-type="float" office:value="4.244293307" calcext:value-type="float">
            <text:p>4.2442933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5/index.html</text:p>
          </table:table-cell>
          <table:table-cell office:value-type="float" office:value="4.222195056" calcext:value-type="float">
            <text:p>4.2221950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helloworld-jms/index.html</text:p>
          </table:table-cell>
          <table:table-cell office:value-type="float" office:value="4.215347108" calcext:value-type="float">
            <text:p>4.2153471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./index.html</text:p>
          </table:table-cell>
          <table:table-cell office:value-type="float" office:value="4.121999607" calcext:value-type="float">
            <text:p>4.1219996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4.121814043" calcext:value-type="float">
            <text:p>4.1218140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25312/index.html</text:p>
          </table:table-cell>
          <table:table-cell office:value-type="float" office:value="4.109370376" calcext:value-type="float">
            <text:p>4.1093703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with-signature/index.html</text:p>
          </table:table-cell>
          <table:table-cell office:value-type="float" office:value="4.107770389" calcext:value-type="float">
            <text:p>4.1077703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34958/index.html</text:p>
          </table:table-cell>
          <table:table-cell office:value-type="float" office:value="4.094881158" calcext:value-type="float">
            <text:p>4.0948811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get-started/index.html</text:p>
          </table:table-cell>
          <table:table-cell office:value-type="float" office:value="4.076044135" calcext:value-type="float">
            <text:p>4.076044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wfk-quickstarts</text:p>
          </table:table-cell>
          <table:table-cell office:value-type="float" office:value="4.071937318" calcext:value-type="float">
            <text:p>4.0719373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sl/index.html</text:p>
          </table:table-cell>
          <table:table-cell office:value-type="float" office:value="4.021145443" calcext:value-type="float">
            <text:p>4.0211454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3.99228346" calcext:value-type="float">
            <text:p>3.99228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events/index.html</text:p>
          </table:table-cell>
          <table:table-cell office:value-type="float" office:value="3.965049119" calcext:value-type="float">
            <text:p>3.9650491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scopes-portlet/index.html</text:p>
          </table:table-cell>
          <table:table-cell office:value-type="float" office:value="3.936771398" calcext:value-type="float">
            <text:p>3.936771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index.html</text:p>
          </table:table-cell>
          <table:table-cell office:value-type="float" office:value="3.880607229" calcext:value-type="float">
            <text:p>3.880607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metadata/index.html</text:p>
          </table:table-cell>
          <table:table-cell office:value-type="float" office:value="3.875333644" calcext:value-type="float">
            <text:p>3.8753336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oms/index.html</text:p>
          </table:table-cell>
          <table:table-cell office:value-type="float" office:value="3.873823804" calcext:value-type="float">
            <text:p>3.873823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get-started/index.html</text:p>
          </table:table-cell>
          <table:table-cell office:value-type="float" office:value="3.845419438" calcext:value-type="float">
            <text:p>3.845419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/index.html</text:p>
          </table:table-cell>
          <table:table-cell office:value-type="float" office:value="3.831289617" calcext:value-type="float">
            <text:p>3.8312896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3.805661465" calcext:value-type="float">
            <text:p>3.805661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eveloper-materials/index.html</text:p>
          </table:table-cell>
          <table:table-cell office:value-type="float" office:value="3.801014998" calcext:value-type="float">
            <text:p>3.8010149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4j/index.html</text:p>
          </table:table-cell>
          <table:table-cell office:value-type="float" office:value="3.77338535" calcext:value-type="float">
            <text:p>3.77338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3.772023554" calcext:value-type="float">
            <text:p>3.7720235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get-started/index.html</text:p>
          </table:table-cell>
          <table:table-cell office:value-type="float" office:value="3.721481487" calcext:value-type="float">
            <text:p>3.7214814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/index.html</text:p>
          </table:table-cell>
          <table:table-cell office:value-type="float" office:value="3.696978137" calcext:value-type="float">
            <text:p>3.6969781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828146/index.html</text:p>
          </table:table-cell>
          <table:table-cell office:value-type="float" office:value="3.682370513" calcext:value-type="float">
            <text:p>3.682370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get-started/index.html</text:p>
          </table:table-cell>
          <table:table-cell office:value-type="float" office:value="3.658196723" calcext:value-type="float">
            <text:p>3.6581967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get-started/index.html</text:p>
          </table:table-cell>
          <table:table-cell office:value-type="float" office:value="3.641820441" calcext:value-type="float">
            <text:p>3.641820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drools/index.html</text:p>
          </table:table-cell>
          <table:table-cell office:value-type="float" office:value="3.621117017" calcext:value-type="float">
            <text:p>3.621117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index.html</text:p>
          </table:table-cell>
          <table:table-cell office:value-type="float" office:value="3.588569722" calcext:value-type="float">
            <text:p>3.5885697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06459/index.html</text:p>
          </table:table-cell>
          <table:table-cell office:value-type="float" office:value="3.567714772" calcext:value-type="float">
            <text:p>3.5677147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ear/index.html</text:p>
          </table:table-cell>
          <table:table-cell office:value-type="float" office:value="3.566730521" calcext:value-type="float">
            <text:p>3.5667305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mt/index.html</text:p>
          </table:table-cell>
          <table:table-cell office:value-type="float" office:value="3.54606351" calcext:value-type="float">
            <text:p>3.546063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/index.html</text:p>
          </table:table-cell>
          <table:table-cell office:value-type="float" office:value="3.513676624" calcext:value-type="float">
            <text:p>3.513676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st-endpoint/index.html</text:p>
          </table:table-cell>
          <table:table-cell office:value-type="float" office:value="3.466570764" calcext:value-type="float">
            <text:p>3.466570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client-cert/index.html</text:p>
          </table:table-cell>
          <table:table-cell office:value-type="float" office:value="3.462315398" calcext:value-type="float">
            <text:p>3.462315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55033/index.html</text:p>
          </table:table-cell>
          <table:table-cell office:value-type="float" office:value="3.434719401" calcext:value-type="float">
            <text:p>3.434719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terceptors/index.html</text:p>
          </table:table-cell>
          <table:table-cell office:value-type="float" office:value="3.433614531" calcext:value-type="float">
            <text:p>3.433614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alternative/index.html</text:p>
          </table:table-cell>
          <table:table-cell office:value-type="float" office:value="3.416713566" calcext:value-type="float">
            <text:p>3.4167135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deltaspike/index.html</text:p>
          </table:table-cell>
          <table:table-cell office:value-type="float" office:value="3.407887898" calcext:value-type="float">
            <text:p>3.407887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63907/index.html</text:p>
          </table:table-cell>
          <table:table-cell office:value-type="float" office:value="3.402015137" calcext:value-type="float">
            <text:p>3.4020151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asynchronous/index.html</text:p>
          </table:table-cell>
          <table:table-cell office:value-type="float" office:value="3.385560069" calcext:value-type="float">
            <text:p>3.385560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get-started/index.html</text:p>
          </table:table-cell>
          <table:table-cell office:value-type="float" office:value="3.373214117" calcext:value-type="float">
            <text:p>3.3732141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89880/index.html</text:p>
          </table:table-cell>
          <table:table-cell office:value-type="float" office:value="3.346066371" calcext:value-type="float">
            <text:p>3.3460663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501925/index.html</text:p>
          </table:table-cell>
          <table:table-cell office:value-type="float" office:value="3.329068515" calcext:value-type="float">
            <text:p>3.3290685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1635/index.html</text:p>
          </table:table-cell>
          <table:table-cell office:value-type="float" office:value="3.320968992" calcext:value-type="float">
            <text:p>3.3209689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gwt/index.html</text:p>
          </table:table-cell>
          <table:table-cell office:value-type="float" office:value="3.311108854" calcext:value-type="float">
            <text:p>3.3111088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eveloper-materials/index.html</text:p>
          </table:table-cell>
          <table:table-cell office:value-type="float" office:value="3.295718063" calcext:value-type="float">
            <text:p>3.295718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overview/index.html</text:p>
          </table:table-cell>
          <table:table-cell office:value-type="float" office:value="3.272247204" calcext:value-type="float">
            <text:p>3.272247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icketlink-quickstarts</text:p>
          </table:table-cell>
          <table:table-cell office:value-type="float" office:value="3.270398901" calcext:value-type="float">
            <text:p>3.270398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eveloper-materials/index.html</text:p>
          </table:table-cell>
          <table:table-cell office:value-type="float" office:value="3.247495451" calcext:value-type="float">
            <text:p>3.2474954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ax-rs-client/index.html</text:p>
          </table:table-cell>
          <table:table-cell office:value-type="float" office:value="3.244550329" calcext:value-type="float">
            <text:p>3.2445503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10755/index.html</text:p>
          </table:table-cell>
          <table:table-cell office:value-type="float" office:value="3.210030322" calcext:value-type="float">
            <text:p>3.210030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s-endpoint/index.html</text:p>
          </table:table-cell>
          <table:table-cell office:value-type="float" office:value="3.210012879" calcext:value-type="float">
            <text:p>3.2100128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acl/index.html</text:p>
          </table:table-cell>
          <table:table-cell office:value-type="float" office:value="3.196609523" calcext:value-type="float">
            <text:p>3.1966095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overview/index.html</text:p>
          </table:table-cell>
          <table:table-cell office:value-type="float" office:value="3.183441286" calcext:value-type="float">
            <text:p>3.1834412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3.181776035" calcext:value-type="float">
            <text:p>3.1817760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2228/index.html</text:p>
          </table:table-cell>
          <table:table-cell office:value-type="float" office:value="3.176980748" calcext:value-type="float">
            <text:p>3.176980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./index.html</text:p>
          </table:table-cell>
          <table:table-cell office:value-type="float" office:value="3.171267017" calcext:value-type="float">
            <text:p>3.171267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868336/index.html</text:p>
          </table:table-cell>
          <table:table-cell office:value-type="float" office:value="3.162922299" calcext:value-type="float">
            <text:p>3.162922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eveloper-materials/index.html</text:p>
          </table:table-cell>
          <table:table-cell office:value-type="float" office:value="3.152777915" calcext:value-type="float">
            <text:p>3.1527779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lus/index.html</text:p>
          </table:table-cell>
          <table:table-cell office:value-type="float" office:value="3.147454371" calcext:value-type="float">
            <text:p>3.1474543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3.136574332" calcext:value-type="float">
            <text:p>3.136574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54/index.html</text:p>
          </table:table-cell>
          <table:table-cell office:value-type="float" office:value="3.131915861" calcext:value-type="float">
            <text:p>3.1319158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625940/index.html</text:p>
          </table:table-cell>
          <table:table-cell office:value-type="float" office:value="3.126207977" calcext:value-type="float">
            <text:p>3.1262079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otrod-endpoint/index.html</text:p>
          </table:table-cell>
          <table:table-cell office:value-type="float" office:value="3.042463917" calcext:value-type="float">
            <text:p>3.042463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resources/index.html</text:p>
          </table:table-cell>
          <table:table-cell office:value-type="float" office:value="3.028736568" calcext:value-type="float">
            <text:p>3.028736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multi-server/index.html</text:p>
          </table:table-cell>
          <table:table-cell office:value-type="float" office:value="2.982703346" calcext:value-type="float">
            <text:p>2.982703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905659/index.html</text:p>
          </table:table-cell>
          <table:table-cell office:value-type="float" office:value="2.981826149" calcext:value-type="float">
            <text:p>2.9818261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395184/index.html</text:p>
          </table:table-cell>
          <table:table-cell office:value-type="float" office:value="2.948576598" calcext:value-type="float">
            <text:p>2.948576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47864/index.html</text:p>
          </table:table-cell>
          <table:table-cell office:value-type="float" office:value="2.947041259" calcext:value-type="float">
            <text:p>2.9470412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2433925/index.html</text:p>
          </table:table-cell>
          <table:table-cell office:value-type="float" office:value="2.916806661" calcext:value-type="float">
            <text:p>2.916806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7433/index.html</text:p>
          </table:table-cell>
          <table:table-cell office:value-type="float" office:value="2.905744575" calcext:value-type="float">
            <text:p>2.9057445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2.877617144" calcext:value-type="float">
            <text:p>2.8776171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252/index.html</text:p>
          </table:table-cell>
          <table:table-cell office:value-type="float" office:value="2.87070486" calcext:value-type="float">
            <text:p>2.87070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ldap/index.html</text:p>
          </table:table-cell>
          <table:table-cell office:value-type="float" office:value="2.859442131" calcext:value-type="float">
            <text:p>2.8594421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787/index.html</text:p>
          </table:table-cell>
          <table:table-cell office:value-type="float" office:value="2.858020412" calcext:value-type="float">
            <text:p>2.8580204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portal-extension/index.html</text:p>
          </table:table-cell>
          <table:table-cell office:value-type="float" office:value="2.856045635" calcext:value-type="float">
            <text:p>2.8560456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jsp/index.html</text:p>
          </table:table-cell>
          <table:table-cell office:value-type="float" office:value="2.854715447" calcext:value-type="float">
            <text:p>2.854715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4884/index.html</text:p>
          </table:table-cell>
          <table:table-cell office:value-type="float" office:value="2.840630316" calcext:value-type="float">
            <text:p>2.840630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hrinkwrap-resolver/index.html</text:p>
          </table:table-cell>
          <table:table-cell office:value-type="float" office:value="2.810733613" calcext:value-type="float">
            <text:p>2.8107336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2.805446293" calcext:value-type="float">
            <text:p>2.8054462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0776/index.html</text:p>
          </table:table-cell>
          <table:table-cell office:value-type="float" office:value="2.76738861" calcext:value-type="float">
            <text:p>2.767388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eveloper-materials/index.html</text:p>
          </table:table-cell>
          <table:table-cell office:value-type="float" office:value="2.748911835" calcext:value-type="float">
            <text:p>2.748911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9174/index.html</text:p>
          </table:table-cell>
          <table:table-cell office:value-type="float" office:value="2.736274638" calcext:value-type="float">
            <text:p>2.7362746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wfk21/index.html</text:p>
          </table:table-cell>
          <table:table-cell office:value-type="float" office:value="2.718548237" calcext:value-type="float">
            <text:p>2.718548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2.694558355" calcext:value-type="float">
            <text:p>2.6945583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oolstore/index.html</text:p>
          </table:table-cell>
          <table:table-cell office:value-type="float" office:value="2.689210955" calcext:value-type="float">
            <text:p>2.6892109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3506/index.html</text:p>
          </table:table-cell>
          <table:table-cell office:value-type="float" office:value="2.683559261" calcext:value-type="float">
            <text:p>2.6835592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s-endpoint/index.html</text:p>
          </table:table-cell>
          <table:table-cell office:value-type="float" office:value="2.679106239" calcext:value-type="float">
            <text:p>2.6791062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387/index.html</text:p>
          </table:table-cell>
          <table:table-cell office:value-type="float" office:value="2.674319519" calcext:value-type="float">
            <text:p>2.6743195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8818/index.html</text:p>
          </table:table-cell>
          <table:table-cell office:value-type="float" office:value="2.666105835" calcext:value-type="float">
            <text:p>2.666105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2.663724347" calcext:value-type="float">
            <text:p>2.6637243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rojectstage/index.html</text:p>
          </table:table-cell>
          <table:table-cell office:value-type="float" office:value="2.657671835" calcext:value-type="float">
            <text:p>2.657671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605997/index.html</text:p>
          </table:table-cell>
          <table:table-cell office:value-type="float" office:value="2.656354512" calcext:value-type="float">
            <text:p>2.656354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4/index.html</text:p>
          </table:table-cell>
          <table:table-cell office:value-type="float" office:value="2.649741011" calcext:value-type="float">
            <text:p>2.6497410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eveloper-materials/index.html</text:p>
          </table:table-cell>
          <table:table-cell office:value-type="float" office:value="2.648584576" calcext:value-type="float">
            <text:p>2.6485845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6985/index.html</text:p>
          </table:table-cell>
          <table:table-cell office:value-type="float" office:value="2.639164408" calcext:value-type="float">
            <text:p>2.6391644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eveloper-materials/index.html</text:p>
          </table:table-cell>
          <table:table-cell office:value-type="float" office:value="2.638901614" calcext:value-type="float">
            <text:p>2.638901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asyncrequestmapping/index.html</text:p>
          </table:table-cell>
          <table:table-cell office:value-type="float" office:value="2.634414976" calcext:value-type="float">
            <text:p>2.6344149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3/index.html</text:p>
          </table:table-cell>
          <table:table-cell office:value-type="float" office:value="2.625934986" calcext:value-type="float">
            <text:p>2.625934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eveloper-materials/index.html</text:p>
          </table:table-cell>
          <table:table-cell office:value-type="float" office:value="2.623530623" calcext:value-type="float">
            <text:p>2.6235306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55516/index.html</text:p>
          </table:table-cell>
          <table:table-cell office:value-type="float" office:value="2.619240226" calcext:value-type="float">
            <text:p>2.6192402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4608/index.html</text:p>
          </table:table-cell>
          <table:table-cell office:value-type="float" office:value="2.616129198" calcext:value-type="float">
            <text:p>2.6161291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mote-query/index.html</text:p>
          </table:table-cell>
          <table:table-cell office:value-type="float" office:value="2.601828498" calcext:value-type="float">
            <text:p>2.6018284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wfk-arquillian/index.html</text:p>
          </table:table-cell>
          <table:table-cell office:value-type="float" office:value="2.601508634" calcext:value-type="float">
            <text:p>2.6015086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167/index.html</text:p>
          </table:table-cell>
          <table:table-cell office:value-type="float" office:value="2.590996658" calcext:value-type="float">
            <text:p>2.5909966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9649/index.html</text:p>
          </table:table-cell>
          <table:table-cell office:value-type="float" office:value="2.572713141" calcext:value-type="float">
            <text:p>2.5727131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authorization/index.html</text:p>
          </table:table-cell>
          <table:table-cell office:value-type="float" office:value="2.563317053" calcext:value-type="float">
            <text:p>2.5633170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basic/index.html</text:p>
          </table:table-cell>
          <table:table-cell office:value-type="float" office:value="2.559286672" calcext:value-type="float">
            <text:p>2.559286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-bootstrap/index.html</text:p>
          </table:table-cell>
          <table:table-cell office:value-type="float" office:value="2.546296319" calcext:value-type="float">
            <text:p>2.5462963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rewards/index.html</text:p>
          </table:table-cell>
          <table:table-cell office:value-type="float" office:value="2.543353201" calcext:value-type="float">
            <text:p>2.5433532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600665/index.html</text:p>
          </table:table-cell>
          <table:table-cell office:value-type="float" office:value="2.534813563" calcext:value-type="float">
            <text:p>2.5348135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eveloper-materials/index.html</text:p>
          </table:table-cell>
          <table:table-cell office:value-type="float" office:value="2.533501749" calcext:value-type="float">
            <text:p>2.533501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7382/index.html</text:p>
          </table:table-cell>
          <table:table-cell office:value-type="float" office:value="2.511073571" calcext:value-type="float">
            <text:p>2.511073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3/index.html</text:p>
          </table:table-cell>
          <table:table-cell office:value-type="float" office:value="2.496390703" calcext:value-type="float">
            <text:p>2.4963907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jpa/index.html</text:p>
          </table:table-cell>
          <table:table-cell office:value-type="float" office:value="2.486053904" calcext:value-type="float">
            <text:p>2.4860539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965468/index.html</text:p>
          </table:table-cell>
          <table:table-cell office:value-type="float" office:value="2.479834613" calcext:value-type="float">
            <text:p>2.4798346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cli/index.html</text:p>
          </table:table-cell>
          <table:table-cell office:value-type="float" office:value="2.475946696" calcext:value-type="float">
            <text:p>2.4759466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/index.html</text:p>
          </table:table-cell>
          <table:table-cell office:value-type="float" office:value="2.467093604" calcext:value-type="float">
            <text:p>2.4670936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60454/index.html</text:p>
          </table:table-cell>
          <table:table-cell office:value-type="float" office:value="2.464922229" calcext:value-type="float">
            <text:p>2.464922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1/index.html</text:p>
          </table:table-cell>
          <table:table-cell office:value-type="float" office:value="2.459776229" calcext:value-type="float">
            <text:p>2.459776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48968/index.html</text:p>
          </table:table-cell>
          <table:table-cell office:value-type="float" office:value="2.447354609" calcext:value-type="float">
            <text:p>2.4473546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jsf/index.html</text:p>
          </table:table-cell>
          <table:table-cell office:value-type="float" office:value="2.445513443" calcext:value-type="float">
            <text:p>2.4455134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form/index.html</text:p>
          </table:table-cell>
          <table:table-cell office:value-type="float" office:value="2.445463295" calcext:value-type="float">
            <text:p>2.4454632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4917/index.html</text:p>
          </table:table-cell>
          <table:table-cell office:value-type="float" office:value="2.437609332" calcext:value-type="float">
            <text:p>2.437609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-distributed-crash-rec/index.html</text:p>
          </table:table-cell>
          <table:table-cell office:value-type="float" office:value="2.43561083" calcext:value-type="float">
            <text:p>2.43561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metadata/index.html</text:p>
          </table:table-cell>
          <table:table-cell office:value-type="float" office:value="2.431781153" calcext:value-type="float">
            <text:p>2.431781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sandbox-quickstarts</text:p>
          </table:table-cell>
          <table:table-cell office:value-type="float" office:value="2.427288228" calcext:value-type="float">
            <text:p>2.427288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5423/index.html</text:p>
          </table:table-cell>
          <table:table-cell office:value-type="float" office:value="2.422127271" calcext:value-type="float">
            <text:p>2.422127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48952/index.html</text:p>
          </table:table-cell>
          <table:table-cell office:value-type="float" office:value="2.419754228" calcext:value-type="float">
            <text:p>2.419754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2.415193708" calcext:value-type="float">
            <text:p>2.4151937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jsf/index.html</text:p>
          </table:table-cell>
          <table:table-cell office:value-type="float" office:value="2.385656357" calcext:value-type="float">
            <text:p>2.3856563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793/index.html</text:p>
          </table:table-cell>
          <table:table-cell office:value-type="float" office:value="2.348716515" calcext:value-type="float">
            <text:p>2.3487165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html5/index.html</text:p>
          </table:table-cell>
          <table:table-cell office:value-type="float" office:value="2.340373165" calcext:value-type="float">
            <text:p>2.3403731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599/index.html</text:p>
          </table:table-cell>
          <table:table-cell office:value-type="float" office:value="2.337627913" calcext:value-type="float">
            <text:p>2.3376279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8747/index.html</text:p>
          </table:table-cell>
          <table:table-cell office:value-type="float" office:value="2.334645444" calcext:value-type="float">
            <text:p>2.334645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ropagation/index.html</text:p>
          </table:table-cell>
          <table:table-cell office:value-type="float" office:value="2.331141251" calcext:value-type="float">
            <text:p>2.331141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resources/index.html</text:p>
          </table:table-cell>
          <table:table-cell office:value-type="float" office:value="2.326144421" calcext:value-type="float">
            <text:p>2.3261444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034881/index.html</text:p>
          </table:table-cell>
          <table:table-cell office:value-type="float" office:value="2.323997764" calcext:value-type="float">
            <text:p>2.323997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2.303049821" calcext:value-type="float">
            <text:p>2.3030498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controlleradvice/index.html</text:p>
          </table:table-cell>
          <table:table-cell office:value-type="float" office:value="2.300990216" calcext:value-type="float">
            <text:p>2.3009902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springmvctest/index.html</text:p>
          </table:table-cell>
          <table:table-cell office:value-type="float" office:value="2.290990897" calcext:value-type="float">
            <text:p>2.2909908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contributing/index.html</text:p>
          </table:table-cell>
          <table:table-cell office:value-type="float" office:value="2.278759697" calcext:value-type="float">
            <text:p>2.2787596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resources/index.html</text:p>
          </table:table-cell>
          <table:table-cell office:value-type="float" office:value="2.276097527" calcext:value-type="float">
            <text:p>2.2760975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0908331/index.html</text:p>
          </table:table-cell>
          <table:table-cell office:value-type="float" office:value="2.266071031" calcext:value-type="float">
            <text:p>2.266071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2342/index.html</text:p>
          </table:table-cell>
          <table:table-cell office:value-type="float" office:value="2.261033067" calcext:value-type="float">
            <text:p>2.261033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10253/index.html</text:p>
          </table:table-cell>
          <table:table-cell office:value-type="float" office:value="2.256136957" calcext:value-type="float">
            <text:p>2.2561369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resources/index.html</text:p>
          </table:table-cell>
          <table:table-cell office:value-type="float" office:value="2.253675863" calcext:value-type="float">
            <text:p>2.253675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resources/index.html</text:p>
          </table:table-cell>
          <table:table-cell office:value-type="float" office:value="2.249469824" calcext:value-type="float">
            <text:p>2.249469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jsf/index.html</text:p>
          </table:table-cell>
          <table:table-cell office:value-type="float" office:value="2.232764959" calcext:value-type="float">
            <text:p>2.232764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8402/index.html</text:p>
          </table:table-cell>
          <table:table-cell office:value-type="float" office:value="2.226099743" calcext:value-type="float">
            <text:p>2.2260997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2.211188126" calcext:value-type="float">
            <text:p>2.2111881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olutions/index.html</text:p>
          </table:table-cell>
          <table:table-cell office:value-type="float" office:value="2.206812418" calcext:value-type="float">
            <text:p>2.206812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generic-portlet/index.html</text:p>
          </table:table-cell>
          <table:table-cell office:value-type="float" office:value="2.200948486" calcext:value-type="float">
            <text:p>2.200948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filterlistener/index.html</text:p>
          </table:table-cell>
          <table:table-cell office:value-type="float" office:value="2.196483459" calcext:value-type="float">
            <text:p>2.1964834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wfk21/index.html</text:p>
          </table:table-cell>
          <table:table-cell office:value-type="float" office:value="2.190232465" calcext:value-type="float">
            <text:p>2.190232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53694/index.html</text:p>
          </table:table-cell>
          <table:table-cell office:value-type="float" office:value="2.185292759" calcext:value-type="float">
            <text:p>2.1852927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400481/index.html</text:p>
          </table:table-cell>
          <table:table-cell office:value-type="float" office:value="2.185095083" calcext:value-type="float">
            <text:p>2.185095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implest-hello-world-portlet/index.html</text:p>
          </table:table-cell>
          <table:table-cell office:value-type="float" office:value="2.183724468" calcext:value-type="float">
            <text:p>2.1837244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0097/index.html</text:p>
          </table:table-cell>
          <table:table-cell office:value-type="float" office:value="2.174561019" calcext:value-type="float">
            <text:p>2.1745610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1717/index.html</text:p>
          </table:table-cell>
          <table:table-cell office:value-type="float" office:value="2.172913471" calcext:value-type="float">
            <text:p>2.172913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wfk21/index.html</text:p>
          </table:table-cell>
          <table:table-cell office:value-type="float" office:value="2.170314594" calcext:value-type="float">
            <text:p>2.170314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488207/index.html</text:p>
          </table:table-cell>
          <table:table-cell office:value-type="float" office:value="2.165726568" calcext:value-type="float">
            <text:p>2.165726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2.164649071" calcext:value-type="float">
            <text:p>2.1646490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001694/index.html</text:p>
          </table:table-cell>
          <table:table-cell office:value-type="float" office:value="2.153602146" calcext:value-type="float">
            <text:p>2.153602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0313/index.html</text:p>
          </table:table-cell>
          <table:table-cell office:value-type="float" office:value="2.149311018" calcext:value-type="float">
            <text:p>2.1493110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2201/index.html</text:p>
          </table:table-cell>
          <table:table-cell office:value-type="float" office:value="2.142780701" calcext:value-type="float">
            <text:p>2.142780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/index.html</text:p>
          </table:table-cell>
          <table:table-cell office:value-type="float" office:value="2.122328723" calcext:value-type="float">
            <text:p>2.1223287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hrows-exception/index.html</text:p>
          </table:table-cell>
          <table:table-cell office:value-type="float" office:value="2.111610844" calcext:value-type="float">
            <text:p>2.1116108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jsf/index.html</text:p>
          </table:table-cell>
          <table:table-cell office:value-type="float" office:value="2.078396291" calcext:value-type="float">
            <text:p>2.0783962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war/index.html</text:p>
          </table:table-cell>
          <table:table-cell office:value-type="float" office:value="2.076081765" calcext:value-type="float">
            <text:p>2.0760817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veto/index.html</text:p>
          </table:table-cell>
          <table:table-cell office:value-type="float" office:value="2.067931228" calcext:value-type="float">
            <text:p>2.067931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00477/index.html</text:p>
          </table:table-cell>
          <table:table-cell office:value-type="float" office:value="2.059929292" calcext:value-type="float">
            <text:p>2.0599292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shboardhtml5/index.html</text:p>
          </table:table-cell>
          <table:table-cell office:value-type="float" office:value="2.057586883" calcext:value-type="float">
            <text:p>2.0575868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2088705/index.html</text:p>
          </table:table-cell>
          <table:table-cell office:value-type="float" office:value="2.057299362" calcext:value-type="float">
            <text:p>2.057299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65824/index.html</text:p>
          </table:table-cell>
          <table:table-cell office:value-type="float" office:value="2.05714896" calcext:value-type="float">
            <text:p>2.057148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310919/index.html</text:p>
          </table:table-cell>
          <table:table-cell office:value-type="float" office:value="2.054232559" calcext:value-type="float">
            <text:p>2.0542325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matrixvariables/index.html</text:p>
          </table:table-cell>
          <table:table-cell office:value-type="float" office:value="2.05242207" calcext:value-type="float">
            <text:p>2.052422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/index.html</text:p>
          </table:table-cell>
          <table:table-cell office:value-type="float" office:value="2.052136216" calcext:value-type="float">
            <text:p>2.0521362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osgi/index.html</text:p>
          </table:table-cell>
          <table:table-cell office:value-type="float" office:value="2.049140579" calcext:value-type="float">
            <text:p>2.0491405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ear/index.html</text:p>
          </table:table-cell>
          <table:table-cell office:value-type="float" office:value="2.048960825" calcext:value-type="float">
            <text:p>2.0489608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2.042252497" calcext:value-type="float">
            <text:p>2.042252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307514/index.html</text:p>
          </table:table-cell>
          <table:table-cell office:value-type="float" office:value="2.039261135" calcext:value-type="float">
            <text:p>2.039261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03705/index.html</text:p>
          </table:table-cell>
          <table:table-cell office:value-type="float" office:value="2.037888982" calcext:value-type="float">
            <text:p>2.037888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706099/index.html</text:p>
          </table:table-cell>
          <table:table-cell office:value-type="float" office:value="2.030197057" calcext:value-type="float">
            <text:p>2.0301970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resources/index.html</text:p>
          </table:table-cell>
          <table:table-cell office:value-type="float" office:value="2.029038188" calcext:value-type="float">
            <text:p>2.029038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72958/index.html</text:p>
          </table:table-cell>
          <table:table-cell office:value-type="float" office:value="2.028768943" calcext:value-type="float">
            <text:p>2.0287689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index.html</text:p>
          </table:table-cell>
          <table:table-cell office:value-type="float" office:value="2.026797001" calcext:value-type="float">
            <text:p>2.0267970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350695/index.html</text:p>
          </table:table-cell>
          <table:table-cell office:value-type="float" office:value="2.017475894" calcext:value-type="float">
            <text:p>2.0174758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23996/index.html</text:p>
          </table:table-cell>
          <table:table-cell office:value-type="float" office:value="2.012936023" calcext:value-type="float">
            <text:p>2.0129360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2.012468669" calcext:value-type="float">
            <text:p>2.0124686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acebook/index.html</text:p>
          </table:table-cell>
          <table:table-cell office:value-type="float" office:value="2.001653823" calcext:value-type="float">
            <text:p>2.001653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992280/index.html</text:p>
          </table:table-cell>
          <table:table-cell office:value-type="float" office:value="1.996650449" calcext:value-type="float">
            <text:p>1.996650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digest/index.html</text:p>
          </table:table-cell>
          <table:table-cell office:value-type="float" office:value="1.992648431" calcext:value-type="float">
            <text:p>1.9926484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5051/index.html</text:p>
          </table:table-cell>
          <table:table-cell office:value-type="float" office:value="1.986915126" calcext:value-type="float">
            <text:p>1.9869151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36/index.html</text:p>
          </table:table-cell>
          <table:table-cell office:value-type="float" office:value="1.98556494" calcext:value-type="float">
            <text:p>1.985564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079/index.html</text:p>
          </table:table-cell>
          <table:table-cell office:value-type="float" office:value="1.981269074" calcext:value-type="float">
            <text:p>1.9812690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6379/index.html</text:p>
          </table:table-cell>
          <table:table-cell office:value-type="float" office:value="1.976590917" calcext:value-type="float">
            <text:p>1.976590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contributing/index.html</text:p>
          </table:table-cell>
          <table:table-cell office:value-type="float" office:value="1.975075291" calcext:value-type="float">
            <text:p>1.9750752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client-cert/index.html</text:p>
          </table:table-cell>
          <table:table-cell office:value-type="float" office:value="1.968188563" calcext:value-type="float">
            <text:p>1.9681885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1.959105864" calcext:value-type="float">
            <text:p>1.959105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452265/index.html</text:p>
          </table:table-cell>
          <table:table-cell office:value-type="float" office:value="1.952810727" calcext:value-type="float">
            <text:p>1.9528107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895919/index.html</text:p>
          </table:table-cell>
          <table:table-cell office:value-type="float" office:value="1.94644894" calcext:value-type="float">
            <text:p>1.946448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4/index.html</text:p>
          </table:table-cell>
          <table:table-cell office:value-type="float" office:value="1.940178309" calcext:value-type="float">
            <text:p>1.940178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636181/index.html</text:p>
          </table:table-cell>
          <table:table-cell office:value-type="float" office:value="1.938376996" calcext:value-type="float">
            <text:p>1.938376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/index.html</text:p>
          </table:table-cell>
          <table:table-cell office:value-type="float" office:value="1.935298391" calcext:value-type="float">
            <text:p>1.9352983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5/index.html</text:p>
          </table:table-cell>
          <table:table-cell office:value-type="float" office:value="1.930379724" calcext:value-type="float">
            <text:p>1.930379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0374/index.html</text:p>
          </table:table-cell>
          <table:table-cell office:value-type="float" office:value="1.929566218" calcext:value-type="float">
            <text:p>1.9295662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74508/index.html</text:p>
          </table:table-cell>
          <table:table-cell office:value-type="float" office:value="1.928145031" calcext:value-type="float">
            <text:p>1.928145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47456/index.html</text:p>
          </table:table-cell>
          <table:table-cell office:value-type="float" office:value="1.912383889" calcext:value-type="float">
            <text:p>1.9123838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669512/index.html</text:p>
          </table:table-cell>
          <table:table-cell office:value-type="float" office:value="1.906937214" calcext:value-type="float">
            <text:p>1.906937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96937/index.html</text:p>
          </table:table-cell>
          <table:table-cell office:value-type="float" office:value="1.903109693" calcext:value-type="float">
            <text:p>1.9031096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0610/index.html</text:p>
          </table:table-cell>
          <table:table-cell office:value-type="float" office:value="1.900403472" calcext:value-type="float">
            <text:p>1.9004034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ayment-cdi-event/index.html</text:p>
          </table:table-cell>
          <table:table-cell office:value-type="float" office:value="1.890089477" calcext:value-type="float">
            <text:p>1.890089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29938/index.html</text:p>
          </table:table-cell>
          <table:table-cell office:value-type="float" office:value="1.889807" calcext:value-type="float">
            <text:p>1.8898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9157225/index.html</text:p>
          </table:table-cell>
          <table:table-cell office:value-type="float" office:value="1.883624322" calcext:value-type="float">
            <text:p>1.883624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rf/index.html</text:p>
          </table:table-cell>
          <table:table-cell office:value-type="float" office:value="1.88249272" calcext:value-type="float">
            <text:p>1.88249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/index.html</text:p>
          </table:table-cell>
          <table:table-cell office:value-type="float" office:value="1.880266371" calcext:value-type="float">
            <text:p>1.8802663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155228/index.html</text:p>
          </table:table-cell>
          <table:table-cell office:value-type="float" office:value="1.873611801" calcext:value-type="float">
            <text:p>1.8736118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5454764/index.html</text:p>
          </table:table-cell>
          <table:table-cell office:value-type="float" office:value="1.87337259" calcext:value-type="float">
            <text:p>1.873372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21/index.html</text:p>
          </table:table-cell>
          <table:table-cell office:value-type="float" office:value="1.872644036" calcext:value-type="float">
            <text:p>1.872644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1.866116767" calcext:value-type="float">
            <text:p>1.866116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kitchensink-angularjs-topcoat/index.html</text:p>
          </table:table-cell>
          <table:table-cell office:value-type="float" office:value="1.863790829" calcext:value-type="float">
            <text:p>1.8637908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1.853311161" calcext:value-type="float">
            <text:p>1.853311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52316/index.html</text:p>
          </table:table-cell>
          <table:table-cell office:value-type="float" office:value="1.851078499" calcext:value-type="float">
            <text:p>1.851078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570/index.html</text:p>
          </table:table-cell>
          <table:table-cell office:value-type="float" office:value="1.847060885" calcext:value-type="float">
            <text:p>1.8470608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6784193/index.html</text:p>
          </table:table-cell>
          <table:table-cell office:value-type="float" office:value="1.843235996" calcext:value-type="float">
            <text:p>1.843235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925276/index.html</text:p>
          </table:table-cell>
          <table:table-cell office:value-type="float" office:value="1.841734489" calcext:value-type="float">
            <text:p>1.8417344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newsletter/index.html</text:p>
          </table:table-cell>
          <table:table-cell office:value-type="float" office:value="1.838682779" calcext:value-type="float">
            <text:p>1.8386827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0479/index.html</text:p>
          </table:table-cell>
          <table:table-cell office:value-type="float" office:value="1.837346439" calcext:value-type="float">
            <text:p>1.8373464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544029/index.html</text:p>
          </table:table-cell>
          <table:table-cell office:value-type="float" office:value="1.835007948" calcext:value-type="float">
            <text:p>1.835007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resources/index.html</text:p>
          </table:table-cell>
          <table:table-cell office:value-type="float" office:value="1.832517299" calcext:value-type="float">
            <text:p>1.832517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755371/index.html</text:p>
          </table:table-cell>
          <table:table-cell office:value-type="float" office:value="1.807287227" calcext:value-type="float">
            <text:p>1.807287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033/index.html</text:p>
          </table:table-cell>
          <table:table-cell office:value-type="float" office:value="1.790238585" calcext:value-type="float">
            <text:p>1.7902385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072488/index.html</text:p>
          </table:table-cell>
          <table:table-cell office:value-type="float" office:value="1.766425255" calcext:value-type="float">
            <text:p>1.7664252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230/index.html</text:p>
          </table:table-cell>
          <table:table-cell office:value-type="float" office:value="1.764213356" calcext:value-type="float">
            <text:p>1.764213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055975/index.html</text:p>
          </table:table-cell>
          <table:table-cell office:value-type="float" office:value="1.751034473" calcext:value-type="float">
            <text:p>1.7510344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overview/index.html</text:p>
          </table:table-cell>
          <table:table-cell office:value-type="float" office:value="1.750085493" calcext:value-type="float">
            <text:p>1.750085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/index.html</text:p>
          </table:table-cell>
          <table:table-cell office:value-type="float" office:value="1.746694443" calcext:value-type="float">
            <text:p>1.7466944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8559/index.html</text:p>
          </table:table-cell>
          <table:table-cell office:value-type="float" office:value="1.742160297" calcext:value-type="float">
            <text:p>1.7421602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rf4-hello-world-portlet/index.html</text:p>
          </table:table-cell>
          <table:table-cell office:value-type="float" office:value="1.733944974" calcext:value-type="float">
            <text:p>1.7339449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306152/index.html</text:p>
          </table:table-cell>
          <table:table-cell office:value-type="float" office:value="1.733393783" calcext:value-type="float">
            <text:p>1.7333937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9383/index.html</text:p>
          </table:table-cell>
          <table:table-cell office:value-type="float" office:value="1.731076571" calcext:value-type="float">
            <text:p>1.731076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246666/index.html</text:p>
          </table:table-cell>
          <table:table-cell office:value-type="float" office:value="1.728618738" calcext:value-type="float">
            <text:p>1.728618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631066/index.html</text:p>
          </table:table-cell>
          <table:table-cell office:value-type="float" office:value="1.728156042" calcext:value-type="float">
            <text:p>1.728156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390131/index.html</text:p>
          </table:table-cell>
          <table:table-cell office:value-type="float" office:value="1.707231656" calcext:value-type="float">
            <text:p>1.707231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93498/index.html</text:p>
          </table:table-cell>
          <table:table-cell office:value-type="float" office:value="1.700824532" calcext:value-type="float">
            <text:p>1.700824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ample-portal/index.html</text:p>
          </table:table-cell>
          <table:table-cell office:value-type="float" office:value="1.697451835" calcext:value-type="float">
            <text:p>1.697451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memcached-endpoint/index.html</text:p>
          </table:table-cell>
          <table:table-cell office:value-type="float" office:value="1.694823983" calcext:value-type="float">
            <text:p>1.694823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resteasy/index.html</text:p>
          </table:table-cell>
          <table:table-cell office:value-type="float" office:value="1.683477366" calcext:value-type="float">
            <text:p>1.6834773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94729/index.html</text:p>
          </table:table-cell>
          <table:table-cell office:value-type="float" office:value="1.666935653" calcext:value-type="float">
            <text:p>1.6669356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44954/index.html</text:p>
          </table:table-cell>
          <table:table-cell office:value-type="float" office:value="1.663738893" calcext:value-type="float">
            <text:p>1.6637388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61967/index.html</text:p>
          </table:table-cell>
          <table:table-cell office:value-type="float" office:value="1.662582681" calcext:value-type="float">
            <text:p>1.6625826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wfk21/index.html</text:p>
          </table:table-cell>
          <table:table-cell office:value-type="float" office:value="1.659727686" calcext:value-type="float">
            <text:p>1.659727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176/index.html</text:p>
          </table:table-cell>
          <table:table-cell office:value-type="float" office:value="1.656795615" calcext:value-type="float">
            <text:p>1.6567956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-interceptors/index.html</text:p>
          </table:table-cell>
          <table:table-cell office:value-type="float" office:value="1.654797965" calcext:value-type="float">
            <text:p>1.6547979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2160/index.html</text:p>
          </table:table-cell>
          <table:table-cell office:value-type="float" office:value="1.64519349" calcext:value-type="float">
            <text:p>1.645193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pring/index.html</text:p>
          </table:table-cell>
          <table:table-cell office:value-type="float" office:value="1.637382279" calcext:value-type="float">
            <text:p>1.637382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3991/index.html</text:p>
          </table:table-cell>
          <table:table-cell office:value-type="float" office:value="1.636148003" calcext:value-type="float">
            <text:p>1.636148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overview/index.html</text:p>
          </table:table-cell>
          <table:table-cell office:value-type="float" office:value="1.631249077" calcext:value-type="float">
            <text:p>1.6312490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deltaspike-authorization/index.html</text:p>
          </table:table-cell>
          <table:table-cell office:value-type="float" office:value="1.631149577" calcext:value-type="float">
            <text:p>1.6311495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667870/index.html</text:p>
          </table:table-cell>
          <table:table-cell office:value-type="float" office:value="1.623796732" calcext:value-type="float">
            <text:p>1.623796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5443/index.html</text:p>
          </table:table-cell>
          <table:table-cell office:value-type="float" office:value="1.621084053" calcext:value-type="float">
            <text:p>1.6210840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533636/index.html</text:p>
          </table:table-cell>
          <table:table-cell office:value-type="float" office:value="1.620712116" calcext:value-type="float">
            <text:p>1.620712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57404/index.html</text:p>
          </table:table-cell>
          <table:table-cell office:value-type="float" office:value="1.618668381" calcext:value-type="float">
            <text:p>1.6186683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1.618026406" calcext:value-type="float">
            <text:p>1.6180264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299335/index.html</text:p>
          </table:table-cell>
          <table:table-cell office:value-type="float" office:value="1.614766476" calcext:value-type="float">
            <text:p>1.6147664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1.607318835" calcext:value-type="float">
            <text:p>1.607318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1344/index.html</text:p>
          </table:table-cell>
          <table:table-cell office:value-type="float" office:value="1.597479116" calcext:value-type="float">
            <text:p>1.597479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wfk21/index.html</text:p>
          </table:table-cell>
          <table:table-cell office:value-type="float" office:value="1.578081544" calcext:value-type="float">
            <text:p>1.578081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contributing/index.html</text:p>
          </table:table-cell>
          <table:table-cell office:value-type="float" office:value="1.577435723" calcext:value-type="float">
            <text:p>1.5774357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89934/index.html</text:p>
          </table:table-cell>
          <table:table-cell office:value-type="float" office:value="1.570426189" calcext:value-type="float">
            <text:p>1.5704261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resources/index.html</text:p>
          </table:table-cell>
          <table:table-cell office:value-type="float" office:value="1.565734735" calcext:value-type="float">
            <text:p>1.5657347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81097/index.html</text:p>
          </table:table-cell>
          <table:table-cell office:value-type="float" office:value="1.559160582" calcext:value-type="float">
            <text:p>1.5591605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eveloper-materials.js</text:p>
          </table:table-cell>
          <table:table-cell office:value-type="float" office:value="1.553863004" calcext:value-type="float">
            <text:p>1.5538630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8504/index.html</text:p>
          </table:table-cell>
          <table:table-cell office:value-type="float" office:value="1.54703322" calcext:value-type="float">
            <text:p>1.54703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57/index.html</text:p>
          </table:table-cell>
          <table:table-cell office:value-type="float" office:value="1.546736579" calcext:value-type="float">
            <text:p>1.5467365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dex.html</text:p>
          </table:table-cell>
          <table:table-cell office:value-type="float" office:value="1.538529908" calcext:value-type="float">
            <text:p>1.5385299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3118/index.html</text:p>
          </table:table-cell>
          <table:table-cell office:value-type="float" office:value="1.53367025" calcext:value-type="float">
            <text:p>1.533670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ortal-quickstarts</text:p>
          </table:table-cell>
          <table:table-cell office:value-type="float" office:value="1.533266704" calcext:value-type="float">
            <text:p>1.5332667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558620/index.html</text:p>
          </table:table-cell>
          <table:table-cell office:value-type="float" office:value="1.532638562" calcext:value-type="float">
            <text:p>1.5326385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14974/index.html</text:p>
          </table:table-cell>
          <table:table-cell office:value-type="float" office:value="1.532023725" calcext:value-type="float">
            <text:p>1.5320237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1.529790169" calcext:value-type="float">
            <text:p>1.5297901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4314451/index.html</text:p>
          </table:table-cell>
          <table:table-cell office:value-type="float" office:value="1.52636539" calcext:value-type="float">
            <text:p>1.526365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97265/index.html</text:p>
          </table:table-cell>
          <table:table-cell office:value-type="float" office:value="1.522046851" calcext:value-type="float">
            <text:p>1.5220468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icketlink-sts/index.html</text:p>
          </table:table-cell>
          <table:table-cell office:value-type="float" office:value="1.516867949" calcext:value-type="float">
            <text:p>1.5168679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413/index.html</text:p>
          </table:table-cell>
          <table:table-cell office:value-type="float" office:value="1.514564743" calcext:value-type="float">
            <text:p>1.5145647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2424/index.html</text:p>
          </table:table-cell>
          <table:table-cell office:value-type="float" office:value="1.513665963" calcext:value-type="float">
            <text:p>1.5136659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3725631/index.html</text:p>
          </table:table-cell>
          <table:table-cell office:value-type="float" office:value="1.502760984" calcext:value-type="float">
            <text:p>1.5027609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3558/index.html</text:p>
          </table:table-cell>
          <table:table-cell office:value-type="float" office:value="1.502406891" calcext:value-type="float">
            <text:p>1.5024068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rs/index.html</text:p>
          </table:table-cell>
          <table:table-cell office:value-type="float" office:value="1.500548427" calcext:value-type="float">
            <text:p>1.5005484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hopping-cart/index.html</text:p>
          </table:table-cell>
          <table:table-cell office:value-type="float" office:value="1.489794238" calcext:value-type="float">
            <text:p>1.4897942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basic/index.html</text:p>
          </table:table-cell>
          <table:table-cell office:value-type="float" office:value="1.484313051" calcext:value-type="float">
            <text:p>1.4843130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35853/index.html</text:p>
          </table:table-cell>
          <table:table-cell office:value-type="float" office:value="1.482723913" calcext:value-type="float">
            <text:p>1.4827239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search/index.html</text:p>
          </table:table-cell>
          <table:table-cell office:value-type="float" office:value="1.482674104" calcext:value-type="float">
            <text:p>1.4826741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113/index.html</text:p>
          </table:table-cell>
          <table:table-cell office:value-type="float" office:value="1.48238808" calcext:value-type="float">
            <text:p>1.482388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involved/index.html</text:p>
          </table:table-cell>
          <table:table-cell office:value-type="float" office:value="1.478378746" calcext:value-type="float">
            <text:p>1.4783787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-ear/index.html</text:p>
          </table:table-cell>
          <table:table-cell office:value-type="float" office:value="1.470486835" calcext:value-type="float">
            <text:p>1.470486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0175/index.html</text:p>
          </table:table-cell>
          <table:table-cell office:value-type="float" office:value="1.468679111" calcext:value-type="float">
            <text:p>1.4686791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ore-brms/index.html</text:p>
          </table:table-cell>
          <table:table-cell office:value-type="float" office:value="1.467949753" calcext:value-type="float">
            <text:p>1.467949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404665/index.html</text:p>
          </table:table-cell>
          <table:table-cell office:value-type="float" office:value="1.467337229" calcext:value-type="float">
            <text:p>1.467337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923732/index.html</text:p>
          </table:table-cell>
          <table:table-cell office:value-type="float" office:value="1.466450469" calcext:value-type="float">
            <text:p>1.466450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wfk21/index.html</text:p>
          </table:table-cell>
          <table:table-cell office:value-type="float" office:value="1.458447387" calcext:value-type="float">
            <text:p>1.4584473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ornetq-clustering/index.html</text:p>
          </table:table-cell>
          <table:table-cell office:value-type="float" office:value="1.451451557" calcext:value-type="float">
            <text:p>1.451451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130073/index.html</text:p>
          </table:table-cell>
          <table:table-cell office:value-type="float" office:value="1.449014349" calcext:value-type="float">
            <text:p>1.4490143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821813/index.html</text:p>
          </table:table-cell>
          <table:table-cell office:value-type="float" office:value="1.44734909" calcext:value-type="float">
            <text:p>1.44734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/index.html</text:p>
          </table:table-cell>
          <table:table-cell office:value-type="float" office:value="1.437797741" calcext:value-type="float">
            <text:p>1.4377977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deltaspike-authorization/index.html</text:p>
          </table:table-cell>
          <table:table-cell office:value-type="float" office:value="1.437342789" calcext:value-type="float">
            <text:p>1.437342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987/index.html</text:p>
          </table:table-cell>
          <table:table-cell office:value-type="float" office:value="1.431763759" calcext:value-type="float">
            <text:p>1.4317637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rms-and-conditions/index.html</text:p>
          </table:table-cell>
          <table:table-cell office:value-type="float" office:value="1.430993645" calcext:value-type="float">
            <text:p>1.4309936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exception-handling/index.html</text:p>
          </table:table-cell>
          <table:table-cell office:value-type="float" office:value="1.428200036" calcext:value-type="float">
            <text:p>1.428200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04638/index.html</text:p>
          </table:table-cell>
          <table:table-cell office:value-type="float" office:value="1.425278512" calcext:value-type="float">
            <text:p>1.425278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105/index.html</text:p>
          </table:table-cell>
          <table:table-cell office:value-type="float" office:value="1.42044767" calcext:value-type="float">
            <text:p>1.42044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ean-validation/index.html</text:p>
          </table:table-cell>
          <table:table-cell office:value-type="float" office:value="1.415963499" calcext:value-type="float">
            <text:p>1.415963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1194/index.html</text:p>
          </table:table-cell>
          <table:table-cell office:value-type="float" office:value="1.410543037" calcext:value-type="float">
            <text:p>1.410543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7545/index.html</text:p>
          </table:table-cell>
          <table:table-cell office:value-type="float" office:value="1.40803133" calcext:value-type="float">
            <text:p>1.408031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505857/index.html</text:p>
          </table:table-cell>
          <table:table-cell office:value-type="float" office:value="1.405273499" calcext:value-type="float">
            <text:p>1.405273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285/index.html</text:p>
          </table:table-cell>
          <table:table-cell office:value-type="float" office:value="1.405087868" calcext:value-type="float">
            <text:p>1.405087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db/index.html</text:p>
          </table:table-cell>
          <table:table-cell office:value-type="float" office:value="1.404679313" calcext:value-type="float">
            <text:p>1.4046793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resources/index.html</text:p>
          </table:table-cell>
          <table:table-cell office:value-type="float" office:value="1.394034653" calcext:value-type="float">
            <text:p>1.3940346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797723/index.html</text:p>
          </table:table-cell>
          <table:table-cell office:value-type="float" office:value="1.393603903" calcext:value-type="float">
            <text:p>1.3936039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11288/index.html</text:p>
          </table:table-cell>
          <table:table-cell office:value-type="float" office:value="1.393058951" calcext:value-type="float">
            <text:p>1.3930589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482480/index.html</text:p>
          </table:table-cell>
          <table:table-cell office:value-type="float" office:value="1.391208582" calcext:value-type="float">
            <text:p>1.3912085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petclinic/index.html</text:p>
          </table:table-cell>
          <table:table-cell office:value-type="float" office:value="1.389269067" calcext:value-type="float">
            <text:p>1.389269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1473/index.html</text:p>
          </table:table-cell>
          <table:table-cell office:value-type="float" office:value="1.384054239" calcext:value-type="float">
            <text:p>1.3840542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get-started/index.html</text:p>
          </table:table-cell>
          <table:table-cell office:value-type="float" office:value="1.381392206" calcext:value-type="float">
            <text:p>1.381392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encryption/index.html</text:p>
          </table:table-cell>
          <table:table-cell office:value-type="float" office:value="1.371898887" calcext:value-type="float">
            <text:p>1.371898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resources/index.html</text:p>
          </table:table-cell>
          <table:table-cell office:value-type="float" office:value="1.371624387" calcext:value-type="float">
            <text:p>1.3716243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ownload/index.html</text:p>
          </table:table-cell>
          <table:table-cell office:value-type="float" office:value="1.360848766" calcext:value-type="float">
            <text:p>1.360848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/index.html</text:p>
          </table:table-cell>
          <table:table-cell office:value-type="float" office:value="1.359808165" calcext:value-type="float">
            <text:p>1.3598081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19718/index.html</text:p>
          </table:table-cell>
          <table:table-cell office:value-type="float" office:value="1.355180884" calcext:value-type="float">
            <text:p>1.355180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dg-quickstarts</text:p>
          </table:table-cell>
          <table:table-cell office:value-type="float" office:value="1.355065513" calcext:value-type="float">
            <text:p>1.355065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ontacts-mobile-basic/index.html</text:p>
          </table:table-cell>
          <table:table-cell office:value-type="float" office:value="1.353769253" calcext:value-type="float">
            <text:p>1.353769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brms-quickstarts</text:p>
          </table:table-cell>
          <table:table-cell office:value-type="float" office:value="1.351830173" calcext:value-type="float">
            <text:p>1.3518301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multi-tenancy/index.html</text:p>
          </table:table-cell>
          <table:table-cell office:value-type="float" office:value="1.351251989" calcext:value-type="float">
            <text:p>1.3512519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ownload/index.html</text:p>
          </table:table-cell>
          <table:table-cell office:value-type="float" office:value="1.34983766" calcext:value-type="float">
            <text:p>1.349837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948313/index.html</text:p>
          </table:table-cell>
          <table:table-cell office:value-type="float" office:value="1.349826328" calcext:value-type="float">
            <text:p>1.349826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896/index.html</text:p>
          </table:table-cell>
          <table:table-cell office:value-type="float" office:value="1.349289668" calcext:value-type="float">
            <text:p>1.349289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797/index.html</text:p>
          </table:table-cell>
          <table:table-cell office:value-type="float" office:value="1.347431506" calcext:value-type="float">
            <text:p>1.3474315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402902/index.html</text:p>
          </table:table-cell>
          <table:table-cell office:value-type="float" office:value="1.340375387" calcext:value-type="float">
            <text:p>1.3403753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4036/index.html</text:p>
          </table:table-cell>
          <table:table-cell office:value-type="float" office:value="1.340198546" calcext:value-type="float">
            <text:p>1.3401985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02144/index.html</text:p>
          </table:table-cell>
          <table:table-cell office:value-type="float" office:value="1.339018059" calcext:value-type="float">
            <text:p>1.3390180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672/index.html</text:p>
          </table:table-cell>
          <table:table-cell office:value-type="float" office:value="1.337165457" calcext:value-type="float">
            <text:p>1.3371654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447/index.html</text:p>
          </table:table-cell>
          <table:table-cell office:value-type="float" office:value="1.336528272" calcext:value-type="float">
            <text:p>1.336528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141164/index.html</text:p>
          </table:table-cell>
          <table:table-cell office:value-type="float" office:value="1.333936166" calcext:value-type="float">
            <text:p>1.333936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get-started/index.html</text:p>
          </table:table-cell>
          <table:table-cell office:value-type="float" office:value="1.333132744" calcext:value-type="float">
            <text:p>1.3331327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1.328022873" calcext:value-type="float">
            <text:p>1.3280228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7984012/index.html</text:p>
          </table:table-cell>
          <table:table-cell office:value-type="float" office:value="1.327696456" calcext:value-type="float">
            <text:p>1.3276964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overview/index.html</text:p>
          </table:table-cell>
          <table:table-cell office:value-type="float" office:value="1.320782443" calcext:value-type="float">
            <text:p>1.3207824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security/index.html</text:p>
          </table:table-cell>
          <table:table-cell office:value-type="float" office:value="1.320340042" calcext:value-type="float">
            <text:p>1.320340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1.316847245" calcext:value-type="float">
            <text:p>1.3168472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982/index.html</text:p>
          </table:table-cell>
          <table:table-cell office:value-type="float" office:value="1.31030804" calcext:value-type="float">
            <text:p>1.31030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989685/index.html</text:p>
          </table:table-cell>
          <table:table-cell office:value-type="float" office:value="1.308182144" calcext:value-type="float">
            <text:p>1.3081821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3566/index.html</text:p>
          </table:table-cell>
          <table:table-cell office:value-type="float" office:value="1.305637928" calcext:value-type="float">
            <text:p>1.3056379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705548/index.html</text:p>
          </table:table-cell>
          <table:table-cell office:value-type="float" office:value="1.303210854" calcext:value-type="float">
            <text:p>1.3032108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1.301466023" calcext:value-type="float">
            <text:p>1.3014660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2795/index.html</text:p>
          </table:table-cell>
          <table:table-cell office:value-type="float" office:value="1.298171863" calcext:value-type="float">
            <text:p>1.298171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9702/index.html</text:p>
          </table:table-cell>
          <table:table-cell office:value-type="float" office:value="1.295013466" calcext:value-type="float">
            <text:p>1.2950134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0/index.html</text:p>
          </table:table-cell>
          <table:table-cell office:value-type="float" office:value="1.294280664" calcext:value-type="float">
            <text:p>1.2942806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2001/index.html</text:p>
          </table:table-cell>
          <table:table-cell office:value-type="float" office:value="1.291730535" calcext:value-type="float">
            <text:p>1.291730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536949/index.html</text:p>
          </table:table-cell>
          <table:table-cell office:value-type="float" office:value="1.279009448" calcext:value-type="float">
            <text:p>1.2790094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6629/index.html</text:p>
          </table:table-cell>
          <table:table-cell office:value-type="float" office:value="1.276501574" calcext:value-type="float">
            <text:p>1.2765015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260307/index.html</text:p>
          </table:table-cell>
          <table:table-cell office:value-type="float" office:value="1.270703694" calcext:value-type="float">
            <text:p>1.2707036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52541/index.html</text:p>
          </table:table-cell>
          <table:table-cell office:value-type="float" office:value="1.270506277" calcext:value-type="float">
            <text:p>1.2705062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8303/index.html</text:p>
          </table:table-cell>
          <table:table-cell office:value-type="float" office:value="1.267712256" calcext:value-type="float">
            <text:p>1.267712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1.261687808" calcext:value-type="float">
            <text:p>1.2616878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2118/index.html</text:p>
          </table:table-cell>
          <table:table-cell office:value-type="float" office:value="1.25961442" calcext:value-type="float">
            <text:p>1.25961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centre/index.html</text:p>
          </table:table-cell>
          <table:table-cell office:value-type="float" office:value="1.250314444" calcext:value-type="float">
            <text:p>1.250314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66886/index.html</text:p>
          </table:table-cell>
          <table:table-cell office:value-type="float" office:value="1.245234308" calcext:value-type="float">
            <text:p>1.2452343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78008/index.html</text:p>
          </table:table-cell>
          <table:table-cell office:value-type="float" office:value="1.24362471" calcext:value-type="float">
            <text:p>1.24362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619/index.html</text:p>
          </table:table-cell>
          <table:table-cell office:value-type="float" office:value="1.242213989" calcext:value-type="float">
            <text:p>1.2422139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1314/index.html</text:p>
          </table:table-cell>
          <table:table-cell office:value-type="float" office:value="1.241789917" calcext:value-type="float">
            <text:p>1.241789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at-simple/index.html</text:p>
          </table:table-cell>
          <table:table-cell office:value-type="float" office:value="1.225663477" calcext:value-type="float">
            <text:p>1.225663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1.22344174" calcext:value-type="float">
            <text:p>1.223441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7944743/index.html</text:p>
          </table:table-cell>
          <table:table-cell office:value-type="float" office:value="1.221631505" calcext:value-type="float">
            <text:p>1.221631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async/index.html</text:p>
          </table:table-cell>
          <table:table-cell office:value-type="float" office:value="1.221185627" calcext:value-type="float">
            <text:p>1.2211856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ownload/index.html</text:p>
          </table:table-cell>
          <table:table-cell office:value-type="float" office:value="1.22084278" calcext:value-type="float">
            <text:p>1.220842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ownload/index.html</text:p>
          </table:table-cell>
          <table:table-cell office:value-type="float" office:value="1.218590686" calcext:value-type="float">
            <text:p>1.218590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1.216172027" calcext:value-type="float">
            <text:p>1.2161720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orm/index.html</text:p>
          </table:table-cell>
          <table:table-cell office:value-type="float" office:value="1.201066605" calcext:value-type="float">
            <text:p>1.2010666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471028/index.html</text:p>
          </table:table-cell>
          <table:table-cell office:value-type="float" office:value="1.199179101" calcext:value-type="float">
            <text:p>1.1991791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4153/index.html</text:p>
          </table:table-cell>
          <table:table-cell office:value-type="float" office:value="1.198016615" calcext:value-type="float">
            <text:p>1.1980166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docker/app.css</text:p>
          </table:table-cell>
          <table:table-cell office:value-type="float" office:value="1.197021268" calcext:value-type="float">
            <text:p>1.1970212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6780/index.html</text:p>
          </table:table-cell>
          <table:table-cell office:value-type="float" office:value="1.193820826" calcext:value-type="float">
            <text:p>1.193820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5588/index.html</text:p>
          </table:table-cell>
          <table:table-cell office:value-type="float" office:value="1.193083964" calcext:value-type="float">
            <text:p>1.193083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040415/index.html</text:p>
          </table:table-cell>
          <table:table-cell office:value-type="float" office:value="1.191765441" calcext:value-type="float">
            <text:p>1.191765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ocial-portlets/index.html</text:p>
          </table:table-cell>
          <table:table-cell office:value-type="float" office:value="1.189279217" calcext:value-type="float">
            <text:p>1.1892792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4522/index.html</text:p>
          </table:table-cell>
          <table:table-cell office:value-type="float" office:value="1.188878791" calcext:value-type="float">
            <text:p>1.188878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ownload/index.html</text:p>
          </table:table-cell>
          <table:table-cell office:value-type="float" office:value="1.188777979" calcext:value-type="float">
            <text:p>1.1887779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q/index.html</text:p>
          </table:table-cell>
          <table:table-cell office:value-type="float" office:value="1.186873997" calcext:value-type="float">
            <text:p>1.1868739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ownload/index.html</text:p>
          </table:table-cell>
          <table:table-cell office:value-type="float" office:value="1.1857537" calcext:value-type="float">
            <text:p>1.18575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ownload/index.html</text:p>
          </table:table-cell>
          <table:table-cell office:value-type="float" office:value="1.180613373" calcext:value-type="float">
            <text:p>1.1806133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9666/index.html</text:p>
          </table:table-cell>
          <table:table-cell office:value-type="float" office:value="1.179995806" calcext:value-type="float">
            <text:p>1.1799958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chnology/index.html</text:p>
          </table:table-cell>
          <table:table-cell office:value-type="float" office:value="1.179209935" calcext:value-type="float">
            <text:p>1.179209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overview/index.html</text:p>
          </table:table-cell>
          <table:table-cell office:value-type="float" office:value="1.179076743" calcext:value-type="float">
            <text:p>1.1790767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1.175874166" calcext:value-type="float">
            <text:p>1.175874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get-started/index.html</text:p>
          </table:table-cell>
          <table:table-cell office:value-type="float" office:value="1.175426937" calcext:value-type="float">
            <text:p>1.175426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1.173088405" calcext:value-type="float">
            <text:p>1.1730884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overview/index.html</text:p>
          </table:table-cell>
          <table:table-cell office:value-type="float" office:value="1.172125365" calcext:value-type="float">
            <text:p>1.1721253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1.171754235" calcext:value-type="float">
            <text:p>1.1717542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overview/index.html</text:p>
          </table:table-cell>
          <table:table-cell office:value-type="float" office:value="1.171411522" calcext:value-type="float">
            <text:p>1.1714115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ownload/index.html</text:p>
          </table:table-cell>
          <table:table-cell office:value-type="float" office:value="1.171002956" calcext:value-type="float">
            <text:p>1.171002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681981/index.html</text:p>
          </table:table-cell>
          <table:table-cell office:value-type="float" office:value="1.16484362" calcext:value-type="float">
            <text:p>1.16484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ownload/index.html</text:p>
          </table:table-cell>
          <table:table-cell office:value-type="float" office:value="1.163602689" calcext:value-type="float">
            <text:p>1.1636026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049944/index.html</text:p>
          </table:table-cell>
          <table:table-cell office:value-type="float" office:value="1.159458279" calcext:value-type="float">
            <text:p>1.159458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elloworld-jdg/index.html</text:p>
          </table:table-cell>
          <table:table-cell office:value-type="float" office:value="1.158761017" calcext:value-type="float">
            <text:p>1.158761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a-crash-rec/index.html</text:p>
          </table:table-cell>
          <table:table-cell office:value-type="float" office:value="1.158617661" calcext:value-type="float">
            <text:p>1.158617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05713/index.html</text:p>
          </table:table-cell>
          <table:table-cell office:value-type="float" office:value="1.15827774" calcext:value-type="float">
            <text:p>1.158277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ownload/index.html</text:p>
          </table:table-cell>
          <table:table-cell office:value-type="float" office:value="1.152688461" calcext:value-type="float">
            <text:p>1.1526884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879770/index.html</text:p>
          </table:table-cell>
          <table:table-cell office:value-type="float" office:value="1.152521162" calcext:value-type="float">
            <text:p>1.1525211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overview/index.html</text:p>
          </table:table-cell>
          <table:table-cell office:value-type="float" office:value="1.148948378" calcext:value-type="float">
            <text:p>1.1489483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20384/index.html</text:p>
          </table:table-cell>
          <table:table-cell office:value-type="float" office:value="1.148262363" calcext:value-type="float">
            <text:p>1.1482623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business-resource-planner/index.html</text:p>
          </table:table-cell>
          <table:table-cell office:value-type="float" office:value="1.146172209" calcext:value-type="float">
            <text:p>1.146172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greeter/index.html</text:p>
          </table:table-cell>
          <table:table-cell office:value-type="float" office:value="1.146131121" calcext:value-type="float">
            <text:p>1.1461311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ownload/index.html</text:p>
          </table:table-cell>
          <table:table-cell office:value-type="float" office:value="1.144248633" calcext:value-type="float">
            <text:p>1.144248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overview/index.html</text:p>
          </table:table-cell>
          <table:table-cell office:value-type="float" office:value="1.14243441" calcext:value-type="float">
            <text:p>1.14243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remote/index.html</text:p>
          </table:table-cell>
          <table:table-cell office:value-type="float" office:value="1.139374864" calcext:value-type="float">
            <text:p>1.139374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063161/index.html</text:p>
          </table:table-cell>
          <table:table-cell office:value-type="float" office:value="1.139150068" calcext:value-type="float">
            <text:p>1.1391500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897119/index.html</text:p>
          </table:table-cell>
          <table:table-cell office:value-type="float" office:value="1.137610197" calcext:value-type="float">
            <text:p>1.1376101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resources/index.html</text:p>
          </table:table-cell>
          <table:table-cell office:value-type="float" office:value="1.136628969" calcext:value-type="float">
            <text:p>1.136628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rf/index.html</text:p>
          </table:table-cell>
          <table:table-cell office:value-type="float" office:value="1.122560679" calcext:value-type="float">
            <text:p>1.1225606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resources/index.html</text:p>
          </table:table-cell>
          <table:table-cell office:value-type="float" office:value="1.122236642" calcext:value-type="float">
            <text:p>1.1222366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8909/index.html</text:p>
          </table:table-cell>
          <table:table-cell office:value-type="float" office:value="1.120553075" calcext:value-type="float">
            <text:p>1.1205530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4123/index.html</text:p>
          </table:table-cell>
          <table:table-cell office:value-type="float" office:value="1.120504636" calcext:value-type="float">
            <text:p>1.120504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4675/index.html</text:p>
          </table:table-cell>
          <table:table-cell office:value-type="float" office:value="1.117813171" calcext:value-type="float">
            <text:p>1.117813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63489/index.html</text:p>
          </table:table-cell>
          <table:table-cell office:value-type="float" office:value="1.116505446" calcext:value-type="float">
            <text:p>1.116505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1.116464863" calcext:value-type="float">
            <text:p>1.116464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builder/index.html</text:p>
          </table:table-cell>
          <table:table-cell office:value-type="float" office:value="1.11181835" calcext:value-type="float">
            <text:p>1.11181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8072/index.html</text:p>
          </table:table-cell>
          <table:table-cell office:value-type="float" office:value="1.111430624" calcext:value-type="float">
            <text:p>1.111430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tasks-bpmsuite/index.html</text:p>
          </table:table-cell>
          <table:table-cell office:value-type="float" office:value="1.108061832" calcext:value-type="float">
            <text:p>1.1080618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managerprovider/index.html</text:p>
          </table:table-cell>
          <table:table-cell office:value-type="float" office:value="1.101735526" calcext:value-type="float">
            <text:p>1.1017355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ustomer-evaluation-demo/index.html</text:p>
          </table:table-cell>
          <table:table-cell office:value-type="float" office:value="1.101147375" calcext:value-type="float">
            <text:p>1.101147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01138/index.html</text:p>
          </table:table-cell>
          <table:table-cell office:value-type="float" office:value="1.09690594" calcext:value-type="float">
            <text:p>1.09690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ownload/index.html</text:p>
          </table:table-cell>
          <table:table-cell office:value-type="float" office:value="1.091074195" calcext:value-type="float">
            <text:p>1.0910741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basic/index.html</text:p>
          </table:table-cell>
          <table:table-cell office:value-type="float" office:value="1.088697812" calcext:value-type="float">
            <text:p>1.088697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digest/index.html</text:p>
          </table:table-cell>
          <table:table-cell office:value-type="float" office:value="1.086504469" calcext:value-type="float">
            <text:p>1.086504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1307/index.html</text:p>
          </table:table-cell>
          <table:table-cell office:value-type="float" office:value="1.085198182" calcext:value-type="float">
            <text:p>1.0851981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76/index.html</text:p>
          </table:table-cell>
          <table:table-cell office:value-type="float" office:value="1.078888036" calcext:value-type="float">
            <text:p>1.078888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ejb/index.html</text:p>
          </table:table-cell>
          <table:table-cell office:value-type="float" office:value="1.077129038" calcext:value-type="float">
            <text:p>1.0771290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rms/index.html</text:p>
          </table:table-cell>
          <table:table-cell office:value-type="float" office:value="1.075611732" calcext:value-type="float">
            <text:p>1.075611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encryption/index.html</text:p>
          </table:table-cell>
          <table:table-cell office:value-type="float" office:value="1.075581677" calcext:value-type="float">
            <text:p>1.075581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inter-app/index.html</text:p>
          </table:table-cell>
          <table:table-cell office:value-type="float" office:value="1.074704175" calcext:value-type="float">
            <text:p>1.0747041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/index.html</text:p>
          </table:table-cell>
          <table:table-cell office:value-type="float" office:value="1.071496826" calcext:value-type="float">
            <text:p>1.071496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index.html</text:p>
          </table:table-cell>
          <table:table-cell office:value-type="float" office:value="1.068031571" calcext:value-type="float">
            <text:p>1.068031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2040953/index.html</text:p>
          </table:table-cell>
          <table:table-cell office:value-type="float" office:value="1.06568159" calcext:value-type="float">
            <text:p>1.065681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wfk21/index.html</text:p>
          </table:table-cell>
          <table:table-cell office:value-type="float" office:value="1.064962481" calcext:value-type="float">
            <text:p>1.0649624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jdf/index.html</text:p>
          </table:table-cell>
          <table:table-cell office:value-type="float" office:value="1.06424992" calcext:value-type="float">
            <text:p>1.064249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deactivatable/index.html</text:p>
          </table:table-cell>
          <table:table-cell office:value-type="float" office:value="1.06331339" calcext:value-type="float">
            <text:p>1.063313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ateful-ksession/index.html</text:p>
          </table:table-cell>
          <table:table-cell office:value-type="float" office:value="1.062355018" calcext:value-type="float">
            <text:p>1.0623550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ldap/index.html</text:p>
          </table:table-cell>
          <table:table-cell office:value-type="float" office:value="1.061794865" calcext:value-type="float">
            <text:p>1.0617948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portable-extension/index.html</text:p>
          </table:table-cell>
          <table:table-cell office:value-type="float" office:value="1.061789135" calcext:value-type="float">
            <text:p>1.061789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1.060708316" calcext:value-type="float">
            <text:p>1.060708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itter/index.html</text:p>
          </table:table-cell>
          <table:table-cell office:value-type="float" office:value="1.060011228" calcext:value-type="float">
            <text:p>1.060011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766871/index.html</text:p>
          </table:table-cell>
          <table:table-cell office:value-type="float" office:value="1.059462898" calcext:value-type="float">
            <text:p>1.059462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jection/index.html</text:p>
          </table:table-cell>
          <table:table-cell office:value-type="float" office:value="1.058150164" calcext:value-type="float">
            <text:p>1.0581501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ws/index.html</text:p>
          </table:table-cell>
          <table:table-cell office:value-type="float" office:value="1.056891013" calcext:value-type="float">
            <text:p>1.056891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/index.html</text:p>
          </table:table-cell>
          <table:table-cell office:value-type="float" office:value="1.056042813" calcext:value-type="float">
            <text:p>1.056042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mt/index.html</text:p>
          </table:table-cell>
          <table:table-cell office:value-type="float" office:value="1.05589187" calcext:value-type="float">
            <text:p>1.05589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basic/index.html</text:p>
          </table:table-cell>
          <table:table-cell office:value-type="float" office:value="1.053922351" calcext:value-type="float">
            <text:p>1.0539223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484018/index.html</text:p>
          </table:table-cell>
          <table:table-cell office:value-type="float" office:value="1.051651415" calcext:value-type="float">
            <text:p>1.051651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97167/index.html</text:p>
          </table:table-cell>
          <table:table-cell office:value-type="float" office:value="1.050219844" calcext:value-type="float">
            <text:p>1.0502198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0458/index.html</text:p>
          </table:table-cell>
          <table:table-cell office:value-type="float" office:value="1.049579857" calcext:value-type="float">
            <text:p>1.0495798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started/index.html</text:p>
          </table:table-cell>
          <table:table-cell office:value-type="float" office:value="1.049316724" calcext:value-type="float">
            <text:p>1.049316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backbone/index.html</text:p>
          </table:table-cell>
          <table:table-cell office:value-type="float" office:value="1.044376899" calcext:value-type="float">
            <text:p>1.0443768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664/index.html</text:p>
          </table:table-cell>
          <table:table-cell office:value-type="float" office:value="1.043441213" calcext:value-type="float">
            <text:p>1.043441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navigation-api-portlet/index.html</text:p>
          </table:table-cell>
          <table:table-cell office:value-type="float" office:value="1.043029248" calcext:value-type="float">
            <text:p>1.0430292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122570/index.html</text:p>
          </table:table-cell>
          <table:table-cell office:value-type="float" office:value="1.042608665" calcext:value-type="float">
            <text:p>1.042608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8359/index.html</text:p>
          </table:table-cell>
          <table:table-cell office:value-type="float" office:value="1.042144087" calcext:value-type="float">
            <text:p>1.0421440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966919/index.html</text:p>
          </table:table-cell>
          <table:table-cell office:value-type="float" office:value="1.039323323" calcext:value-type="float">
            <text:p>1.0393233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war/index.html</text:p>
          </table:table-cell>
          <table:table-cell office:value-type="float" office:value="1.038869663" calcext:value-type="float">
            <text:p>1.0388696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with-signature/index.html</text:p>
          </table:table-cell>
          <table:table-cell office:value-type="float" office:value="1.036933449" calcext:value-type="float">
            <text:p>1.036933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1.03401798" calcext:value-type="float">
            <text:p>1.034017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8886/index.html</text:p>
          </table:table-cell>
          <table:table-cell office:value-type="float" office:value="1.032396935" calcext:value-type="float">
            <text:p>1.032396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./index.html</text:p>
          </table:table-cell>
          <table:table-cell office:value-type="float" office:value="1.027434795" calcext:value-type="float">
            <text:p>1.027434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3/index.html</text:p>
          </table:table-cell>
          <table:table-cell office:value-type="float" office:value="1.026726188" calcext:value-type="float">
            <text:p>1.026726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dom4j/index.html</text:p>
          </table:table-cell>
          <table:table-cell office:value-type="float" office:value="1.025006368" calcext:value-type="float">
            <text:p>1.0250063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-tx/index.html</text:p>
          </table:table-cell>
          <table:table-cell office:value-type="float" office:value="1.024335442" calcext:value-type="float">
            <text:p>1.024335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mail/index.html</text:p>
          </table:table-cell>
          <table:table-cell office:value-type="float" office:value="1.022359917" calcext:value-type="float">
            <text:p>1.022359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393/index.html</text:p>
          </table:table-cell>
          <table:table-cell office:value-type="float" office:value="1.021991677" calcext:value-type="float">
            <text:p>1.021991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jpa/index.html</text:p>
          </table:table-cell>
          <table:table-cell office:value-type="float" office:value="1.02117649" calcext:value-type="float">
            <text:p>1.02117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ecaptcha/index.html</text:p>
          </table:table-cell>
          <table:table-cell office:value-type="float" office:value="1.01993695" calcext:value-type="float">
            <text:p>1.019936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jsf/index.html</text:p>
          </table:table-cell>
          <table:table-cell office:value-type="float" office:value="1.01342964" calcext:value-type="float">
            <text:p>1.01342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2/index.html</text:p>
          </table:table-cell>
          <table:table-cell office:value-type="float" office:value="1.013248314" calcext:value-type="float">
            <text:p>1.0132483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emperature-converter/index.html</text:p>
          </table:table-cell>
          <table:table-cell office:value-type="float" office:value="1.012480676" calcext:value-type="float">
            <text:p>1.012480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93084/index.html</text:p>
          </table:table-cell>
          <table:table-cell office:value-type="float" office:value="1.009855438" calcext:value-type="float">
            <text:p>1.009855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8975/index.html</text:p>
          </table:table-cell>
          <table:table-cell office:value-type="float" office:value="1.008633849" calcext:value-type="float">
            <text:p>1.008633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2-console/index.html</text:p>
          </table:table-cell>
          <table:table-cell office:value-type="float" office:value="1.008195875" calcext:value-type="float">
            <text:p>1.008195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24369/index.html</text:p>
          </table:table-cell>
          <table:table-cell office:value-type="float" office:value="1.007683955" calcext:value-type="float">
            <text:p>1.0076839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1.007216447" calcext:value-type="float">
            <text:p>1.007216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./index.html</text:p>
          </table:table-cell>
          <table:table-cell office:value-type="float" office:value="1.005725243" calcext:value-type="float">
            <text:p>1.0057252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/index.html</text:p>
          </table:table-cell>
          <table:table-cell office:value-type="float" office:value="1.004207755" calcext:value-type="float">
            <text:p>1.0042077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basic/index.html</text:p>
          </table:table-cell>
          <table:table-cell office:value-type="float" office:value="1.002197917" calcext:value-type="float">
            <text:p>1.002197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jms/index.html</text:p>
          </table:table-cell>
          <table:table-cell office:value-type="float" office:value="0.998315795" calcext:value-type="float">
            <text:p>0.9983157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0333/index.html</text:p>
          </table:table-cell>
          <table:table-cell office:value-type="float" office:value="0.997579821" calcext:value-type="float">
            <text:p>0.9975798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bean/index.html</text:p>
          </table:table-cell>
          <table:table-cell office:value-type="float" office:value="0.994365787" calcext:value-type="float">
            <text:p>0.9943657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994027979" calcext:value-type="float">
            <text:p>0.9940279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cep/index.html</text:p>
          </table:table-cell>
          <table:table-cell office:value-type="float" office:value="0.991259496" calcext:value-type="float">
            <text:p>0.9912594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792413/index.html</text:p>
          </table:table-cell>
          <table:table-cell office:value-type="float" office:value="0.990771524" calcext:value-type="float">
            <text:p>0.990771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pmsuite/index.html</text:p>
          </table:table-cell>
          <table:table-cell office:value-type="float" office:value="0.990447422" calcext:value-type="float">
            <text:p>0.9904474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decorator/index.html</text:p>
          </table:table-cell>
          <table:table-cell office:value-type="float" office:value="0.988626922" calcext:value-type="float">
            <text:p>0.9886269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9851/index.html</text:p>
          </table:table-cell>
          <table:table-cell office:value-type="float" office:value="0.987602385" calcext:value-type="float">
            <text:p>0.987602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coordinator-completion-simple/index.html</text:p>
          </table:table-cell>
          <table:table-cell office:value-type="float" office:value="0.987172587" calcext:value-type="float">
            <text:p>0.987172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6276/index.html</text:p>
          </table:table-cell>
          <table:table-cell office:value-type="float" office:value="0.986945428" calcext:value-type="float">
            <text:p>0.9869454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jsf-portlet/index.html</text:p>
          </table:table-cell>
          <table:table-cell office:value-type="float" office:value="0.985963569" calcext:value-type="float">
            <text:p>0.985963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-wfk/index.html</text:p>
          </table:table-cell>
          <table:table-cell office:value-type="float" office:value="0.985696644" calcext:value-type="float">
            <text:p>0.9856966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983921937" calcext:value-type="float">
            <text:p>0.983921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participant-completion-simple/index.html</text:p>
          </table:table-cell>
          <table:table-cell office:value-type="float" office:value="0.983119243" calcext:value-type="float">
            <text:p>0.9831192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978593115" calcext:value-type="float">
            <text:p>0.9785931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-contacts/index.html</text:p>
          </table:table-cell>
          <table:table-cell office:value-type="float" office:value="0.977744651" calcext:value-type="float">
            <text:p>0.9777446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4/index.html</text:p>
          </table:table-cell>
          <table:table-cell office:value-type="float" office:value="0.976148152" calcext:value-type="float">
            <text:p>0.9761481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0247548/index.html</text:p>
          </table:table-cell>
          <table:table-cell office:value-type="float" office:value="0.973353438" calcext:value-type="float">
            <text:p>0.973353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972887509" calcext:value-type="float">
            <text:p>0.9728875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wfk21/index.html</text:p>
          </table:table-cell>
          <table:table-cell office:value-type="float" office:value="0.972387739" calcext:value-type="float">
            <text:p>0.972387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./contributing/index.html</text:p>
          </table:table-cell>
          <table:table-cell office:value-type="float" office:value="0.970021034" calcext:value-type="float">
            <text:p>0.9700210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richfaces-validation/index.html</text:p>
          </table:table-cell>
          <table:table-cell office:value-type="float" office:value="0.966472847" calcext:value-type="float">
            <text:p>0.9664728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89701/index.html</text:p>
          </table:table-cell>
          <table:table-cell office:value-type="float" office:value="0.965086183" calcext:value-type="float">
            <text:p>0.9650861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numberguess/index.html</text:p>
          </table:table-cell>
          <table:table-cell office:value-type="float" office:value="0.961962752" calcext:value-type="float">
            <text:p>0.961962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0.961655463" calcext:value-type="float">
            <text:p>0.961655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840828/index.html</text:p>
          </table:table-cell>
          <table:table-cell office:value-type="float" office:value="0.956956791" calcext:value-type="float">
            <text:p>0.956956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hello-world-portlet/index.html</text:p>
          </table:table-cell>
          <table:table-cell office:value-type="float" office:value="0.952597829" calcext:value-type="float">
            <text:p>0.9525978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950360557" calcext:value-type="float">
            <text:p>0.950360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749538/index.html</text:p>
          </table:table-cell>
          <table:table-cell office:value-type="float" office:value="0.948586401" calcext:value-type="float">
            <text:p>0.9485864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505842/index.html</text:p>
          </table:table-cell>
          <table:table-cell office:value-type="float" office:value="0.948264527" calcext:value-type="float">
            <text:p>0.9482645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266296/index.html</text:p>
          </table:table-cell>
          <table:table-cell office:value-type="float" office:value="0.945637177" calcext:value-type="float">
            <text:p>0.945637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83726/index.html</text:p>
          </table:table-cell>
          <table:table-cell office:value-type="float" office:value="0.941890817" calcext:value-type="float">
            <text:p>0.9418908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441/index.html</text:p>
          </table:table-cell>
          <table:table-cell office:value-type="float" office:value="0.936585569" calcext:value-type="float">
            <text:p>0.936585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731657/index.html</text:p>
          </table:table-cell>
          <table:table-cell office:value-type="float" office:value="0.936208535" calcext:value-type="float">
            <text:p>0.9362085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rs-rbac/index.html</text:p>
          </table:table-cell>
          <table:table-cell office:value-type="float" office:value="0.934342578" calcext:value-type="float">
            <text:p>0.9343425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ear/index.html</text:p>
          </table:table-cell>
          <table:table-cell office:value-type="float" office:value="0.933158684" calcext:value-type="float">
            <text:p>0.9331586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43399/index.html</text:p>
          </table:table-cell>
          <table:table-cell office:value-type="float" office:value="0.918912376" calcext:value-type="float">
            <text:p>0.9189123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servlet-filter/index.html</text:p>
          </table:table-cell>
          <table:table-cell office:value-type="float" office:value="0.918829523" calcext:value-type="float">
            <text:p>0.9188295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basic/index.html</text:p>
          </table:table-cell>
          <table:table-cell office:value-type="float" office:value="0.909743577" calcext:value-type="float">
            <text:p>0.9097435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-tools/index.html</text:p>
          </table:table-cell>
          <table:table-cell office:value-type="float" office:value="0.905886633" calcext:value-type="float">
            <text:p>0.905886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03365/index.html</text:p>
          </table:table-cell>
          <table:table-cell office:value-type="float" office:value="0.898898525" calcext:value-type="float">
            <text:p>0.8988985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672280/index.html</text:p>
          </table:table-cell>
          <table:table-cell office:value-type="float" office:value="0.890329934" calcext:value-type="float">
            <text:p>0.890329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apid-stock-market/index.html</text:p>
          </table:table-cell>
          <table:table-cell office:value-type="float" office:value="0.884330251" calcext:value-type="float">
            <text:p>0.884330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forge-from-scratch/index.html</text:p>
          </table:table-cell>
          <table:table-cell office:value-type="float" office:value="0.883812074" calcext:value-type="float">
            <text:p>0.8838120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di-add-interceptor-binding/index.html</text:p>
          </table:table-cell>
          <table:table-cell office:value-type="float" office:value="0.880184742" calcext:value-type="float">
            <text:p>0.8801847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40150/index.html</text:p>
          </table:table-cell>
          <table:table-cell office:value-type="float" office:value="0.86940302" calcext:value-type="float">
            <text:p>0.869403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1111/index.html</text:p>
          </table:table-cell>
          <table:table-cell office:value-type="float" office:value="0.866781442" calcext:value-type="float">
            <text:p>0.866781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ignature/index.html</text:p>
          </table:table-cell>
          <table:table-cell office:value-type="float" office:value="0.863912237" calcext:value-type="float">
            <text:p>0.863912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5698/index.html</text:p>
          </table:table-cell>
          <table:table-cell office:value-type="float" office:value="0.861802002" calcext:value-type="float">
            <text:p>0.8618020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279/index.html</text:p>
          </table:table-cell>
          <table:table-cell office:value-type="float" office:value="0.856104672" calcext:value-type="float">
            <text:p>0.856104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55285/index.html</text:p>
          </table:table-cell>
          <table:table-cell office:value-type="float" office:value="0.856011337" calcext:value-type="float">
            <text:p>0.8560113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503/index.html</text:p>
          </table:table-cell>
          <table:table-cell office:value-type="float" office:value="0.854225561" calcext:value-type="float">
            <text:p>0.854225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46106/index.html</text:p>
          </table:table-cell>
          <table:table-cell office:value-type="float" office:value="0.852317427" calcext:value-type="float">
            <text:p>0.8523174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36095/index.html</text:p>
          </table:table-cell>
          <table:table-cell office:value-type="float" office:value="0.84958122" calcext:value-type="float">
            <text:p>0.849581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96236/index.html</text:p>
          </table:table-cell>
          <table:table-cell office:value-type="float" office:value="0.847115742" calcext:value-type="float">
            <text:p>0.8471157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12254/index.html</text:p>
          </table:table-cell>
          <table:table-cell office:value-type="float" office:value="0.844187771" calcext:value-type="float">
            <text:p>0.8441877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8442425/index.html</text:p>
          </table:table-cell>
          <table:table-cell office:value-type="float" office:value="0.841537367" calcext:value-type="float">
            <text:p>0.8415373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62723/index.html</text:p>
          </table:table-cell>
          <table:table-cell office:value-type="float" office:value="0.840798909" calcext:value-type="float">
            <text:p>0.840798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508112/index.html</text:p>
          </table:table-cell>
          <table:table-cell office:value-type="float" office:value="0.840634343" calcext:value-type="float">
            <text:p>0.8406343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3833/index.html</text:p>
          </table:table-cell>
          <table:table-cell office:value-type="float" office:value="0.833591171" calcext:value-type="float">
            <text:p>0.833591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80944/index.html</text:p>
          </table:table-cell>
          <table:table-cell office:value-type="float" office:value="0.828976842" calcext:value-type="float">
            <text:p>0.828976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342/index.html</text:p>
          </table:table-cell>
          <table:table-cell office:value-type="float" office:value="0.823190621" calcext:value-type="float">
            <text:p>0.823190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795907/index.html</text:p>
          </table:table-cell>
          <table:table-cell office:value-type="float" office:value="0.810401106" calcext:value-type="float">
            <text:p>0.8104011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98578/index.html</text:p>
          </table:table-cell>
          <table:table-cell office:value-type="float" office:value="0.805500578" calcext:value-type="float">
            <text:p>0.8055005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157086/index.html</text:p>
          </table:table-cell>
          <table:table-cell office:value-type="float" office:value="0.802078859" calcext:value-type="float">
            <text:p>0.8020788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hotos/index.html</text:p>
          </table:table-cell>
          <table:table-cell office:value-type="float" office:value="0.799256123" calcext:value-type="float">
            <text:p>0.799256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4122/index.html</text:p>
          </table:table-cell>
          <table:table-cell office:value-type="float" office:value="0.796174892" calcext:value-type="float">
            <text:p>0.7961748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403374/index.html</text:p>
          </table:table-cell>
          <table:table-cell office:value-type="float" office:value="0.793097943" calcext:value-type="float">
            <text:p>0.7930979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621055/index.html</text:p>
          </table:table-cell>
          <table:table-cell office:value-type="float" office:value="0.792932461" calcext:value-type="float">
            <text:p>0.7929324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8061/index.html</text:p>
          </table:table-cell>
          <table:table-cell office:value-type="float" office:value="0.790545748" calcext:value-type="float">
            <text:p>0.790545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892056/index.html</text:p>
          </table:table-cell>
          <table:table-cell office:value-type="float" office:value="0.786027802" calcext:value-type="float">
            <text:p>0.7860278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627742/index.html</text:p>
          </table:table-cell>
          <table:table-cell office:value-type="float" office:value="0.782273904" calcext:value-type="float">
            <text:p>0.7822739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722637/index.html</text:p>
          </table:table-cell>
          <table:table-cell office:value-type="float" office:value="0.770908002" calcext:value-type="float">
            <text:p>0.7709080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1413/index.html</text:p>
          </table:table-cell>
          <table:table-cell office:value-type="float" office:value="0.762905814" calcext:value-type="float">
            <text:p>0.762905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822247/index.html</text:p>
          </table:table-cell>
          <table:table-cell office:value-type="float" office:value="0.744567308" calcext:value-type="float">
            <text:p>0.7445673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44290/index.html</text:p>
          </table:table-cell>
          <table:table-cell office:value-type="float" office:value="0.742694271" calcext:value-type="float">
            <text:p>0.742694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911/index.html</text:p>
          </table:table-cell>
          <table:table-cell office:value-type="float" office:value="0.742430179" calcext:value-type="float">
            <text:p>0.7424301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237934/index.html</text:p>
          </table:table-cell>
          <table:table-cell office:value-type="float" office:value="0.740112941" calcext:value-type="float">
            <text:p>0.7401129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1255/index.html</text:p>
          </table:table-cell>
          <table:table-cell office:value-type="float" office:value="0.740075375" calcext:value-type="float">
            <text:p>0.740075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696384/index.html</text:p>
          </table:table-cell>
          <table:table-cell office:value-type="float" office:value="0.738844499" calcext:value-type="float">
            <text:p>0.738844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namespace.js</text:p>
          </table:table-cell>
          <table:table-cell office:value-type="float" office:value="0.732389713" calcext:value-type="float">
            <text:p>0.7323897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43144/index.html</text:p>
          </table:table-cell>
          <table:table-cell office:value-type="float" office:value="0.723012096" calcext:value-type="float">
            <text:p>0.7230120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721477/index.html</text:p>
          </table:table-cell>
          <table:table-cell office:value-type="float" office:value="0.720225504" calcext:value-type="float">
            <text:p>0.720225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rs/index.html</text:p>
          </table:table-cell>
          <table:table-cell office:value-type="float" office:value="0.719916017" calcext:value-type="float">
            <text:p>0.719916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616425/index.html</text:p>
          </table:table-cell>
          <table:table-cell office:value-type="float" office:value="0.718301392" calcext:value-type="float">
            <text:p>0.7183013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919/index.html</text:p>
          </table:table-cell>
          <table:table-cell office:value-type="float" office:value="0.708597699" calcext:value-type="float">
            <text:p>0.7085976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942662/index.html</text:p>
          </table:table-cell>
          <table:table-cell office:value-type="float" office:value="0.705281886" calcext:value-type="float">
            <text:p>0.7052818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337/index.html</text:p>
          </table:table-cell>
          <table:table-cell office:value-type="float" office:value="0.704636234" calcext:value-type="float">
            <text:p>0.7046362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1590738/index.html</text:p>
          </table:table-cell>
          <table:table-cell office:value-type="float" office:value="0.704139819" calcext:value-type="float">
            <text:p>0.7041398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711/index.html</text:p>
          </table:table-cell>
          <table:table-cell office:value-type="float" office:value="0.702804" calcext:value-type="float">
            <text:p>0.702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98138/index.html</text:p>
          </table:table-cell>
          <table:table-cell office:value-type="float" office:value="0.702523697" calcext:value-type="float">
            <text:p>0.7025236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245054/index.html</text:p>
          </table:table-cell>
          <table:table-cell office:value-type="float" office:value="0.70194194" calcext:value-type="float">
            <text:p>0.70194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on-quickstarts</text:p>
          </table:table-cell>
          <table:table-cell office:value-type="float" office:value="0.697625014" calcext:value-type="float">
            <text:p>0.6976250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154/index.html</text:p>
          </table:table-cell>
          <table:table-cell office:value-type="float" office:value="0.697290426" calcext:value-type="float">
            <text:p>0.6972904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63625/index.html</text:p>
          </table:table-cell>
          <table:table-cell office:value-type="float" office:value="0.695081083" calcext:value-type="float">
            <text:p>0.695081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03509/index.html</text:p>
          </table:table-cell>
          <table:table-cell office:value-type="float" office:value="0.689803085" calcext:value-type="float">
            <text:p>0.6898030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538130/index.html</text:p>
          </table:table-cell>
          <table:table-cell office:value-type="float" office:value="0.680317933" calcext:value-type="float">
            <text:p>0.6803179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1058/index.html</text:p>
          </table:table-cell>
          <table:table-cell office:value-type="float" office:value="0.676524027" calcext:value-type="float">
            <text:p>0.6765240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31010/index.html</text:p>
          </table:table-cell>
          <table:table-cell office:value-type="float" office:value="0.674079192" calcext:value-type="float">
            <text:p>0.6740791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23/index.html</text:p>
          </table:table-cell>
          <table:table-cell office:value-type="float" office:value="0.67331639" calcext:value-type="float">
            <text:p>0.673316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9362/index.html</text:p>
          </table:table-cell>
          <table:table-cell office:value-type="float" office:value="0.671319229" calcext:value-type="float">
            <text:p>0.671319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5936/index.html</text:p>
          </table:table-cell>
          <table:table-cell office:value-type="float" office:value="0.656592792" calcext:value-type="float">
            <text:p>0.6565927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417394/index.html</text:p>
          </table:table-cell>
          <table:table-cell office:value-type="float" office:value="0.648647604" calcext:value-type="float">
            <text:p>0.6486476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8780176/index.html</text:p>
          </table:table-cell>
          <table:table-cell office:value-type="float" office:value="0.647737965" calcext:value-type="float">
            <text:p>0.6477379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241968/index.html</text:p>
          </table:table-cell>
          <table:table-cell office:value-type="float" office:value="0.636372734" calcext:value-type="float">
            <text:p>0.6363727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4724/index.html</text:p>
          </table:table-cell>
          <table:table-cell office:value-type="float" office:value="0.633743538" calcext:value-type="float">
            <text:p>0.6337435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209127/index.html</text:p>
          </table:table-cell>
          <table:table-cell office:value-type="float" office:value="0.62942757" calcext:value-type="float">
            <text:p>0.629427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67350/index.html</text:p>
          </table:table-cell>
          <table:table-cell office:value-type="float" office:value="0.604001063" calcext:value-type="float">
            <text:p>0.6040010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5705170/index.html</text:p>
          </table:table-cell>
          <table:table-cell office:value-type="float" office:value="0.595218116" calcext:value-type="float">
            <text:p>0.595218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3020/index.html</text:p>
          </table:table-cell>
          <table:table-cell office:value-type="float" office:value="0.589414672" calcext:value-type="float">
            <text:p>0.589414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2211/index.html</text:p>
          </table:table-cell>
          <table:table-cell office:value-type="float" office:value="0.576550383" calcext:value-type="float">
            <text:p>0.5765503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030893/index.html</text:p>
          </table:table-cell>
          <table:table-cell office:value-type="float" office:value="0.573659738" calcext:value-type="float">
            <text:p>0.5736597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977278/index.html</text:p>
          </table:table-cell>
          <table:table-cell office:value-type="float" office:value="0.572892716" calcext:value-type="float">
            <text:p>0.572892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373655/index.html</text:p>
          </table:table-cell>
          <table:table-cell office:value-type="float" office:value="0.560248677" calcext:value-type="float">
            <text:p>0.560248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58416/index.html</text:p>
          </table:table-cell>
          <table:table-cell office:value-type="float" office:value="0.559953514" calcext:value-type="float">
            <text:p>0.5599535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315/index.html</text:p>
          </table:table-cell>
          <table:table-cell office:value-type="float" office:value="0.559132851" calcext:value-type="float">
            <text:p>0.5591328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465/index.html</text:p>
          </table:table-cell>
          <table:table-cell office:value-type="float" office:value="0.548736319" calcext:value-type="float">
            <text:p>0.5487363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326/index.html</text:p>
          </table:table-cell>
          <table:table-cell office:value-type="float" office:value="0.542261261" calcext:value-type="float">
            <text:p>0.5422612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0921/index.html</text:p>
          </table:table-cell>
          <table:table-cell office:value-type="float" office:value="0.541719983" calcext:value-type="float">
            <text:p>0.541719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35133/index.html</text:p>
          </table:table-cell>
          <table:table-cell office:value-type="float" office:value="0.537803406" calcext:value-type="float">
            <text:p>0.5378034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94/index.html</text:p>
          </table:table-cell>
          <table:table-cell office:value-type="float" office:value="0.534337781" calcext:value-type="float">
            <text:p>0.5343377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296211/index.html</text:p>
          </table:table-cell>
          <table:table-cell office:value-type="float" office:value="0.526120675" calcext:value-type="float">
            <text:p>0.5261206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community/index.html</text:p>
          </table:table-cell>
          <table:table-cell office:value-type="float" office:value="0.517350913" calcext:value-type="float">
            <text:p>0.5173509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620367/index.html</text:p>
          </table:table-cell>
          <table:table-cell office:value-type="float" office:value="0.514790668" calcext:value-type="float">
            <text:p>0.514790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apers/index.html</text:p>
          </table:table-cell>
          <table:table-cell office:value-type="float" office:value="0.509170344" calcext:value-type="float">
            <text:p>0.5091703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community/index.html</text:p>
          </table:table-cell>
          <table:table-cell office:value-type="float" office:value="0.450253812" calcext:value-type="float">
            <text:p>0.450253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community/index.html</text:p>
          </table:table-cell>
          <table:table-cell office:value-type="float" office:value="0.443521252" calcext:value-type="float">
            <text:p>0.4435212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index.html</text:p>
          </table:table-cell>
          <table:table-cell office:value-type="float" office:value="0.421707849" calcext:value-type="float">
            <text:p>0.421707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community/index.html</text:p>
          </table:table-cell>
          <table:table-cell office:value-type="float" office:value="0.401621512" calcext:value-type="float">
            <text:p>0.401621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eveloper-materials/index.html</text:p>
          </table:table-cell>
          <table:table-cell office:value-type="float" office:value="0.390297764" calcext:value-type="float">
            <text:p>0.390297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community/index.html</text:p>
          </table:table-cell>
          <table:table-cell office:value-type="float" office:value="0.370718225" calcext:value-type="float">
            <text:p>0.3707182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eveloper-materials/index.html</text:p>
          </table:table-cell>
          <table:table-cell office:value-type="float" office:value="0.356859729" calcext:value-type="float">
            <text:p>0.3568597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community/index.html</text:p>
          </table:table-cell>
          <table:table-cell office:value-type="float" office:value="0.355058564" calcext:value-type="float">
            <text:p>0.3550585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community/index.html</text:p>
          </table:table-cell>
          <table:table-cell office:value-type="float" office:value="0.349170448" calcext:value-type="float">
            <text:p>0.3491704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build_page_index</text:p>
          </table:table-cell>
          <table:table-cell office:value-type="float" office:value="0.343510819" calcext:value-type="float">
            <text:p>0.3435108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ages</text:p>
          </table:table-cell>
          <table:table-cell office:value-type="float" office:value="0.339989537" calcext:value-type="float">
            <text:p>0.3399895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eveloper-materials/index.html</text:p>
          </table:table-cell>
          <table:table-cell office:value-type="float" office:value="0.336291695" calcext:value-type="float">
            <text:p>0.3362916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why-subscribe/index.html</text:p>
          </table:table-cell>
          <table:table-cell office:value-type="float" office:value="0.335872484" calcext:value-type="float">
            <text:p>0.3358724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6090/index.html</text:p>
          </table:table-cell>
          <table:table-cell office:value-type="float" office:value="0.329357991" calcext:value-type="float">
            <text:p>0.3293579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community/index.html</text:p>
          </table:table-cell>
          <table:table-cell office:value-type="float" office:value="0.327150757" calcext:value-type="float">
            <text:p>0.3271507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index.html</text:p>
          </table:table-cell>
          <table:table-cell office:value-type="float" office:value="0.327052882" calcext:value-type="float">
            <text:p>0.327052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motional-download/index.html</text:p>
          </table:table-cell>
          <table:table-cell office:value-type="float" office:value="0.326771051" calcext:value-type="float">
            <text:p>0.3267710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community/index.html</text:p>
          </table:table-cell>
          <table:table-cell office:value-type="float" office:value="0.324191607" calcext:value-type="float">
            <text:p>0.3241916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wnloads/index.html</text:p>
          </table:table-cell>
          <table:table-cell office:value-type="float" office:value="0.314051566" calcext:value-type="float">
            <text:p>0.3140515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orums/index.html</text:p>
          </table:table-cell>
          <table:table-cell office:value-type="float" office:value="0.311900886" calcext:value-type="float">
            <text:p>0.3119008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jects/index.html</text:p>
          </table:table-cell>
          <table:table-cell office:value-type="float" office:value="0.299682176" calcext:value-type="float">
            <text:p>0.2996821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community/index.html</text:p>
          </table:table-cell>
          <table:table-cell office:value-type="float" office:value="0.288336692" calcext:value-type="float">
            <text:p>0.2883366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index.html</text:p>
          </table:table-cell>
          <table:table-cell office:value-type="float" office:value="0.280029289" calcext:value-type="float">
            <text:p>0.2800292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index.html</text:p>
          </table:table-cell>
          <table:table-cell office:value-type="float" office:value="0.274065084" calcext:value-type="float">
            <text:p>0.274065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index.html</text:p>
          </table:table-cell>
          <table:table-cell office:value-type="float" office:value="0.268176773" calcext:value-type="float">
            <text:p>0.2681767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index.html</text:p>
          </table:table-cell>
          <table:table-cell office:value-type="float" office:value="0.257800282" calcext:value-type="float">
            <text:p>0.2578002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community/index.html</text:p>
          </table:table-cell>
          <table:table-cell office:value-type="float" office:value="0.255119201" calcext:value-type="float">
            <text:p>0.2551192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community/index.html</text:p>
          </table:table-cell>
          <table:table-cell office:value-type="float" office:value="0.248792045" calcext:value-type="float">
            <text:p>0.2487920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phone/index.html</text:p>
          </table:table-cell>
          <table:table-cell office:value-type="float" office:value="0.245753436" calcext:value-type="float">
            <text:p>0.2457534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index.html</text:p>
          </table:table-cell>
          <table:table-cell office:value-type="float" office:value="0.236211346" calcext:value-type="float">
            <text:p>0.236211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index.html</text:p>
          </table:table-cell>
          <table:table-cell office:value-type="float" office:value="0.203410333" calcext:value-type="float">
            <text:p>0.2034103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index.html</text:p>
          </table:table-cell>
          <table:table-cell office:value-type="float" office:value="0.199147726" calcext:value-type="float">
            <text:p>0.1991477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tocols/index.html</text:p>
          </table:table-cell>
          <table:table-cell office:value-type="float" office:value="0.19812122" calcext:value-type="float">
            <text:p>0.198121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index.html</text:p>
          </table:table-cell>
          <table:table-cell office:value-type="float" office:value="0.194287622" calcext:value-type="float">
            <text:p>0.1942876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readme/index.html</text:p>
          </table:table-cell>
          <table:table-cell office:value-type="float" office:value="0.190500709" calcext:value-type="float">
            <text:p>0.1905007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index.html</text:p>
          </table:table-cell>
          <table:table-cell office:value-type="float" office:value="0.189083561" calcext:value-type="float">
            <text:p>0.189083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oogle4775292ed26aeefd.html</text:p>
          </table:table-cell>
          <table:table-cell office:value-type="float" office:value="0.188746557" calcext:value-type="float">
            <text:p>0.188746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ipeline</text:p>
          </table:table-cell>
          <table:table-cell office:value-type="float" office:value="0.184821139" calcext:value-type="float">
            <text:p>0.184821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index.html</text:p>
          </table:table-cell>
          <table:table-cell office:value-type="float" office:value="0.181735137" calcext:value-type="float">
            <text:p>0.1817351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index.html</text:p>
          </table:table-cell>
          <table:table-cell office:value-type="float" office:value="0.171012295" calcext:value-type="float">
            <text:p>0.1710122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bossorg-tabzilla.js</text:p>
          </table:table-cell>
          <table:table-cell office:value-type="float" office:value="0.170227948" calcext:value-type="float">
            <text:p>0.170227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books.js</text:p>
          </table:table-cell>
          <table:table-cell office:value-type="float" office:value="0.079245572" calcext:value-type="float">
            <text:p>0.0792455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itemap.xml</text:p>
          </table:table-cell>
          <table:table-cell office:value-type="float" office:value="0.052054984" calcext:value-type="float">
            <text:p>0.0520549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urls</text:p>
          </table:table-cell>
          <table:table-cell office:value-type="float" office:value="0.028346169" calcext:value-type="float">
            <text:p>0.0283461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yamls</text:p>
          </table:table-cell>
          <table:table-cell office:value-type="float" office:value="0.012388826" calcext:value-type="float">
            <text:p>0.012388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magula.css</text:p>
          </table:table-cell>
          <table:table-cell office:value-type="float" office:value="0.006093559" calcext:value-type="float">
            <text:p>0.0060935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screenshot.png</text:p>
          </table:table-cell>
          <table:table-cell office:value-type="float" office:value="0.005315113" calcext:value-type="float">
            <text:p>0.0053151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0.005123759" calcext:value-type="float">
            <text:p>0.0051237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orbit.js</text:p>
          </table:table-cell>
          <table:table-cell office:value-type="float" office:value="0.004614952" calcext:value-type="float">
            <text:p>0.004614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2.png</text:p>
          </table:table-cell>
          <table:table-cell office:value-type="float" office:value="0.004513408" calcext:value-type="float">
            <text:p>0.0045134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tall.png</text:p>
          </table:table-cell>
          <table:table-cell office:value-type="float" office:value="0.00429593" calcext:value-type="float">
            <text:p>0.004295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pi.png</text:p>
          </table:table-cell>
          <table:table-cell office:value-type="float" office:value="0.004225272" calcext:value-type="float">
            <text:p>0.004225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1.png</text:p>
          </table:table-cell>
          <table:table-cell office:value-type="float" office:value="0.003115739" calcext:value-type="float">
            <text:p>0.003115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everywhere.png</text:p>
          </table:table-cell>
          <table:table-cell office:value-type="float" office:value="0.002606309" calcext:value-type="float">
            <text:p>0.002606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short.png</text:p>
          </table:table-cell>
          <table:table-cell office:value-type="float" office:value="0.002508758" calcext:value-type="float">
            <text:p>0.0025087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3.png</text:p>
          </table:table-cell>
          <table:table-cell office:value-type="float" office:value="0.002429745" calcext:value-type="float">
            <text:p>0.002429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tall.png</text:p>
          </table:table-cell>
          <table:table-cell office:value-type="float" office:value="0.002405404" calcext:value-type="float">
            <text:p>0.002405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ticket-monster-bg.png</text:p>
          </table:table-cell>
          <table:table-cell office:value-type="float" office:value="0.002362945" calcext:value-type="float">
            <text:p>0.0023629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boot.png</text:p>
          </table:table-cell>
          <table:table-cell office:value-type="float" office:value="0.002254205" calcext:value-type="float">
            <text:p>0.0022542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phone.jpg</text:p>
          </table:table-cell>
          <table:table-cell office:value-type="float" office:value="0.002114174" calcext:value-type="float">
            <text:p>0.0021141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lhc.png</text:p>
          </table:table-cell>
          <table:table-cell office:value-type="float" office:value="0.002044455" calcext:value-type="float">
            <text:p>0.0020444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2039479" calcext:value-type="float">
            <text:p>0.0020394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involved/bg.png</text:p>
          </table:table-cell>
          <table:table-cell office:value-type="float" office:value="0.00168" calcext:value-type="float">
            <text:p>0.001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user_site_yaml</text:p>
          </table:table-cell>
          <table:table-cell office:value-type="float" office:value="0.001625084" calcext:value-type="float">
            <text:p>0.001625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4.png</text:p>
          </table:table-cell>
          <table:table-cell office:value-type="float" office:value="0.001530842" calcext:value-type="float">
            <text:p>0.001530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marsrover.png</text:p>
          </table:table-cell>
          <table:table-cell office:value-type="float" office:value="0.001510211" calcext:value-type="float">
            <text:p>0.001510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cripts.js</text:p>
          </table:table-cell>
          <table:table-cell office:value-type="float" office:value="0.001470589" calcext:value-type="float">
            <text:p>0.0014705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smartgrid.png</text:p>
          </table:table-cell>
          <table:table-cell office:value-type="float" office:value="0.001418813" calcext:value-type="float">
            <text:p>0.001418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short.png</text:p>
          </table:table-cell>
          <table:table-cell office:value-type="float" office:value="0.001375986" calcext:value-type="float">
            <text:p>0.001375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.htaccess</text:p>
          </table:table-cell>
          <table:table-cell office:value-type="float" office:value="0.00130381" calcext:value-type="float">
            <text:p>0.001303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_arch.png</text:p>
          </table:table-cell>
          <table:table-cell office:value-type="float" office:value="0.00121936" calcext:value-type="float">
            <text:p>0.001219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static_foundation.css</text:p>
          </table:table-cell>
          <table:table-cell office:value-type="float" office:value="0.001176141" calcext:value-type="float">
            <text:p>0.0011761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0.001168987" calcext:value-type="float">
            <text:p>0.001168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3.jpg</text:p>
          </table:table-cell>
          <table:table-cell office:value-type="float" office:value="0.001168986" calcext:value-type="float">
            <text:p>0.0011689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1.jpg</text:p>
          </table:table-cell>
          <table:table-cell office:value-type="float" office:value="0.001149294" calcext:value-type="float">
            <text:p>0.001149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default_site_yaml</text:p>
          </table:table-cell>
          <table:table-cell office:value-type="float" office:value="0.001133471" calcext:value-type="float">
            <text:p>0.001133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brms/capture.png</text:p>
          </table:table-cell>
          <table:table-cell office:value-type="float" office:value="0.001121897" calcext:value-type="float">
            <text:p>0.0011218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.otf</text:p>
          </table:table-cell>
          <table:table-cell office:value-type="float" office:value="0.001041166" calcext:value-type="float">
            <text:p>0.001041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bide.js</text:p>
          </table:table-cell>
          <table:table-cell office:value-type="float" office:value="0.001033874" calcext:value-type="float">
            <text:p>0.001033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datavirt/red-hat-jboss-datavirt.png</text:p>
          </table:table-cell>
          <table:table-cell office:value-type="float" office:value="0.001013828" calcext:value-type="float">
            <text:p>0.0010138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958411" calcext:value-type="float">
            <text:p>0.0009584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924551" calcext:value-type="float">
            <text:p>0.000924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ppings.json</text:p>
          </table:table-cell>
          <table:table-cell office:value-type="float" office:value="0.000903674" calcext:value-type="float">
            <text:p>0.0009036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000893497" calcext:value-type="float">
            <text:p>0.000893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faa.png</text:p>
          </table:table-cell>
          <table:table-cell office:value-type="float" office:value="0.000889863" calcext:value-type="float">
            <text:p>0.000889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newsletter/newsletter.png</text:p>
          </table:table-cell>
          <table:table-cell office:value-type="float" office:value="0.000889445" calcext:value-type="float">
            <text:p>0.0008894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0.000880161" calcext:value-type="float">
            <text:p>0.000880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2.jpg</text:p>
          </table:table-cell>
          <table:table-cell office:value-type="float" office:value="0.000869999" calcext:value-type="float">
            <text:p>0.0008699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vicon.ico</text:p>
          </table:table-cell>
          <table:table-cell office:value-type="float" office:value="0.000866542" calcext:value-type="float">
            <text:p>0.0008665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0.000859338" calcext:value-type="float">
            <text:p>0.0008593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834254" calcext:value-type="float">
            <text:p>0.0008342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newsletter.png</text:p>
          </table:table-cell>
          <table:table-cell office:value-type="float" office:value="0.000822279" calcext:value-type="float">
            <text:p>0.000822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0.000802125" calcext:value-type="float">
            <text:p>0.0008021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overview.png</text:p>
          </table:table-cell>
          <table:table-cell office:value-type="float" office:value="0.000786543" calcext:value-type="float">
            <text:p>0.0007865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0.000784363" calcext:value-type="float">
            <text:p>0.0007843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rolo.jpg</text:p>
          </table:table-cell>
          <table:table-cell office:value-type="float" office:value="0.000778692" calcext:value-type="float">
            <text:p>0.0007786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amples/person.png</text:p>
          </table:table-cell>
          <table:table-cell office:value-type="float" office:value="0.000776823" calcext:value-type="float">
            <text:p>0.000776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0.000753177" calcext:value-type="float">
            <text:p>0.000753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jquery.js</text:p>
          </table:table-cell>
          <table:table-cell office:value-type="float" office:value="0.000738744" calcext:value-type="float">
            <text:p>0.0007387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fuse_builtfromdiagram_02.png</text:p>
          </table:table-cell>
          <table:table-cell office:value-type="float" office:value="0.000734445" calcext:value-type="float">
            <text:p>0.0007344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000726183" calcext:value-type="float">
            <text:p>0.0007261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svg</text:p>
          </table:table-cell>
          <table:table-cell office:value-type="float" office:value="0.000718343" calcext:value-type="float">
            <text:p>0.0007183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desktop_1175x400.png</text:p>
          </table:table-cell>
          <table:table-cell office:value-type="float" office:value="0.000715648" calcext:value-type="float">
            <text:p>0.0007156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highlight.min.js</text:p>
          </table:table-cell>
          <table:table-cell office:value-type="float" office:value="0.000714033" calcext:value-type="float">
            <text:p>0.000714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buildingmodularcloudappswithosgi.jpg</text:p>
          </table:table-cell>
          <table:table-cell office:value-type="float" office:value="0.000683965" calcext:value-type="float">
            <text:p>0.0006839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header.png</text:p>
          </table:table-cell>
          <table:table-cell office:value-type="float" office:value="0.00066824" calcext:value-type="float">
            <text:p>0.00066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0.000646502" calcext:value-type="float">
            <text:p>0.0006465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svg</text:p>
          </table:table-cell>
          <table:table-cell office:value-type="float" office:value="0.00064249" calcext:value-type="float">
            <text:p>0.000642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625733" calcext:value-type="float">
            <text:p>0.0006257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625424" calcext:value-type="float">
            <text:p>0.000625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000621128" calcext:value-type="float">
            <text:p>0.0006211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616146" calcext:value-type="float">
            <text:p>0.000616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612817" calcext:value-type="float">
            <text:p>0.0006128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12265" calcext:value-type="float">
            <text:p>0.000612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04855" calcext:value-type="float">
            <text:p>0.0006048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604153" calcext:value-type="float">
            <text:p>0.000604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593783" calcext:value-type="float">
            <text:p>0.0005937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000592748" calcext:value-type="float">
            <text:p>0.0005927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591817" calcext:value-type="float">
            <text:p>0.0005918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universitybuilding.jpg</text:p>
          </table:table-cell>
          <table:table-cell office:value-type="float" office:value="0.00058886" calcext:value-type="float">
            <text:p>0.000588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583628" calcext:value-type="float">
            <text:p>0.0005836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0.000580591" calcext:value-type="float">
            <text:p>0.0005805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cp.js</text:p>
          </table:table-cell>
          <table:table-cell office:value-type="float" office:value="0.000578179" calcext:value-type="float">
            <text:p>0.0005781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578025" calcext:value-type="float">
            <text:p>0.0005780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566221" calcext:value-type="float">
            <text:p>0.0005662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sil open font license.txt</text:p>
          </table:table-cell>
          <table:table-cell office:value-type="float" office:value="0.000565019" calcext:value-type="float">
            <text:p>0.0005650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562843" calcext:value-type="float">
            <text:p>0.0005628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51894" calcext:value-type="float">
            <text:p>0.0005518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547812" calcext:value-type="float">
            <text:p>0.000547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ttf</text:p>
          </table:table-cell>
          <table:table-cell office:value-type="float" office:value="0.000540527" calcext:value-type="float">
            <text:p>0.0005405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estebanaliverti.jpg</text:p>
          </table:table-cell>
          <table:table-cell office:value-type="float" office:value="0.000540212" calcext:value-type="float">
            <text:p>0.0005402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.png</text:p>
          </table:table-cell>
          <table:table-cell office:value-type="float" office:value="0.000537039" calcext:value-type="float">
            <text:p>0.000537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000531188" calcext:value-type="float">
            <text:p>0.000531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mobile_480x500.png</text:p>
          </table:table-cell>
          <table:table-cell office:value-type="float" office:value="0.000526723" calcext:value-type="float">
            <text:p>0.0005267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525772" calcext:value-type="float">
            <text:p>0.0005257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520789" calcext:value-type="float">
            <text:p>0.000520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section.js</text:p>
          </table:table-cell>
          <table:table-cell office:value-type="float" office:value="0.000520449" calcext:value-type="float">
            <text:p>0.000520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515186" calcext:value-type="float">
            <text:p>0.0005151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ajax-loader.gif</text:p>
          </table:table-cell>
          <table:table-cell office:value-type="float" office:value="0.000512982" calcext:value-type="float">
            <text:p>0.000512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sw/fsw_overview.png</text:p>
          </table:table-cell>
          <table:table-cell office:value-type="float" office:value="0.000512871" calcext:value-type="float">
            <text:p>0.0005128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os-filter.js</text:p>
          </table:table-cell>
          <table:table-cell office:value-type="float" office:value="0.000510172" calcext:value-type="float">
            <text:p>0.0005101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506529" calcext:value-type="float">
            <text:p>0.0005065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zepto.js</text:p>
          </table:table-cell>
          <table:table-cell office:value-type="float" office:value="0.000500898" calcext:value-type="float">
            <text:p>0.000500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earch.js</text:p>
          </table:table-cell>
          <table:table-cell office:value-type="float" office:value="0.000494829" calcext:value-type="float">
            <text:p>0.0004948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486272" calcext:value-type="float">
            <text:p>0.0004862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0.000486172" calcext:value-type="float">
            <text:p>0.0004861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running.png</text:p>
          </table:table-cell>
          <table:table-cell office:value-type="float" office:value="0.000485616" calcext:value-type="float">
            <text:p>0.0004856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481512" calcext:value-type="float">
            <text:p>0.0004815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js</text:p>
          </table:table-cell>
          <table:table-cell office:value-type="float" office:value="0.000481191" calcext:value-type="float">
            <text:p>0.0004811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479484" calcext:value-type="float">
            <text:p>0.0004794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0.000478385" calcext:value-type="float">
            <text:p>0.000478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477181" calcext:value-type="float">
            <text:p>0.0004771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bide.js</text:p>
          </table:table-cell>
          <table:table-cell office:value-type="float" office:value="0.000474769" calcext:value-type="float">
            <text:p>0.0004747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-squares.png</text:p>
          </table:table-cell>
          <table:table-cell office:value-type="float" office:value="0.000473064" calcext:value-type="float">
            <text:p>0.0004730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bartoszmajsak.jpg</text:p>
          </table:table-cell>
          <table:table-cell office:value-type="float" office:value="0.000472541" calcext:value-type="float">
            <text:p>0.0004725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obots.txt</text:p>
          </table:table-cell>
          <table:table-cell office:value-type="float" office:value="0.000472139" calcext:value-type="float">
            <text:p>0.000472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solution.png</text:p>
          </table:table-cell>
          <table:table-cell office:value-type="float" office:value="0.000470699" calcext:value-type="float">
            <text:p>0.0004706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buzzdefault_orange.png</text:p>
          </table:table-cell>
          <table:table-cell office:value-type="float" office:value="0.000469835" calcext:value-type="float">
            <text:p>0.000469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oyride.js</text:p>
          </table:table-cell>
          <table:table-cell office:value-type="float" office:value="0.000468363" calcext:value-type="float">
            <text:p>0.0004683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forms.js</text:p>
          </table:table-cell>
          <table:table-cell office:value-type="float" office:value="0.000466845" calcext:value-type="float">
            <text:p>0.0004668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isotope.min.js</text:p>
          </table:table-cell>
          <table:table-cell office:value-type="float" office:value="0.000449899" calcext:value-type="float">
            <text:p>0.0004498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bg-1.png</text:p>
          </table:table-cell>
          <table:table-cell office:value-type="float" office:value="0.000447159" calcext:value-type="float">
            <text:p>0.0004471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oltips.js</text:p>
          </table:table-cell>
          <table:table-cell office:value-type="float" office:value="0.00044553" calcext:value-type="float">
            <text:p>0.000445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stacks.png</text:p>
          </table:table-cell>
          <table:table-cell office:value-type="float" office:value="0.000442377" calcext:value-type="float">
            <text:p>0.0004423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442083" calcext:value-type="float">
            <text:p>0.000442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.png</text:p>
          </table:table-cell>
          <table:table-cell office:value-type="float" office:value="0.000440724" calcext:value-type="float">
            <text:p>0.000440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.png</text:p>
          </table:table-cell>
          <table:table-cell office:value-type="float" office:value="0.000437002" calcext:value-type="float">
            <text:p>0.0004370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eot</text:p>
          </table:table-cell>
          <table:table-cell office:value-type="float" office:value="0.000434992" calcext:value-type="float">
            <text:p>0.0004349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magellan.js</text:p>
          </table:table-cell>
          <table:table-cell office:value-type="float" office:value="0.000434522" calcext:value-type="float">
            <text:p>0.0004345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reveal.js</text:p>
          </table:table-cell>
          <table:table-cell office:value-type="float" office:value="0.000433869" calcext:value-type="float">
            <text:p>0.0004338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jasongreene.png</text:p>
          </table:table-cell>
          <table:table-cell office:value-type="float" office:value="0.000432453" calcext:value-type="float">
            <text:p>0.000432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_arch.png</text:p>
          </table:table-cell>
          <table:table-cell office:value-type="float" office:value="0.000430601" calcext:value-type="float">
            <text:p>0.0004306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wildflypi.png</text:p>
          </table:table-cell>
          <table:table-cell office:value-type="float" office:value="0.000428909" calcext:value-type="float">
            <text:p>0.000428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ocialite.min.js</text:p>
          </table:table-cell>
          <table:table-cell office:value-type="float" office:value="0.000427871" calcext:value-type="float">
            <text:p>0.0004278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000423926" calcext:value-type="float">
            <text:p>0.000423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422863" calcext:value-type="float">
            <text:p>0.0004228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interchange.js</text:p>
          </table:table-cell>
          <table:table-cell office:value-type="float" office:value="0.000418856" calcext:value-type="float">
            <text:p>0.0004188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s</text:p>
          </table:table-cell>
          <table:table-cell office:value-type="float" office:value="0.000417594" calcext:value-type="float">
            <text:p>0.0004175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custom.modernizr.js</text:p>
          </table:table-cell>
          <table:table-cell office:value-type="float" office:value="0.000417067" calcext:value-type="float">
            <text:p>0.000417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rketing-ops.js</text:p>
          </table:table-cell>
          <table:table-cell office:value-type="float" office:value="0.000417022" calcext:value-type="float">
            <text:p>0.0004170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dernizr-custom.js</text:p>
          </table:table-cell>
          <table:table-cell office:value-type="float" office:value="0.000414503" calcext:value-type="float">
            <text:p>0.0004145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enterprise-app-platform.png</text:p>
          </table:table-cell>
          <table:table-cell office:value-type="float" office:value="0.000414229" calcext:value-type="float">
            <text:p>0.000414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article.png</text:p>
          </table:table-cell>
          <table:table-cell office:value-type="float" office:value="0.000413414" calcext:value-type="float">
            <text:p>0.0004134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tsb.png</text:p>
          </table:table-cell>
          <table:table-cell office:value-type="float" office:value="0.000412541" calcext:value-type="float">
            <text:p>0.0004125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paging.min.js</text:p>
          </table:table-cell>
          <table:table-cell office:value-type="float" office:value="0.000408384" calcext:value-type="float">
            <text:p>0.0004083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js</text:p>
          </table:table-cell>
          <table:table-cell office:value-type="float" office:value="0.000407909" calcext:value-type="float">
            <text:p>0.000407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dev.png</text:p>
          </table:table-cell>
          <table:table-cell office:value-type="float" office:value="0.000407507" calcext:value-type="float">
            <text:p>0.0004075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quickstart.png</text:p>
          </table:table-cell>
          <table:table-cell office:value-type="float" office:value="0.000405513" calcext:value-type="float">
            <text:p>0.000405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woff</text:p>
          </table:table-cell>
          <table:table-cell office:value-type="float" office:value="0.000399622" calcext:value-type="float">
            <text:p>0.0003996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orbit.js</text:p>
          </table:table-cell>
          <table:table-cell office:value-type="float" office:value="0.00039826" calcext:value-type="float">
            <text:p>0.000398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pbar.js</text:p>
          </table:table-cell>
          <table:table-cell office:value-type="float" office:value="0.000396097" calcext:value-type="float">
            <text:p>0.0003960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learing.js</text:p>
          </table:table-cell>
          <table:table-cell office:value-type="float" office:value="0.000395299" calcext:value-type="float">
            <text:p>0.000395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forms.js</text:p>
          </table:table-cell>
          <table:table-cell office:value-type="float" office:value="0.000392385" calcext:value-type="float">
            <text:p>0.000392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section.js</text:p>
          </table:table-cell>
          <table:table-cell office:value-type="float" office:value="0.000391369" calcext:value-type="float">
            <text:p>0.000391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projects/default_200x150.png</text:p>
          </table:table-cell>
          <table:table-cell office:value-type="float" office:value="0.000389334" calcext:value-type="float">
            <text:p>0.000389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rms.png</text:p>
          </table:table-cell>
          <table:table-cell office:value-type="float" office:value="0.000389033" calcext:value-type="float">
            <text:p>0.000389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calendar.png</text:p>
          </table:table-cell>
          <table:table-cell office:value-type="float" office:value="0.000383741" calcext:value-type="float">
            <text:p>0.0003837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dropdown.js</text:p>
          </table:table-cell>
          <table:table-cell office:value-type="float" office:value="0.00037967" calcext:value-type="float">
            <text:p>0.00037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-logo.png</text:p>
          </table:table-cell>
          <table:table-cell office:value-type="float" office:value="0.000378068" calcext:value-type="float">
            <text:p>0.0003780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oyride.js</text:p>
          </table:table-cell>
          <table:table-cell office:value-type="float" office:value="0.000377472" calcext:value-type="float">
            <text:p>0.0003774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archetype.png</text:p>
          </table:table-cell>
          <table:table-cell office:value-type="float" office:value="0.000375708" calcext:value-type="float">
            <text:p>0.0003757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date.js</text:p>
          </table:table-cell>
          <table:table-cell office:value-type="float" office:value="0.000375527" calcext:value-type="float">
            <text:p>0.0003755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dropdown.js</text:p>
          </table:table-cell>
          <table:table-cell office:value-type="float" office:value="0.000375486" calcext:value-type="float">
            <text:p>0.000375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ttf</text:p>
          </table:table-cell>
          <table:table-cell office:value-type="float" office:value="0.000373694" calcext:value-type="float">
            <text:p>0.0003736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web-server.png</text:p>
          </table:table-cell>
          <table:table-cell office:value-type="float" office:value="0.000373678" calcext:value-type="float">
            <text:p>0.000373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materials-thumb1.jpg</text:p>
          </table:table-cell>
          <table:table-cell office:value-type="float" office:value="0.00037271" calcext:value-type="float">
            <text:p>0.00037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pbar.js</text:p>
          </table:table-cell>
          <table:table-cell office:value-type="float" office:value="0.0003724" calcext:value-type="float">
            <text:p>0.0003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oltips.js</text:p>
          </table:table-cell>
          <table:table-cell office:value-type="float" office:value="0.000370956" calcext:value-type="float">
            <text:p>0.000370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placeholder.js</text:p>
          </table:table-cell>
          <table:table-cell office:value-type="float" office:value="0.000366271" calcext:value-type="float">
            <text:p>0.0003662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lerts.js</text:p>
          </table:table-cell>
          <table:table-cell office:value-type="float" office:value="0.000365084" calcext:value-type="float">
            <text:p>0.000365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ocker/docker.png</text:p>
          </table:table-cell>
          <table:table-cell office:value-type="float" office:value="0.000364926" calcext:value-type="float">
            <text:p>0.000364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eveloper-studio.png</text:p>
          </table:table-cell>
          <table:table-cell office:value-type="float" office:value="0.000364356" calcext:value-type="float">
            <text:p>0.000364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bom.png</text:p>
          </table:table-cell>
          <table:table-cell office:value-type="float" office:value="0.000362988" calcext:value-type="float">
            <text:p>0.0003629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developingjavaee6applicationsonjbossas7.jpg</text:p>
          </table:table-cell>
          <table:table-cell office:value-type="float" office:value="0.000362112" calcext:value-type="float">
            <text:p>0.0003621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resize.js</text:p>
          </table:table-cell>
          <table:table-cell office:value-type="float" office:value="0.000360469" calcext:value-type="float">
            <text:p>0.000360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olyfiller.js</text:p>
          </table:table-cell>
          <table:table-cell office:value-type="float" office:value="0.000358887" calcext:value-type="float">
            <text:p>0.000358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xdomainrequest.js</text:p>
          </table:table-cell>
          <table:table-cell office:value-type="float" office:value="0.00035791" calcext:value-type="float">
            <text:p>0.00035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operationsnetwork.png</text:p>
          </table:table-cell>
          <table:table-cell office:value-type="float" office:value="0.00035747" calcext:value-type="float">
            <text:p>0.000357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markuseisele.jpg</text:p>
          </table:table-cell>
          <table:table-cell office:value-type="float" office:value="0.000356389" calcext:value-type="float">
            <text:p>0.0003563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a-mq.png</text:p>
          </table:table-cell>
          <table:table-cell office:value-type="float" office:value="0.000354383" calcext:value-type="float">
            <text:p>0.0003543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lerts.js</text:p>
          </table:table-cell>
          <table:table-cell office:value-type="float" office:value="0.000354143" calcext:value-type="float">
            <text:p>0.0003541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minibanner.jpg</text:p>
          </table:table-cell>
          <table:table-cell office:value-type="float" office:value="0.000353958" calcext:value-type="float">
            <text:p>0.000353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placeholder.js</text:p>
          </table:table-cell>
          <table:table-cell office:value-type="float" office:value="0.000352453" calcext:value-type="float">
            <text:p>0.0003524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woff</text:p>
          </table:table-cell>
          <table:table-cell office:value-type="float" office:value="0.000352124" calcext:value-type="float">
            <text:p>0.0003521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svg</text:p>
          </table:table-cell>
          <table:table-cell office:value-type="float" office:value="0.000352035" calcext:value-type="float">
            <text:p>0.0003520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interchange.js</text:p>
          </table:table-cell>
          <table:table-cell office:value-type="float" office:value="0.000351053" calcext:value-type="float">
            <text:p>0.0003510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reypx.png</text:p>
          </table:table-cell>
          <table:table-cell office:value-type="float" office:value="0.000350852" calcext:value-type="float">
            <text:p>0.0003508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soa-platform.png</text:p>
          </table:table-cell>
          <table:table-cell office:value-type="float" office:value="0.000349025" calcext:value-type="float">
            <text:p>0.0003490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ookie.js</text:p>
          </table:table-cell>
          <table:table-cell office:value-type="float" office:value="0.000347181" calcext:value-type="float">
            <text:p>0.0003471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use.png</text:p>
          </table:table-cell>
          <table:table-cell office:value-type="float" office:value="0.000346896" calcext:value-type="float">
            <text:p>0.0003468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eot</text:p>
          </table:table-cell>
          <table:table-cell office:value-type="float" office:value="0.00034494" calcext:value-type="float">
            <text:p>0.000344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rating.js</text:p>
          </table:table-cell>
          <table:table-cell office:value-type="float" office:value="0.000344047" calcext:value-type="float">
            <text:p>0.000344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eot</text:p>
          </table:table-cell>
          <table:table-cell office:value-type="float" office:value="0.00034238" calcext:value-type="float">
            <text:p>0.000342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sw.png</text:p>
          </table:table-cell>
          <table:table-cell office:value-type="float" office:value="0.000342362" calcext:value-type="float">
            <text:p>0.000342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grid.png</text:p>
          </table:table-cell>
          <table:table-cell office:value-type="float" office:value="0.000342231" calcext:value-type="float">
            <text:p>0.0003422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reveal.js</text:p>
          </table:table-cell>
          <table:table-cell office:value-type="float" office:value="0.000342095" calcext:value-type="float">
            <text:p>0.0003420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ookie.js</text:p>
          </table:table-cell>
          <table:table-cell office:value-type="float" office:value="0.000341174" calcext:value-type="float">
            <text:p>0.0003411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ment.min.js</text:p>
          </table:table-cell>
          <table:table-cell office:value-type="float" office:value="0.000339866" calcext:value-type="float">
            <text:p>0.0003398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premium.png</text:p>
          </table:table-cell>
          <table:table-cell office:value-type="float" office:value="0.000339623" calcext:value-type="float">
            <text:p>0.0003396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learing.js</text:p>
          </table:table-cell>
          <table:table-cell office:value-type="float" office:value="0.000338687" calcext:value-type="float">
            <text:p>0.0003386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.png</text:p>
          </table:table-cell>
          <table:table-cell office:value-type="float" office:value="0.000336378" calcext:value-type="float">
            <text:p>0.0003363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experimental.png</text:p>
          </table:table-cell>
          <table:table-cell office:value-type="float" office:value="0.00033415" calcext:value-type="float">
            <text:p>0.00033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acebook-bubble.png</text:p>
          </table:table-cell>
          <table:table-cell office:value-type="float" office:value="0.000333961" calcext:value-type="float">
            <text:p>0.000333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turefill.js</text:p>
          </table:table-cell>
          <table:table-cell office:value-type="float" office:value="0.00033245" calcext:value-type="float">
            <text:p>0.000332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projects.js</text:p>
          </table:table-cell>
          <table:table-cell office:value-type="float" office:value="0.000332334" calcext:value-type="float">
            <text:p>0.000332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ramework-kit.png</text:p>
          </table:table-cell>
          <table:table-cell office:value-type="float" office:value="0.000328089" calcext:value-type="float">
            <text:p>0.0003280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ttf</text:p>
          </table:table-cell>
          <table:table-cell office:value-type="float" office:value="0.000324558" calcext:value-type="float">
            <text:p>0.000324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pm-suite.png</text:p>
          </table:table-cell>
          <table:table-cell office:value-type="float" office:value="0.000324206" calcext:value-type="float">
            <text:p>0.000324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noimageavailable.jpg</text:p>
          </table:table-cell>
          <table:table-cell office:value-type="float" office:value="0.000324186" calcext:value-type="float">
            <text:p>0.0003241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timeago.js</text:p>
          </table:table-cell>
          <table:table-cell office:value-type="float" office:value="0.000324091" calcext:value-type="float">
            <text:p>0.0003240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magellan.js</text:p>
          </table:table-cell>
          <table:table-cell office:value-type="float" office:value="0.000323477" calcext:value-type="float">
            <text:p>0.0003234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configure_compass</text:p>
          </table:table-cell>
          <table:table-cell office:value-type="float" office:value="0.000322421" calcext:value-type="float">
            <text:p>0.0003224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wnload.js</text:p>
          </table:table-cell>
          <table:table-cell office:value-type="float" office:value="0.000318242" calcext:value-type="float">
            <text:p>0.0003182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imagesloaded.min.js</text:p>
          </table:table-cell>
          <table:table-cell office:value-type="float" office:value="0.000313093" calcext:value-type="float">
            <text:p>0.0003130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woff</text:p>
          </table:table-cell>
          <table:table-cell office:value-type="float" office:value="0.000312529" calcext:value-type="float">
            <text:p>0.0003125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virtualization.png</text:p>
          </table:table-cell>
          <table:table-cell office:value-type="float" office:value="0.000310352" calcext:value-type="float">
            <text:p>0.000310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portal.png</text:p>
          </table:table-cell>
          <table:table-cell office:value-type="float" office:value="0.000307562" calcext:value-type="float">
            <text:p>0.0003075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s</text:p>
          </table:table-cell>
          <table:table-cell office:value-type="float" office:value="0.000302466" calcext:value-type="float">
            <text:p>0.0003024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wipe.js</text:p>
          </table:table-cell>
          <table:table-cell office:value-type="float" office:value="0.00030033" calcext:value-type="float">
            <text:p>0.00030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stripes.png</text:p>
          </table:table-cell>
          <table:table-cell office:value-type="float" office:value="0.000297593" calcext:value-type="float">
            <text:p>0.0002975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base_url</text:p>
          </table:table-cell>
          <table:table-cell table:style-name="ce1" office:value-type="float" office:value="0.000077733" calcext:value-type="float">
            <text:p>0.0000777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djust_load_path</text:p>
          </table:table-cell>
          <table:table-cell table:style-name="ce1" office:value-type="float" office:value="0.000026889" calcext:value-type="float">
            <text:p>0.000026889</text:p>
          </table:table-cell>
          <table:table-cell office:value-type="string" calcext:value-type="string">
            <text:p>seconds</text:p>
          </table:table-cell>
        </table:table-row>
      </table:table>
      <table:table table:name="osprey with parallel output and improved compression calling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uild 2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generate_output</text:p>
          </table:table-cell>
          <table:table-cell office:value-type="float" office:value="446.203310409" calcext:value-type="float">
            <text:p>446.2033104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execute_pipeline</text:p>
          </table:table-cell>
          <table:table-cell office:value-type="float" office:value="169.205199099" calcext:value-type="float">
            <text:p>169.205199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sciidoc_example repo _ticket-monster</text:p>
          </table:table-cell>
          <table:table-cell office:value-type="float" office:value="96.626820784" calcext:value-type="float">
            <text:p>96.626820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troduction/index.html</text:p>
          </table:table-cell>
          <table:table-cell office:value-type="float" office:value="74.324554489" calcext:value-type="float">
            <text:p>74.3245544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raspberrypi/index.html</text:p>
          </table:table-cell>
          <table:table-cell office:value-type="float" office:value="48.429788562" calcext:value-type="float">
            <text:p>48.4297885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oks/index.html</text:p>
          </table:table-cell>
          <table:table-cell office:value-type="float" office:value="45.205368635" calcext:value-type="float">
            <text:p>45.2053686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eveloper-materials/index.html</text:p>
          </table:table-cell>
          <table:table-cell office:value-type="float" office:value="44.617712917" calcext:value-type="float">
            <text:p>44.6177129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dd-your-event/index.html</text:p>
          </table:table-cell>
          <table:table-cell office:value-type="float" office:value="44.210785444" calcext:value-type="float">
            <text:p>44.210785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uzz/index.html</text:p>
          </table:table-cell>
          <table:table-cell office:value-type="float" office:value="44.027271752" calcext:value-type="float">
            <text:p>44.027271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vimeo</text:p>
          </table:table-cell>
          <table:table-cell office:value-type="float" office:value="21.630273003" calcext:value-type="float">
            <text:p>21.630273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hybridui/index.html</text:p>
          </table:table-cell>
          <table:table-cell office:value-type="float" office:value="16.042830194" calcext:value-type="float">
            <text:p>16.042830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ducts/index.html</text:p>
          </table:table-cell>
          <table:table-cell office:value-type="float" office:value="12.249567673" calcext:value-type="float">
            <text:p>12.2495676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ndex.html</text:p>
          </table:table-cell>
          <table:table-cell office:value-type="float" office:value="9.293059787" calcext:value-type="float">
            <text:p>9.2930597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overview/index.html</text:p>
          </table:table-cell>
          <table:table-cell office:value-type="float" office:value="9.001342749" calcext:value-type="float">
            <text:p>9.001342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app.css</text:p>
          </table:table-cell>
          <table:table-cell office:value-type="float" office:value="8.788420211" calcext:value-type="float">
            <text:p>8.7884202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ndex.html</text:p>
          </table:table-cell>
          <table:table-cell office:value-type="float" office:value="7.603773399" calcext:value-type="float">
            <text:p>7.6037733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overview/index.html</text:p>
          </table:table-cell>
          <table:table-cell office:value-type="float" office:value="7.250102118" calcext:value-type="float">
            <text:p>7.2501021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ctions</text:p>
          </table:table-cell>
          <table:table-cell office:value-type="float" office:value="7.230222573" calcext:value-type="float">
            <text:p>7.2302225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482480/index.html</text:p>
          </table:table-cell>
          <table:table-cell office:value-type="float" office:value="7.062256901" calcext:value-type="float">
            <text:p>7.062256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001694/index.html</text:p>
          </table:table-cell>
          <table:table-cell office:value-type="float" office:value="6.89864336" calcext:value-type="float">
            <text:p>6.898643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numberguess/index.html</text:p>
          </table:table-cell>
          <table:table-cell office:value-type="float" office:value="6.836541834" calcext:value-type="float">
            <text:p>6.8365418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eap-quickstarts</text:p>
          </table:table-cell>
          <table:table-cell office:value-type="float" office:value="6.612355999" calcext:value-type="float">
            <text:p>6.6123559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55516/index.html</text:p>
          </table:table-cell>
          <table:table-cell office:value-type="float" office:value="6.428282762" calcext:value-type="float">
            <text:p>6.4282827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global.css</text:p>
          </table:table-cell>
          <table:table-cell office:value-type="float" office:value="6.219486924" calcext:value-type="float">
            <text:p>6.219486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749538/index.html</text:p>
          </table:table-cell>
          <table:table-cell office:value-type="float" office:value="6.17414569" calcext:value-type="float">
            <text:p>6.17414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3566/index.html</text:p>
          </table:table-cell>
          <table:table-cell office:value-type="float" office:value="5.891833436" calcext:value-type="float">
            <text:p>5.8918334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tasks-bpmsuite/index.html</text:p>
          </table:table-cell>
          <table:table-cell office:value-type="float" office:value="5.645512836" calcext:value-type="float">
            <text:p>5.6455128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rs/index.html</text:p>
          </table:table-cell>
          <table:table-cell office:value-type="float" office:value="5.61193006" calcext:value-type="float">
            <text:p>5.611930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decorator/index.html</text:p>
          </table:table-cell>
          <table:table-cell office:value-type="float" office:value="5.356896418" calcext:value-type="float">
            <text:p>5.356896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46106/index.html</text:p>
          </table:table-cell>
          <table:table-cell office:value-type="float" office:value="5.330219555" calcext:value-type="float">
            <text:p>5.3302195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05713/index.html</text:p>
          </table:table-cell>
          <table:table-cell office:value-type="float" office:value="5.170579037" calcext:value-type="float">
            <text:p>5.170579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acl/index.html</text:p>
          </table:table-cell>
          <table:table-cell office:value-type="float" office:value="5.161828876" calcext:value-type="float">
            <text:p>5.1618288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2342/index.html</text:p>
          </table:table-cell>
          <table:table-cell office:value-type="float" office:value="5.135682691" calcext:value-type="float">
            <text:p>5.135682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cker/index.html</text:p>
          </table:table-cell>
          <table:table-cell office:value-type="float" office:value="5.000973956" calcext:value-type="float">
            <text:p>5.000973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tapersistence/index.html</text:p>
          </table:table-cell>
          <table:table-cell office:value-type="float" office:value="4.96615609" calcext:value-type="float">
            <text:p>4.966156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4.761254053" calcext:value-type="float">
            <text:p>4.7612540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505857/index.html</text:p>
          </table:table-cell>
          <table:table-cell office:value-type="float" office:value="4.702496269" calcext:value-type="float">
            <text:p>4.702496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get-started/index.html</text:p>
          </table:table-cell>
          <table:table-cell office:value-type="float" office:value="4.692855923" calcext:value-type="float">
            <text:p>4.692855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rs/index.html</text:p>
          </table:table-cell>
          <table:table-cell office:value-type="float" office:value="4.601870429" calcext:value-type="float">
            <text:p>4.6018704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with-signature/index.html</text:p>
          </table:table-cell>
          <table:table-cell office:value-type="float" office:value="4.581461441" calcext:value-type="float">
            <text:p>4.5814614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/index.html</text:p>
          </table:table-cell>
          <table:table-cell office:value-type="float" office:value="4.580443337" calcext:value-type="float">
            <text:p>4.5804433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jsf/index.html</text:p>
          </table:table-cell>
          <table:table-cell office:value-type="float" office:value="4.54693721" calcext:value-type="float">
            <text:p>4.54693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4.528811558" calcext:value-type="float">
            <text:p>4.528811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/index.html</text:p>
          </table:table-cell>
          <table:table-cell office:value-type="float" office:value="4.521327987" calcext:value-type="float">
            <text:p>4.521327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4.50476234" calcext:value-type="float">
            <text:p>4.504762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4.499384678" calcext:value-type="float">
            <text:p>4.499384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get-started/index.html</text:p>
          </table:table-cell>
          <table:table-cell office:value-type="float" office:value="4.376248003" calcext:value-type="float">
            <text:p>4.376248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get-started/index.html</text:p>
          </table:table-cell>
          <table:table-cell office:value-type="float" office:value="4.346406739" calcext:value-type="float">
            <text:p>4.346406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230/index.html</text:p>
          </table:table-cell>
          <table:table-cell office:value-type="float" office:value="4.259079686" calcext:value-type="float">
            <text:p>4.259079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businesslogic/index.html</text:p>
          </table:table-cell>
          <table:table-cell office:value-type="float" office:value="4.223288402" calcext:value-type="float">
            <text:p>4.2232884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-tools/index.html</text:p>
          </table:table-cell>
          <table:table-cell office:value-type="float" office:value="4.161578561" calcext:value-type="float">
            <text:p>4.1615785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ejb/index.html</text:p>
          </table:table-cell>
          <table:table-cell office:value-type="float" office:value="4.007586753" calcext:value-type="float">
            <text:p>4.007586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adminhtml5/index.html</text:p>
          </table:table-cell>
          <table:table-cell office:value-type="float" office:value="4.006955611" calcext:value-type="float">
            <text:p>4.0069556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3118/index.html</text:p>
          </table:table-cell>
          <table:table-cell office:value-type="float" office:value="3.965861631" calcext:value-type="float">
            <text:p>3.9658616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ldap/index.html</text:p>
          </table:table-cell>
          <table:table-cell office:value-type="float" office:value="3.952273138" calcext:value-type="float">
            <text:p>3.9522731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wfk-quickstarts</text:p>
          </table:table-cell>
          <table:table-cell office:value-type="float" office:value="3.940062097" calcext:value-type="float">
            <text:p>3.9400620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get-started/index.html</text:p>
          </table:table-cell>
          <table:table-cell office:value-type="float" office:value="3.909179934" calcext:value-type="float">
            <text:p>3.909179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jsf-portlet/index.html</text:p>
          </table:table-cell>
          <table:table-cell office:value-type="float" office:value="3.866225423" calcext:value-type="float">
            <text:p>3.8662254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eveloper-materials/index.html</text:p>
          </table:table-cell>
          <table:table-cell office:value-type="float" office:value="3.828550614" calcext:value-type="float">
            <text:p>3.8285506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74508/index.html</text:p>
          </table:table-cell>
          <table:table-cell office:value-type="float" office:value="3.752843558" calcext:value-type="float">
            <text:p>3.752843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209127/index.html</text:p>
          </table:table-cell>
          <table:table-cell office:value-type="float" office:value="3.746407565" calcext:value-type="float">
            <text:p>3.746407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get-started/index.html</text:p>
          </table:table-cell>
          <table:table-cell office:value-type="float" office:value="3.745131959" calcext:value-type="float">
            <text:p>3.745131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4675/index.html</text:p>
          </table:table-cell>
          <table:table-cell office:value-type="float" office:value="3.740029316" calcext:value-type="float">
            <text:p>3.740029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cep/index.html</text:p>
          </table:table-cell>
          <table:table-cell office:value-type="float" office:value="3.739237296" calcext:value-type="float">
            <text:p>3.7392372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eveloper-materials/index.html</text:p>
          </table:table-cell>
          <table:table-cell office:value-type="float" office:value="3.731481774" calcext:value-type="float">
            <text:p>3.7314817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o-factor/index.html</text:p>
          </table:table-cell>
          <table:table-cell office:value-type="float" office:value="3.673481398" calcext:value-type="float">
            <text:p>3.673481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at-simple/index.html</text:p>
          </table:table-cell>
          <table:table-cell office:value-type="float" office:value="3.673044983" calcext:value-type="float">
            <text:p>3.673044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generic-portlet/index.html</text:p>
          </table:table-cell>
          <table:table-cell office:value-type="float" office:value="3.652656195" calcext:value-type="float">
            <text:p>3.6526561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get-started/index.html</text:p>
          </table:table-cell>
          <table:table-cell office:value-type="float" office:value="3.63874616" calcext:value-type="float">
            <text:p>3.638746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get-started/index.html</text:p>
          </table:table-cell>
          <table:table-cell office:value-type="float" office:value="3.623818057" calcext:value-type="float">
            <text:p>3.6238180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jsf/index.html</text:p>
          </table:table-cell>
          <table:table-cell office:value-type="float" office:value="3.602899558" calcext:value-type="float">
            <text:p>3.6028995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get-started/index.html</text:p>
          </table:table-cell>
          <table:table-cell office:value-type="float" office:value="3.601585724" calcext:value-type="float">
            <text:p>3.6015857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/index.html</text:p>
          </table:table-cell>
          <table:table-cell office:value-type="float" office:value="3.57485464" calcext:value-type="float">
            <text:p>3.574854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3.535663149" calcext:value-type="float">
            <text:p>3.5356631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get-started/index.html</text:p>
          </table:table-cell>
          <table:table-cell office:value-type="float" office:value="3.527896967" calcext:value-type="float">
            <text:p>3.5278969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8504/index.html</text:p>
          </table:table-cell>
          <table:table-cell office:value-type="float" office:value="3.507100179" calcext:value-type="float">
            <text:p>3.5071001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40138/index.html</text:p>
          </table:table-cell>
          <table:table-cell office:value-type="float" office:value="3.476179046" calcext:value-type="float">
            <text:p>3.4761790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3.470680905" calcext:value-type="float">
            <text:p>3.4706809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jection/index.html</text:p>
          </table:table-cell>
          <table:table-cell office:value-type="float" office:value="3.445624567" calcext:value-type="float">
            <text:p>3.4456245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-tx/index.html</text:p>
          </table:table-cell>
          <table:table-cell office:value-type="float" office:value="3.440406471" calcext:value-type="float">
            <text:p>3.4404064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metadata/index.html</text:p>
          </table:table-cell>
          <table:table-cell office:value-type="float" office:value="3.432345341" calcext:value-type="float">
            <text:p>3.4323453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/index.html</text:p>
          </table:table-cell>
          <table:table-cell office:value-type="float" office:value="3.408234602" calcext:value-type="float">
            <text:p>3.4082346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mote-query/index.html</text:p>
          </table:table-cell>
          <table:table-cell office:value-type="float" office:value="3.397051298" calcext:value-type="float">
            <text:p>3.397051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1717/index.html</text:p>
          </table:table-cell>
          <table:table-cell office:value-type="float" office:value="3.395170749" calcext:value-type="float">
            <text:p>3.395170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636181/index.html</text:p>
          </table:table-cell>
          <table:table-cell office:value-type="float" office:value="3.343749214" calcext:value-type="float">
            <text:p>3.343749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userfrontend/index.html</text:p>
          </table:table-cell>
          <table:table-cell office:value-type="float" office:value="3.336861964" calcext:value-type="float">
            <text:p>3.3368619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eveloper-materials/index.html</text:p>
          </table:table-cell>
          <table:table-cell office:value-type="float" office:value="3.301500934" calcext:value-type="float">
            <text:p>3.301500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3.296254209" calcext:value-type="float">
            <text:p>3.2962542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whatisticketmonster/index.html</text:p>
          </table:table-cell>
          <table:table-cell office:value-type="float" office:value="3.294598952" calcext:value-type="float">
            <text:p>3.294598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67350/index.html</text:p>
          </table:table-cell>
          <table:table-cell office:value-type="float" office:value="3.253772465" calcext:value-type="float">
            <text:p>3.253772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rf/index.html</text:p>
          </table:table-cell>
          <table:table-cell office:value-type="float" office:value="3.241086465" calcext:value-type="float">
            <text:p>3.241086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4608/index.html</text:p>
          </table:table-cell>
          <table:table-cell office:value-type="float" office:value="3.220964092" calcext:value-type="float">
            <text:p>3.2209640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euprojects/index.html</text:p>
          </table:table-cell>
          <table:table-cell office:value-type="float" office:value="3.191509014" calcext:value-type="float">
            <text:p>3.1915090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3.161529308" calcext:value-type="float">
            <text:p>3.1615293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/index.html</text:p>
          </table:table-cell>
          <table:table-cell office:value-type="float" office:value="3.159681437" calcext:value-type="float">
            <text:p>3.159681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879770/index.html</text:p>
          </table:table-cell>
          <table:table-cell office:value-type="float" office:value="3.150255395" calcext:value-type="float">
            <text:p>3.1502553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greeter/index.html</text:p>
          </table:table-cell>
          <table:table-cell office:value-type="float" office:value="3.144143968" calcext:value-type="float">
            <text:p>3.1441439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icketlink-quickstarts</text:p>
          </table:table-cell>
          <table:table-cell office:value-type="float" office:value="3.140696871" calcext:value-type="float">
            <text:p>3.1406968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20384/index.html</text:p>
          </table:table-cell>
          <table:table-cell office:value-type="float" office:value="3.13330735" calcext:value-type="float">
            <text:p>3.133307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/index.html</text:p>
          </table:table-cell>
          <table:table-cell office:value-type="float" office:value="3.120457375" calcext:value-type="float">
            <text:p>3.120457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3.119505097" calcext:value-type="float">
            <text:p>3.1195050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pring/index.html</text:p>
          </table:table-cell>
          <table:table-cell office:value-type="float" office:value="3.09814892" calcext:value-type="float">
            <text:p>3.098148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3.090316959" calcext:value-type="float">
            <text:p>3.0903169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eveloper-materials/index.html</text:p>
          </table:table-cell>
          <table:table-cell office:value-type="float" office:value="3.089552437" calcext:value-type="float">
            <text:p>3.089552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encryption/index.html</text:p>
          </table:table-cell>
          <table:table-cell office:value-type="float" office:value="3.068585078" calcext:value-type="float">
            <text:p>3.0685850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3.065839555" calcext:value-type="float">
            <text:p>3.0658395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89934/index.html</text:p>
          </table:table-cell>
          <table:table-cell office:value-type="float" office:value="3.007991398" calcext:value-type="float">
            <text:p>3.007991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form/index.html</text:p>
          </table:table-cell>
          <table:table-cell office:value-type="float" office:value="2.969838208" calcext:value-type="float">
            <text:p>2.9698382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resources/index.html</text:p>
          </table:table-cell>
          <table:table-cell office:value-type="float" office:value="2.969166106" calcext:value-type="float">
            <text:p>2.9691661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jpa/index.html</text:p>
          </table:table-cell>
          <table:table-cell office:value-type="float" office:value="2.962917882" calcext:value-type="float">
            <text:p>2.962917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2.961715296" calcext:value-type="float">
            <text:p>2.9617152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2.949954442" calcext:value-type="float">
            <text:p>2.949954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2.944743136" calcext:value-type="float">
            <text:p>2.9447431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authorization/index.html</text:p>
          </table:table-cell>
          <table:table-cell office:value-type="float" office:value="2.919955802" calcext:value-type="float">
            <text:p>2.9199558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eveloper-materials/index.html</text:p>
          </table:table-cell>
          <table:table-cell office:value-type="float" office:value="2.916452126" calcext:value-type="float">
            <text:p>2.9164521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index.html</text:p>
          </table:table-cell>
          <table:table-cell office:value-type="float" office:value="2.916419463" calcext:value-type="float">
            <text:p>2.916419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/index.html</text:p>
          </table:table-cell>
          <table:table-cell office:value-type="float" office:value="2.909137023" calcext:value-type="float">
            <text:p>2.9091370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managerprovider/index.html</text:p>
          </table:table-cell>
          <table:table-cell office:value-type="float" office:value="2.904764714" calcext:value-type="float">
            <text:p>2.9047647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113/index.html</text:p>
          </table:table-cell>
          <table:table-cell office:value-type="float" office:value="2.896486636" calcext:value-type="float">
            <text:p>2.896486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ontacts-mobile-basic/index.html</text:p>
          </table:table-cell>
          <table:table-cell office:value-type="float" office:value="2.876236928" calcext:value-type="float">
            <text:p>2.8762369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605997/index.html</text:p>
          </table:table-cell>
          <table:table-cell office:value-type="float" office:value="2.868213958" calcext:value-type="float">
            <text:p>2.868213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5423/index.html</text:p>
          </table:table-cell>
          <table:table-cell office:value-type="float" office:value="2.852500139" calcext:value-type="float">
            <text:p>2.8525001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security/index.html</text:p>
          </table:table-cell>
          <table:table-cell office:value-type="float" office:value="2.849831014" calcext:value-type="float">
            <text:p>2.8498310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eveloper-materials/index.html</text:p>
          </table:table-cell>
          <table:table-cell office:value-type="float" office:value="2.843006037" calcext:value-type="float">
            <text:p>2.843006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eveloper-materials/index.html</text:p>
          </table:table-cell>
          <table:table-cell office:value-type="float" office:value="2.832444387" calcext:value-type="float">
            <text:p>2.8324443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decision-table/index.html</text:p>
          </table:table-cell>
          <table:table-cell office:value-type="float" office:value="2.824937565" calcext:value-type="float">
            <text:p>2.824937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19718/index.html</text:p>
          </table:table-cell>
          <table:table-cell office:value-type="float" office:value="2.823646013" calcext:value-type="float">
            <text:p>2.823646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60454/index.html</text:p>
          </table:table-cell>
          <table:table-cell office:value-type="float" office:value="2.79666267" calcext:value-type="float">
            <text:p>2.796662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eveloper-materials/index.html</text:p>
          </table:table-cell>
          <table:table-cell office:value-type="float" office:value="2.795620282" calcext:value-type="float">
            <text:p>2.7956202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ecaptcha/index.html</text:p>
          </table:table-cell>
          <table:table-cell office:value-type="float" office:value="2.793495952" calcext:value-type="float">
            <text:p>2.793495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luster-ha-singleton/index.html</text:p>
          </table:table-cell>
          <table:table-cell office:value-type="float" office:value="2.792404585" calcext:value-type="float">
            <text:p>2.7924045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0908331/index.html</text:p>
          </table:table-cell>
          <table:table-cell office:value-type="float" office:value="2.78300045" calcext:value-type="float">
            <text:p>2.783000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jsf/index.html</text:p>
          </table:table-cell>
          <table:table-cell office:value-type="float" office:value="2.771508673" calcext:value-type="float">
            <text:p>2.7715086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sandbox-quickstarts</text:p>
          </table:table-cell>
          <table:table-cell office:value-type="float" office:value="2.764410468" calcext:value-type="float">
            <text:p>2.7644104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oolstore/index.html</text:p>
          </table:table-cell>
          <table:table-cell office:value-type="float" office:value="2.749325835" calcext:value-type="float">
            <text:p>2.7493258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/index.html</text:p>
          </table:table-cell>
          <table:table-cell office:value-type="float" office:value="2.738136538" calcext:value-type="float">
            <text:p>2.7381365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stereotype/index.html</text:p>
          </table:table-cell>
          <table:table-cell office:value-type="float" office:value="2.732229057" calcext:value-type="float">
            <text:p>2.7322290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14302/index.html</text:p>
          </table:table-cell>
          <table:table-cell office:value-type="float" office:value="2.730723617" calcext:value-type="float">
            <text:p>2.7307236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ornetq-clustering/index.html</text:p>
          </table:table-cell>
          <table:table-cell office:value-type="float" office:value="2.729023498" calcext:value-type="float">
            <text:p>2.7290234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richfaces-validation/index.html</text:p>
          </table:table-cell>
          <table:table-cell office:value-type="float" office:value="2.720486464" calcext:value-type="float">
            <text:p>2.7204864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olutions/index.html</text:p>
          </table:table-cell>
          <table:table-cell office:value-type="float" office:value="2.716461655" calcext:value-type="float">
            <text:p>2.7164616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ear/index.html</text:p>
          </table:table-cell>
          <table:table-cell office:value-type="float" office:value="2.705779419" calcext:value-type="float">
            <text:p>2.7057794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ustomer-evaluation-demo/index.html</text:p>
          </table:table-cell>
          <table:table-cell office:value-type="float" office:value="2.696936064" calcext:value-type="float">
            <text:p>2.6969360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wfk21/index.html</text:p>
          </table:table-cell>
          <table:table-cell office:value-type="float" office:value="2.663606808" calcext:value-type="float">
            <text:p>2.6636068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events/index.html</text:p>
          </table:table-cell>
          <table:table-cell office:value-type="float" office:value="2.649944486" calcext:value-type="float">
            <text:p>2.6499444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245054/index.html</text:p>
          </table:table-cell>
          <table:table-cell office:value-type="float" office:value="2.610432806" calcext:value-type="float">
            <text:p>2.6104328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overview/index.html</text:p>
          </table:table-cell>
          <table:table-cell office:value-type="float" office:value="2.605850309" calcext:value-type="float">
            <text:p>2.605850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599/index.html</text:p>
          </table:table-cell>
          <table:table-cell office:value-type="float" office:value="2.601458505" calcext:value-type="float">
            <text:p>2.601458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2.599383716" calcext:value-type="float">
            <text:p>2.599383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2.595977893" calcext:value-type="float">
            <text:p>2.5959778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basic/index.html</text:p>
          </table:table-cell>
          <table:table-cell office:value-type="float" office:value="2.57893393" calcext:value-type="float">
            <text:p>2.578933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/index.html</text:p>
          </table:table-cell>
          <table:table-cell office:value-type="float" office:value="2.574467686" calcext:value-type="float">
            <text:p>2.574467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2.572030568" calcext:value-type="float">
            <text:p>2.572030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5/index.html</text:p>
          </table:table-cell>
          <table:table-cell office:value-type="float" office:value="2.561659263" calcext:value-type="float">
            <text:p>2.5616592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android/index.html</text:p>
          </table:table-cell>
          <table:table-cell office:value-type="float" office:value="2.560178721" calcext:value-type="float">
            <text:p>2.560178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rs-rbac/index.html</text:p>
          </table:table-cell>
          <table:table-cell office:value-type="float" office:value="2.550116813" calcext:value-type="float">
            <text:p>2.550116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basic/index.html</text:p>
          </table:table-cell>
          <table:table-cell office:value-type="float" office:value="2.549681873" calcext:value-type="float">
            <text:p>2.5496818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index.html</text:p>
          </table:table-cell>
          <table:table-cell office:value-type="float" office:value="2.544622449" calcext:value-type="float">
            <text:p>2.5446224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jsf/index.html</text:p>
          </table:table-cell>
          <table:table-cell office:value-type="float" office:value="2.529987833" calcext:value-type="float">
            <text:p>2.5299878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eveloper-materials/index.html</text:p>
          </table:table-cell>
          <table:table-cell office:value-type="float" office:value="2.529439676" calcext:value-type="float">
            <text:p>2.529439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-bootstrap/index.html</text:p>
          </table:table-cell>
          <table:table-cell office:value-type="float" office:value="2.510673653" calcext:value-type="float">
            <text:p>2.5106736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5/index.html</text:p>
          </table:table-cell>
          <table:table-cell office:value-type="float" office:value="2.501227551" calcext:value-type="float">
            <text:p>2.501227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wfk-arquillian/index.html</text:p>
          </table:table-cell>
          <table:table-cell office:value-type="float" office:value="2.496629905" calcext:value-type="float">
            <text:p>2.4966299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508112/index.html</text:p>
          </table:table-cell>
          <table:table-cell office:value-type="float" office:value="2.493165507" calcext:value-type="float">
            <text:p>2.4931655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resources/index.html</text:p>
          </table:table-cell>
          <table:table-cell office:value-type="float" office:value="2.489899316" calcext:value-type="float">
            <text:p>2.489899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controlleradvice/index.html</text:p>
          </table:table-cell>
          <table:table-cell office:value-type="float" office:value="2.489442808" calcext:value-type="float">
            <text:p>2.4894428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rewards/index.html</text:p>
          </table:table-cell>
          <table:table-cell office:value-type="float" office:value="2.441018528" calcext:value-type="float">
            <text:p>2.441018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scopes-portlet/index.html</text:p>
          </table:table-cell>
          <table:table-cell office:value-type="float" office:value="2.44002375" calcext:value-type="float">
            <text:p>2.44002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2040953/index.html</text:p>
          </table:table-cell>
          <table:table-cell office:value-type="float" office:value="2.433312779" calcext:value-type="float">
            <text:p>2.4333127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kitchensink-angularjs-topcoat/index.html</text:p>
          </table:table-cell>
          <table:table-cell office:value-type="float" office:value="2.425324859" calcext:value-type="float">
            <text:p>2.4253248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ocial-portlets/index.html</text:p>
          </table:table-cell>
          <table:table-cell office:value-type="float" office:value="2.422549928" calcext:value-type="float">
            <text:p>2.4225499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resources/index.html</text:p>
          </table:table-cell>
          <table:table-cell office:value-type="float" office:value="2.421243155" calcext:value-type="float">
            <text:p>2.4212431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/index.html</text:p>
          </table:table-cell>
          <table:table-cell office:value-type="float" office:value="2.418506451" calcext:value-type="float">
            <text:p>2.4185064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springmvctest/index.html</text:p>
          </table:table-cell>
          <table:table-cell office:value-type="float" office:value="2.417679222" calcext:value-type="float">
            <text:p>2.4176792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58416/index.html</text:p>
          </table:table-cell>
          <table:table-cell office:value-type="float" office:value="2.414792493" calcext:value-type="float">
            <text:p>2.414792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backbone/index.html</text:p>
          </table:table-cell>
          <table:table-cell office:value-type="float" office:value="2.403101606" calcext:value-type="float">
            <text:p>2.4031016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-contacts/index.html</text:p>
          </table:table-cell>
          <table:table-cell office:value-type="float" office:value="2.394850134" calcext:value-type="float">
            <text:p>2.3948501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overview/index.html</text:p>
          </table:table-cell>
          <table:table-cell office:value-type="float" office:value="2.388573767" calcext:value-type="float">
            <text:p>2.388573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792413/index.html</text:p>
          </table:table-cell>
          <table:table-cell office:value-type="float" office:value="2.370987127" calcext:value-type="float">
            <text:p>2.370987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wfk21/index.html</text:p>
          </table:table-cell>
          <table:table-cell office:value-type="float" office:value="2.362890764" calcext:value-type="float">
            <text:p>2.3628907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war/index.html</text:p>
          </table:table-cell>
          <table:table-cell office:value-type="float" office:value="2.360008189" calcext:value-type="float">
            <text:p>2.3600081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matrixvariables/index.html</text:p>
          </table:table-cell>
          <table:table-cell office:value-type="float" office:value="2.359164198" calcext:value-type="float">
            <text:p>2.3591641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deactivatable/index.html</text:p>
          </table:table-cell>
          <table:table-cell office:value-type="float" office:value="2.354851457" calcext:value-type="float">
            <text:p>2.3548514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0/index.html</text:p>
          </table:table-cell>
          <table:table-cell office:value-type="float" office:value="2.332932228" calcext:value-type="float">
            <text:p>2.332932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43399/index.html</text:p>
          </table:table-cell>
          <table:table-cell office:value-type="float" office:value="2.330563996" calcext:value-type="float">
            <text:p>2.330563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47456/index.html</text:p>
          </table:table-cell>
          <table:table-cell office:value-type="float" office:value="2.323880159" calcext:value-type="float">
            <text:p>2.3238801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contributing/index.html</text:p>
          </table:table-cell>
          <table:table-cell office:value-type="float" office:value="2.321000753" calcext:value-type="float">
            <text:p>2.3210007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shboardhtml5/index.html</text:p>
          </table:table-cell>
          <table:table-cell office:value-type="float" office:value="2.317737905" calcext:value-type="float">
            <text:p>2.3177379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01138/index.html</text:p>
          </table:table-cell>
          <table:table-cell office:value-type="float" office:value="2.302846739" calcext:value-type="float">
            <text:p>2.302846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memcached-endpoint/index.html</text:p>
          </table:table-cell>
          <table:table-cell office:value-type="float" office:value="2.297400677" calcext:value-type="float">
            <text:p>2.2974006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./contributing/index.html</text:p>
          </table:table-cell>
          <table:table-cell office:value-type="float" office:value="2.293513171" calcext:value-type="float">
            <text:p>2.293513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4/index.html</text:p>
          </table:table-cell>
          <table:table-cell office:value-type="float" office:value="2.293355151" calcext:value-type="float">
            <text:p>2.2933551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resources/index.html</text:p>
          </table:table-cell>
          <table:table-cell office:value-type="float" office:value="2.291580219" calcext:value-type="float">
            <text:p>2.2915802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2.278496705" calcext:value-type="float">
            <text:p>2.2784967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resources/index.html</text:p>
          </table:table-cell>
          <table:table-cell office:value-type="float" office:value="2.276237494" calcext:value-type="float">
            <text:p>2.2762374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992280/index.html</text:p>
          </table:table-cell>
          <table:table-cell office:value-type="float" office:value="2.260142279" calcext:value-type="float">
            <text:p>2.260142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2.249731117" calcext:value-type="float">
            <text:p>2.2497311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063161/index.html</text:p>
          </table:table-cell>
          <table:table-cell office:value-type="float" office:value="2.234063782" calcext:value-type="float">
            <text:p>2.2340637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413/index.html</text:p>
          </table:table-cell>
          <table:table-cell office:value-type="float" office:value="2.218695775" calcext:value-type="float">
            <text:p>2.2186957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2.21359973" calcext:value-type="float">
            <text:p>2.21359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deltaspike-authorization/index.html</text:p>
          </table:table-cell>
          <table:table-cell office:value-type="float" office:value="2.212639607" calcext:value-type="float">
            <text:p>2.2126396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s-endpoint/index.html</text:p>
          </table:table-cell>
          <table:table-cell office:value-type="float" office:value="2.202659741" calcext:value-type="float">
            <text:p>2.2026597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jaxp/index.html</text:p>
          </table:table-cell>
          <table:table-cell office:value-type="float" office:value="2.19801146" calcext:value-type="float">
            <text:p>2.19801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631066/index.html</text:p>
          </table:table-cell>
          <table:table-cell office:value-type="float" office:value="2.168551166" calcext:value-type="float">
            <text:p>2.168551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ropagation/index.html</text:p>
          </table:table-cell>
          <table:table-cell office:value-type="float" office:value="2.163906388" calcext:value-type="float">
            <text:p>2.163906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1111/index.html</text:p>
          </table:table-cell>
          <table:table-cell office:value-type="float" office:value="2.160730068" calcext:value-type="float">
            <text:p>2.1607300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53694/index.html</text:p>
          </table:table-cell>
          <table:table-cell office:value-type="float" office:value="2.150229625" calcext:value-type="float">
            <text:p>2.1502296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2.141312079" calcext:value-type="float">
            <text:p>2.1413120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795907/index.html</text:p>
          </table:table-cell>
          <table:table-cell office:value-type="float" office:value="2.129715236" calcext:value-type="float">
            <text:p>2.1297152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wfk21/index.html</text:p>
          </table:table-cell>
          <table:table-cell office:value-type="float" office:value="2.125899892" calcext:value-type="float">
            <text:p>2.1258998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./index.html</text:p>
          </table:table-cell>
          <table:table-cell office:value-type="float" office:value="2.123086217" calcext:value-type="float">
            <text:p>2.1230862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client-cert/index.html</text:p>
          </table:table-cell>
          <table:table-cell office:value-type="float" office:value="2.122228086" calcext:value-type="float">
            <text:p>2.1222280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filterlistener/index.html</text:p>
          </table:table-cell>
          <table:table-cell office:value-type="float" office:value="2.119872356" calcext:value-type="float">
            <text:p>2.119872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310919/index.html</text:p>
          </table:table-cell>
          <table:table-cell office:value-type="float" office:value="2.118854825" calcext:value-type="float">
            <text:p>2.1188548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337/index.html</text:p>
          </table:table-cell>
          <table:table-cell office:value-type="float" office:value="2.116299641" calcext:value-type="float">
            <text:p>2.1162996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acebook/index.html</text:p>
          </table:table-cell>
          <table:table-cell office:value-type="float" office:value="2.107133681" calcext:value-type="float">
            <text:p>2.1071336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rojectstage/index.html</text:p>
          </table:table-cell>
          <table:table-cell office:value-type="float" office:value="2.097009322" calcext:value-type="float">
            <text:p>2.097009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6784193/index.html</text:p>
          </table:table-cell>
          <table:table-cell office:value-type="float" office:value="2.092241153" calcext:value-type="float">
            <text:p>2.092241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6985/index.html</text:p>
          </table:table-cell>
          <table:table-cell office:value-type="float" office:value="2.089779192" calcext:value-type="float">
            <text:p>2.0897791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mt/index.html</text:p>
          </table:table-cell>
          <table:table-cell office:value-type="float" office:value="2.08815419" calcext:value-type="float">
            <text:p>2.088154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basic/index.html</text:p>
          </table:table-cell>
          <table:table-cell office:value-type="float" office:value="2.08811824" calcext:value-type="float">
            <text:p>2.08811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deltaspike/index.html</text:p>
          </table:table-cell>
          <table:table-cell office:value-type="float" office:value="2.084106036" calcext:value-type="float">
            <text:p>2.084106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989685/index.html</text:p>
          </table:table-cell>
          <table:table-cell office:value-type="float" office:value="2.082853772" calcext:value-type="float">
            <text:p>2.0828537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gwt/index.html</text:p>
          </table:table-cell>
          <table:table-cell office:value-type="float" office:value="2.078938366" calcext:value-type="float">
            <text:p>2.0789383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ax-rs-client/index.html</text:p>
          </table:table-cell>
          <table:table-cell office:value-type="float" office:value="2.076678299" calcext:value-type="float">
            <text:p>2.076678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2-console/index.html</text:p>
          </table:table-cell>
          <table:table-cell office:value-type="float" office:value="2.069240135" calcext:value-type="float">
            <text:p>2.069240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3/index.html</text:p>
          </table:table-cell>
          <table:table-cell office:value-type="float" office:value="2.061765322" calcext:value-type="float">
            <text:p>2.061765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3/index.html</text:p>
          </table:table-cell>
          <table:table-cell office:value-type="float" office:value="2.054409256" calcext:value-type="float">
            <text:p>2.054409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2.043113432" calcext:value-type="float">
            <text:p>2.0431134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ownload/index.html</text:p>
          </table:table-cell>
          <table:table-cell office:value-type="float" office:value="2.033945079" calcext:value-type="float">
            <text:p>2.0339450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299335/index.html</text:p>
          </table:table-cell>
          <table:table-cell office:value-type="float" office:value="2.032787099" calcext:value-type="float">
            <text:p>2.0327870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7545/index.html</text:p>
          </table:table-cell>
          <table:table-cell office:value-type="float" office:value="2.024067184" calcext:value-type="float">
            <text:p>2.024067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2.011399585" calcext:value-type="float">
            <text:p>2.0113995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97265/index.html</text:p>
          </table:table-cell>
          <table:table-cell office:value-type="float" office:value="2.001094935" calcext:value-type="float">
            <text:p>2.001094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897119/index.html</text:p>
          </table:table-cell>
          <table:table-cell office:value-type="float" office:value="1.99945251" calcext:value-type="float">
            <text:p>1.999452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12254/index.html</text:p>
          </table:table-cell>
          <table:table-cell office:value-type="float" office:value="1.99666619" calcext:value-type="float">
            <text:p>1.996666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3/index.html</text:p>
          </table:table-cell>
          <table:table-cell office:value-type="float" office:value="1.996013367" calcext:value-type="float">
            <text:p>1.9960133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./index.html</text:p>
          </table:table-cell>
          <table:table-cell office:value-type="float" office:value="1.984753282" calcext:value-type="float">
            <text:p>1.9847532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2118/index.html</text:p>
          </table:table-cell>
          <table:table-cell office:value-type="float" office:value="1.977836934" calcext:value-type="float">
            <text:p>1.977836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1.977784443" calcext:value-type="float">
            <text:p>1.9777844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821813/index.html</text:p>
          </table:table-cell>
          <table:table-cell office:value-type="float" office:value="1.977482336" calcext:value-type="float">
            <text:p>1.9774823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rs-rbac/index.html</text:p>
          </table:table-cell>
          <table:table-cell office:value-type="float" office:value="1.975057852" calcext:value-type="float">
            <text:p>1.9750578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basic/index.html</text:p>
          </table:table-cell>
          <table:table-cell office:value-type="float" office:value="1.966616914" calcext:value-type="float">
            <text:p>1.9666169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89701/index.html</text:p>
          </table:table-cell>
          <table:table-cell office:value-type="float" office:value="1.965313326" calcext:value-type="float">
            <text:p>1.9653133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892056/index.html</text:p>
          </table:table-cell>
          <table:table-cell office:value-type="float" office:value="1.962245719" calcext:value-type="float">
            <text:p>1.9622457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1413/index.html</text:p>
          </table:table-cell>
          <table:table-cell office:value-type="float" office:value="1.9440252" calcext:value-type="float">
            <text:p>1.94402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447/index.html</text:p>
          </table:table-cell>
          <table:table-cell office:value-type="float" office:value="1.938517438" calcext:value-type="float">
            <text:p>1.938517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multi-server/index.html</text:p>
          </table:table-cell>
          <table:table-cell office:value-type="float" office:value="1.923015462" calcext:value-type="float">
            <text:p>1.9230154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coordinator-completion-simple/index.html</text:p>
          </table:table-cell>
          <table:table-cell office:value-type="float" office:value="1.922449036" calcext:value-type="float">
            <text:p>1.9224490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search/index.html</text:p>
          </table:table-cell>
          <table:table-cell office:value-type="float" office:value="1.922112088" calcext:value-type="float">
            <text:p>1.9221120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681981/index.html</text:p>
          </table:table-cell>
          <table:table-cell office:value-type="float" office:value="1.915592682" calcext:value-type="float">
            <text:p>1.9155926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766871/index.html</text:p>
          </table:table-cell>
          <table:table-cell office:value-type="float" office:value="1.910112853" calcext:value-type="float">
            <text:p>1.9101128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pmsuite/index.html</text:p>
          </table:table-cell>
          <table:table-cell office:value-type="float" office:value="1.909738918" calcext:value-type="float">
            <text:p>1.9097389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2160/index.html</text:p>
          </table:table-cell>
          <table:table-cell office:value-type="float" office:value="1.891534199" calcext:value-type="float">
            <text:p>1.891534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jsf/index.html</text:p>
          </table:table-cell>
          <table:table-cell office:value-type="float" office:value="1.889854313" calcext:value-type="float">
            <text:p>1.8898543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4917/index.html</text:p>
          </table:table-cell>
          <table:table-cell office:value-type="float" office:value="1.886001714" calcext:value-type="float">
            <text:p>1.8860017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basic/index.html</text:p>
          </table:table-cell>
          <table:table-cell office:value-type="float" office:value="1.880156446" calcext:value-type="float">
            <text:p>1.880156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06459/index.html</text:p>
          </table:table-cell>
          <table:table-cell office:value-type="float" office:value="1.879603125" calcext:value-type="float">
            <text:p>1.8796031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982/index.html</text:p>
          </table:table-cell>
          <table:table-cell office:value-type="float" office:value="1.879030767" calcext:value-type="float">
            <text:p>1.8790307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2/index.html</text:p>
          </table:table-cell>
          <table:table-cell office:value-type="float" office:value="1.867416946" calcext:value-type="float">
            <text:p>1.8674169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7433/index.html</text:p>
          </table:table-cell>
          <table:table-cell office:value-type="float" office:value="1.860147805" calcext:value-type="float">
            <text:p>1.8601478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builder/index.html</text:p>
          </table:table-cell>
          <table:table-cell office:value-type="float" office:value="1.858842196" calcext:value-type="float">
            <text:p>1.8588421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basic/index.html</text:p>
          </table:table-cell>
          <table:table-cell office:value-type="float" office:value="1.857815457" calcext:value-type="float">
            <text:p>1.8578154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10755/index.html</text:p>
          </table:table-cell>
          <table:table-cell office:value-type="float" office:value="1.856057794" calcext:value-type="float">
            <text:p>1.8560577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9383/index.html</text:p>
          </table:table-cell>
          <table:table-cell office:value-type="float" office:value="1.850531135" calcext:value-type="float">
            <text:p>1.850531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664/index.html</text:p>
          </table:table-cell>
          <table:table-cell office:value-type="float" office:value="1.850196581" calcext:value-type="float">
            <text:p>1.850196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ignature/index.html</text:p>
          </table:table-cell>
          <table:table-cell office:value-type="float" office:value="1.834023062" calcext:value-type="float">
            <text:p>1.8340230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21/index.html</text:p>
          </table:table-cell>
          <table:table-cell office:value-type="float" office:value="1.833243204" calcext:value-type="float">
            <text:p>1.833243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index.html</text:p>
          </table:table-cell>
          <table:table-cell office:value-type="float" office:value="1.830729966" calcext:value-type="float">
            <text:p>1.8307299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4153/index.html</text:p>
          </table:table-cell>
          <table:table-cell office:value-type="float" office:value="1.819653425" calcext:value-type="float">
            <text:p>1.819653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1.800014187" calcext:value-type="float">
            <text:p>1.800014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8886/index.html</text:p>
          </table:table-cell>
          <table:table-cell office:value-type="float" office:value="1.794647721" calcext:value-type="float">
            <text:p>1.7946477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6379/index.html</text:p>
          </table:table-cell>
          <table:table-cell office:value-type="float" office:value="1.785330143" calcext:value-type="float">
            <text:p>1.7853301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533636/index.html</text:p>
          </table:table-cell>
          <table:table-cell office:value-type="float" office:value="1.781095287" calcext:value-type="float">
            <text:p>1.7810952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chnology/index.html</text:p>
          </table:table-cell>
          <table:table-cell office:value-type="float" office:value="1.762905415" calcext:value-type="float">
            <text:p>1.762905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97167/index.html</text:p>
          </table:table-cell>
          <table:table-cell office:value-type="float" office:value="1.759548442" calcext:value-type="float">
            <text:p>1.759548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8559/index.html</text:p>
          </table:table-cell>
          <table:table-cell office:value-type="float" office:value="1.75797326" calcext:value-type="float">
            <text:p>1.757973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8072/index.html</text:p>
          </table:table-cell>
          <table:table-cell office:value-type="float" office:value="1.756647801" calcext:value-type="float">
            <text:p>1.7566478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787/index.html</text:p>
          </table:table-cell>
          <table:table-cell office:value-type="float" office:value="1.751346123" calcext:value-type="float">
            <text:p>1.7513461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9649/index.html</text:p>
          </table:table-cell>
          <table:table-cell office:value-type="float" office:value="1.739010013" calcext:value-type="float">
            <text:p>1.739010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00477/index.html</text:p>
          </table:table-cell>
          <table:table-cell office:value-type="float" office:value="1.734078789" calcext:value-type="float">
            <text:p>1.734078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722637/index.html</text:p>
          </table:table-cell>
          <table:table-cell office:value-type="float" office:value="1.730544206" calcext:value-type="float">
            <text:p>1.7305442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672/index.html</text:p>
          </table:table-cell>
          <table:table-cell office:value-type="float" office:value="1.727667716" calcext:value-type="float">
            <text:p>1.7276677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6629/index.html</text:p>
          </table:table-cell>
          <table:table-cell office:value-type="float" office:value="1.716657642" calcext:value-type="float">
            <text:p>1.7166576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400481/index.html</text:p>
          </table:table-cell>
          <table:table-cell office:value-type="float" office:value="1.709734199" calcext:value-type="float">
            <text:p>1.709734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1255/index.html</text:p>
          </table:table-cell>
          <table:table-cell office:value-type="float" office:value="1.705234187" calcext:value-type="float">
            <text:p>1.705234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797/index.html</text:p>
          </table:table-cell>
          <table:table-cell office:value-type="float" office:value="1.696586398" calcext:value-type="float">
            <text:p>1.696586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5705170/index.html</text:p>
          </table:table-cell>
          <table:table-cell office:value-type="float" office:value="1.685717124" calcext:value-type="float">
            <text:p>1.6857171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resources/index.html</text:p>
          </table:table-cell>
          <table:table-cell office:value-type="float" office:value="1.683628879" calcext:value-type="float">
            <text:p>1.6836288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resources/index.html</text:p>
          </table:table-cell>
          <table:table-cell office:value-type="float" office:value="1.678145699" calcext:value-type="float">
            <text:p>1.6781456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94729/index.html</text:p>
          </table:table-cell>
          <table:table-cell office:value-type="float" office:value="1.67785884" calcext:value-type="float">
            <text:p>1.67785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81097/index.html</text:p>
          </table:table-cell>
          <table:table-cell office:value-type="float" office:value="1.676027388" calcext:value-type="float">
            <text:p>1.676027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4123/index.html</text:p>
          </table:table-cell>
          <table:table-cell office:value-type="float" office:value="1.674791744" calcext:value-type="float">
            <text:p>1.6747917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portable-extension/index.html</text:p>
          </table:table-cell>
          <table:table-cell office:value-type="float" office:value="1.671248791" calcext:value-type="float">
            <text:p>1.6712487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0458/index.html</text:p>
          </table:table-cell>
          <table:table-cell office:value-type="float" office:value="1.661205274" calcext:value-type="float">
            <text:p>1.6612052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involved/index.html</text:p>
          </table:table-cell>
          <table:table-cell office:value-type="float" office:value="1.660411408" calcext:value-type="float">
            <text:p>1.6604114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1.653890348" calcext:value-type="float">
            <text:p>1.6538903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1314/index.html</text:p>
          </table:table-cell>
          <table:table-cell office:value-type="float" office:value="1.651945127" calcext:value-type="float">
            <text:p>1.651945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828146/index.html</text:p>
          </table:table-cell>
          <table:table-cell office:value-type="float" office:value="1.64135872" calcext:value-type="float">
            <text:p>1.641358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4884/index.html</text:p>
          </table:table-cell>
          <table:table-cell office:value-type="float" office:value="1.63944313" calcext:value-type="float">
            <text:p>1.639443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66886/index.html</text:p>
          </table:table-cell>
          <table:table-cell office:value-type="float" office:value="1.637703346" calcext:value-type="float">
            <text:p>1.6377033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7944743/index.html</text:p>
          </table:table-cell>
          <table:table-cell office:value-type="float" office:value="1.62992759" calcext:value-type="float">
            <text:p>1.629927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3020/index.html</text:p>
          </table:table-cell>
          <table:table-cell office:value-type="float" office:value="1.627268204" calcext:value-type="float">
            <text:p>1.6272682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105/index.html</text:p>
          </table:table-cell>
          <table:table-cell office:value-type="float" office:value="1.626602909" calcext:value-type="float">
            <text:p>1.626602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44954/index.html</text:p>
          </table:table-cell>
          <table:table-cell office:value-type="float" office:value="1.626494905" calcext:value-type="float">
            <text:p>1.6264949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1.625390325" calcext:value-type="float">
            <text:p>1.6253903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portal-quickstarts</text:p>
          </table:table-cell>
          <table:table-cell office:value-type="float" office:value="1.619484554" calcext:value-type="float">
            <text:p>1.6194845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9666/index.html</text:p>
          </table:table-cell>
          <table:table-cell office:value-type="float" office:value="1.617329198" calcext:value-type="float">
            <text:p>1.6173291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24369/index.html</text:p>
          </table:table-cell>
          <table:table-cell office:value-type="float" office:value="1.615084597" calcext:value-type="float">
            <text:p>1.6150845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-wfk/index.html</text:p>
          </table:table-cell>
          <table:table-cell office:value-type="float" office:value="1.612850194" calcext:value-type="float">
            <text:p>1.612850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2201/index.html</text:p>
          </table:table-cell>
          <table:table-cell office:value-type="float" office:value="1.612723813" calcext:value-type="float">
            <text:p>1.6127238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deltaspike-authorization/index.html</text:p>
          </table:table-cell>
          <table:table-cell office:value-type="float" office:value="1.611188926" calcext:value-type="float">
            <text:p>1.6111889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resources/index.html</text:p>
          </table:table-cell>
          <table:table-cell office:value-type="float" office:value="1.608370973" calcext:value-type="float">
            <text:p>1.608370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2228/index.html</text:p>
          </table:table-cell>
          <table:table-cell office:value-type="float" office:value="1.600333151" calcext:value-type="float">
            <text:p>1.6003331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35133/index.html</text:p>
          </table:table-cell>
          <table:table-cell office:value-type="float" office:value="1.585797505" calcext:value-type="float">
            <text:p>1.5857975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4724/index.html</text:p>
          </table:table-cell>
          <table:table-cell office:value-type="float" office:value="1.578815265" calcext:value-type="float">
            <text:p>1.578815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0374/index.html</text:p>
          </table:table-cell>
          <table:table-cell office:value-type="float" office:value="1.577192718" calcext:value-type="float">
            <text:p>1.5771927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wfk21/index.html</text:p>
          </table:table-cell>
          <table:table-cell office:value-type="float" office:value="1.577139882" calcext:value-type="float">
            <text:p>1.577139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246666/index.html</text:p>
          </table:table-cell>
          <table:table-cell office:value-type="float" office:value="1.56733569" calcext:value-type="float">
            <text:p>1.56733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helloworld-jms/index.html</text:p>
          </table:table-cell>
          <table:table-cell office:value-type="float" office:value="1.563826256" calcext:value-type="float">
            <text:p>1.563826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1.561822812" calcext:value-type="float">
            <text:p>1.5618228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1.557130648" calcext:value-type="float">
            <text:p>1.5571306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721477/index.html</text:p>
          </table:table-cell>
          <table:table-cell office:value-type="float" office:value="1.556340375" calcext:value-type="float">
            <text:p>1.556340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78008/index.html</text:p>
          </table:table-cell>
          <table:table-cell office:value-type="float" office:value="1.552480881" calcext:value-type="float">
            <text:p>1.5524808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5698/index.html</text:p>
          </table:table-cell>
          <table:table-cell office:value-type="float" office:value="1.544452098" calcext:value-type="float">
            <text:p>1.544452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03365/index.html</text:p>
          </table:table-cell>
          <table:table-cell office:value-type="float" office:value="1.540772498" calcext:value-type="float">
            <text:p>1.5407724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0247548/index.html</text:p>
          </table:table-cell>
          <table:table-cell office:value-type="float" office:value="1.536298352" calcext:value-type="float">
            <text:p>1.536298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6090/index.html</text:p>
          </table:table-cell>
          <table:table-cell office:value-type="float" office:value="1.533440586" calcext:value-type="float">
            <text:p>1.5334405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all/index.html</text:p>
          </table:table-cell>
          <table:table-cell office:value-type="float" office:value="1.532221018" calcext:value-type="float">
            <text:p>1.5322210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sl/index.html</text:p>
          </table:table-cell>
          <table:table-cell office:value-type="float" office:value="1.531250811" calcext:value-type="float">
            <text:p>1.531250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index.html</text:p>
          </table:table-cell>
          <table:table-cell office:value-type="float" office:value="1.525254399" calcext:value-type="float">
            <text:p>1.5252543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3558/index.html</text:p>
          </table:table-cell>
          <table:table-cell office:value-type="float" office:value="1.523240415" calcext:value-type="float">
            <text:p>1.523240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rms/index.html</text:p>
          </table:table-cell>
          <table:table-cell office:value-type="float" office:value="1.522745194" calcext:value-type="float">
            <text:p>1.522745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404665/index.html</text:p>
          </table:table-cell>
          <table:table-cell office:value-type="float" office:value="1.52207718" calcext:value-type="float">
            <text:p>1.522077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1.521687328" calcext:value-type="float">
            <text:p>1.521687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03705/index.html</text:p>
          </table:table-cell>
          <table:table-cell office:value-type="float" office:value="1.521495898" calcext:value-type="float">
            <text:p>1.5214958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ateful-ksession/index.html</text:p>
          </table:table-cell>
          <table:table-cell office:value-type="float" office:value="1.521306383" calcext:value-type="float">
            <text:p>1.5213063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advanced/index.html</text:p>
          </table:table-cell>
          <table:table-cell office:value-type="float" office:value="1.517851447" calcext:value-type="float">
            <text:p>1.517851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digest/index.html</text:p>
          </table:table-cell>
          <table:table-cell office:value-type="float" office:value="1.517236215" calcext:value-type="float">
            <text:p>1.5172362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/index.html</text:p>
          </table:table-cell>
          <table:table-cell office:value-type="float" office:value="1.515178927" calcext:value-type="float">
            <text:p>1.5151789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./index.html</text:p>
          </table:table-cell>
          <table:table-cell office:value-type="float" office:value="1.513355588" calcext:value-type="float">
            <text:p>1.5133555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1.508602432" calcext:value-type="float">
            <text:p>1.5086024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157086/index.html</text:p>
          </table:table-cell>
          <table:table-cell office:value-type="float" office:value="1.501852992" calcext:value-type="float">
            <text:p>1.5018529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s-endpoint/index.html</text:p>
          </table:table-cell>
          <table:table-cell office:value-type="float" office:value="1.500282769" calcext:value-type="float">
            <text:p>1.5002827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307514/index.html</text:p>
          </table:table-cell>
          <table:table-cell office:value-type="float" office:value="1.499946304" calcext:value-type="float">
            <text:p>1.4999463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1.498038651" calcext:value-type="float">
            <text:p>1.4980386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overview/index.html</text:p>
          </table:table-cell>
          <table:table-cell office:value-type="float" office:value="1.492873107" calcext:value-type="float">
            <text:p>1.4928731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2088705/index.html</text:p>
          </table:table-cell>
          <table:table-cell office:value-type="float" office:value="1.491134882" calcext:value-type="float">
            <text:p>1.4911348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3725631/index.html</text:p>
          </table:table-cell>
          <table:table-cell office:value-type="float" office:value="1.488481264" calcext:value-type="float">
            <text:p>1.4884812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rf4-hello-world-portlet/index.html</text:p>
          </table:table-cell>
          <table:table-cell office:value-type="float" office:value="1.488006193" calcext:value-type="float">
            <text:p>1.4880061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04638/index.html</text:p>
          </table:table-cell>
          <table:table-cell office:value-type="float" office:value="1.485494418" calcext:value-type="float">
            <text:p>1.4854944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navigation-api-portlet/index.html</text:p>
          </table:table-cell>
          <table:table-cell office:value-type="float" office:value="1.48416878" calcext:value-type="float">
            <text:p>1.48416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veto/index.html</text:p>
          </table:table-cell>
          <table:table-cell office:value-type="float" office:value="1.47985545" calcext:value-type="float">
            <text:p>1.47985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1/index.html</text:p>
          </table:table-cell>
          <table:table-cell office:value-type="float" office:value="1.475116203" calcext:value-type="float">
            <text:p>1.4751162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resources/index.html</text:p>
          </table:table-cell>
          <table:table-cell office:value-type="float" office:value="1.468036534" calcext:value-type="float">
            <text:p>1.4680365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441/index.html</text:p>
          </table:table-cell>
          <table:table-cell office:value-type="float" office:value="1.4630105" calcext:value-type="float">
            <text:p>1.4630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23/index.html</text:p>
          </table:table-cell>
          <table:table-cell office:value-type="float" office:value="1.456781916" calcext:value-type="float">
            <text:p>1.4567819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/index.html</text:p>
          </table:table-cell>
          <table:table-cell office:value-type="float" office:value="1.456756745" calcext:value-type="float">
            <text:p>1.456756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8909/index.html</text:p>
          </table:table-cell>
          <table:table-cell office:value-type="float" office:value="1.454083088" calcext:value-type="float">
            <text:p>1.4540830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35853/index.html</text:p>
          </table:table-cell>
          <table:table-cell office:value-type="float" office:value="1.454075735" calcext:value-type="float">
            <text:p>1.4540757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7382/index.html</text:p>
          </table:table-cell>
          <table:table-cell office:value-type="float" office:value="1.452715788" calcext:value-type="float">
            <text:p>1.4527157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079/index.html</text:p>
          </table:table-cell>
          <table:table-cell office:value-type="float" office:value="1.451976798" calcext:value-type="float">
            <text:p>1.4519767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resteasy/index.html</text:p>
          </table:table-cell>
          <table:table-cell office:value-type="float" office:value="1.451726004" calcext:value-type="float">
            <text:p>1.4517260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23996/index.html</text:p>
          </table:table-cell>
          <table:table-cell office:value-type="float" office:value="1.450391308" calcext:value-type="float">
            <text:p>1.4503913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wfk21/index.html</text:p>
          </table:table-cell>
          <table:table-cell office:value-type="float" office:value="1.450265962" calcext:value-type="float">
            <text:p>1.4502659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inter-app/index.html</text:p>
          </table:table-cell>
          <table:table-cell office:value-type="float" office:value="1.442860047" calcext:value-type="float">
            <text:p>1.442860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wfk21/index.html</text:p>
          </table:table-cell>
          <table:table-cell office:value-type="float" office:value="1.434766098" calcext:value-type="float">
            <text:p>1.4347660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627742/index.html</text:p>
          </table:table-cell>
          <table:table-cell office:value-type="float" office:value="1.430810458" calcext:value-type="float">
            <text:p>1.4308104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36/index.html</text:p>
          </table:table-cell>
          <table:table-cell office:value-type="float" office:value="1.429730879" calcext:value-type="float">
            <text:p>1.4297308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1058/index.html</text:p>
          </table:table-cell>
          <table:table-cell office:value-type="float" office:value="1.421570627" calcext:value-type="float">
            <text:p>1.4215706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ean-validation/index.html</text:p>
          </table:table-cell>
          <table:table-cell office:value-type="float" office:value="1.41879762" calcext:value-type="float">
            <text:p>1.418797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contributing/index.html</text:p>
          </table:table-cell>
          <table:table-cell office:value-type="float" office:value="1.415480513" calcext:value-type="float">
            <text:p>1.415480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237934/index.html</text:p>
          </table:table-cell>
          <table:table-cell office:value-type="float" office:value="1.409335661" calcext:value-type="float">
            <text:p>1.4093356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multi-tenancy/index.html</text:p>
          </table:table-cell>
          <table:table-cell office:value-type="float" office:value="1.408031391" calcext:value-type="float">
            <text:p>1.4080313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get-started/index.html</text:p>
          </table:table-cell>
          <table:table-cell office:value-type="float" office:value="1.407351447" calcext:value-type="float">
            <text:p>1.4073514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ownload/index.html</text:p>
          </table:table-cell>
          <table:table-cell office:value-type="float" office:value="1.405139212" calcext:value-type="float">
            <text:p>1.4051392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ore-brms/index.html</text:p>
          </table:table-cell>
          <table:table-cell office:value-type="float" office:value="1.403623833" calcext:value-type="float">
            <text:p>1.4036238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4522/index.html</text:p>
          </table:table-cell>
          <table:table-cell office:value-type="float" office:value="1.402565404" calcext:value-type="float">
            <text:p>1.402565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implest-hello-world-portlet/index.html</text:p>
          </table:table-cell>
          <table:table-cell office:value-type="float" office:value="1.399011864" calcext:value-type="float">
            <text:p>1.399011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get-started/index.html</text:p>
          </table:table-cell>
          <table:table-cell office:value-type="float" office:value="1.398941084" calcext:value-type="float">
            <text:p>1.398941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80944/index.html</text:p>
          </table:table-cell>
          <table:table-cell office:value-type="float" office:value="1.397173953" calcext:value-type="float">
            <text:p>1.3971739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1.396930513" calcext:value-type="float">
            <text:p>1.396930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ample-portal/index.html</text:p>
          </table:table-cell>
          <table:table-cell office:value-type="float" office:value="1.391415177" calcext:value-type="float">
            <text:p>1.3914151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03509/index.html</text:p>
          </table:table-cell>
          <table:table-cell office:value-type="float" office:value="1.390654531" calcext:value-type="float">
            <text:p>1.390654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ownload/index.html</text:p>
          </table:table-cell>
          <table:table-cell office:value-type="float" office:value="1.382455606" calcext:value-type="float">
            <text:p>1.3824556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755371/index.html</text:p>
          </table:table-cell>
          <table:table-cell office:value-type="float" office:value="1.381814576" calcext:value-type="float">
            <text:p>1.3818145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9157225/index.html</text:p>
          </table:table-cell>
          <table:table-cell office:value-type="float" office:value="1.378739041" calcext:value-type="float">
            <text:p>1.3787390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5936/index.html</text:p>
          </table:table-cell>
          <table:table-cell office:value-type="float" office:value="1.378607425" calcext:value-type="float">
            <text:p>1.378607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3506/index.html</text:p>
          </table:table-cell>
          <table:table-cell office:value-type="float" office:value="1.378253652" calcext:value-type="float">
            <text:p>1.378253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8975/index.html</text:p>
          </table:table-cell>
          <table:table-cell office:value-type="float" office:value="1.377755067" calcext:value-type="float">
            <text:p>1.377755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96937/index.html</text:p>
          </table:table-cell>
          <table:table-cell office:value-type="float" office:value="1.377312042" calcext:value-type="float">
            <text:p>1.3773120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260/index.html</text:p>
          </table:table-cell>
          <table:table-cell office:value-type="float" office:value="1.371060683" calcext:value-type="float">
            <text:p>1.3710606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948313/index.html</text:p>
          </table:table-cell>
          <table:table-cell office:value-type="float" office:value="1.370725289" calcext:value-type="float">
            <text:p>1.3707252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155228/index.html</text:p>
          </table:table-cell>
          <table:table-cell office:value-type="float" office:value="1.368714598" calcext:value-type="float">
            <text:p>1.368714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1.368275499" calcext:value-type="float">
            <text:p>1.3682754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html5/index.html</text:p>
          </table:table-cell>
          <table:table-cell office:value-type="float" office:value="1.367049871" calcext:value-type="float">
            <text:p>1.3670498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706099/index.html</text:p>
          </table:table-cell>
          <table:table-cell office:value-type="float" office:value="1.366220732" calcext:value-type="float">
            <text:p>1.3662207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8442425/index.html</text:p>
          </table:table-cell>
          <table:table-cell office:value-type="float" office:value="1.355238281" calcext:value-type="float">
            <text:p>1.3552382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83726/index.html</text:p>
          </table:table-cell>
          <table:table-cell office:value-type="float" office:value="1.355232273" calcext:value-type="float">
            <text:p>1.3552322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1194/index.html</text:p>
          </table:table-cell>
          <table:table-cell office:value-type="float" office:value="1.354429119" calcext:value-type="float">
            <text:p>1.3544291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jms/index.html</text:p>
          </table:table-cell>
          <table:table-cell office:value-type="float" office:value="1.351573667" calcext:value-type="float">
            <text:p>1.3515736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0097/index.html</text:p>
          </table:table-cell>
          <table:table-cell office:value-type="float" office:value="1.347380417" calcext:value-type="float">
            <text:p>1.3473804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977278/index.html</text:p>
          </table:table-cell>
          <table:table-cell office:value-type="float" office:value="1.342219983" calcext:value-type="float">
            <text:p>1.342219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5443/index.html</text:p>
          </table:table-cell>
          <table:table-cell office:value-type="float" office:value="1.342070868" calcext:value-type="float">
            <text:p>1.342070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overview/index.html</text:p>
          </table:table-cell>
          <table:table-cell office:value-type="float" office:value="1.341693439" calcext:value-type="float">
            <text:p>1.3416934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terceptors/index.html</text:p>
          </table:table-cell>
          <table:table-cell office:value-type="float" office:value="1.338845751" calcext:value-type="float">
            <text:p>1.3388457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1307/index.html</text:p>
          </table:table-cell>
          <table:table-cell office:value-type="float" office:value="1.33588568" calcext:value-type="float">
            <text:p>1.335885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business-resource-planner/index.html</text:p>
          </table:table-cell>
          <table:table-cell office:value-type="float" office:value="1.334834923" calcext:value-type="float">
            <text:p>1.334834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63625/index.html</text:p>
          </table:table-cell>
          <table:table-cell office:value-type="float" office:value="1.334154513" calcext:value-type="float">
            <text:p>1.3341545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61967/index.html</text:p>
          </table:table-cell>
          <table:table-cell office:value-type="float" office:value="1.33344362" calcext:value-type="float">
            <text:p>1.333443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896/index.html</text:p>
          </table:table-cell>
          <table:table-cell office:value-type="float" office:value="1.330755784" calcext:value-type="float">
            <text:p>1.330755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895919/index.html</text:p>
          </table:table-cell>
          <table:table-cell office:value-type="float" office:value="1.329192117" calcext:value-type="float">
            <text:p>1.3291921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di-add-interceptor-binding/index.html</text:p>
          </table:table-cell>
          <table:table-cell office:value-type="float" office:value="1.328696612" calcext:value-type="float">
            <text:p>1.3286966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57404/index.html</text:p>
          </table:table-cell>
          <table:table-cell office:value-type="float" office:value="1.326117844" calcext:value-type="float">
            <text:p>1.3261178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elloworld-jdg/index.html</text:p>
          </table:table-cell>
          <table:table-cell office:value-type="float" office:value="1.320280074" calcext:value-type="float">
            <text:p>1.3202800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petclinic/index.html</text:p>
          </table:table-cell>
          <table:table-cell office:value-type="float" office:value="1.315666636" calcext:value-type="float">
            <text:p>1.3156666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705548/index.html</text:p>
          </table:table-cell>
          <table:table-cell office:value-type="float" office:value="1.314090706" calcext:value-type="float">
            <text:p>1.3140907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868336/index.html</text:p>
          </table:table-cell>
          <table:table-cell office:value-type="float" office:value="1.313254731" calcext:value-type="float">
            <text:p>1.3132547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ws/index.html</text:p>
          </table:table-cell>
          <table:table-cell office:value-type="float" office:value="1.311992384" calcext:value-type="float">
            <text:p>1.3119923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dex.html</text:p>
          </table:table-cell>
          <table:table-cell office:value-type="float" office:value="1.30745184" calcext:value-type="float">
            <text:p>1.307451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rms-and-conditions/index.html</text:p>
          </table:table-cell>
          <table:table-cell office:value-type="float" office:value="1.301077833" calcext:value-type="float">
            <text:p>1.3010778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390131/index.html</text:p>
          </table:table-cell>
          <table:table-cell office:value-type="float" office:value="1.300645522" calcext:value-type="float">
            <text:p>1.3006455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exception-handling/index.html</text:p>
          </table:table-cell>
          <table:table-cell office:value-type="float" office:value="1.297825006" calcext:value-type="float">
            <text:p>1.2978250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306152/index.html</text:p>
          </table:table-cell>
          <table:table-cell office:value-type="float" office:value="1.294707869" calcext:value-type="float">
            <text:p>1.2947078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html5-mobile/index.html</text:p>
          </table:table-cell>
          <table:table-cell office:value-type="float" office:value="1.292008275" calcext:value-type="float">
            <text:p>1.2920082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925276/index.html</text:p>
          </table:table-cell>
          <table:table-cell office:value-type="float" office:value="1.291990385" calcext:value-type="float">
            <text:p>1.291990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621055/index.html</text:p>
          </table:table-cell>
          <table:table-cell office:value-type="float" office:value="1.288346434" calcext:value-type="float">
            <text:p>1.2883464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dg-quickstarts</text:p>
          </table:table-cell>
          <table:table-cell office:value-type="float" office:value="1.28765858" calcext:value-type="float">
            <text:p>1.287658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14974/index.html</text:p>
          </table:table-cell>
          <table:table-cell office:value-type="float" office:value="1.285183313" calcext:value-type="float">
            <text:p>1.2851833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4j/index.html</text:p>
          </table:table-cell>
          <table:table-cell office:value-type="float" office:value="1.277834328" calcext:value-type="float">
            <text:p>1.277834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48952/index.html</text:p>
          </table:table-cell>
          <table:table-cell office:value-type="float" office:value="1.273159985" calcext:value-type="float">
            <text:p>1.2731599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singleton/index.html</text:p>
          </table:table-cell>
          <table:table-cell office:value-type="float" office:value="1.269737839" calcext:value-type="float">
            <text:p>1.2697378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89880/index.html</text:p>
          </table:table-cell>
          <table:table-cell office:value-type="float" office:value="1.267766311" calcext:value-type="float">
            <text:p>1.2677663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48968/index.html</text:p>
          </table:table-cell>
          <table:table-cell office:value-type="float" office:value="1.267634212" calcext:value-type="float">
            <text:p>1.2676342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ownload/index.html</text:p>
          </table:table-cell>
          <table:table-cell office:value-type="float" office:value="1.263832469" calcext:value-type="float">
            <text:p>1.2638324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911/index.html</text:p>
          </table:table-cell>
          <table:table-cell office:value-type="float" office:value="1.261522934" calcext:value-type="float">
            <text:p>1.2615229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040415/index.html</text:p>
          </table:table-cell>
          <table:table-cell office:value-type="float" office:value="1.253820676" calcext:value-type="float">
            <text:p>1.253820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130073/index.html</text:p>
          </table:table-cell>
          <table:table-cell office:value-type="float" office:value="1.253753935" calcext:value-type="float">
            <text:p>1.2537539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55033/index.html</text:p>
          </table:table-cell>
          <table:table-cell office:value-type="float" office:value="1.247180017" calcext:value-type="float">
            <text:p>1.247180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0776/index.html</text:p>
          </table:table-cell>
          <table:table-cell office:value-type="float" office:value="1.239539479" calcext:value-type="float">
            <text:p>1.2395394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ownload/index.html</text:p>
          </table:table-cell>
          <table:table-cell office:value-type="float" office:value="1.237841701" calcext:value-type="float">
            <text:p>1.237841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newsletter/index.html</text:p>
          </table:table-cell>
          <table:table-cell office:value-type="float" office:value="1.235794442" calcext:value-type="float">
            <text:p>1.235794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049944/index.html</text:p>
          </table:table-cell>
          <table:table-cell office:value-type="float" office:value="1.2291961" calcext:value-type="float">
            <text:p>1.2291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1.228595708" calcext:value-type="float">
            <text:p>1.2285957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ownload/index.html</text:p>
          </table:table-cell>
          <table:table-cell office:value-type="float" office:value="1.226550581" calcext:value-type="float">
            <text:p>1.226550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overview/index.html</text:p>
          </table:table-cell>
          <table:table-cell office:value-type="float" office:value="1.21304581" calcext:value-type="float">
            <text:p>1.21304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digest/index.html</text:p>
          </table:table-cell>
          <table:table-cell office:value-type="float" office:value="1.212262544" calcext:value-type="float">
            <text:p>1.2122625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503/index.html</text:p>
          </table:table-cell>
          <table:table-cell office:value-type="float" office:value="1.20534156" calcext:value-type="float">
            <text:p>1.20534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1.197111369" calcext:value-type="float">
            <text:p>1.197111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488207/index.html</text:p>
          </table:table-cell>
          <table:table-cell office:value-type="float" office:value="1.196510579" calcext:value-type="float">
            <text:p>1.1965105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resources/index.html</text:p>
          </table:table-cell>
          <table:table-cell office:value-type="float" office:value="1.195501064" calcext:value-type="float">
            <text:p>1.1955010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ownload/index.html</text:p>
          </table:table-cell>
          <table:table-cell office:value-type="float" office:value="1.19518973" calcext:value-type="float">
            <text:p>1.195189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a-crash-rec/index.html</text:p>
          </table:table-cell>
          <table:table-cell office:value-type="float" office:value="1.191052437" calcext:value-type="float">
            <text:p>1.191052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oms/index.html</text:p>
          </table:table-cell>
          <table:table-cell office:value-type="float" office:value="1.18960435" calcext:value-type="float">
            <text:p>1.189604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252/index.html</text:p>
          </table:table-cell>
          <table:table-cell office:value-type="float" office:value="1.187324838" calcext:value-type="float">
            <text:p>1.1873248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62723/index.html</text:p>
          </table:table-cell>
          <table:table-cell office:value-type="float" office:value="1.186589356" calcext:value-type="float">
            <text:p>1.186589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jsp/index.html</text:p>
          </table:table-cell>
          <table:table-cell office:value-type="float" office:value="1.183651678" calcext:value-type="float">
            <text:p>1.183651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ownload/index.html</text:p>
          </table:table-cell>
          <table:table-cell office:value-type="float" office:value="1.183327569" calcext:value-type="float">
            <text:p>1.183327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5051/index.html</text:p>
          </table:table-cell>
          <table:table-cell office:value-type="float" office:value="1.18027689" calcext:value-type="float">
            <text:p>1.180276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client-cert/index.html</text:p>
          </table:table-cell>
          <table:table-cell office:value-type="float" office:value="1.177822265" calcext:value-type="float">
            <text:p>1.177822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overview/index.html</text:p>
          </table:table-cell>
          <table:table-cell office:value-type="float" office:value="1.175434778" calcext:value-type="float">
            <text:p>1.1754347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625940/index.html</text:p>
          </table:table-cell>
          <table:table-cell office:value-type="float" office:value="1.174775096" calcext:value-type="float">
            <text:p>1.1747750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ear/index.html</text:p>
          </table:table-cell>
          <table:table-cell office:value-type="float" office:value="1.171859559" calcext:value-type="float">
            <text:p>1.1718595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672280/index.html</text:p>
          </table:table-cell>
          <table:table-cell office:value-type="float" office:value="1.170532565" calcext:value-type="float">
            <text:p>1.170532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-interceptors/index.html</text:p>
          </table:table-cell>
          <table:table-cell office:value-type="float" office:value="1.167816633" calcext:value-type="float">
            <text:p>1.167816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72958/index.html</text:p>
          </table:table-cell>
          <table:table-cell office:value-type="float" office:value="1.166449069" calcext:value-type="float">
            <text:p>1.166449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8061/index.html</text:p>
          </table:table-cell>
          <table:table-cell office:value-type="float" office:value="1.165886977" calcext:value-type="float">
            <text:p>1.1658869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brms-quickstarts</text:p>
          </table:table-cell>
          <table:table-cell office:value-type="float" office:value="1.162478037" calcext:value-type="float">
            <text:p>1.162478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mt/index.html</text:p>
          </table:table-cell>
          <table:table-cell office:value-type="float" office:value="1.161394552" calcext:value-type="float">
            <text:p>1.1613945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multi-tenancy/index.html</text:p>
          </table:table-cell>
          <table:table-cell office:value-type="float" office:value="1.158585086" calcext:value-type="float">
            <text:p>1.1585850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669512/index.html</text:p>
          </table:table-cell>
          <table:table-cell office:value-type="float" office:value="1.154350557" calcext:value-type="float">
            <text:p>1.154350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overview/index.html</text:p>
          </table:table-cell>
          <table:table-cell office:value-type="float" office:value="1.152788658" calcext:value-type="float">
            <text:p>1.1527886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1.151337146" calcext:value-type="float">
            <text:p>1.1513371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ownload/index.html</text:p>
          </table:table-cell>
          <table:table-cell office:value-type="float" office:value="1.148663531" calcext:value-type="float">
            <text:p>1.148663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ownload/index.html</text:p>
          </table:table-cell>
          <table:table-cell office:value-type="float" office:value="1.147531874" calcext:value-type="float">
            <text:p>1.1475318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4314451/index.html</text:p>
          </table:table-cell>
          <table:table-cell office:value-type="float" office:value="1.147028194" calcext:value-type="float">
            <text:p>1.1470281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overview/index.html</text:p>
          </table:table-cell>
          <table:table-cell office:value-type="float" office:value="1.144307849" calcext:value-type="float">
            <text:p>1.1443078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484018/index.html</text:p>
          </table:table-cell>
          <table:table-cell office:value-type="float" office:value="1.143905234" calcext:value-type="float">
            <text:p>1.1439052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1.143273224" calcext:value-type="float">
            <text:p>1.1432732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resources/index.html</text:p>
          </table:table-cell>
          <table:table-cell office:value-type="float" office:value="1.142241025" calcext:value-type="float">
            <text:p>1.1422410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1.14165948" calcext:value-type="float">
            <text:p>1.14165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ownload/index.html</text:p>
          </table:table-cell>
          <table:table-cell office:value-type="float" office:value="1.141018947" calcext:value-type="float">
            <text:p>1.1410189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q/index.html</text:p>
          </table:table-cell>
          <table:table-cell office:value-type="float" office:value="1.135326467" calcext:value-type="float">
            <text:p>1.1353264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resources/index.html</text:p>
          </table:table-cell>
          <table:table-cell office:value-type="float" office:value="1.130770701" calcext:value-type="float">
            <text:p>1.1307707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started/index.html</text:p>
          </table:table-cell>
          <table:table-cell office:value-type="float" office:value="1.129674519" calcext:value-type="float">
            <text:p>1.1296745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76/index.html</text:p>
          </table:table-cell>
          <table:table-cell office:value-type="float" office:value="1.127105848" calcext:value-type="float">
            <text:p>1.1271058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overview/index.html</text:p>
          </table:table-cell>
          <table:table-cell office:value-type="float" office:value="1.12472342" calcext:value-type="float">
            <text:p>1.124723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docker/app.css</text:p>
          </table:table-cell>
          <table:table-cell office:value-type="float" office:value="1.123564478" calcext:value-type="float">
            <text:p>1.1235644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with-signature/index.html</text:p>
          </table:table-cell>
          <table:table-cell office:value-type="float" office:value="1.121313134" calcext:value-type="float">
            <text:p>1.1213131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ear/index.html</text:p>
          </table:table-cell>
          <table:table-cell office:value-type="float" office:value="1.119323821" calcext:value-type="float">
            <text:p>1.1193238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drools/index.html</text:p>
          </table:table-cell>
          <table:table-cell office:value-type="float" office:value="1.112991176" calcext:value-type="float">
            <text:p>1.1129911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jpa/index.html</text:p>
          </table:table-cell>
          <table:table-cell office:value-type="float" office:value="1.108479428" calcext:value-type="float">
            <text:p>1.1084794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923732/index.html</text:p>
          </table:table-cell>
          <table:table-cell office:value-type="float" office:value="1.105590011" calcext:value-type="float">
            <text:p>1.1055900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contributing/index.html</text:p>
          </table:table-cell>
          <table:table-cell office:value-type="float" office:value="1.105100169" calcext:value-type="float">
            <text:p>1.1051001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1590738/index.html</text:p>
          </table:table-cell>
          <table:table-cell office:value-type="float" office:value="1.104560819" calcext:value-type="float">
            <text:p>1.1045608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ownload/index.html</text:p>
          </table:table-cell>
          <table:table-cell office:value-type="float" office:value="1.103511974" calcext:value-type="float">
            <text:p>1.1035119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ecaptcha/index.html</text:p>
          </table:table-cell>
          <table:table-cell office:value-type="float" office:value="1.101390433" calcext:value-type="float">
            <text:p>1.1013904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373655/index.html</text:p>
          </table:table-cell>
          <table:table-cell office:value-type="float" office:value="1.091723524" calcext:value-type="float">
            <text:p>1.0917235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279/index.html</text:p>
          </table:table-cell>
          <table:table-cell office:value-type="float" office:value="1.082908818" calcext:value-type="float">
            <text:p>1.0829088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overview/index.html</text:p>
          </table:table-cell>
          <table:table-cell office:value-type="float" office:value="1.081715405" calcext:value-type="float">
            <text:p>1.0817154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two-factor/index.html</text:p>
          </table:table-cell>
          <table:table-cell office:value-type="float" office:value="1.077368878" calcext:value-type="float">
            <text:p>1.077368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alternative/index.html</text:p>
          </table:table-cell>
          <table:table-cell office:value-type="float" office:value="1.077163801" calcext:value-type="float">
            <text:p>1.0771638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osgi/index.html</text:p>
          </table:table-cell>
          <table:table-cell office:value-type="float" office:value="1.075615253" calcext:value-type="float">
            <text:p>1.0756152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get-started/index.html</text:p>
          </table:table-cell>
          <table:table-cell office:value-type="float" office:value="1.073995095" calcext:value-type="float">
            <text:p>1.0739950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basic/index.html</text:p>
          </table:table-cell>
          <table:table-cell office:value-type="float" office:value="1.072310407" calcext:value-type="float">
            <text:p>1.0723104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1.07169597" calcext:value-type="float">
            <text:p>1.071695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hrinkwrap-resolver/index.html</text:p>
          </table:table-cell>
          <table:table-cell office:value-type="float" office:value="1.068911229" calcext:value-type="float">
            <text:p>1.0689112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centre/index.html</text:p>
          </table:table-cell>
          <table:table-cell office:value-type="float" office:value="1.065844739" calcext:value-type="float">
            <text:p>1.065844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1.064139481" calcext:value-type="float">
            <text:p>1.0641394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ldap/index.html</text:p>
          </table:table-cell>
          <table:table-cell office:value-type="float" office:value="1.060406393" calcext:value-type="float">
            <text:p>1.0604063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1.059323029" calcext:value-type="float">
            <text:p>1.0593230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greeter/index.html</text:p>
          </table:table-cell>
          <table:table-cell office:value-type="float" office:value="1.056144261" calcext:value-type="float">
            <text:p>1.0561442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bean/index.html</text:p>
          </table:table-cell>
          <table:table-cell office:value-type="float" office:value="1.055242385" calcext:value-type="float">
            <text:p>1.0552423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0175/index.html</text:p>
          </table:table-cell>
          <table:table-cell office:value-type="float" office:value="1.052843429" calcext:value-type="float">
            <text:p>1.0528434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async/index.html</text:p>
          </table:table-cell>
          <table:table-cell office:value-type="float" office:value="1.048986336" calcext:value-type="float">
            <text:p>1.0489863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47864/index.html</text:p>
          </table:table-cell>
          <table:table-cell office:value-type="float" office:value="1.048685438" calcext:value-type="float">
            <text:p>1.0486854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lus/index.html</text:p>
          </table:table-cell>
          <table:table-cell office:value-type="float" office:value="1.047863962" calcext:value-type="float">
            <text:p>1.0478639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wfk21/index.html</text:p>
          </table:table-cell>
          <table:table-cell office:value-type="float" office:value="1.047386189" calcext:value-type="float">
            <text:p>1.0473861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wfk21/index.html</text:p>
          </table:table-cell>
          <table:table-cell office:value-type="float" office:value="1.047338802" calcext:value-type="float">
            <text:p>1.0473388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4/index.html</text:p>
          </table:table-cell>
          <table:table-cell office:value-type="float" office:value="1.044147065" calcext:value-type="float">
            <text:p>1.044147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0610/index.html</text:p>
          </table:table-cell>
          <table:table-cell office:value-type="float" office:value="1.040062896" calcext:value-type="float">
            <text:p>1.0400628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otrod-endpoint/index.html</text:p>
          </table:table-cell>
          <table:table-cell office:value-type="float" office:value="1.035608956" calcext:value-type="float">
            <text:p>1.035608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/index.html</text:p>
          </table:table-cell>
          <table:table-cell office:value-type="float" office:value="1.032093069" calcext:value-type="float">
            <text:p>1.0320930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asyncrequestmapping/index.html</text:p>
          </table:table-cell>
          <table:table-cell office:value-type="float" office:value="1.028886668" calcext:value-type="float">
            <text:p>1.0288866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9362/index.html</text:p>
          </table:table-cell>
          <table:table-cell office:value-type="float" office:value="1.028302649" calcext:value-type="float">
            <text:p>1.028302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war/index.html</text:p>
          </table:table-cell>
          <table:table-cell office:value-type="float" office:value="1.027679774" calcext:value-type="float">
            <text:p>1.0276797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wfk21/index.html</text:p>
          </table:table-cell>
          <table:table-cell office:value-type="float" office:value="1.027057067" calcext:value-type="float">
            <text:p>1.02705706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eveloper-materials.js</text:p>
          </table:table-cell>
          <table:table-cell office:value-type="float" office:value="1.026120634" calcext:value-type="float">
            <text:p>1.0261206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570/index.html</text:p>
          </table:table-cell>
          <table:table-cell office:value-type="float" office:value="1.019434516" calcext:value-type="float">
            <text:p>1.019434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emperature-converter/index.html</text:p>
          </table:table-cell>
          <table:table-cell office:value-type="float" office:value="1.019406834" calcext:value-type="float">
            <text:p>1.0194068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63907/index.html</text:p>
          </table:table-cell>
          <table:table-cell office:value-type="float" office:value="1.015862909" calcext:value-type="float">
            <text:p>1.015862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1.014446455" calcext:value-type="float">
            <text:p>1.0144464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241968/index.html</text:p>
          </table:table-cell>
          <table:table-cell office:value-type="float" office:value="1.014030157" calcext:value-type="float">
            <text:p>1.0140301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5454764/index.html</text:p>
          </table:table-cell>
          <table:table-cell office:value-type="float" office:value="1.013255914" calcext:value-type="float">
            <text:p>1.0132559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033/index.html</text:p>
          </table:table-cell>
          <table:table-cell office:value-type="float" office:value="1.00808727" calcext:value-type="float">
            <text:p>1.008087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620367/index.html</text:p>
          </table:table-cell>
          <table:table-cell office:value-type="float" office:value="1.007587437" calcext:value-type="float">
            <text:p>1.0075874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4/index.html</text:p>
          </table:table-cell>
          <table:table-cell office:value-type="float" office:value="1.007278024" calcext:value-type="float">
            <text:p>1.0072780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orm/index.html</text:p>
          </table:table-cell>
          <table:table-cell office:value-type="float" office:value="1.006292459" calcext:value-type="float">
            <text:p>1.0062924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-distributed-crash-rec/index.html</text:p>
          </table:table-cell>
          <table:table-cell office:value-type="float" office:value="1.004267958" calcext:value-type="float">
            <text:p>1.0042679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02144/index.html</text:p>
          </table:table-cell>
          <table:table-cell office:value-type="float" office:value="1.001787691" calcext:value-type="float">
            <text:p>1.001787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987/index.html</text:p>
          </table:table-cell>
          <table:table-cell office:value-type="float" office:value="1.001591005" calcext:value-type="float">
            <text:p>1.0015910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hello-world-portlet/index.html</text:p>
          </table:table-cell>
          <table:table-cell office:value-type="float" office:value="1.001409012" calcext:value-type="float">
            <text:p>1.001409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54/index.html</text:p>
          </table:table-cell>
          <table:table-cell office:value-type="float" office:value="0.997701314" calcext:value-type="float">
            <text:p>0.9977013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asynchronous/index.html</text:p>
          </table:table-cell>
          <table:table-cell office:value-type="float" office:value="0.987318876" calcext:value-type="float">
            <text:p>0.9873188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/index.html</text:p>
          </table:table-cell>
          <table:table-cell office:value-type="float" office:value="0.985787793" calcext:value-type="float">
            <text:p>0.9857877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itter/index.html</text:p>
          </table:table-cell>
          <table:table-cell office:value-type="float" office:value="0.985674565" calcext:value-type="float">
            <text:p>0.985674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remote/index.html</text:p>
          </table:table-cell>
          <table:table-cell office:value-type="float" office:value="0.983083884" calcext:value-type="float">
            <text:p>0.9830838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977786523" calcext:value-type="float">
            <text:p>0.9777865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portal-extension/index.html</text:p>
          </table:table-cell>
          <table:table-cell office:value-type="float" office:value="0.97775853" calcext:value-type="float">
            <text:p>0.977758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ayment-cdi-event/index.html</text:p>
          </table:table-cell>
          <table:table-cell office:value-type="float" office:value="0.9723777" calcext:value-type="float">
            <text:p>0.97237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-ear/index.html</text:p>
          </table:table-cell>
          <table:table-cell office:value-type="float" office:value="0.972185187" calcext:value-type="float">
            <text:p>0.972185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30180/index.html</text:p>
          </table:table-cell>
          <table:table-cell office:value-type="float" office:value="0.969387386" calcext:value-type="float">
            <text:p>0.9693873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db/index.html</text:p>
          </table:table-cell>
          <table:table-cell office:value-type="float" office:value="0.967251084" calcext:value-type="float">
            <text:p>0.9672510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0.966812739" calcext:value-type="float">
            <text:p>0.966812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797723/index.html</text:p>
          </table:table-cell>
          <table:table-cell office:value-type="float" office:value="0.966525937" calcext:value-type="float">
            <text:p>0.9665259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apid-stock-market/index.html</text:p>
          </table:table-cell>
          <table:table-cell office:value-type="float" office:value="0.964525778" calcext:value-type="float">
            <text:p>0.9645257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98578/index.html</text:p>
          </table:table-cell>
          <table:table-cell office:value-type="float" office:value="0.963808532" calcext:value-type="float">
            <text:p>0.963808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8402/index.html</text:p>
          </table:table-cell>
          <table:table-cell office:value-type="float" office:value="0.957610808" calcext:value-type="float">
            <text:p>0.9576108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icketlink-sts/index.html</text:p>
          </table:table-cell>
          <table:table-cell office:value-type="float" office:value="0.956169942" calcext:value-type="float">
            <text:p>0.9561699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619/index.html</text:p>
          </table:table-cell>
          <table:table-cell office:value-type="float" office:value="0.954030158" calcext:value-type="float">
            <text:p>0.9540301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9174/index.html</text:p>
          </table:table-cell>
          <table:table-cell office:value-type="float" office:value="0.953361836" calcext:value-type="float">
            <text:p>0.9533618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966919/index.html</text:p>
          </table:table-cell>
          <table:table-cell office:value-type="float" office:value="0.952934788" calcext:value-type="float">
            <text:p>0.9529347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rf/index.html</text:p>
          </table:table-cell>
          <table:table-cell office:value-type="float" office:value="0.951597089" calcext:value-type="float">
            <text:p>0.9515970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93498/index.html</text:p>
          </table:table-cell>
          <table:table-cell office:value-type="float" office:value="0.950480514" calcext:value-type="float">
            <text:p>0.9504805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jdf/index.html</text:p>
          </table:table-cell>
          <table:table-cell office:value-type="float" office:value="0.946684014" calcext:value-type="float">
            <text:p>0.9466840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393/index.html</text:p>
          </table:table-cell>
          <table:table-cell office:value-type="float" office:value="0.942404127" calcext:value-type="float">
            <text:p>0.9424041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./index.html</text:p>
          </table:table-cell>
          <table:table-cell office:value-type="float" office:value="0.939314672" calcext:value-type="float">
            <text:p>0.9393146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mail/index.html</text:p>
          </table:table-cell>
          <table:table-cell office:value-type="float" office:value="0.938621665" calcext:value-type="float">
            <text:p>0.9386216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forge-from-scratch/index.html</text:p>
          </table:table-cell>
          <table:table-cell office:value-type="float" office:value="0.93273089" calcext:value-type="float">
            <text:p>0.932730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cli/index.html</text:p>
          </table:table-cell>
          <table:table-cell office:value-type="float" office:value="0.931813571" calcext:value-type="float">
            <text:p>0.9318135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0.931116598" calcext:value-type="float">
            <text:p>0.9311165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7984012/index.html</text:p>
          </table:table-cell>
          <table:table-cell office:value-type="float" office:value="0.927395788" calcext:value-type="float">
            <text:p>0.9273957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9702/index.html</text:p>
          </table:table-cell>
          <table:table-cell office:value-type="float" office:value="0.927110921" calcext:value-type="float">
            <text:p>0.9271109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8747/index.html</text:p>
          </table:table-cell>
          <table:table-cell office:value-type="float" office:value="0.924978878" calcext:value-type="float">
            <text:p>0.924978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servlet-filter/index.html</text:p>
          </table:table-cell>
          <table:table-cell office:value-type="float" office:value="0.919141116" calcext:value-type="float">
            <text:p>0.9191411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encryption/index.html</text:p>
          </table:table-cell>
          <table:table-cell office:value-type="float" office:value="0.919128487" calcext:value-type="float">
            <text:p>0.9191284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participant-completion-simple/index.html</text:p>
          </table:table-cell>
          <table:table-cell office:value-type="float" office:value="0.915206343" calcext:value-type="float">
            <text:p>0.9152063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141164/index.html</text:p>
          </table:table-cell>
          <table:table-cell office:value-type="float" office:value="0.913889531" calcext:value-type="float">
            <text:p>0.913889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dom4j/index.html</text:p>
          </table:table-cell>
          <table:table-cell office:value-type="float" office:value="0.910780851" calcext:value-type="float">
            <text:p>0.9107808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1473/index.html</text:p>
          </table:table-cell>
          <table:table-cell office:value-type="float" office:value="0.910725077" calcext:value-type="float">
            <text:p>0.9107250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11288/index.html</text:p>
          </table:table-cell>
          <table:table-cell office:value-type="float" office:value="0.90801736" calcext:value-type="float">
            <text:p>0.908017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31010/index.html</text:p>
          </table:table-cell>
          <table:table-cell office:value-type="float" office:value="0.90707375" calcext:value-type="float">
            <text:p>0.907073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hopping-cart/index.html</text:p>
          </table:table-cell>
          <table:table-cell office:value-type="float" office:value="0.905875421" calcext:value-type="float">
            <text:p>0.9058754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793/index.html</text:p>
          </table:table-cell>
          <table:table-cell office:value-type="float" office:value="0.90566994" calcext:value-type="float">
            <text:p>0.905669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387/index.html</text:p>
          </table:table-cell>
          <table:table-cell office:value-type="float" office:value="0.902514621" calcext:value-type="float">
            <text:p>0.9025146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731657/index.html</text:p>
          </table:table-cell>
          <table:table-cell office:value-type="float" office:value="0.902059806" calcext:value-type="float">
            <text:p>0.9020598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2433925/index.html</text:p>
          </table:table-cell>
          <table:table-cell office:value-type="float" office:value="0.899395309" calcext:value-type="float">
            <text:p>0.899395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8359/index.html</text:p>
          </table:table-cell>
          <table:table-cell office:value-type="float" office:value="0.896351047" calcext:value-type="float">
            <text:p>0.896351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hrows-exception/index.html</text:p>
          </table:table-cell>
          <table:table-cell office:value-type="float" office:value="0.896218784" calcext:value-type="float">
            <text:p>0.8962187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65824/index.html</text:p>
          </table:table-cell>
          <table:table-cell office:value-type="float" office:value="0.89012376" calcext:value-type="float">
            <text:p>0.890123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465/index.html</text:p>
          </table:table-cell>
          <table:table-cell office:value-type="float" office:value="0.889984569" calcext:value-type="float">
            <text:p>0.8899845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558620/index.html</text:p>
          </table:table-cell>
          <table:table-cell office:value-type="float" office:value="0.889720058" calcext:value-type="float">
            <text:p>0.88972005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6276/index.html</text:p>
          </table:table-cell>
          <table:table-cell office:value-type="float" office:value="0.889441656" calcext:value-type="float">
            <text:p>0.8894416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jects/index.html</text:p>
          </table:table-cell>
          <table:table-cell office:value-type="float" office:value="0.886446902" calcext:value-type="float">
            <text:p>0.8864469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drl/index.html</text:p>
          </table:table-cell>
          <table:table-cell office:value-type="float" office:value="0.884923325" calcext:value-type="float">
            <text:p>0.8849233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8303/index.html</text:p>
          </table:table-cell>
          <table:table-cell office:value-type="float" office:value="0.884786666" calcext:value-type="float">
            <text:p>0.8847866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6780/index.html</text:p>
          </table:table-cell>
          <table:table-cell office:value-type="float" office:value="0.87977691" calcext:value-type="float">
            <text:p>0.87977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9851/index.html</text:p>
          </table:table-cell>
          <table:table-cell office:value-type="float" office:value="0.878539048" calcext:value-type="float">
            <text:p>0.8785390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395184/index.html</text:p>
          </table:table-cell>
          <table:table-cell office:value-type="float" office:value="0.876821463" calcext:value-type="float">
            <text:p>0.876821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3833/index.html</text:p>
          </table:table-cell>
          <table:table-cell office:value-type="float" office:value="0.875770395" calcext:value-type="float">
            <text:p>0.8757703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600665/index.html</text:p>
          </table:table-cell>
          <table:table-cell office:value-type="float" office:value="0.875630135" calcext:value-type="float">
            <text:p>0.87563013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0.872827755" calcext:value-type="float">
            <text:p>0.8728277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072488/index.html</text:p>
          </table:table-cell>
          <table:table-cell office:value-type="float" office:value="0.864381722" calcext:value-type="float">
            <text:p>0.8643817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417394/index.html</text:p>
          </table:table-cell>
          <table:table-cell office:value-type="float" office:value="0.862150331" calcext:value-type="float">
            <text:p>0.8621503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0313/index.html</text:p>
          </table:table-cell>
          <table:table-cell office:value-type="float" office:value="0.858268191" calcext:value-type="float">
            <text:p>0.8582681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metadata/index.html</text:p>
          </table:table-cell>
          <table:table-cell office:value-type="float" office:value="0.858056981" calcext:value-type="float">
            <text:p>0.858056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52541/index.html</text:p>
          </table:table-cell>
          <table:table-cell office:value-type="float" office:value="0.847837752" calcext:value-type="float">
            <text:p>0.8478377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260307/index.html</text:p>
          </table:table-cell>
          <table:table-cell office:value-type="float" office:value="0.847604944" calcext:value-type="float">
            <text:p>0.8476049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055975/index.html</text:p>
          </table:table-cell>
          <table:table-cell office:value-type="float" office:value="0.846580299" calcext:value-type="float">
            <text:p>0.8465802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919/index.html</text:p>
          </table:table-cell>
          <table:table-cell office:value-type="float" office:value="0.840055012" calcext:value-type="float">
            <text:p>0.840055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326/index.html</text:p>
          </table:table-cell>
          <table:table-cell office:value-type="float" office:value="0.838074996" calcext:value-type="float">
            <text:p>0.8380749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5588/index.html</text:p>
          </table:table-cell>
          <table:table-cell office:value-type="float" office:value="0.837935739" calcext:value-type="float">
            <text:p>0.8379357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501925/index.html</text:p>
          </table:table-cell>
          <table:table-cell office:value-type="float" office:value="0.832743197" calcext:value-type="float">
            <text:p>0.8327431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2795/index.html</text:p>
          </table:table-cell>
          <table:table-cell office:value-type="float" office:value="0.821590517" calcext:value-type="float">
            <text:p>0.8215905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25312/index.html</text:p>
          </table:table-cell>
          <table:table-cell office:value-type="float" office:value="0.820072587" calcext:value-type="float">
            <text:p>0.8200725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imer/index.html</text:p>
          </table:table-cell>
          <table:table-cell office:value-type="float" office:value="0.815310446" calcext:value-type="float">
            <text:p>0.815310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167/index.html</text:p>
          </table:table-cell>
          <table:table-cell office:value-type="float" office:value="0.809893823" calcext:value-type="float">
            <text:p>0.8098938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/index.html</text:p>
          </table:table-cell>
          <table:table-cell office:value-type="float" office:value="0.802997831" calcext:value-type="float">
            <text:p>0.8029978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285/index.html</text:p>
          </table:table-cell>
          <table:table-cell office:value-type="float" office:value="0.796812984" calcext:value-type="float">
            <text:p>0.79681298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0479/index.html</text:p>
          </table:table-cell>
          <table:table-cell office:value-type="float" office:value="0.794522768" calcext:value-type="float">
            <text:p>0.7945227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10253/index.html</text:p>
          </table:table-cell>
          <table:table-cell office:value-type="float" office:value="0.790914356" calcext:value-type="float">
            <text:p>0.7909143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57/index.html</text:p>
          </table:table-cell>
          <table:table-cell office:value-type="float" office:value="0.790875279" calcext:value-type="float">
            <text:p>0.790875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st-endpoint/index.html</text:p>
          </table:table-cell>
          <table:table-cell office:value-type="float" office:value="0.789204171" calcext:value-type="float">
            <text:p>0.789204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4036/index.html</text:p>
          </table:table-cell>
          <table:table-cell office:value-type="float" office:value="0.788988629" calcext:value-type="float">
            <text:p>0.78898862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965468/index.html</text:p>
          </table:table-cell>
          <table:table-cell office:value-type="float" office:value="0.788012214" calcext:value-type="float">
            <text:p>0.788012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034881/index.html</text:p>
          </table:table-cell>
          <table:table-cell office:value-type="float" office:value="0.785342993" calcext:value-type="float">
            <text:p>0.7853429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471028/index.html</text:p>
          </table:table-cell>
          <table:table-cell office:value-type="float" office:value="0.779514339" calcext:value-type="float">
            <text:p>0.7795143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wnloads/index.html</text:p>
          </table:table-cell>
          <table:table-cell office:value-type="float" office:value="0.777109652" calcext:value-type="float">
            <text:p>0.777109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696384/index.html</text:p>
          </table:table-cell>
          <table:table-cell office:value-type="float" office:value="0.775198381" calcext:value-type="float">
            <text:p>0.7751983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342/index.html</text:p>
          </table:table-cell>
          <table:table-cell office:value-type="float" office:value="0.771134326" calcext:value-type="float">
            <text:p>0.7711343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29938/index.html</text:p>
          </table:table-cell>
          <table:table-cell office:value-type="float" office:value="0.766240983" calcext:value-type="float">
            <text:p>0.7662409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44290/index.html</text:p>
          </table:table-cell>
          <table:table-cell office:value-type="float" office:value="0.763033686" calcext:value-type="float">
            <text:p>0.7630336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52316/index.html</text:p>
          </table:table-cell>
          <table:table-cell office:value-type="float" office:value="0.762326424" calcext:value-type="float">
            <text:p>0.7623264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667870/index.html</text:p>
          </table:table-cell>
          <table:table-cell office:value-type="float" office:value="0.758869523" calcext:value-type="float">
            <text:p>0.7588695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93084/index.html</text:p>
          </table:table-cell>
          <table:table-cell office:value-type="float" office:value="0.752123233" calcext:value-type="float">
            <text:p>0.7521232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34958/index.html</text:p>
          </table:table-cell>
          <table:table-cell office:value-type="float" office:value="0.744267493" calcext:value-type="float">
            <text:p>0.744267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9222/index.html</text:p>
          </table:table-cell>
          <table:table-cell office:value-type="float" office:value="0.741890744" calcext:value-type="float">
            <text:p>0.7418907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840828/index.html</text:p>
          </table:table-cell>
          <table:table-cell office:value-type="float" office:value="0.741729332" calcext:value-type="float">
            <text:p>0.741729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63489/index.html</text:p>
          </table:table-cell>
          <table:table-cell office:value-type="float" office:value="0.740836416" calcext:value-type="float">
            <text:p>0.7408364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822247/index.html</text:p>
          </table:table-cell>
          <table:table-cell office:value-type="float" office:value="0.74058026" calcext:value-type="float">
            <text:p>0.740580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2001/index.html</text:p>
          </table:table-cell>
          <table:table-cell office:value-type="float" office:value="0.736081193" calcext:value-type="float">
            <text:p>0.7360811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0333/index.html</text:p>
          </table:table-cell>
          <table:table-cell office:value-type="float" office:value="0.734982166" calcext:value-type="float">
            <text:p>0.7349821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505842/index.html</text:p>
          </table:table-cell>
          <table:table-cell office:value-type="float" office:value="0.734578814" calcext:value-type="float">
            <text:p>0.7345788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905659/index.html</text:p>
          </table:table-cell>
          <table:table-cell office:value-type="float" office:value="0.734004465" calcext:value-type="float">
            <text:p>0.7340044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8818/index.html</text:p>
          </table:table-cell>
          <table:table-cell office:value-type="float" office:value="0.733845676" calcext:value-type="float">
            <text:p>0.7338456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266296/index.html</text:p>
          </table:table-cell>
          <table:table-cell office:value-type="float" office:value="0.730843442" calcext:value-type="float">
            <text:p>0.7308434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1635/index.html</text:p>
          </table:table-cell>
          <table:table-cell office:value-type="float" office:value="0.722597296" calcext:value-type="float">
            <text:p>0.7225972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2211/index.html</text:p>
          </table:table-cell>
          <table:table-cell office:value-type="float" office:value="0.719261839" calcext:value-type="float">
            <text:p>0.7192618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176/index.html</text:p>
          </table:table-cell>
          <table:table-cell office:value-type="float" office:value="0.718364246" calcext:value-type="float">
            <text:p>0.718364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714940981" calcext:value-type="float">
            <text:p>0.714940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1344/index.html</text:p>
          </table:table-cell>
          <table:table-cell office:value-type="float" office:value="0.698483591" calcext:value-type="float">
            <text:p>0.6984835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402902/index.html</text:p>
          </table:table-cell>
          <table:table-cell office:value-type="float" office:value="0.694821283" calcext:value-type="float">
            <text:p>0.6948212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616425/index.html</text:p>
          </table:table-cell>
          <table:table-cell office:value-type="float" office:value="0.680814633" calcext:value-type="float">
            <text:p>0.6808146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315/index.html</text:p>
          </table:table-cell>
          <table:table-cell office:value-type="float" office:value="0.672231425" calcext:value-type="float">
            <text:p>0.6722314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8780176/index.html</text:p>
          </table:table-cell>
          <table:table-cell office:value-type="float" office:value="0.670896171" calcext:value-type="float">
            <text:p>0.670896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942662/index.html</text:p>
          </table:table-cell>
          <table:table-cell office:value-type="float" office:value="0.666582179" calcext:value-type="float">
            <text:p>0.6665821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3991/index.html</text:p>
          </table:table-cell>
          <table:table-cell office:value-type="float" office:value="0.666478617" calcext:value-type="float">
            <text:p>0.6664786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40150/index.html</text:p>
          </table:table-cell>
          <table:table-cell office:value-type="float" office:value="0.661970731" calcext:value-type="float">
            <text:p>0.6619707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538130/index.html</text:p>
          </table:table-cell>
          <table:table-cell office:value-type="float" office:value="0.658529792" calcext:value-type="float">
            <text:p>0.6585297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711/index.html</text:p>
          </table:table-cell>
          <table:table-cell office:value-type="float" office:value="0.656627982" calcext:value-type="float">
            <text:p>0.65662798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350695/index.html</text:p>
          </table:table-cell>
          <table:table-cell office:value-type="float" office:value="0.656060145" calcext:value-type="float">
            <text:p>0.6560601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43144/index.html</text:p>
          </table:table-cell>
          <table:table-cell office:value-type="float" office:value="0.653248115" calcext:value-type="float">
            <text:p>0.6532481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452265/index.html</text:p>
          </table:table-cell>
          <table:table-cell office:value-type="float" office:value="0.645278" calcext:value-type="float">
            <text:p>0.6452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94/index.html</text:p>
          </table:table-cell>
          <table:table-cell office:value-type="float" office:value="0.635701444" calcext:value-type="float">
            <text:p>0.635701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0921/index.html</text:p>
          </table:table-cell>
          <table:table-cell office:value-type="float" office:value="0.635682516" calcext:value-type="float">
            <text:p>0.6356825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4122/index.html</text:p>
          </table:table-cell>
          <table:table-cell office:value-type="float" office:value="0.632021987" calcext:value-type="float">
            <text:p>0.6320219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hotos/index.html</text:p>
          </table:table-cell>
          <table:table-cell office:value-type="float" office:value="0.621217171" calcext:value-type="float">
            <text:p>0.6212171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030893/index.html</text:p>
          </table:table-cell>
          <table:table-cell office:value-type="float" office:value="0.617042157" calcext:value-type="float">
            <text:p>0.6170421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98138/index.html</text:p>
          </table:table-cell>
          <table:table-cell office:value-type="float" office:value="0.608890313" calcext:value-type="float">
            <text:p>0.6088903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kramdown_quickstart repo _jon-quickstarts</text:p>
          </table:table-cell>
          <table:table-cell office:value-type="float" office:value="0.607974546" calcext:value-type="float">
            <text:p>0.6079745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36095/index.html</text:p>
          </table:table-cell>
          <table:table-cell office:value-type="float" office:value="0.59327565" calcext:value-type="float">
            <text:p>0.59327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55285/index.html</text:p>
          </table:table-cell>
          <table:table-cell office:value-type="float" office:value="0.588067669" calcext:value-type="float">
            <text:p>0.5880676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apers/index.html</text:p>
          </table:table-cell>
          <table:table-cell office:value-type="float" office:value="0.579572334" calcext:value-type="float">
            <text:p>0.57957233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536949/index.html</text:p>
          </table:table-cell>
          <table:table-cell office:value-type="float" office:value="0.574867388" calcext:value-type="float">
            <text:p>0.574867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154/index.html</text:p>
          </table:table-cell>
          <table:table-cell office:value-type="float" office:value="0.574456047" calcext:value-type="float">
            <text:p>0.5744560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2424/index.html</text:p>
          </table:table-cell>
          <table:table-cell office:value-type="float" office:value="0.571225138" calcext:value-type="float">
            <text:p>0.5712251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544029/index.html</text:p>
          </table:table-cell>
          <table:table-cell office:value-type="float" office:value="0.570241618" calcext:value-type="float">
            <text:p>0.570241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122570/index.html</text:p>
          </table:table-cell>
          <table:table-cell office:value-type="float" office:value="0.561087269" calcext:value-type="float">
            <text:p>0.561087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96236/index.html</text:p>
          </table:table-cell>
          <table:table-cell office:value-type="float" office:value="0.555512702" calcext:value-type="float">
            <text:p>0.5555127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eveloper-materials/index.html</text:p>
          </table:table-cell>
          <table:table-cell office:value-type="float" office:value="0.544891993" calcext:value-type="float">
            <text:p>0.5448919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community/index.html</text:p>
          </table:table-cell>
          <table:table-cell office:value-type="float" office:value="0.509385316" calcext:value-type="float">
            <text:p>0.5093853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community/index.html</text:p>
          </table:table-cell>
          <table:table-cell office:value-type="float" office:value="0.504989922" calcext:value-type="float">
            <text:p>0.5049899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namespace.js</text:p>
          </table:table-cell>
          <table:table-cell office:value-type="float" office:value="0.494100745" calcext:value-type="float">
            <text:p>0.494100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403374/index.html</text:p>
          </table:table-cell>
          <table:table-cell office:value-type="float" office:value="0.471295726" calcext:value-type="float">
            <text:p>0.4712957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eveloper-materials/index.html</text:p>
          </table:table-cell>
          <table:table-cell office:value-type="float" office:value="0.463640771" calcext:value-type="float">
            <text:p>0.4636407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community/index.html</text:p>
          </table:table-cell>
          <table:table-cell office:value-type="float" office:value="0.461504902" calcext:value-type="float">
            <text:p>0.4615049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community/index.html</text:p>
          </table:table-cell>
          <table:table-cell office:value-type="float" office:value="0.450466202" calcext:value-type="float">
            <text:p>0.45046620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index.html</text:p>
          </table:table-cell>
          <table:table-cell office:value-type="float" office:value="0.43400269" calcext:value-type="float">
            <text:p>0.434002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motional-download/index.html</text:p>
          </table:table-cell>
          <table:table-cell office:value-type="float" office:value="0.409496632" calcext:value-type="float">
            <text:p>0.4094966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community/index.html</text:p>
          </table:table-cell>
          <table:table-cell office:value-type="float" office:value="0.391070199" calcext:value-type="float">
            <text:p>0.39107019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community/index.html</text:p>
          </table:table-cell>
          <table:table-cell office:value-type="float" office:value="0.390399213" calcext:value-type="float">
            <text:p>0.3903992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community/index.html</text:p>
          </table:table-cell>
          <table:table-cell office:value-type="float" office:value="0.388300803" calcext:value-type="float">
            <text:p>0.3883008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296211/index.html</text:p>
          </table:table-cell>
          <table:table-cell office:value-type="float" office:value="0.373253015" calcext:value-type="float">
            <text:p>0.3732530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why-subscribe/index.html</text:p>
          </table:table-cell>
          <table:table-cell office:value-type="float" office:value="0.370184043" calcext:value-type="float">
            <text:p>0.3701840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oogle4775292ed26aeefd.html</text:p>
          </table:table-cell>
          <table:table-cell office:value-type="float" office:value="0.364374114" calcext:value-type="float">
            <text:p>0.3643741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readme/index.html</text:p>
          </table:table-cell>
          <table:table-cell office:value-type="float" office:value="0.364185021" calcext:value-type="float">
            <text:p>0.3641850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index.html</text:p>
          </table:table-cell>
          <table:table-cell office:value-type="float" office:value="0.363708065" calcext:value-type="float">
            <text:p>0.3637080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community/index.html</text:p>
          </table:table-cell>
          <table:table-cell office:value-type="float" office:value="0.350989762" calcext:value-type="float">
            <text:p>0.35098976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ages</text:p>
          </table:table-cell>
          <table:table-cell office:value-type="float" office:value="0.323210322" calcext:value-type="float">
            <text:p>0.323210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community/index.html</text:p>
          </table:table-cell>
          <table:table-cell office:value-type="float" office:value="0.301449857" calcext:value-type="float">
            <text:p>0.3014498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index.html</text:p>
          </table:table-cell>
          <table:table-cell office:value-type="float" office:value="0.293791532" calcext:value-type="float">
            <text:p>0.2937915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build_page_index</text:p>
          </table:table-cell>
          <table:table-cell office:value-type="float" office:value="0.290825436" calcext:value-type="float">
            <text:p>0.29082543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community/index.html</text:p>
          </table:table-cell>
          <table:table-cell office:value-type="float" office:value="0.287596328" calcext:value-type="float">
            <text:p>0.2875963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community/index.html</text:p>
          </table:table-cell>
          <table:table-cell office:value-type="float" office:value="0.264745037" calcext:value-type="float">
            <text:p>0.264745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index.html</text:p>
          </table:table-cell>
          <table:table-cell office:value-type="float" office:value="0.262600779" calcext:value-type="float">
            <text:p>0.2626007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community/index.html</text:p>
          </table:table-cell>
          <table:table-cell office:value-type="float" office:value="0.260468817" calcext:value-type="float">
            <text:p>0.2604688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index.html</text:p>
          </table:table-cell>
          <table:table-cell office:value-type="float" office:value="0.257399004" calcext:value-type="float">
            <text:p>0.2573990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eveloper-materials/index.html</text:p>
          </table:table-cell>
          <table:table-cell office:value-type="float" office:value="0.253504706" calcext:value-type="float">
            <text:p>0.2535047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index.html</text:p>
          </table:table-cell>
          <table:table-cell office:value-type="float" office:value="0.239983314" calcext:value-type="float">
            <text:p>0.2399833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index.html</text:p>
          </table:table-cell>
          <table:table-cell office:value-type="float" office:value="0.236860626" calcext:value-type="float">
            <text:p>0.2368606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books.js</text:p>
          </table:table-cell>
          <table:table-cell office:value-type="float" office:value="0.234898925" calcext:value-type="float">
            <text:p>0.2348989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index.html</text:p>
          </table:table-cell>
          <table:table-cell office:value-type="float" office:value="0.226300592" calcext:value-type="float">
            <text:p>0.2263005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index.html</text:p>
          </table:table-cell>
          <table:table-cell office:value-type="float" office:value="0.223831246" calcext:value-type="float">
            <text:p>0.2238312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index.html</text:p>
          </table:table-cell>
          <table:table-cell office:value-type="float" office:value="0.215900476" calcext:value-type="float">
            <text:p>0.2159004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index.html</text:p>
          </table:table-cell>
          <table:table-cell office:value-type="float" office:value="0.212596279" calcext:value-type="float">
            <text:p>0.2125962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orums/index.html</text:p>
          </table:table-cell>
          <table:table-cell office:value-type="float" office:value="0.210807864" calcext:value-type="float">
            <text:p>0.2108078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phone/index.html</text:p>
          </table:table-cell>
          <table:table-cell office:value-type="float" office:value="0.206941374" calcext:value-type="float">
            <text:p>0.20694137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tocols/index.html</text:p>
          </table:table-cell>
          <table:table-cell office:value-type="float" office:value="0.192666623" calcext:value-type="float">
            <text:p>0.1926666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pipeline</text:p>
          </table:table-cell>
          <table:table-cell office:value-type="float" office:value="0.183121366" calcext:value-type="float">
            <text:p>0.1831213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bossorg-tabzilla.js</text:p>
          </table:table-cell>
          <table:table-cell office:value-type="float" office:value="0.174916856" calcext:value-type="float">
            <text:p>0.1749168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index.html</text:p>
          </table:table-cell>
          <table:table-cell office:value-type="float" office:value="0.167552723" calcext:value-type="float">
            <text:p>0.1675527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index.html</text:p>
          </table:table-cell>
          <table:table-cell office:value-type="float" office:value="0.163019133" calcext:value-type="float">
            <text:p>0.1630191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short.png</text:p>
          </table:table-cell>
          <table:table-cell office:value-type="float" office:value="0.122337901" calcext:value-type="float">
            <text:p>0.1223379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itemap.xml</text:p>
          </table:table-cell>
          <table:table-cell office:value-type="float" office:value="0.062854188" calcext:value-type="float">
            <text:p>0.0628541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urls</text:p>
          </table:table-cell>
          <table:table-cell office:value-type="float" office:value="0.032028575" calcext:value-type="float">
            <text:p>0.0320285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yamls</text:p>
          </table:table-cell>
          <table:table-cell office:value-type="float" office:value="0.012116887" calcext:value-type="float">
            <text:p>0.0121168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magula.css</text:p>
          </table:table-cell>
          <table:table-cell office:value-type="float" office:value="0.00770577" calcext:value-type="float">
            <text:p>0.007705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.htaccess</text:p>
          </table:table-cell>
          <table:table-cell office:value-type="float" office:value="0.006903572" calcext:value-type="float">
            <text:p>0.00690357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screenshot.png</text:p>
          </table:table-cell>
          <table:table-cell office:value-type="float" office:value="0.006138076" calcext:value-type="float">
            <text:p>0.0061380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2.png</text:p>
          </table:table-cell>
          <table:table-cell office:value-type="float" office:value="0.004611451" calcext:value-type="float">
            <text:p>0.0046114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tall.png</text:p>
          </table:table-cell>
          <table:table-cell office:value-type="float" office:value="0.004317956" calcext:value-type="float">
            <text:p>0.0043179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pi.png</text:p>
          </table:table-cell>
          <table:table-cell office:value-type="float" office:value="0.004317577" calcext:value-type="float">
            <text:p>0.00431757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everywhere.png</text:p>
          </table:table-cell>
          <table:table-cell office:value-type="float" office:value="0.003684478" calcext:value-type="float">
            <text:p>0.0036844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tall.png</text:p>
          </table:table-cell>
          <table:table-cell office:value-type="float" office:value="0.003292649" calcext:value-type="float">
            <text:p>0.003292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1.png</text:p>
          </table:table-cell>
          <table:table-cell office:value-type="float" office:value="0.003216457" calcext:value-type="float">
            <text:p>0.0032164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lhc.png</text:p>
          </table:table-cell>
          <table:table-cell office:value-type="float" office:value="0.002807652" calcext:value-type="float">
            <text:p>0.0028076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3.png</text:p>
          </table:table-cell>
          <table:table-cell office:value-type="float" office:value="0.002511673" calcext:value-type="float">
            <text:p>0.0025116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static_foundation.css</text:p>
          </table:table-cell>
          <table:table-cell office:value-type="float" office:value="0.002499792" calcext:value-type="float">
            <text:p>0.0024997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boot.png</text:p>
          </table:table-cell>
          <table:table-cell office:value-type="float" office:value="0.002014618" calcext:value-type="float">
            <text:p>0.002014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ticket-monster-bg.png</text:p>
          </table:table-cell>
          <table:table-cell office:value-type="float" office:value="0.001934497" calcext:value-type="float">
            <text:p>0.001934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involved/bg.png</text:p>
          </table:table-cell>
          <table:table-cell office:value-type="float" office:value="0.001918728" calcext:value-type="float">
            <text:p>0.0019187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phone.jpg</text:p>
          </table:table-cell>
          <table:table-cell office:value-type="float" office:value="0.001907332" calcext:value-type="float">
            <text:p>0.00190733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marsrover.png</text:p>
          </table:table-cell>
          <table:table-cell office:value-type="float" office:value="0.001813709" calcext:value-type="float">
            <text:p>0.0018137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4.png</text:p>
          </table:table-cell>
          <table:table-cell office:value-type="float" office:value="0.001734904" calcext:value-type="float">
            <text:p>0.0017349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_arch.png</text:p>
          </table:table-cell>
          <table:table-cell office:value-type="float" office:value="0.001681398" calcext:value-type="float">
            <text:p>0.0016813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user_site_yaml</text:p>
          </table:table-cell>
          <table:table-cell office:value-type="float" office:value="0.001555966" calcext:value-type="float">
            <text:p>0.00155596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cripts.js</text:p>
          </table:table-cell>
          <table:table-cell office:value-type="float" office:value="0.001504164" calcext:value-type="float">
            <text:p>0.0015041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smartgrid.png</text:p>
          </table:table-cell>
          <table:table-cell office:value-type="float" office:value="0.00145265" calcext:value-type="float">
            <text:p>0.001452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short.png</text:p>
          </table:table-cell>
          <table:table-cell office:value-type="float" office:value="0.00126023" calcext:value-type="float">
            <text:p>0.001260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.otf</text:p>
          </table:table-cell>
          <table:table-cell office:value-type="float" office:value="0.001192547" calcext:value-type="float">
            <text:p>0.0011925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119152" calcext:value-type="float">
            <text:p>0.001191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load_default_site_yaml</text:p>
          </table:table-cell>
          <table:table-cell office:value-type="float" office:value="0.001088001" calcext:value-type="float">
            <text:p>0.0010880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faa.png</text:p>
          </table:table-cell>
          <table:table-cell office:value-type="float" office:value="0.001037212" calcext:value-type="float">
            <text:p>0.0010372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brms/capture.png</text:p>
          </table:table-cell>
          <table:table-cell office:value-type="float" office:value="0.001032757" calcext:value-type="float">
            <text:p>0.0010327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desktop_1175x400.png</text:p>
          </table:table-cell>
          <table:table-cell office:value-type="float" office:value="0.001024942" calcext:value-type="float">
            <text:p>0.0010249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0.000985528" calcext:value-type="float">
            <text:p>0.0009855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vicon.ico</text:p>
          </table:table-cell>
          <table:table-cell office:value-type="float" office:value="0.000923822" calcext:value-type="float">
            <text:p>0.0009238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bide.js</text:p>
          </table:table-cell>
          <table:table-cell office:value-type="float" office:value="0.000906526" calcext:value-type="float">
            <text:p>0.0009065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header.png</text:p>
          </table:table-cell>
          <table:table-cell office:value-type="float" office:value="0.000903083" calcext:value-type="float">
            <text:p>0.0009030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1.jpg</text:p>
          </table:table-cell>
          <table:table-cell office:value-type="float" office:value="0.000900948" calcext:value-type="float">
            <text:p>0.000900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000885052" calcext:value-type="float">
            <text:p>0.0008850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3.jpg</text:p>
          </table:table-cell>
          <table:table-cell office:value-type="float" office:value="0.000878245" calcext:value-type="float">
            <text:p>0.0008782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jquery.js</text:p>
          </table:table-cell>
          <table:table-cell office:value-type="float" office:value="0.000846509" calcext:value-type="float">
            <text:p>0.0008465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buildingmodularcloudappswithosgi.jpg</text:p>
          </table:table-cell>
          <table:table-cell office:value-type="float" office:value="0.000846369" calcext:value-type="float">
            <text:p>0.0008463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datavirt/red-hat-jboss-datavirt.png</text:p>
          </table:table-cell>
          <table:table-cell office:value-type="float" office:value="0.000834921" calcext:value-type="float">
            <text:p>0.00083492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newsletter/newsletter.png</text:p>
          </table:table-cell>
          <table:table-cell office:value-type="float" office:value="0.000823776" calcext:value-type="float">
            <text:p>0.0008237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0.000818294" calcext:value-type="float">
            <text:p>0.0008182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running.png</text:p>
          </table:table-cell>
          <table:table-cell office:value-type="float" office:value="0.000804033" calcext:value-type="float">
            <text:p>0.00080403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800551" calcext:value-type="float">
            <text:p>0.0008005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000794789" calcext:value-type="float">
            <text:p>0.0007947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buzzdefault_orange.png</text:p>
          </table:table-cell>
          <table:table-cell office:value-type="float" office:value="0.000787924" calcext:value-type="float">
            <text:p>0.000787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784249" calcext:value-type="float">
            <text:p>0.0007842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0.000766373" calcext:value-type="float">
            <text:p>0.00076637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2.jpg</text:p>
          </table:table-cell>
          <table:table-cell office:value-type="float" office:value="0.000743203" calcext:value-type="float">
            <text:p>0.0007432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rolo.jpg</text:p>
          </table:table-cell>
          <table:table-cell office:value-type="float" office:value="0.000736557" calcext:value-type="float">
            <text:p>0.0007365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universitybuilding.jpg</text:p>
          </table:table-cell>
          <table:table-cell office:value-type="float" office:value="0.000732878" calcext:value-type="float">
            <text:p>0.0007328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highlight.min.js</text:p>
          </table:table-cell>
          <table:table-cell office:value-type="float" office:value="0.000727242" calcext:value-type="float">
            <text:p>0.0007272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amples/person.png</text:p>
          </table:table-cell>
          <table:table-cell office:value-type="float" office:value="0.000725783" calcext:value-type="float">
            <text:p>0.00072578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724156" calcext:value-type="float">
            <text:p>0.000724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ppings.json</text:p>
          </table:table-cell>
          <table:table-cell office:value-type="float" office:value="0.00072322" calcext:value-type="float">
            <text:p>0.00072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.png</text:p>
          </table:table-cell>
          <table:table-cell office:value-type="float" office:value="0.000718268" calcext:value-type="float">
            <text:p>0.0007182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715809" calcext:value-type="float">
            <text:p>0.000715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svg</text:p>
          </table:table-cell>
          <table:table-cell office:value-type="float" office:value="0.000715056" calcext:value-type="float">
            <text:p>0.0007150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698444" calcext:value-type="float">
            <text:p>0.0006984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svg</text:p>
          </table:table-cell>
          <table:table-cell office:value-type="float" office:value="0.000692247" calcext:value-type="float">
            <text:p>0.00069224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mobile_480x500.png</text:p>
          </table:table-cell>
          <table:table-cell office:value-type="float" office:value="0.000677455" calcext:value-type="float">
            <text:p>0.0006774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661397" calcext:value-type="float">
            <text:p>0.0006613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660105" calcext:value-type="float">
            <text:p>0.00066010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57923" calcext:value-type="float">
            <text:p>0.0006579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649256" calcext:value-type="float">
            <text:p>0.0006492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0.000640576" calcext:value-type="float">
            <text:p>0.0006405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3079" calcext:value-type="float">
            <text:p>0.0006307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0.000623664" calcext:value-type="float">
            <text:p>0.00062366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_arch.png</text:p>
          </table:table-cell>
          <table:table-cell office:value-type="float" office:value="0.000617463" calcext:value-type="float">
            <text:p>0.000617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0.000614545" calcext:value-type="float">
            <text:p>0.0006145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610948" calcext:value-type="float">
            <text:p>0.00061094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isotope.min.js</text:p>
          </table:table-cell>
          <table:table-cell office:value-type="float" office:value="0.000607051" calcext:value-type="float">
            <text:p>0.0006070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588981" calcext:value-type="float">
            <text:p>0.0005889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tsb.png</text:p>
          </table:table-cell>
          <table:table-cell office:value-type="float" office:value="0.000579304" calcext:value-type="float">
            <text:p>0.0005793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obots.txt</text:p>
          </table:table-cell>
          <table:table-cell office:value-type="float" office:value="0.000578154" calcext:value-type="float">
            <text:p>0.0005781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577237" calcext:value-type="float">
            <text:p>0.0005772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0.000574555" calcext:value-type="float">
            <text:p>0.0005745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.png</text:p>
          </table:table-cell>
          <table:table-cell office:value-type="float" office:value="0.000565003" calcext:value-type="float">
            <text:p>0.0005650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564039" calcext:value-type="float">
            <text:p>0.0005640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article.png</text:p>
          </table:table-cell>
          <table:table-cell office:value-type="float" office:value="0.000560704" calcext:value-type="float">
            <text:p>0.0005607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a-mq.png</text:p>
          </table:table-cell>
          <table:table-cell office:value-type="float" office:value="0.000560338" calcext:value-type="float">
            <text:p>0.00056033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541876" calcext:value-type="float">
            <text:p>0.0005418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overview.png</text:p>
          </table:table-cell>
          <table:table-cell office:value-type="float" office:value="0.000531" calcext:value-type="float">
            <text:p>0.0005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530153" calcext:value-type="float">
            <text:p>0.0005301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wildflypi.png</text:p>
          </table:table-cell>
          <table:table-cell office:value-type="float" office:value="0.000517228" calcext:value-type="float">
            <text:p>0.0005172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archetype.png</text:p>
          </table:table-cell>
          <table:table-cell office:value-type="float" office:value="0.000504357" calcext:value-type="float">
            <text:p>0.0005043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developingjavaee6applicationsonjbossas7.jpg</text:p>
          </table:table-cell>
          <table:table-cell office:value-type="float" office:value="0.000503214" calcext:value-type="float">
            <text:p>0.000503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sil open font license.txt</text:p>
          </table:table-cell>
          <table:table-cell office:value-type="float" office:value="0.000502493" calcext:value-type="float">
            <text:p>0.0005024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ttf</text:p>
          </table:table-cell>
          <table:table-cell office:value-type="float" office:value="0.000500201" calcext:value-type="float">
            <text:p>0.00050020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noimageavailable.jpg</text:p>
          </table:table-cell>
          <table:table-cell office:value-type="float" office:value="0.000499489" calcext:value-type="float">
            <text:p>0.00049948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.png</text:p>
          </table:table-cell>
          <table:table-cell office:value-type="float" office:value="0.000494503" calcext:value-type="float">
            <text:p>0.00049450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dev.png</text:p>
          </table:table-cell>
          <table:table-cell office:value-type="float" office:value="0.000491618" calcext:value-type="float">
            <text:p>0.000491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newsletter.png</text:p>
          </table:table-cell>
          <table:table-cell office:value-type="float" office:value="0.000484309" calcext:value-type="float">
            <text:p>0.0004843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web-server.png</text:p>
          </table:table-cell>
          <table:table-cell office:value-type="float" office:value="0.000477497" calcext:value-type="float">
            <text:p>0.000477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quickstart.png</text:p>
          </table:table-cell>
          <table:table-cell office:value-type="float" office:value="0.000475463" calcext:value-type="float">
            <text:p>0.000475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0.00047012" calcext:value-type="float">
            <text:p>0.00047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enterprise-app-platform.png</text:p>
          </table:table-cell>
          <table:table-cell office:value-type="float" office:value="0.000467809" calcext:value-type="float">
            <text:p>0.0004678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465096" calcext:value-type="float">
            <text:p>0.0004650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learing.js</text:p>
          </table:table-cell>
          <table:table-cell office:value-type="float" office:value="0.000464919" calcext:value-type="float">
            <text:p>0.0004649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earch.js</text:p>
          </table:table-cell>
          <table:table-cell office:value-type="float" office:value="0.000461239" calcext:value-type="float">
            <text:p>0.0004612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460875" calcext:value-type="float">
            <text:p>0.00046087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os-filter.js</text:p>
          </table:table-cell>
          <table:table-cell office:value-type="float" office:value="0.000460181" calcext:value-type="float">
            <text:p>0.0004601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-squares.png</text:p>
          </table:table-cell>
          <table:table-cell office:value-type="float" office:value="0.000459853" calcext:value-type="float">
            <text:p>0.0004598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experimental.png</text:p>
          </table:table-cell>
          <table:table-cell office:value-type="float" office:value="0.000457527" calcext:value-type="float">
            <text:p>0.0004575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455918" calcext:value-type="float">
            <text:p>0.0004559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pm-suite.png</text:p>
          </table:table-cell>
          <table:table-cell office:value-type="float" office:value="0.000454017" calcext:value-type="float">
            <text:p>0.00045401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bg-1.png</text:p>
          </table:table-cell>
          <table:table-cell office:value-type="float" office:value="0.000452323" calcext:value-type="float">
            <text:p>0.0004523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sw/fsw_overview.png</text:p>
          </table:table-cell>
          <table:table-cell office:value-type="float" office:value="0.00045041" calcext:value-type="float">
            <text:p>0.000450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45" calcext:value-type="float">
            <text:p>0.000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js</text:p>
          </table:table-cell>
          <table:table-cell office:value-type="float" office:value="0.000449322" calcext:value-type="float">
            <text:p>0.000449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projects/default_200x150.png</text:p>
          </table:table-cell>
          <table:table-cell office:value-type="float" office:value="0.000447286" calcext:value-type="float">
            <text:p>0.0004472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446843" calcext:value-type="float">
            <text:p>0.0004468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443669" calcext:value-type="float">
            <text:p>0.0004436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woff</text:p>
          </table:table-cell>
          <table:table-cell office:value-type="float" office:value="0.000441644" calcext:value-type="float">
            <text:p>0.0004416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eot</text:p>
          </table:table-cell>
          <table:table-cell office:value-type="float" office:value="0.000439197" calcext:value-type="float">
            <text:p>0.0004391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438563" calcext:value-type="float">
            <text:p>0.0004385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stripes.png</text:p>
          </table:table-cell>
          <table:table-cell office:value-type="float" office:value="0.00043755" calcext:value-type="float">
            <text:p>0.000437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eot</text:p>
          </table:table-cell>
          <table:table-cell office:value-type="float" office:value="0.000436906" calcext:value-type="float">
            <text:p>0.0004369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zepto.js</text:p>
          </table:table-cell>
          <table:table-cell office:value-type="float" office:value="0.000435126" calcext:value-type="float">
            <text:p>0.00043512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ajax-loader.gif</text:p>
          </table:table-cell>
          <table:table-cell office:value-type="float" office:value="0.000434776" calcext:value-type="float">
            <text:p>0.00043477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431554" calcext:value-type="float">
            <text:p>0.0004315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portal.png</text:p>
          </table:table-cell>
          <table:table-cell office:value-type="float" office:value="0.000429811" calcext:value-type="float">
            <text:p>0.00042981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426969" calcext:value-type="float">
            <text:p>0.00042696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426606" calcext:value-type="float">
            <text:p>0.00042660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operationsnetwork.png</text:p>
          </table:table-cell>
          <table:table-cell office:value-type="float" office:value="0.000425931" calcext:value-type="float">
            <text:p>0.0004259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0.000425214" calcext:value-type="float">
            <text:p>0.00042521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pbar.js</text:p>
          </table:table-cell>
          <table:table-cell office:value-type="float" office:value="0.00042504" calcext:value-type="float">
            <text:p>0.00042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423031" calcext:value-type="float">
            <text:p>0.00042303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ocker/docker.png</text:p>
          </table:table-cell>
          <table:table-cell office:value-type="float" office:value="0.000422539" calcext:value-type="float">
            <text:p>0.0004225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oyride.js</text:p>
          </table:table-cell>
          <table:table-cell office:value-type="float" office:value="0.000422243" calcext:value-type="float">
            <text:p>0.0004222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fuse_builtfromdiagram_02.png</text:p>
          </table:table-cell>
          <table:table-cell office:value-type="float" office:value="0.000421388" calcext:value-type="float">
            <text:p>0.0004213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custom.modernizr.js</text:p>
          </table:table-cell>
          <table:table-cell office:value-type="float" office:value="0.000419855" calcext:value-type="float">
            <text:p>0.0004198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bide.js</text:p>
          </table:table-cell>
          <table:table-cell office:value-type="float" office:value="0.000418227" calcext:value-type="float">
            <text:p>0.00041822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forms.js</text:p>
          </table:table-cell>
          <table:table-cell office:value-type="float" office:value="0.00041816" calcext:value-type="float">
            <text:p>0.0004181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grid.png</text:p>
          </table:table-cell>
          <table:table-cell office:value-type="float" office:value="0.000417696" calcext:value-type="float">
            <text:p>0.00041769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416586" calcext:value-type="float">
            <text:p>0.0004165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svg</text:p>
          </table:table-cell>
          <table:table-cell office:value-type="float" office:value="0.000414463" calcext:value-type="float">
            <text:p>0.00041446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rms.png</text:p>
          </table:table-cell>
          <table:table-cell office:value-type="float" office:value="0.000412044" calcext:value-type="float">
            <text:p>0.00041204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410352" calcext:value-type="float">
            <text:p>0.0004103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virtualization.png</text:p>
          </table:table-cell>
          <table:table-cell office:value-type="float" office:value="0.000401861" calcext:value-type="float">
            <text:p>0.0004018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woff</text:p>
          </table:table-cell>
          <table:table-cell office:value-type="float" office:value="0.000401141" calcext:value-type="float">
            <text:p>0.00040114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learing.js</text:p>
          </table:table-cell>
          <table:table-cell office:value-type="float" office:value="0.000400357" calcext:value-type="float">
            <text:p>0.0004003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eveloper-studio.png</text:p>
          </table:table-cell>
          <table:table-cell office:value-type="float" office:value="0.000400009" calcext:value-type="float">
            <text:p>0.0004000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bartoszmajsak.jpg</text:p>
          </table:table-cell>
          <table:table-cell office:value-type="float" office:value="0.000397693" calcext:value-type="float">
            <text:p>0.0003976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acebook-bubble.png</text:p>
          </table:table-cell>
          <table:table-cell office:value-type="float" office:value="0.000395504" calcext:value-type="float">
            <text:p>0.0003955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395459" calcext:value-type="float">
            <text:p>0.00039545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soa-platform.png</text:p>
          </table:table-cell>
          <table:table-cell office:value-type="float" office:value="0.000392161" calcext:value-type="float">
            <text:p>0.0003921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dropdown.js</text:p>
          </table:table-cell>
          <table:table-cell office:value-type="float" office:value="0.000392093" calcext:value-type="float">
            <text:p>0.0003920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configure_compass</text:p>
          </table:table-cell>
          <table:table-cell office:value-type="float" office:value="0.000390013" calcext:value-type="float">
            <text:p>0.00039001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interchange.js</text:p>
          </table:table-cell>
          <table:table-cell office:value-type="float" office:value="0.000389678" calcext:value-type="float">
            <text:p>0.00038967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lerts.js</text:p>
          </table:table-cell>
          <table:table-cell office:value-type="float" office:value="0.00038581" calcext:value-type="float">
            <text:p>0.000385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oyride.js</text:p>
          </table:table-cell>
          <table:table-cell office:value-type="float" office:value="0.000384023" calcext:value-type="float">
            <text:p>0.0003840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s</text:p>
          </table:table-cell>
          <table:table-cell office:value-type="float" office:value="0.000382787" calcext:value-type="float">
            <text:p>0.0003827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magellan.js</text:p>
          </table:table-cell>
          <table:table-cell office:value-type="float" office:value="0.000382415" calcext:value-type="float">
            <text:p>0.00038241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eot</text:p>
          </table:table-cell>
          <table:table-cell office:value-type="float" office:value="0.000381323" calcext:value-type="float">
            <text:p>0.00038132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section.js</text:p>
          </table:table-cell>
          <table:table-cell office:value-type="float" office:value="0.00037994" calcext:value-type="float">
            <text:p>0.0003799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placeholder.js</text:p>
          </table:table-cell>
          <table:table-cell office:value-type="float" office:value="0.000378181" calcext:value-type="float">
            <text:p>0.00037818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minibanner.jpg</text:p>
          </table:table-cell>
          <table:table-cell office:value-type="float" office:value="0.000376565" calcext:value-type="float">
            <text:p>0.00037656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ramework-kit.png</text:p>
          </table:table-cell>
          <table:table-cell office:value-type="float" office:value="0.000376351" calcext:value-type="float">
            <text:p>0.00037635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materials-thumb1.jpg</text:p>
          </table:table-cell>
          <table:table-cell office:value-type="float" office:value="0.000374322" calcext:value-type="float">
            <text:p>0.0003743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solution.png</text:p>
          </table:table-cell>
          <table:table-cell office:value-type="float" office:value="0.000373439" calcext:value-type="float">
            <text:p>0.00037343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woff</text:p>
          </table:table-cell>
          <table:table-cell office:value-type="float" office:value="0.000372695" calcext:value-type="float">
            <text:p>0.00037269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ookie.js</text:p>
          </table:table-cell>
          <table:table-cell office:value-type="float" office:value="0.000369754" calcext:value-type="float">
            <text:p>0.00036975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ookie.js</text:p>
          </table:table-cell>
          <table:table-cell office:value-type="float" office:value="0.000367888" calcext:value-type="float">
            <text:p>0.00036788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jasongreene.png</text:p>
          </table:table-cell>
          <table:table-cell office:value-type="float" office:value="0.000367507" calcext:value-type="float">
            <text:p>0.0003675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reveal.js</text:p>
          </table:table-cell>
          <table:table-cell office:value-type="float" office:value="0.000366991" calcext:value-type="float">
            <text:p>0.0003669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wipe.js</text:p>
          </table:table-cell>
          <table:table-cell office:value-type="float" office:value="0.000366909" calcext:value-type="float">
            <text:p>0.00036690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date.js</text:p>
          </table:table-cell>
          <table:table-cell office:value-type="float" office:value="0.000366749" calcext:value-type="float">
            <text:p>0.0003667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reypx.png</text:p>
          </table:table-cell>
          <table:table-cell office:value-type="float" office:value="0.000365655" calcext:value-type="float">
            <text:p>0.0003656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js</text:p>
          </table:table-cell>
          <table:table-cell office:value-type="float" office:value="0.000361868" calcext:value-type="float">
            <text:p>0.00036186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paging.min.js</text:p>
          </table:table-cell>
          <table:table-cell office:value-type="float" office:value="0.000359745" calcext:value-type="float">
            <text:p>0.0003597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use.png</text:p>
          </table:table-cell>
          <table:table-cell office:value-type="float" office:value="0.000359691" calcext:value-type="float">
            <text:p>0.00035969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forms.js</text:p>
          </table:table-cell>
          <table:table-cell office:value-type="float" office:value="0.000359685" calcext:value-type="float">
            <text:p>0.00035968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bom.png</text:p>
          </table:table-cell>
          <table:table-cell office:value-type="float" office:value="0.000359507" calcext:value-type="float">
            <text:p>0.0003595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premium.png</text:p>
          </table:table-cell>
          <table:table-cell office:value-type="float" office:value="0.000358797" calcext:value-type="float">
            <text:p>0.0003587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cp.js</text:p>
          </table:table-cell>
          <table:table-cell office:value-type="float" office:value="0.00035822" calcext:value-type="float">
            <text:p>0.000358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lerts.js</text:p>
          </table:table-cell>
          <table:table-cell office:value-type="float" office:value="0.000356012" calcext:value-type="float">
            <text:p>0.00035601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timeago.js</text:p>
          </table:table-cell>
          <table:table-cell office:value-type="float" office:value="0.000355771" calcext:value-type="float">
            <text:p>0.0003557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s</text:p>
          </table:table-cell>
          <table:table-cell office:value-type="float" office:value="0.000354445" calcext:value-type="float">
            <text:p>0.00035444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ttf</text:p>
          </table:table-cell>
          <table:table-cell office:value-type="float" office:value="0.000354419" calcext:value-type="float">
            <text:p>0.00035441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olyfiller.js</text:p>
          </table:table-cell>
          <table:table-cell office:value-type="float" office:value="0.000353952" calcext:value-type="float">
            <text:p>0.00035395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sw.png</text:p>
          </table:table-cell>
          <table:table-cell office:value-type="float" office:value="0.000352497" calcext:value-type="float">
            <text:p>0.00035249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interchange.js</text:p>
          </table:table-cell>
          <table:table-cell office:value-type="float" office:value="0.000351298" calcext:value-type="float">
            <text:p>0.00035129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oltips.js</text:p>
          </table:table-cell>
          <table:table-cell office:value-type="float" office:value="0.000350842" calcext:value-type="float">
            <text:p>0.00035084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stacks.png</text:p>
          </table:table-cell>
          <table:table-cell office:value-type="float" office:value="0.000350318" calcext:value-type="float">
            <text:p>0.0003503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orbit.js</text:p>
          </table:table-cell>
          <table:table-cell office:value-type="float" office:value="0.000346961" calcext:value-type="float">
            <text:p>0.00034696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markuseisele.jpg</text:p>
          </table:table-cell>
          <table:table-cell office:value-type="float" office:value="0.000346122" calcext:value-type="float">
            <text:p>0.00034612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ment.min.js</text:p>
          </table:table-cell>
          <table:table-cell office:value-type="float" office:value="0.000343955" calcext:value-type="float">
            <text:p>0.0003439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magellan.js</text:p>
          </table:table-cell>
          <table:table-cell office:value-type="float" office:value="0.000341624" calcext:value-type="float">
            <text:p>0.0003416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dropdown.js</text:p>
          </table:table-cell>
          <table:table-cell office:value-type="float" office:value="0.000340946" calcext:value-type="float">
            <text:p>0.0003409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placeholder.js</text:p>
          </table:table-cell>
          <table:table-cell office:value-type="float" office:value="0.000335037" calcext:value-type="float">
            <text:p>0.00033503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ocialite.min.js</text:p>
          </table:table-cell>
          <table:table-cell office:value-type="float" office:value="0.000334128" calcext:value-type="float">
            <text:p>0.0003341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projects.js</text:p>
          </table:table-cell>
          <table:table-cell office:value-type="float" office:value="0.000331243" calcext:value-type="float">
            <text:p>0.00033124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reveal.js</text:p>
          </table:table-cell>
          <table:table-cell office:value-type="float" office:value="0.000327792" calcext:value-type="float">
            <text:p>0.000327792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estebanaliverti.jpg</text:p>
          </table:table-cell>
          <table:table-cell office:value-type="float" office:value="0.000322107" calcext:value-type="float">
            <text:p>0.00032210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section.js</text:p>
          </table:table-cell>
          <table:table-cell office:value-type="float" office:value="0.00031857" calcext:value-type="float">
            <text:p>0.0003185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pbar.js</text:p>
          </table:table-cell>
          <table:table-cell office:value-type="float" office:value="0.000316824" calcext:value-type="float">
            <text:p>0.0003168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wnload.js</text:p>
          </table:table-cell>
          <table:table-cell office:value-type="float" office:value="0.000316793" calcext:value-type="float">
            <text:p>0.00031679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calendar.png</text:p>
          </table:table-cell>
          <table:table-cell office:value-type="float" office:value="0.000316628" calcext:value-type="float">
            <text:p>0.00031662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-logo.png</text:p>
          </table:table-cell>
          <table:table-cell office:value-type="float" office:value="0.000316404" calcext:value-type="float">
            <text:p>0.0003164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rating.js</text:p>
          </table:table-cell>
          <table:table-cell office:value-type="float" office:value="0.000313446" calcext:value-type="float">
            <text:p>0.00031344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orbit.js</text:p>
          </table:table-cell>
          <table:table-cell office:value-type="float" office:value="0.000313371" calcext:value-type="float">
            <text:p>0.000313371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turefill.js</text:p>
          </table:table-cell>
          <table:table-cell office:value-type="float" office:value="0.000312186" calcext:value-type="float">
            <text:p>0.00031218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xdomainrequest.js</text:p>
          </table:table-cell>
          <table:table-cell office:value-type="float" office:value="0.000311924" calcext:value-type="float">
            <text:p>0.00031192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ttf</text:p>
          </table:table-cell>
          <table:table-cell office:value-type="float" office:value="0.00031156" calcext:value-type="float">
            <text:p>0.00031156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.png</text:p>
          </table:table-cell>
          <table:table-cell office:value-type="float" office:value="0.000310255" calcext:value-type="float">
            <text:p>0.00031025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dernizr-custom.js</text:p>
          </table:table-cell>
          <table:table-cell office:value-type="float" office:value="0.000306187" calcext:value-type="float">
            <text:p>0.000306187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rketing-ops.js</text:p>
          </table:table-cell>
          <table:table-cell office:value-type="float" office:value="0.000303804" calcext:value-type="float">
            <text:p>0.000303804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imagesloaded.min.js</text:p>
          </table:table-cell>
          <table:table-cell office:value-type="float" office:value="0.000299649" calcext:value-type="float">
            <text:p>0.0002996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resize.js</text:p>
          </table:table-cell>
          <table:table-cell office:value-type="float" office:value="0.000299249" calcext:value-type="float">
            <text:p>0.000299249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oltips.js</text:p>
          </table:table-cell>
          <table:table-cell office:value-type="float" office:value="0.000279853" calcext:value-type="float">
            <text:p>0.000279853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set_base_url</text:p>
          </table:table-cell>
          <table:table-cell table:style-name="ce1" office:value-type="float" office:value="0.000068618" calcext:value-type="float">
            <text:p>0.00006861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in adjust_load_path</text:p>
          </table:table-cell>
          <table:table-cell table:style-name="ce1" office:value-type="float" office:value="0.000025758" calcext:value-type="float">
            <text:p>0.000025758</text:p>
          </table:table-cell>
          <table:table-cell office:value-type="string" calcext:value-type="string">
            <text:p>seconds</text:p>
          </table:table-cell>
        </table:table-row>
      </table:table>
      <table:table table:name="osprey with parallel output, compession calling and determination" table:style-name="ta1"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Build 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time in generate_output</text:p>
          </table:table-cell>
          <table:table-cell office:value-type="float" office:value="339.305878092" calcext:value-type="float">
            <text:p>339.3058780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execute_pipeline</text:p>
          </table:table-cell>
          <table:table-cell office:value-type="float" office:value="80.65636054" calcext:value-type="float">
            <text:p>80.656360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eveloper-materials/index.html</text:p>
          </table:table-cell>
          <table:table-cell office:value-type="float" office:value="40.242192628" calcext:value-type="float">
            <text:p>40.2421926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dd-your-event/index.html</text:p>
          </table:table-cell>
          <table:table-cell office:value-type="float" office:value="39.851547312" calcext:value-type="float">
            <text:p>39.8515473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uzz/index.html</text:p>
          </table:table-cell>
          <table:table-cell office:value-type="float" office:value="39.10663363" calcext:value-type="float">
            <text:p>39.106633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oks/index.html</text:p>
          </table:table-cell>
          <table:table-cell office:value-type="float" office:value="38.906828445" calcext:value-type="float">
            <text:p>38.9068284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vimeo</text:p>
          </table:table-cell>
          <table:table-cell office:value-type="float" office:value="23.186003374" calcext:value-type="float">
            <text:p>23.1860033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asciidoc_example repo _ticket-monster</text:p>
          </table:table-cell>
          <table:table-cell office:value-type="float" office:value="11.705647436" calcext:value-type="float">
            <text:p>11.7056474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troduction/index.html</text:p>
          </table:table-cell>
          <table:table-cell office:value-type="float" office:value="7.265669913" calcext:value-type="float">
            <text:p>7.2656699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eap-quickstarts</text:p>
          </table:table-cell>
          <table:table-cell office:value-type="float" office:value="6.374616838" calcext:value-type="float">
            <text:p>6.3746168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backbone/index.html</text:p>
          </table:table-cell>
          <table:table-cell office:value-type="float" office:value="6.239196363" calcext:value-type="float">
            <text:p>6.2391963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ndex.html</text:p>
          </table:table-cell>
          <table:table-cell office:value-type="float" office:value="5.850199807" calcext:value-type="float">
            <text:p>5.8501998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st-endpoint/index.html</text:p>
          </table:table-cell>
          <table:table-cell office:value-type="float" office:value="5.790213524" calcext:value-type="float">
            <text:p>5.7902135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5/index.html</text:p>
          </table:table-cell>
          <table:table-cell office:value-type="float" office:value="5.22255333" calcext:value-type="float">
            <text:p>5.222553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413/index.html</text:p>
          </table:table-cell>
          <table:table-cell office:value-type="float" office:value="5.010976638" calcext:value-type="float">
            <text:p>5.0109766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4.866365833" calcext:value-type="float">
            <text:p>4.8663658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jsf/index.html</text:p>
          </table:table-cell>
          <table:table-cell office:value-type="float" office:value="4.755597586" calcext:value-type="float">
            <text:p>4.7555975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4.694317924" calcext:value-type="float">
            <text:p>4.6943179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rf4-hello-world-portlet/index.html</text:p>
          </table:table-cell>
          <table:table-cell office:value-type="float" office:value="4.53150147" calcext:value-type="float">
            <text:p>4.531501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209127/index.html</text:p>
          </table:table-cell>
          <table:table-cell office:value-type="float" office:value="4.40539498" calcext:value-type="float">
            <text:p>4.405394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636181/index.html</text:p>
          </table:table-cell>
          <table:table-cell office:value-type="float" office:value="4.394936467" calcext:value-type="float">
            <text:p>4.3949364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orm/index.html</text:p>
          </table:table-cell>
          <table:table-cell office:value-type="float" office:value="4.39230024" calcext:value-type="float">
            <text:p>4.392300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-tools/index.html</text:p>
          </table:table-cell>
          <table:table-cell office:value-type="float" office:value="4.271806956" calcext:value-type="float">
            <text:p>4.2718069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cker/index.html</text:p>
          </table:table-cell>
          <table:table-cell office:value-type="float" office:value="4.258809677" calcext:value-type="float">
            <text:p>4.2588096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-tx/index.html</text:p>
          </table:table-cell>
          <table:table-cell office:value-type="float" office:value="4.247887019" calcext:value-type="float">
            <text:p>4.2478870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4.242579908" calcext:value-type="float">
            <text:p>4.2425799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terceptors/index.html</text:p>
          </table:table-cell>
          <table:table-cell office:value-type="float" office:value="4.238655723" calcext:value-type="float">
            <text:p>4.2386557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47456/index.html</text:p>
          </table:table-cell>
          <table:table-cell office:value-type="float" office:value="4.18402496" calcext:value-type="float">
            <text:p>4.184024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adminhtml5/index.html</text:p>
          </table:table-cell>
          <table:table-cell office:value-type="float" office:value="4.095998014" calcext:value-type="float">
            <text:p>4.0959980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get-started/index.html</text:p>
          </table:table-cell>
          <table:table-cell office:value-type="float" office:value="4.08582463" calcext:value-type="float">
            <text:p>4.085824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3.903543501" calcext:value-type="float">
            <text:p>3.9035435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get-started/index.html</text:p>
          </table:table-cell>
          <table:table-cell office:value-type="float" office:value="3.900493446" calcext:value-type="float">
            <text:p>3.9004934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3.875013078" calcext:value-type="float">
            <text:p>3.8750130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wfk-quickstarts</text:p>
          </table:table-cell>
          <table:table-cell office:value-type="float" office:value="3.870549401" calcext:value-type="float">
            <text:p>3.8705494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2342/index.html</text:p>
          </table:table-cell>
          <table:table-cell office:value-type="float" office:value="3.841783064" calcext:value-type="float">
            <text:p>3.8417830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505857/index.html</text:p>
          </table:table-cell>
          <table:table-cell office:value-type="float" office:value="3.838419265" calcext:value-type="float">
            <text:p>3.8384192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14974/index.html</text:p>
          </table:table-cell>
          <table:table-cell office:value-type="float" office:value="3.825380518" calcext:value-type="float">
            <text:p>3.8253805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overview/index.html</text:p>
          </table:table-cell>
          <table:table-cell office:value-type="float" office:value="3.81102147" calcext:value-type="float">
            <text:p>3.811021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ejb/index.html</text:p>
          </table:table-cell>
          <table:table-cell office:value-type="float" office:value="3.804115142" calcext:value-type="float">
            <text:p>3.8041151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search/index.html</text:p>
          </table:table-cell>
          <table:table-cell office:value-type="float" office:value="3.802477111" calcext:value-type="float">
            <text:p>3.8024771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/index.html</text:p>
          </table:table-cell>
          <table:table-cell office:value-type="float" office:value="3.722713368" calcext:value-type="float">
            <text:p>3.7227133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get-started/index.html</text:p>
          </table:table-cell>
          <table:table-cell office:value-type="float" office:value="3.663446717" calcext:value-type="float">
            <text:p>3.6634467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ax-rs-client/index.html</text:p>
          </table:table-cell>
          <table:table-cell office:value-type="float" office:value="3.662379566" calcext:value-type="float">
            <text:p>3.6623795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db/index.html</text:p>
          </table:table-cell>
          <table:table-cell office:value-type="float" office:value="3.65460316" calcext:value-type="float">
            <text:p>3.654603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4608/index.html</text:p>
          </table:table-cell>
          <table:table-cell office:value-type="float" office:value="3.642323347" calcext:value-type="float">
            <text:p>3.6423233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html5-mobile/index.html</text:p>
          </table:table-cell>
          <table:table-cell office:value-type="float" office:value="3.60693597" calcext:value-type="float">
            <text:p>3.606935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jsp/index.html</text:p>
          </table:table-cell>
          <table:table-cell office:value-type="float" office:value="3.570074788" calcext:value-type="float">
            <text:p>3.5700747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40138/index.html</text:p>
          </table:table-cell>
          <table:table-cell office:value-type="float" office:value="3.56706623" calcext:value-type="float">
            <text:p>3.567066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deactivatable/index.html</text:p>
          </table:table-cell>
          <table:table-cell office:value-type="float" office:value="3.562679556" calcext:value-type="float">
            <text:p>3.5626795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picketlink-quickstarts</text:p>
          </table:table-cell>
          <table:table-cell office:value-type="float" office:value="3.535314499" calcext:value-type="float">
            <text:p>3.5353144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2/index.html</text:p>
          </table:table-cell>
          <table:table-cell office:value-type="float" office:value="3.532438753" calcext:value-type="float">
            <text:p>3.5324387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app.css</text:p>
          </table:table-cell>
          <table:table-cell office:value-type="float" office:value="3.529493918" calcext:value-type="float">
            <text:p>3.5294939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1/index.html</text:p>
          </table:table-cell>
          <table:table-cell office:value-type="float" office:value="3.510009811" calcext:value-type="float">
            <text:p>3.5100098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advanced/index.html</text:p>
          </table:table-cell>
          <table:table-cell office:value-type="float" office:value="3.471575547" calcext:value-type="float">
            <text:p>3.4715755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get-started/index.html</text:p>
          </table:table-cell>
          <table:table-cell office:value-type="float" office:value="3.44216431" calcext:value-type="float">
            <text:p>3.442164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3.407867329" calcext:value-type="float">
            <text:p>3.4078673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3.40100977" calcext:value-type="float">
            <text:p>3.401009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30180/index.html</text:p>
          </table:table-cell>
          <table:table-cell office:value-type="float" office:value="3.395942492" calcext:value-type="float">
            <text:p>3.3959424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605997/index.html</text:p>
          </table:table-cell>
          <table:table-cell office:value-type="float" office:value="3.392520303" calcext:value-type="float">
            <text:p>3.3925203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di-add-interceptor-binding/index.html</text:p>
          </table:table-cell>
          <table:table-cell office:value-type="float" office:value="3.355125789" calcext:value-type="float">
            <text:p>3.3551257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ldap/index.html</text:p>
          </table:table-cell>
          <table:table-cell office:value-type="float" office:value="3.337043862" calcext:value-type="float">
            <text:p>3.3370438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ging/index.html</text:p>
          </table:table-cell>
          <table:table-cell office:value-type="float" office:value="3.328258451" calcext:value-type="float">
            <text:p>3.3282584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ignature/index.html</text:p>
          </table:table-cell>
          <table:table-cell office:value-type="float" office:value="3.294991971" calcext:value-type="float">
            <text:p>3.2949919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digest/index.html</text:p>
          </table:table-cell>
          <table:table-cell office:value-type="float" office:value="3.292211123" calcext:value-type="float">
            <text:p>3.2922111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injection/index.html</text:p>
          </table:table-cell>
          <table:table-cell office:value-type="float" office:value="3.265367277" calcext:value-type="float">
            <text:p>3.2653672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metadata/index.html</text:p>
          </table:table-cell>
          <table:table-cell office:value-type="float" office:value="3.25026617" calcext:value-type="float">
            <text:p>3.250266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decision-table/index.html</text:p>
          </table:table-cell>
          <table:table-cell office:value-type="float" office:value="3.220300835" calcext:value-type="float">
            <text:p>3.2203008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eveloper-materials/index.html</text:p>
          </table:table-cell>
          <table:table-cell office:value-type="float" office:value="3.215072487" calcext:value-type="float">
            <text:p>3.2150724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get-started/index.html</text:p>
          </table:table-cell>
          <table:table-cell office:value-type="float" office:value="3.194859049" calcext:value-type="float">
            <text:p>3.1948590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wfk-arquillian/index.html</text:p>
          </table:table-cell>
          <table:table-cell office:value-type="float" office:value="3.144307947" calcext:value-type="float">
            <text:p>3.1443079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230/index.html</text:p>
          </table:table-cell>
          <table:table-cell office:value-type="float" office:value="3.142935907" calcext:value-type="float">
            <text:p>3.1429359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9649/index.html</text:p>
          </table:table-cell>
          <table:table-cell office:value-type="float" office:value="3.135806448" calcext:value-type="float">
            <text:p>3.1358064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wfk21/index.html</text:p>
          </table:table-cell>
          <table:table-cell office:value-type="float" office:value="3.13421647" calcext:value-type="float">
            <text:p>3.134216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get-started/index.html</text:p>
          </table:table-cell>
          <table:table-cell office:value-type="float" office:value="3.12529793" calcext:value-type="float">
            <text:p>3.125297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businesslogic/index.html</text:p>
          </table:table-cell>
          <table:table-cell office:value-type="float" office:value="3.115716512" calcext:value-type="float">
            <text:p>3.1157165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resources/index.html</text:p>
          </table:table-cell>
          <table:table-cell office:value-type="float" office:value="3.110629026" calcext:value-type="float">
            <text:p>3.1106290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1314/index.html</text:p>
          </table:table-cell>
          <table:table-cell office:value-type="float" office:value="3.082907535" calcext:value-type="float">
            <text:p>3.0829075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eveloper-materials/index.html</text:p>
          </table:table-cell>
          <table:table-cell office:value-type="float" office:value="3.037356971" calcext:value-type="float">
            <text:p>3.0373569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eveloper-materials/index.html</text:p>
          </table:table-cell>
          <table:table-cell office:value-type="float" office:value="3.028535672" calcext:value-type="float">
            <text:p>3.0285356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0333/index.html</text:p>
          </table:table-cell>
          <table:table-cell office:value-type="float" office:value="3.010044679" calcext:value-type="float">
            <text:p>3.0100446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rms/index.html</text:p>
          </table:table-cell>
          <table:table-cell office:value-type="float" office:value="2.983123601" calcext:value-type="float">
            <text:p>2.9831236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exception-handling/index.html</text:p>
          </table:table-cell>
          <table:table-cell office:value-type="float" office:value="2.976687409" calcext:value-type="float">
            <text:p>2.9766874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1590738/index.html</text:p>
          </table:table-cell>
          <table:table-cell office:value-type="float" office:value="2.971100269" calcext:value-type="float">
            <text:p>2.9711002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get-started/index.html</text:p>
          </table:table-cell>
          <table:table-cell office:value-type="float" office:value="2.96875979" calcext:value-type="float">
            <text:p>2.968759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servlet-filter/index.html</text:p>
          </table:table-cell>
          <table:table-cell office:value-type="float" office:value="2.968582957" calcext:value-type="float">
            <text:p>2.9685829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21/index.html</text:p>
          </table:table-cell>
          <table:table-cell office:value-type="float" office:value="2.968464912" calcext:value-type="float">
            <text:p>2.9684649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hybridui/index.html</text:p>
          </table:table-cell>
          <table:table-cell office:value-type="float" office:value="2.962959268" calcext:value-type="float">
            <text:p>2.9629592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contributing/index.html</text:p>
          </table:table-cell>
          <table:table-cell office:value-type="float" office:value="2.954029852" calcext:value-type="float">
            <text:p>2.9540298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482480/index.html</text:p>
          </table:table-cell>
          <table:table-cell office:value-type="float" office:value="2.953277607" calcext:value-type="float">
            <text:p>2.9532776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alternative/index.html</text:p>
          </table:table-cell>
          <table:table-cell office:value-type="float" office:value="2.953125226" calcext:value-type="float">
            <text:p>2.9531252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3833/index.html</text:p>
          </table:table-cell>
          <table:table-cell office:value-type="float" office:value="2.923575404" calcext:value-type="float">
            <text:p>2.9235754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tapersistence/index.html</text:p>
          </table:table-cell>
          <table:table-cell office:value-type="float" office:value="2.908180156" calcext:value-type="float">
            <text:p>2.9081801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892056/index.html</text:p>
          </table:table-cell>
          <table:table-cell office:value-type="float" office:value="2.895122125" calcext:value-type="float">
            <text:p>2.8951221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get-started/index.html</text:p>
          </table:table-cell>
          <table:table-cell office:value-type="float" office:value="2.894829889" calcext:value-type="float">
            <text:p>2.8948298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form/index.html</text:p>
          </table:table-cell>
          <table:table-cell office:value-type="float" office:value="2.885626329" calcext:value-type="float">
            <text:p>2.8856263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jpa/index.html</text:p>
          </table:table-cell>
          <table:table-cell office:value-type="float" office:value="2.877623607" calcext:value-type="float">
            <text:p>2.8776236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599/index.html</text:p>
          </table:table-cell>
          <table:table-cell office:value-type="float" office:value="2.854672352" calcext:value-type="float">
            <text:p>2.8546723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2.836099964" calcext:value-type="float">
            <text:p>2.8360999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whatisticketmonster/index.html</text:p>
          </table:table-cell>
          <table:table-cell office:value-type="float" office:value="2.819179771" calcext:value-type="float">
            <text:p>2.8191797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884030/index.html</text:p>
          </table:table-cell>
          <table:table-cell office:value-type="float" office:value="2.818098" calcext:value-type="float">
            <text:p>2.8180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6985/index.html</text:p>
          </table:table-cell>
          <table:table-cell office:value-type="float" office:value="2.816123896" calcext:value-type="float">
            <text:p>2.8161238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client-cert/index.html</text:p>
          </table:table-cell>
          <table:table-cell office:value-type="float" office:value="2.810282063" calcext:value-type="float">
            <text:p>2.8102820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otrod-endpoint/index.html</text:p>
          </table:table-cell>
          <table:table-cell office:value-type="float" office:value="2.804463094" calcext:value-type="float">
            <text:p>2.8044630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52316/index.html</text:p>
          </table:table-cell>
          <table:table-cell office:value-type="float" office:value="2.803891644" calcext:value-type="float">
            <text:p>2.8038916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sandbox-quickstarts</text:p>
          </table:table-cell>
          <table:table-cell office:value-type="float" office:value="2.774336345" calcext:value-type="float">
            <text:p>2.7743363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jms/index.html</text:p>
          </table:table-cell>
          <table:table-cell office:value-type="float" office:value="2.764603946" calcext:value-type="float">
            <text:p>2.7646039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ws/index.html</text:p>
          </table:table-cell>
          <table:table-cell office:value-type="float" office:value="2.753683915" calcext:value-type="float">
            <text:p>2.7536839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get-started/index.html</text:p>
          </table:table-cell>
          <table:table-cell office:value-type="float" office:value="2.723206594" calcext:value-type="float">
            <text:p>2.7232065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eveloper-materials/index.html</text:p>
          </table:table-cell>
          <table:table-cell office:value-type="float" office:value="2.715323772" calcext:value-type="float">
            <text:p>2.7153237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navigation-api-portlet/index.html</text:p>
          </table:table-cell>
          <table:table-cell office:value-type="float" office:value="2.708689185" calcext:value-type="float">
            <text:p>2.7086891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2.703144332" calcext:value-type="float">
            <text:p>2.7031443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rs/index.html</text:p>
          </table:table-cell>
          <table:table-cell office:value-type="float" office:value="2.677404663" calcext:value-type="float">
            <text:p>2.6774046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hopping-cart/index.html</text:p>
          </table:table-cell>
          <table:table-cell office:value-type="float" office:value="2.654422309" calcext:value-type="float">
            <text:p>2.6544223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2-console/index.html</text:p>
          </table:table-cell>
          <table:table-cell office:value-type="float" office:value="2.654393874" calcext:value-type="float">
            <text:p>2.6543938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2.642169511" calcext:value-type="float">
            <text:p>2.6421695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builder/index.html</text:p>
          </table:table-cell>
          <table:table-cell office:value-type="float" office:value="2.63456331" calcext:value-type="float">
            <text:p>2.634563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deltaspike/index.html</text:p>
          </table:table-cell>
          <table:table-cell office:value-type="float" office:value="2.627867981" calcext:value-type="float">
            <text:p>2.6278679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business-resource-planner/index.html</text:p>
          </table:table-cell>
          <table:table-cell office:value-type="float" office:value="2.62231316" calcext:value-type="float">
            <text:p>2.622313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2.620943372" calcext:value-type="float">
            <text:p>2.6209433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emperature-converter/index.html</text:p>
          </table:table-cell>
          <table:table-cell office:value-type="float" office:value="2.61635094" calcext:value-type="float">
            <text:p>2.616350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2.616335328" calcext:value-type="float">
            <text:p>2.6163353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userfrontend/index.html</text:p>
          </table:table-cell>
          <table:table-cell office:value-type="float" office:value="2.600821052" calcext:value-type="float">
            <text:p>2.6008210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919/index.html</text:p>
          </table:table-cell>
          <table:table-cell office:value-type="float" office:value="2.600170534" calcext:value-type="float">
            <text:p>2.6001705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eveloper-materials/index.html</text:p>
          </table:table-cell>
          <table:table-cell office:value-type="float" office:value="2.595796208" calcext:value-type="float">
            <text:p>2.5957962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ornetq-clustering/index.html</text:p>
          </table:table-cell>
          <table:table-cell office:value-type="float" office:value="2.585705647" calcext:value-type="float">
            <text:p>2.5857056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40150/index.html</text:p>
          </table:table-cell>
          <table:table-cell office:value-type="float" office:value="2.576200431" calcext:value-type="float">
            <text:p>2.5762004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25312/index.html</text:p>
          </table:table-cell>
          <table:table-cell office:value-type="float" office:value="2.574272243" calcext:value-type="float">
            <text:p>2.574272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00477/index.html</text:p>
          </table:table-cell>
          <table:table-cell office:value-type="float" office:value="2.569733243" calcext:value-type="float">
            <text:p>2.569733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resources/index.html</text:p>
          </table:table-cell>
          <table:table-cell office:value-type="float" office:value="2.552275185" calcext:value-type="float">
            <text:p>2.5522751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contributing/index.html</text:p>
          </table:table-cell>
          <table:table-cell office:value-type="float" office:value="2.548471022" calcext:value-type="float">
            <text:p>2.5484710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2795/index.html</text:p>
          </table:table-cell>
          <table:table-cell office:value-type="float" office:value="2.523636699" calcext:value-type="float">
            <text:p>2.5236366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7987/index.html</text:p>
          </table:table-cell>
          <table:table-cell office:value-type="float" office:value="2.506421471" calcext:value-type="float">
            <text:p>2.5064214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encryption/index.html</text:p>
          </table:table-cell>
          <table:table-cell office:value-type="float" office:value="2.490260068" calcext:value-type="float">
            <text:p>2.4902600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2.483466904" calcext:value-type="float">
            <text:p>2.4834669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resources/index.html</text:p>
          </table:table-cell>
          <table:table-cell office:value-type="float" office:value="2.480728748" calcext:value-type="float">
            <text:p>2.4807287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2.468689599" calcext:value-type="float">
            <text:p>2.4686895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9222/index.html</text:p>
          </table:table-cell>
          <table:table-cell office:value-type="float" office:value="2.460485872" calcext:value-type="float">
            <text:p>2.4604858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basic/index.html</text:p>
          </table:table-cell>
          <table:table-cell office:value-type="float" office:value="2.451970461" calcext:value-type="float">
            <text:p>2.4519704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10253/index.html</text:p>
          </table:table-cell>
          <table:table-cell office:value-type="float" office:value="2.450041815" calcext:value-type="float">
            <text:p>2.4500418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oolstore/index.html</text:p>
          </table:table-cell>
          <table:table-cell office:value-type="float" office:value="2.447251524" calcext:value-type="float">
            <text:p>2.4472515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deltaspike-authorization/index.html</text:p>
          </table:table-cell>
          <table:table-cell office:value-type="float" office:value="2.443294833" calcext:value-type="float">
            <text:p>2.4432948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393/index.html</text:p>
          </table:table-cell>
          <table:table-cell office:value-type="float" office:value="2.428301531" calcext:value-type="float">
            <text:p>2.4283015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879770/index.html</text:p>
          </table:table-cell>
          <table:table-cell office:value-type="float" office:value="2.42426544" calcext:value-type="float">
            <text:p>2.424265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ecaptcha/index.html</text:p>
          </table:table-cell>
          <table:table-cell office:value-type="float" office:value="2.404290558" calcext:value-type="float">
            <text:p>2.4042905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89880/index.html</text:p>
          </table:table-cell>
          <table:table-cell office:value-type="float" office:value="2.39626839" calcext:value-type="float">
            <text:p>2.396268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global.css</text:p>
          </table:table-cell>
          <table:table-cell office:value-type="float" office:value="2.377687652" calcext:value-type="float">
            <text:p>2.3776876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05713/index.html</text:p>
          </table:table-cell>
          <table:table-cell office:value-type="float" office:value="2.375921247" calcext:value-type="float">
            <text:p>2.3759212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cep/index.html</text:p>
          </table:table-cell>
          <table:table-cell office:value-type="float" office:value="2.372406752" calcext:value-type="float">
            <text:p>2.3724067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rhq-client-cli/index.html</text:p>
          </table:table-cell>
          <table:table-cell office:value-type="float" office:value="2.363396357" calcext:value-type="float">
            <text:p>2.3633963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350695/index.html</text:p>
          </table:table-cell>
          <table:table-cell office:value-type="float" office:value="2.358935384" calcext:value-type="float">
            <text:p>2.3589353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619/index.html</text:p>
          </table:table-cell>
          <table:table-cell office:value-type="float" office:value="2.356342845" calcext:value-type="float">
            <text:p>2.3563428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36/index.html</text:p>
          </table:table-cell>
          <table:table-cell office:value-type="float" office:value="2.346882928" calcext:value-type="float">
            <text:p>2.3468829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greeter/index.html</text:p>
          </table:table-cell>
          <table:table-cell office:value-type="float" office:value="2.340700128" calcext:value-type="float">
            <text:p>2.3407001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19718/index.html</text:p>
          </table:table-cell>
          <table:table-cell office:value-type="float" office:value="2.340452551" calcext:value-type="float">
            <text:p>2.3404525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itter/index.html</text:p>
          </table:table-cell>
          <table:table-cell office:value-type="float" office:value="2.333542003" calcext:value-type="float">
            <text:p>2.3335420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2.32925644" calcext:value-type="float">
            <text:p>2.329256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89934/index.html</text:p>
          </table:table-cell>
          <table:table-cell office:value-type="float" office:value="2.328326279" calcext:value-type="float">
            <text:p>2.3283262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ample-portal/index.html</text:p>
          </table:table-cell>
          <table:table-cell office:value-type="float" office:value="2.327303197" calcext:value-type="float">
            <text:p>2.3273031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sections</text:p>
          </table:table-cell>
          <table:table-cell office:value-type="float" office:value="2.324875926" calcext:value-type="float">
            <text:p>2.3248759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/index.html</text:p>
          </table:table-cell>
          <table:table-cell office:value-type="float" office:value="2.323932158" calcext:value-type="float">
            <text:p>2.3239321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001694/index.html</text:p>
          </table:table-cell>
          <table:table-cell office:value-type="float" office:value="2.323111421" calcext:value-type="float">
            <text:p>2.3231114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dom4j/index.html</text:p>
          </table:table-cell>
          <table:table-cell office:value-type="float" office:value="2.322762696" calcext:value-type="float">
            <text:p>2.3227626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705548/index.html</text:p>
          </table:table-cell>
          <table:table-cell office:value-type="float" office:value="2.312513888" calcext:value-type="float">
            <text:p>2.3125138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idm-multi-tenancy/index.html</text:p>
          </table:table-cell>
          <table:table-cell office:value-type="float" office:value="2.303917387" calcext:value-type="float">
            <text:p>2.3039173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resources/index.html</text:p>
          </table:table-cell>
          <table:table-cell office:value-type="float" office:value="2.298438818" calcext:value-type="float">
            <text:p>2.2984388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war/index.html</text:p>
          </table:table-cell>
          <table:table-cell office:value-type="float" office:value="2.292843973" calcext:value-type="float">
            <text:p>2.2928439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eveloper-materials/index.html</text:p>
          </table:table-cell>
          <table:table-cell office:value-type="float" office:value="2.287678717" calcext:value-type="float">
            <text:p>2.2876787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authorization/index.html</text:p>
          </table:table-cell>
          <table:table-cell office:value-type="float" office:value="2.283923921" calcext:value-type="float">
            <text:p>2.2839239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wfk21/index.html</text:p>
          </table:table-cell>
          <table:table-cell office:value-type="float" office:value="2.277681037" calcext:value-type="float">
            <text:p>2.2776810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resources/index.html</text:p>
          </table:table-cell>
          <table:table-cell office:value-type="float" office:value="2.275509353" calcext:value-type="float">
            <text:p>2.2755093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721477/index.html</text:p>
          </table:table-cell>
          <table:table-cell office:value-type="float" office:value="2.267381896" calcext:value-type="float">
            <text:p>2.2673818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eveloper-materials/index.html</text:p>
          </table:table-cell>
          <table:table-cell office:value-type="float" office:value="2.260966284" calcext:value-type="float">
            <text:p>2.2609662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jsf-portlet/index.html</text:p>
          </table:table-cell>
          <table:table-cell office:value-type="float" office:value="2.25859567" calcext:value-type="float">
            <text:p>2.258595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greeter/index.html</text:p>
          </table:table-cell>
          <table:table-cell office:value-type="float" office:value="2.239244015" calcext:value-type="float">
            <text:p>2.2392440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2.236895764" calcext:value-type="float">
            <text:p>2.2368957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wfk21/index.html</text:p>
          </table:table-cell>
          <table:table-cell office:value-type="float" office:value="2.235991527" calcext:value-type="float">
            <text:p>2.2359915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2.221487391" calcext:value-type="float">
            <text:p>2.2214873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portable-extension/index.html</text:p>
          </table:table-cell>
          <table:table-cell office:value-type="float" office:value="2.219274677" calcext:value-type="float">
            <text:p>2.2192746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xml-jaxp/index.html</text:p>
          </table:table-cell>
          <table:table-cell office:value-type="float" office:value="2.218716578" calcext:value-type="float">
            <text:p>2.2187165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eveloper-materials/index.html</text:p>
          </table:table-cell>
          <table:table-cell office:value-type="float" office:value="2.205935924" calcext:value-type="float">
            <text:p>2.2059359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2.192969321" calcext:value-type="float">
            <text:p>2.1929693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2118/index.html</text:p>
          </table:table-cell>
          <table:table-cell office:value-type="float" office:value="2.192196983" calcext:value-type="float">
            <text:p>2.1921969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implest-hello-world-portlet/index.html</text:p>
          </table:table-cell>
          <table:table-cell office:value-type="float" office:value="2.189310268" calcext:value-type="float">
            <text:p>2.1893102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tasks-bpmsuite/index.html</text:p>
          </table:table-cell>
          <table:table-cell office:value-type="float" office:value="2.187585171" calcext:value-type="float">
            <text:p>2.1875851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2.176436088" calcext:value-type="float">
            <text:p>2.1764360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log4j/index.html</text:p>
          </table:table-cell>
          <table:table-cell office:value-type="float" office:value="2.169237741" calcext:value-type="float">
            <text:p>2.1692377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98578/index.html</text:p>
          </table:table-cell>
          <table:table-cell office:value-type="float" office:value="2.166297443" calcext:value-type="float">
            <text:p>2.1662974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ore-brms/index.html</text:p>
          </table:table-cell>
          <table:table-cell office:value-type="float" office:value="2.165221457" calcext:value-type="float">
            <text:p>2.1652214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at-simple/index.html</text:p>
          </table:table-cell>
          <table:table-cell office:value-type="float" office:value="2.160794966" calcext:value-type="float">
            <text:p>2.1607949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53694/index.html</text:p>
          </table:table-cell>
          <table:table-cell office:value-type="float" office:value="2.145516546" calcext:value-type="float">
            <text:p>2.1455165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html5/index.html</text:p>
          </table:table-cell>
          <table:table-cell office:value-type="float" office:value="2.132934392" calcext:value-type="float">
            <text:p>2.1329343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-ear/index.html</text:p>
          </table:table-cell>
          <table:table-cell office:value-type="float" office:value="2.100668835" calcext:value-type="float">
            <text:p>2.1006688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olutions/index.html</text:p>
          </table:table-cell>
          <table:table-cell office:value-type="float" office:value="2.100104261" calcext:value-type="float">
            <text:p>2.1001042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/index.html</text:p>
          </table:table-cell>
          <table:table-cell office:value-type="float" office:value="2.082160734" calcext:value-type="float">
            <text:p>2.0821607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5698/index.html</text:p>
          </table:table-cell>
          <table:table-cell office:value-type="float" office:value="2.081414293" calcext:value-type="float">
            <text:p>2.0814142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570/index.html</text:p>
          </table:table-cell>
          <table:table-cell office:value-type="float" office:value="2.06894969" calcext:value-type="float">
            <text:p>2.068949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484018/index.html</text:p>
          </table:table-cell>
          <table:table-cell office:value-type="float" office:value="2.064178251" calcext:value-type="float">
            <text:p>2.0641782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6276/index.html</text:p>
          </table:table-cell>
          <table:table-cell office:value-type="float" office:value="2.052258987" calcext:value-type="float">
            <text:p>2.0522589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1255/index.html</text:p>
          </table:table-cell>
          <table:table-cell office:value-type="float" office:value="2.047221254" calcext:value-type="float">
            <text:p>2.0472212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dashboardhtml5/index.html</text:p>
          </table:table-cell>
          <table:table-cell office:value-type="float" office:value="2.045528471" calcext:value-type="float">
            <text:p>2.0455284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-wfk/index.html</text:p>
          </table:table-cell>
          <table:table-cell office:value-type="float" office:value="2.042805873" calcext:value-type="float">
            <text:p>2.0428058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basic/index.html</text:p>
          </table:table-cell>
          <table:table-cell office:value-type="float" office:value="2.041088903" calcext:value-type="float">
            <text:p>2.0410889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./index.html</text:p>
          </table:table-cell>
          <table:table-cell office:value-type="float" office:value="2.036073863" calcext:value-type="float">
            <text:p>2.0360738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matrixvariables/index.html</text:p>
          </table:table-cell>
          <table:table-cell office:value-type="float" office:value="2.031985623" calcext:value-type="float">
            <text:p>2.0319856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/index.html</text:p>
          </table:table-cell>
          <table:table-cell office:value-type="float" office:value="2.030165038" calcext:value-type="float">
            <text:p>2.0301650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755371/index.html</text:p>
          </table:table-cell>
          <table:table-cell office:value-type="float" office:value="2.027767158" calcext:value-type="float">
            <text:p>2.0277671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jdf/index.html</text:p>
          </table:table-cell>
          <table:table-cell office:value-type="float" office:value="2.027596266" calcext:value-type="float">
            <text:p>2.0275962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idm-jpa/index.html</text:p>
          </table:table-cell>
          <table:table-cell office:value-type="float" office:value="2.024512707" calcext:value-type="float">
            <text:p>2.0245127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54/index.html</text:p>
          </table:table-cell>
          <table:table-cell office:value-type="float" office:value="2.017128399" calcext:value-type="float">
            <text:p>2.0171283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generic-portlet/index.html</text:p>
          </table:table-cell>
          <table:table-cell office:value-type="float" office:value="2.013800152" calcext:value-type="float">
            <text:p>2.0138001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controlleradvice/index.html</text:p>
          </table:table-cell>
          <table:table-cell office:value-type="float" office:value="2.008511705" calcext:value-type="float">
            <text:p>2.0085117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2.005501699" calcext:value-type="float">
            <text:p>2.0055016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01635/index.html</text:p>
          </table:table-cell>
          <table:table-cell office:value-type="float" office:value="2.003158499" calcext:value-type="float">
            <text:p>2.0031584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./index.html</text:p>
          </table:table-cell>
          <table:table-cell office:value-type="float" office:value="1.997198733" calcext:value-type="float">
            <text:p>1.9971987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113/index.html</text:p>
          </table:table-cell>
          <table:table-cell office:value-type="float" office:value="1.991129757" calcext:value-type="float">
            <text:p>1.9911297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06459/index.html</text:p>
          </table:table-cell>
          <table:table-cell office:value-type="float" office:value="1.98412141" calcext:value-type="float">
            <text:p>1.984121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ean-validation/index.html</text:p>
          </table:table-cell>
          <table:table-cell office:value-type="float" office:value="1.972379984" calcext:value-type="float">
            <text:p>1.9723799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inter-app/index.html</text:p>
          </table:table-cell>
          <table:table-cell office:value-type="float" office:value="1.9688993" calcext:value-type="float">
            <text:p>1.96889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554627/index.html</text:p>
          </table:table-cell>
          <table:table-cell office:value-type="float" office:value="1.967270596" calcext:value-type="float">
            <text:p>1.9672705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237934/index.html</text:p>
          </table:table-cell>
          <table:table-cell office:value-type="float" office:value="1.964034437" calcext:value-type="float">
            <text:p>1.9640344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600665/index.html</text:p>
          </table:table-cell>
          <table:table-cell office:value-type="float" office:value="1.960686466" calcext:value-type="float">
            <text:p>1.9606864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627742/index.html</text:p>
          </table:table-cell>
          <table:table-cell office:value-type="float" office:value="1.957582277" calcext:value-type="float">
            <text:p>1.9575822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metadata/index.html</text:p>
          </table:table-cell>
          <table:table-cell office:value-type="float" office:value="1.955574565" calcext:value-type="float">
            <text:p>1.9555745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contacts-mobile-basic/index.html</text:p>
          </table:table-cell>
          <table:table-cell office:value-type="float" office:value="1.9531697" calcext:value-type="float">
            <text:p>1.95316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4122/index.html</text:p>
          </table:table-cell>
          <table:table-cell office:value-type="float" office:value="1.953150538" calcext:value-type="float">
            <text:p>1.9531505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0479/index.html</text:p>
          </table:table-cell>
          <table:table-cell office:value-type="float" office:value="1.938996861" calcext:value-type="float">
            <text:p>1.9389968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multi-server/index.html</text:p>
          </table:table-cell>
          <table:table-cell office:value-type="float" office:value="1.934759047" calcext:value-type="float">
            <text:p>1.9347590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ml/index.html</text:p>
          </table:table-cell>
          <table:table-cell office:value-type="float" office:value="1.931458295" calcext:value-type="float">
            <text:p>1.9314582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customer-evaluation-demo/index.html</text:p>
          </table:table-cell>
          <table:table-cell office:value-type="float" office:value="1.931382656" calcext:value-type="float">
            <text:p>1.9313826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3-jdf/index.html</text:p>
          </table:table-cell>
          <table:table-cell office:value-type="float" office:value="1.929399134" calcext:value-type="float">
            <text:p>1.9293991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-bootstrap/index.html</text:p>
          </table:table-cell>
          <table:table-cell office:value-type="float" office:value="1.921962766" calcext:value-type="float">
            <text:p>1.9219627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resources/index.html</text:p>
          </table:table-cell>
          <table:table-cell office:value-type="float" office:value="1.916458379" calcext:value-type="float">
            <text:p>1.9164583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390131/index.html</text:p>
          </table:table-cell>
          <table:table-cell office:value-type="float" office:value="1.912208556" calcext:value-type="float">
            <text:p>1.9122085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1.910668522" calcext:value-type="float">
            <text:p>1.9106685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html5-mobile-archetype/index.html</text:p>
          </table:table-cell>
          <table:table-cell office:value-type="float" office:value="1.90559412" calcext:value-type="float">
            <text:p>1.905594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mail/index.html</text:p>
          </table:table-cell>
          <table:table-cell office:value-type="float" office:value="1.901943603" calcext:value-type="float">
            <text:p>1.9019436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792413/index.html</text:p>
          </table:table-cell>
          <table:table-cell office:value-type="float" office:value="1.89893155" calcext:value-type="float">
            <text:p>1.898931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1.897461787" calcext:value-type="float">
            <text:p>1.8974617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participant-completion-simple/index.html</text:p>
          </table:table-cell>
          <table:table-cell office:value-type="float" office:value="1.895983122" calcext:value-type="float">
            <text:p>1.8959831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1.895476206" calcext:value-type="float">
            <text:p>1.8954762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5588/index.html</text:p>
          </table:table-cell>
          <table:table-cell office:value-type="float" office:value="1.894565364" calcext:value-type="float">
            <text:p>1.8945653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1.892786087" calcext:value-type="float">
            <text:p>1.8927860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3/index.html</text:p>
          </table:table-cell>
          <table:table-cell office:value-type="float" office:value="1.887164118" calcext:value-type="float">
            <text:p>1.8871641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stereotype/index.html</text:p>
          </table:table-cell>
          <table:table-cell office:value-type="float" office:value="1.882631282" calcext:value-type="float">
            <text:p>1.88263128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rs-rbac/index.html</text:p>
          </table:table-cell>
          <table:table-cell office:value-type="float" office:value="1.878059698" calcext:value-type="float">
            <text:p>1.8780596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eveloper-materials/index.html</text:p>
          </table:table-cell>
          <table:table-cell office:value-type="float" office:value="1.874588778" calcext:value-type="float">
            <text:p>1.8745887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rms-rewards/index.html</text:p>
          </table:table-cell>
          <table:table-cell office:value-type="float" office:value="1.869201646" calcext:value-type="float">
            <text:p>1.8692016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mt/index.html</text:p>
          </table:table-cell>
          <table:table-cell office:value-type="float" office:value="1.861701038" calcext:value-type="float">
            <text:p>1.8617010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14302/index.html</text:p>
          </table:table-cell>
          <table:table-cell office:value-type="float" office:value="1.860288333" calcext:value-type="float">
            <text:p>1.8602883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./contributing/index.html</text:p>
          </table:table-cell>
          <table:table-cell office:value-type="float" office:value="1.859952858" calcext:value-type="float">
            <text:p>1.8599528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8072/index.html</text:p>
          </table:table-cell>
          <table:table-cell office:value-type="float" office:value="1.857774512" calcext:value-type="float">
            <text:p>1.8577745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2040953/index.html</text:p>
          </table:table-cell>
          <table:table-cell office:value-type="float" office:value="1.854886838" calcext:value-type="float">
            <text:p>1.8548868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multi-tenancy/index.html</text:p>
          </table:table-cell>
          <table:table-cell office:value-type="float" office:value="1.853199282" calcext:value-type="float">
            <text:p>1.85319928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kitchensink-ear/index.html</text:p>
          </table:table-cell>
          <table:table-cell office:value-type="float" office:value="1.852990969" calcext:value-type="float">
            <text:p>1.8529909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860/index.html</text:p>
          </table:table-cell>
          <table:table-cell office:value-type="float" office:value="1.8527846" calcext:value-type="float">
            <text:p>1.85278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artialbean-basic/index.html</text:p>
          </table:table-cell>
          <table:table-cell office:value-type="float" office:value="1.845907752" calcext:value-type="float">
            <text:p>1.8459077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remote/index.html</text:p>
          </table:table-cell>
          <table:table-cell office:value-type="float" office:value="1.845391703" calcext:value-type="float">
            <text:p>1.8453917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797723/index.html</text:p>
          </table:table-cell>
          <table:table-cell office:value-type="float" office:value="1.844736762" calcext:value-type="float">
            <text:p>1.8447367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idm-jsf/index.html</text:p>
          </table:table-cell>
          <table:table-cell office:value-type="float" office:value="1.835900394" calcext:value-type="float">
            <text:p>1.8359003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488207/index.html</text:p>
          </table:table-cell>
          <table:table-cell office:value-type="float" office:value="1.82678518" calcext:value-type="float">
            <text:p>1.826785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portal-extension/index.html</text:p>
          </table:table-cell>
          <table:table-cell office:value-type="float" office:value="1.826514514" calcext:value-type="float">
            <text:p>1.8265145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441/index.html</text:p>
          </table:table-cell>
          <table:table-cell office:value-type="float" office:value="1.825809158" calcext:value-type="float">
            <text:p>1.8258091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821813/index.html</text:p>
          </table:table-cell>
          <table:table-cell office:value-type="float" office:value="1.818401653" calcext:value-type="float">
            <text:p>1.8184016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orization-idm-ldap/index.html</text:p>
          </table:table-cell>
          <table:table-cell office:value-type="float" office:value="1.8173293" calcext:value-type="float">
            <text:p>1.81732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imer/index.html</text:p>
          </table:table-cell>
          <table:table-cell office:value-type="float" office:value="1.814674216" calcext:value-type="float">
            <text:p>1.8146742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29260/index.html</text:p>
          </table:table-cell>
          <table:table-cell office:value-type="float" office:value="1.814294544" calcext:value-type="float">
            <text:p>1.8142945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9174/index.html</text:p>
          </table:table-cell>
          <table:table-cell office:value-type="float" office:value="1.812824364" calcext:value-type="float">
            <text:p>1.8128243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44290/index.html</text:p>
          </table:table-cell>
          <table:table-cell office:value-type="float" office:value="1.811673607" calcext:value-type="float">
            <text:p>1.8116736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ropagation/index.html</text:p>
          </table:table-cell>
          <table:table-cell office:value-type="float" office:value="1.811625249" calcext:value-type="float">
            <text:p>1.8116252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78008/index.html</text:p>
          </table:table-cell>
          <table:table-cell office:value-type="float" office:value="1.808730711" calcext:value-type="float">
            <text:p>1.8087307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299335/index.html</text:p>
          </table:table-cell>
          <table:table-cell office:value-type="float" office:value="1.799406427" calcext:value-type="float">
            <text:p>1.7994064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s-endpoint/index.html</text:p>
          </table:table-cell>
          <table:table-cell office:value-type="float" office:value="1.796915624" calcext:value-type="float">
            <text:p>1.7969156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3506/index.html</text:p>
          </table:table-cell>
          <table:table-cell office:value-type="float" office:value="1.795109948" calcext:value-type="float">
            <text:p>1.7951099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jsf/index.html</text:p>
          </table:table-cell>
          <table:table-cell office:value-type="float" office:value="1.790808015" calcext:value-type="float">
            <text:p>1.7908080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48952/index.html</text:p>
          </table:table-cell>
          <table:table-cell office:value-type="float" office:value="1.790465469" calcext:value-type="float">
            <text:p>1.7904654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all/index.html</text:p>
          </table:table-cell>
          <table:table-cell office:value-type="float" office:value="1.787093603" calcext:value-type="float">
            <text:p>1.7870936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decorator/index.html</text:p>
          </table:table-cell>
          <table:table-cell office:value-type="float" office:value="1.781642761" calcext:value-type="float">
            <text:p>1.7816427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0776/index.html</text:p>
          </table:table-cell>
          <table:table-cell office:value-type="float" office:value="1.777459673" calcext:value-type="float">
            <text:p>1.7774596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3991/index.html</text:p>
          </table:table-cell>
          <table:table-cell office:value-type="float" office:value="1.776935342" calcext:value-type="float">
            <text:p>1.7769353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81473/index.html</text:p>
          </table:table-cell>
          <table:table-cell office:value-type="float" office:value="1.773400786" calcext:value-type="float">
            <text:p>1.7734007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singleton/index.html</text:p>
          </table:table-cell>
          <table:table-cell office:value-type="float" office:value="1.773306495" calcext:value-type="float">
            <text:p>1.7733064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105/index.html</text:p>
          </table:table-cell>
          <table:table-cell office:value-type="float" office:value="1.768897307" calcext:value-type="float">
            <text:p>1.7688973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840982/index.html</text:p>
          </table:table-cell>
          <table:table-cell office:value-type="float" office:value="1.768591906" calcext:value-type="float">
            <text:p>1.7685919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383726/index.html</text:p>
          </table:table-cell>
          <table:table-cell office:value-type="float" office:value="1.76697416" calcext:value-type="float">
            <text:p>1.766974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868336/index.html</text:p>
          </table:table-cell>
          <table:table-cell office:value-type="float" office:value="1.766320184" calcext:value-type="float">
            <text:p>1.7663201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141164/index.html</text:p>
          </table:table-cell>
          <table:table-cell office:value-type="float" office:value="1.764996397" calcext:value-type="float">
            <text:p>1.7649963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923732/index.html</text:p>
          </table:table-cell>
          <table:table-cell office:value-type="float" office:value="1.747460094" calcext:value-type="float">
            <text:p>1.7474600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helloworld-jms/index.html</text:p>
          </table:table-cell>
          <table:table-cell office:value-type="float" office:value="1.737618292" calcext:value-type="float">
            <text:p>1.7376182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122570/index.html</text:p>
          </table:table-cell>
          <table:table-cell office:value-type="float" office:value="1.734979831" calcext:value-type="float">
            <text:p>1.7349798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0921/index.html</text:p>
          </table:table-cell>
          <table:table-cell office:value-type="float" office:value="1.731782967" calcext:value-type="float">
            <text:p>1.7317829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97167/index.html</text:p>
          </table:table-cell>
          <table:table-cell office:value-type="float" office:value="1.722739943" calcext:value-type="float">
            <text:p>1.7227399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icketlink-sts/index.html</text:p>
          </table:table-cell>
          <table:table-cell office:value-type="float" office:value="1.717046332" calcext:value-type="float">
            <text:p>1.7170463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711/index.html</text:p>
          </table:table-cell>
          <table:table-cell office:value-type="float" office:value="1.714666979" calcext:value-type="float">
            <text:p>1.7146669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8402/index.html</text:p>
          </table:table-cell>
          <table:table-cell office:value-type="float" office:value="1.707249281" calcext:value-type="float">
            <text:p>1.7072492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12254/index.html</text:p>
          </table:table-cell>
          <table:table-cell office:value-type="float" office:value="1.694645673" calcext:value-type="float">
            <text:p>1.6946456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631066/index.html</text:p>
          </table:table-cell>
          <table:table-cell office:value-type="float" office:value="1.685311562" calcext:value-type="float">
            <text:p>1.6853115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4917/index.html</text:p>
          </table:table-cell>
          <table:table-cell office:value-type="float" office:value="1.682732519" calcext:value-type="float">
            <text:p>1.6827325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9702/index.html</text:p>
          </table:table-cell>
          <table:table-cell office:value-type="float" office:value="1.679667086" calcext:value-type="float">
            <text:p>1.6796670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3020/index.html</text:p>
          </table:table-cell>
          <table:table-cell office:value-type="float" office:value="1.678009842" calcext:value-type="float">
            <text:p>1.6780098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1.662160568" calcext:value-type="float">
            <text:p>1.6621605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9362/index.html</text:p>
          </table:table-cell>
          <table:table-cell office:value-type="float" office:value="1.65958251" calcext:value-type="float">
            <text:p>1.659582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1.657400306" calcext:value-type="float">
            <text:p>1.6574003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overview/index.html</text:p>
          </table:table-cell>
          <table:table-cell office:value-type="float" office:value="1.657255048" calcext:value-type="float">
            <text:p>1.6572550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78061/index.html</text:p>
          </table:table-cell>
          <table:table-cell office:value-type="float" office:value="1.656459587" calcext:value-type="float">
            <text:p>1.6564595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989685/index.html</text:p>
          </table:table-cell>
          <table:table-cell office:value-type="float" office:value="1.652000266" calcext:value-type="float">
            <text:p>1.6520002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46106/index.html</text:p>
          </table:table-cell>
          <table:table-cell office:value-type="float" office:value="1.648938157" calcext:value-type="float">
            <text:p>1.6489381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055516/index.html</text:p>
          </table:table-cell>
          <table:table-cell office:value-type="float" office:value="1.647590126" calcext:value-type="float">
            <text:p>1.6475901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ownload/index.html</text:p>
          </table:table-cell>
          <table:table-cell office:value-type="float" office:value="1.640700532" calcext:value-type="float">
            <text:p>1.6407005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8909/index.html</text:p>
          </table:table-cell>
          <table:table-cell office:value-type="float" office:value="1.640347437" calcext:value-type="float">
            <text:p>1.6403474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get-started/index.html</text:p>
          </table:table-cell>
          <table:table-cell office:value-type="float" office:value="1.6363602" calcext:value-type="float">
            <text:p>1.63636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./index.html</text:p>
          </table:table-cell>
          <table:table-cell office:value-type="float" office:value="1.633167263" calcext:value-type="float">
            <text:p>1.6331672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41717/index.html</text:p>
          </table:table-cell>
          <table:table-cell office:value-type="float" office:value="1.631695087" calcext:value-type="float">
            <text:p>1.6316950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0175/index.html</text:p>
          </table:table-cell>
          <table:table-cell office:value-type="float" office:value="1.63152444" calcext:value-type="float">
            <text:p>1.631524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resources/index.html</text:p>
          </table:table-cell>
          <table:table-cell office:value-type="float" office:value="1.626055468" calcext:value-type="float">
            <text:p>1.6260554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89851/index.html</text:p>
          </table:table-cell>
          <table:table-cell office:value-type="float" office:value="1.618741975" calcext:value-type="float">
            <text:p>1.6187419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795907/index.html</text:p>
          </table:table-cell>
          <table:table-cell office:value-type="float" office:value="1.615124527" calcext:value-type="float">
            <text:p>1.6151245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1.612475946" calcext:value-type="float">
            <text:p>1.6124759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400481/index.html</text:p>
          </table:table-cell>
          <table:table-cell office:value-type="float" office:value="1.611834794" calcext:value-type="float">
            <text:p>1.6118347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793/index.html</text:p>
          </table:table-cell>
          <table:table-cell office:value-type="float" office:value="1.606266429" calcext:value-type="float">
            <text:p>1.6062664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669512/index.html</text:p>
          </table:table-cell>
          <table:table-cell office:value-type="float" office:value="1.603377694" calcext:value-type="float">
            <text:p>1.6033776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4/index.html</text:p>
          </table:table-cell>
          <table:table-cell office:value-type="float" office:value="1.603006757" calcext:value-type="float">
            <text:p>1.6030067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q/index.html</text:p>
          </table:table-cell>
          <table:table-cell office:value-type="float" office:value="1.599836718" calcext:value-type="float">
            <text:p>1.5998367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4314451/index.html</text:p>
          </table:table-cell>
          <table:table-cell office:value-type="float" office:value="1.596960903" calcext:value-type="float">
            <text:p>1.5969609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6629/index.html</text:p>
          </table:table-cell>
          <table:table-cell office:value-type="float" office:value="1.592345084" calcext:value-type="float">
            <text:p>1.5923450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index.html</text:p>
          </table:table-cell>
          <table:table-cell office:value-type="float" office:value="1.579095876" calcext:value-type="float">
            <text:p>1.5790958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acl/index.html</text:p>
          </table:table-cell>
          <table:table-cell office:value-type="float" office:value="1.578552414" calcext:value-type="float">
            <text:p>1.5785524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1.572728483" calcext:value-type="float">
            <text:p>1.5727284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296211/index.html</text:p>
          </table:table-cell>
          <table:table-cell office:value-type="float" office:value="1.572666565" calcext:value-type="float">
            <text:p>1.5726665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310919/index.html</text:p>
          </table:table-cell>
          <table:table-cell office:value-type="float" office:value="1.56679524" calcext:value-type="float">
            <text:p>1.566795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616425/index.html</text:p>
          </table:table-cell>
          <table:table-cell office:value-type="float" office:value="1.566093888" calcext:value-type="float">
            <text:p>1.5660938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1344/index.html</text:p>
          </table:table-cell>
          <table:table-cell office:value-type="float" office:value="1.564789255" calcext:value-type="float">
            <text:p>1.5647892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404665/index.html</text:p>
          </table:table-cell>
          <table:table-cell office:value-type="float" office:value="1.559192187" calcext:value-type="float">
            <text:p>1.5591921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63489/index.html</text:p>
          </table:table-cell>
          <table:table-cell office:value-type="float" office:value="1.557838258" calcext:value-type="float">
            <text:p>1.5578382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digest/index.html</text:p>
          </table:table-cell>
          <table:table-cell office:value-type="float" office:value="1.557280484" calcext:value-type="float">
            <text:p>1.5572804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resources/index.html</text:p>
          </table:table-cell>
          <table:table-cell office:value-type="float" office:value="1.555140392" calcext:value-type="float">
            <text:p>1.5551403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hrinkwrap-resolver/index.html</text:p>
          </table:table-cell>
          <table:table-cell office:value-type="float" office:value="1.54587737" calcext:value-type="float">
            <text:p>1.545877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47864/index.html</text:p>
          </table:table-cell>
          <table:table-cell office:value-type="float" office:value="1.544282352" calcext:value-type="float">
            <text:p>1.5442823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1535853/index.html</text:p>
          </table:table-cell>
          <table:table-cell office:value-type="float" office:value="1.5440164" calcext:value-type="float">
            <text:p>1.54401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85051/index.html</text:p>
          </table:table-cell>
          <table:table-cell office:value-type="float" office:value="1.544015086" calcext:value-type="float">
            <text:p>1.5440150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148359/index.html</text:p>
          </table:table-cell>
          <table:table-cell office:value-type="float" office:value="1.540259487" calcext:value-type="float">
            <text:p>1.5402594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0965468/index.html</text:p>
          </table:table-cell>
          <table:table-cell office:value-type="float" office:value="1.539162399" calcext:value-type="float">
            <text:p>1.5391623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381097/index.html</text:p>
          </table:table-cell>
          <table:table-cell office:value-type="float" office:value="1.537642643" calcext:value-type="float">
            <text:p>1.5376426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1.537148758" calcext:value-type="float">
            <text:p>1.5371487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342/index.html</text:p>
          </table:table-cell>
          <table:table-cell office:value-type="float" office:value="1.531254725" calcext:value-type="float">
            <text:p>1.5312547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1.529327603" calcext:value-type="float">
            <text:p>1.5293276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72958/index.html</text:p>
          </table:table-cell>
          <table:table-cell office:value-type="float" office:value="1.526989947" calcext:value-type="float">
            <text:p>1.5269899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8504/index.html</text:p>
          </table:table-cell>
          <table:table-cell office:value-type="float" office:value="1.523011087" calcext:value-type="float">
            <text:p>1.5230110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822247/index.html</text:p>
          </table:table-cell>
          <table:table-cell office:value-type="float" office:value="1.520218169" calcext:value-type="float">
            <text:p>1.5202181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667870/index.html</text:p>
          </table:table-cell>
          <table:table-cell office:value-type="float" office:value="1.514116952" calcext:value-type="float">
            <text:p>1.51411695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97265/index.html</text:p>
          </table:table-cell>
          <table:table-cell office:value-type="float" office:value="1.506158896" calcext:value-type="float">
            <text:p>1.5061588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5423/index.html</text:p>
          </table:table-cell>
          <table:table-cell office:value-type="float" office:value="1.501166141" calcext:value-type="float">
            <text:p>1.5011661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download/index.html</text:p>
          </table:table-cell>
          <table:table-cell office:value-type="float" office:value="1.496741921" calcext:value-type="float">
            <text:p>1.4967419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03705/index.html</text:p>
          </table:table-cell>
          <table:table-cell office:value-type="float" office:value="1.495018331" calcext:value-type="float">
            <text:p>1.4950183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angularjs/index.html</text:p>
          </table:table-cell>
          <table:table-cell office:value-type="float" office:value="1.494873079" calcext:value-type="float">
            <text:p>1.4948730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03558/index.html</text:p>
          </table:table-cell>
          <table:table-cell office:value-type="float" office:value="1.493366613" calcext:value-type="float">
            <text:p>1.4933666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4522/index.html</text:p>
          </table:table-cell>
          <table:table-cell office:value-type="float" office:value="1.493073598" calcext:value-type="float">
            <text:p>1.4930735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1.490828486" calcext:value-type="float">
            <text:p>1.4908284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/index.html</text:p>
          </table:table-cell>
          <table:table-cell office:value-type="float" office:value="1.489026764" calcext:value-type="float">
            <text:p>1.4890267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0766871/index.html</text:p>
          </table:table-cell>
          <table:table-cell office:value-type="float" office:value="1.488143356" calcext:value-type="float">
            <text:p>1.4881433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2433925/index.html</text:p>
          </table:table-cell>
          <table:table-cell office:value-type="float" office:value="1.487509559" calcext:value-type="float">
            <text:p>1.48750955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2033/index.html</text:p>
          </table:table-cell>
          <table:table-cell office:value-type="float" office:value="1.483040916" calcext:value-type="float">
            <text:p>1.4830409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280944/index.html</text:p>
          </table:table-cell>
          <table:table-cell office:value-type="float" office:value="1.482087181" calcext:value-type="float">
            <text:p>1.4820871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portal-quickstarts</text:p>
          </table:table-cell>
          <table:table-cell office:value-type="float" office:value="1.481118549" calcext:value-type="float">
            <text:p>1.4811185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291413/index.html</text:p>
          </table:table-cell>
          <table:table-cell office:value-type="float" office:value="1.479779504" calcext:value-type="float">
            <text:p>1.4797795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7984012/index.html</text:p>
          </table:table-cell>
          <table:table-cell office:value-type="float" office:value="1.479717743" calcext:value-type="float">
            <text:p>1.4797177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icket-ear/index.html</text:p>
          </table:table-cell>
          <table:table-cell office:value-type="float" office:value="1.478349774" calcext:value-type="float">
            <text:p>1.4783497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9888787/index.html</text:p>
          </table:table-cell>
          <table:table-cell office:value-type="float" office:value="1.475725303" calcext:value-type="float">
            <text:p>1.4757253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373655/index.html</text:p>
          </table:table-cell>
          <table:table-cell office:value-type="float" office:value="1.473996461" calcext:value-type="float">
            <text:p>1.4739964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266296/index.html</text:p>
          </table:table-cell>
          <table:table-cell office:value-type="float" office:value="1.47322013" calcext:value-type="float">
            <text:p>1.473220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1.470834305" calcext:value-type="float">
            <text:p>1.4708343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overview/index.html</text:p>
          </table:table-cell>
          <table:table-cell office:value-type="float" office:value="1.466768575" calcext:value-type="float">
            <text:p>1.4667685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7433/index.html</text:p>
          </table:table-cell>
          <table:table-cell office:value-type="float" office:value="1.465055785" calcext:value-type="float">
            <text:p>1.4650557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http-basic/index.html</text:p>
          </table:table-cell>
          <table:table-cell office:value-type="float" office:value="1.464697367" calcext:value-type="float">
            <text:p>1.4646973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465/index.html</text:p>
          </table:table-cell>
          <table:table-cell office:value-type="float" office:value="1.45954351" calcext:value-type="float">
            <text:p>1.459543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wfk21/index.html</text:p>
          </table:table-cell>
          <table:table-cell office:value-type="float" office:value="1.459072381" calcext:value-type="float">
            <text:p>1.4590723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rms-and-conditions/index.html</text:p>
          </table:table-cell>
          <table:table-cell office:value-type="float" office:value="1.455973264" calcext:value-type="float">
            <text:p>1.4559732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29938/index.html</text:p>
          </table:table-cell>
          <table:table-cell office:value-type="float" office:value="1.454360253" calcext:value-type="float">
            <text:p>1.4543602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621055/index.html</text:p>
          </table:table-cell>
          <table:table-cell office:value-type="float" office:value="1.452878638" calcext:value-type="float">
            <text:p>1.4528786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petclinic/index.html</text:p>
          </table:table-cell>
          <table:table-cell office:value-type="float" office:value="1.451462853" calcext:value-type="float">
            <text:p>1.4514628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index.html</text:p>
          </table:table-cell>
          <table:table-cell office:value-type="float" office:value="1.448442691" calcext:value-type="float">
            <text:p>1.4484426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./contributing/index.html</text:p>
          </table:table-cell>
          <table:table-cell office:value-type="float" office:value="1.447639741" calcext:value-type="float">
            <text:p>1.4476397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richfaces-validation/index.html</text:p>
          </table:table-cell>
          <table:table-cell office:value-type="float" office:value="1.447432806" calcext:value-type="float">
            <text:p>1.4474328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facebook/index.html</text:p>
          </table:table-cell>
          <table:table-cell office:value-type="float" office:value="1.445315018" calcext:value-type="float">
            <text:p>1.4453150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/index.html</text:p>
          </table:table-cell>
          <table:table-cell office:value-type="float" office:value="1.44107622" calcext:value-type="float">
            <text:p>1.441076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2228/index.html</text:p>
          </table:table-cell>
          <table:table-cell office:value-type="float" office:value="1.438616061" calcext:value-type="float">
            <text:p>1.4386160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/index.html</text:p>
          </table:table-cell>
          <table:table-cell office:value-type="float" office:value="1.438129841" calcext:value-type="float">
            <text:p>1.4381298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basic/index.html</text:p>
          </table:table-cell>
          <table:table-cell office:value-type="float" office:value="1.43717299" calcext:value-type="float">
            <text:p>1.437172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echnology/index.html</text:p>
          </table:table-cell>
          <table:table-cell office:value-type="float" office:value="1.435907867" calcext:value-type="float">
            <text:p>1.4359078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31010/index.html</text:p>
          </table:table-cell>
          <table:table-cell office:value-type="float" office:value="1.43063989" calcext:value-type="float">
            <text:p>1.430639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wfk21/index.html</text:p>
          </table:table-cell>
          <table:table-cell office:value-type="float" office:value="1.430378649" calcext:value-type="float">
            <text:p>1.4303786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828146/index.html</text:p>
          </table:table-cell>
          <table:table-cell office:value-type="float" office:value="1.430323836" calcext:value-type="float">
            <text:p>1.4303238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two-factor/index.html</text:p>
          </table:table-cell>
          <table:table-cell office:value-type="float" office:value="1.424852589" calcext:value-type="float">
            <text:p>1.4248525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961967/index.html</text:p>
          </table:table-cell>
          <table:table-cell office:value-type="float" office:value="1.419697868" calcext:value-type="float">
            <text:p>1.4196978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5705170/index.html</text:p>
          </table:table-cell>
          <table:table-cell office:value-type="float" office:value="1.416847038" calcext:value-type="float">
            <text:p>1.4168470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di-veto/index.html</text:p>
          </table:table-cell>
          <table:table-cell office:value-type="float" office:value="1.415799195" calcext:value-type="float">
            <text:p>1.4157991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rf/index.html</text:p>
          </table:table-cell>
          <table:table-cell office:value-type="float" office:value="1.41561215" calcext:value-type="float">
            <text:p>1.415612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./index.html</text:p>
          </table:table-cell>
          <table:table-cell office:value-type="float" office:value="1.415289732" calcext:value-type="float">
            <text:p>1.4152897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130073/index.html</text:p>
          </table:table-cell>
          <table:table-cell office:value-type="float" office:value="1.414260242" calcext:value-type="float">
            <text:p>1.4142602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wfk21/index.html</text:p>
          </table:table-cell>
          <table:table-cell office:value-type="float" office:value="1.408112902" calcext:value-type="float">
            <text:p>1.4081129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4884/index.html</text:p>
          </table:table-cell>
          <table:table-cell office:value-type="float" office:value="1.40129236" calcext:value-type="float">
            <text:p>1.401292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1.400290963" calcext:value-type="float">
            <text:p>1.4002909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948313/index.html</text:p>
          </table:table-cell>
          <table:table-cell office:value-type="float" office:value="1.399590347" calcext:value-type="float">
            <text:p>1.3995903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-interceptors/index.html</text:p>
          </table:table-cell>
          <table:table-cell office:value-type="float" office:value="1.388574973" calcext:value-type="float">
            <text:p>1.3885749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ibernate4/index.html</text:p>
          </table:table-cell>
          <table:table-cell office:value-type="float" office:value="1.383916274" calcext:value-type="float">
            <text:p>1.3839162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wfk/index.html</text:p>
          </table:table-cell>
          <table:table-cell office:value-type="float" office:value="1.380792021" calcext:value-type="float">
            <text:p>1.3807920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drl/index.html</text:p>
          </table:table-cell>
          <table:table-cell office:value-type="float" office:value="1.379749086" calcext:value-type="float">
            <text:p>1.3797490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96236/index.html</text:p>
          </table:table-cell>
          <table:table-cell office:value-type="float" office:value="1.378066364" calcext:value-type="float">
            <text:p>1.3780663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./index.html</text:p>
          </table:table-cell>
          <table:table-cell office:value-type="float" office:value="1.377692629" calcext:value-type="float">
            <text:p>1.3776926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resources/index.html</text:p>
          </table:table-cell>
          <table:table-cell office:value-type="float" office:value="1.376884942" calcext:value-type="float">
            <text:p>1.3768849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702144/index.html</text:p>
          </table:table-cell>
          <table:table-cell office:value-type="float" office:value="1.375476531" calcext:value-type="float">
            <text:p>1.3754765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ownload/index.html</text:p>
          </table:table-cell>
          <table:table-cell office:value-type="float" office:value="1.371872225" calcext:value-type="float">
            <text:p>1.3718722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743144/index.html</text:p>
          </table:table-cell>
          <table:table-cell office:value-type="float" office:value="1.369052501" calcext:value-type="float">
            <text:p>1.3690525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involved/index.html</text:p>
          </table:table-cell>
          <table:table-cell office:value-type="float" office:value="1.367687476" calcext:value-type="float">
            <text:p>1.3676874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download/index.html</text:p>
          </table:table-cell>
          <table:table-cell office:value-type="float" office:value="1.365109195" calcext:value-type="float">
            <text:p>1.3651091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boms/index.html</text:p>
          </table:table-cell>
          <table:table-cell office:value-type="float" office:value="1.363857754" calcext:value-type="float">
            <text:p>1.3638577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overview/index.html</text:p>
          </table:table-cell>
          <table:table-cell office:value-type="float" office:value="1.359714697" calcext:value-type="float">
            <text:p>1.3597146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079/index.html</text:p>
          </table:table-cell>
          <table:table-cell office:value-type="float" office:value="1.358579807" calcext:value-type="float">
            <text:p>1.3585798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39503/index.html</text:p>
          </table:table-cell>
          <table:table-cell office:value-type="float" office:value="1.357933238" calcext:value-type="float">
            <text:p>1.3579332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payment-cdi-event/index.html</text:p>
          </table:table-cell>
          <table:table-cell office:value-type="float" office:value="1.3564683" calcext:value-type="float">
            <text:p>1.35646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722637/index.html</text:p>
          </table:table-cell>
          <table:table-cell office:value-type="float" office:value="1.3558977" calcext:value-type="float">
            <text:p>1.35589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security/index.html</text:p>
          </table:table-cell>
          <table:table-cell office:value-type="float" office:value="1.350926769" calcext:value-type="float">
            <text:p>1.3509267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9383/index.html</text:p>
          </table:table-cell>
          <table:table-cell office:value-type="float" office:value="1.347913788" calcext:value-type="float">
            <text:p>1.3479137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deltaspike-authorization/index.html</text:p>
          </table:table-cell>
          <table:table-cell office:value-type="float" office:value="1.344916514" calcext:value-type="float">
            <text:p>1.3449165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5226780/index.html</text:p>
          </table:table-cell>
          <table:table-cell office:value-type="float" office:value="1.344754002" calcext:value-type="float">
            <text:p>1.3447540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306152/index.html</text:p>
          </table:table-cell>
          <table:table-cell office:value-type="float" office:value="1.343072513" calcext:value-type="float">
            <text:p>1.3430725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eb/index.html</text:p>
          </table:table-cell>
          <table:table-cell office:value-type="float" office:value="1.343028978" calcext:value-type="float">
            <text:p>1.3430289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5454764/index.html</text:p>
          </table:table-cell>
          <table:table-cell office:value-type="float" office:value="1.329605361" calcext:value-type="float">
            <text:p>1.3296053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apers/index.html</text:p>
          </table:table-cell>
          <table:table-cell office:value-type="float" office:value="1.322571166" calcext:value-type="float">
            <text:p>1.3225711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4674508/index.html</text:p>
          </table:table-cell>
          <table:table-cell office:value-type="float" office:value="1.320063145" calcext:value-type="float">
            <text:p>1.3200631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/index.html</text:p>
          </table:table-cell>
          <table:table-cell office:value-type="float" office:value="1.318190728" calcext:value-type="float">
            <text:p>1.3181907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download/index.html</text:p>
          </table:table-cell>
          <table:table-cell office:value-type="float" office:value="1.317789743" calcext:value-type="float">
            <text:p>1.3177897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620367/index.html</text:p>
          </table:table-cell>
          <table:table-cell office:value-type="float" office:value="1.31777438" calcext:value-type="float">
            <text:p>1.317774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57404/index.html</text:p>
          </table:table-cell>
          <table:table-cell office:value-type="float" office:value="1.317205653" calcext:value-type="float">
            <text:p>1.3172056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1307/index.html</text:p>
          </table:table-cell>
          <table:table-cell office:value-type="float" office:value="1.310828665" calcext:value-type="float">
            <text:p>1.3108286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get-started/index.html</text:p>
          </table:table-cell>
          <table:table-cell office:value-type="float" office:value="1.308012412" calcext:value-type="float">
            <text:p>1.3080124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et-started/index.html</text:p>
          </table:table-cell>
          <table:table-cell office:value-type="float" office:value="1.298642939" calcext:value-type="float">
            <text:p>1.2986429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96937/index.html</text:p>
          </table:table-cell>
          <table:table-cell office:value-type="float" office:value="1.298080695" calcext:value-type="float">
            <text:p>1.2980806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9403374/index.html</text:p>
          </table:table-cell>
          <table:table-cell office:value-type="float" office:value="1.29753861" calcext:value-type="float">
            <text:p>1.297538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4036/index.html</text:p>
          </table:table-cell>
          <table:table-cell office:value-type="float" office:value="1.297347145" calcext:value-type="float">
            <text:p>1.2973471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a-crash-rec/index.html</text:p>
          </table:table-cell>
          <table:table-cell office:value-type="float" office:value="1.295591511" calcext:value-type="float">
            <text:p>1.2955915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585936/index.html</text:p>
          </table:table-cell>
          <table:table-cell office:value-type="float" office:value="1.295245858" calcext:value-type="float">
            <text:p>1.2952458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402902/index.html</text:p>
          </table:table-cell>
          <table:table-cell office:value-type="float" office:value="1.28827532" calcext:value-type="float">
            <text:p>1.288275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jsf/index.html</text:p>
          </table:table-cell>
          <table:table-cell office:value-type="float" office:value="1.284574632" calcext:value-type="float">
            <text:p>1.2845746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helloworld-gwt/index.html</text:p>
          </table:table-cell>
          <table:table-cell office:value-type="float" office:value="1.282331805" calcext:value-type="float">
            <text:p>1.2823318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cdi-scopes-portlet/index.html</text:p>
          </table:table-cell>
          <table:table-cell office:value-type="float" office:value="1.279581291" calcext:value-type="float">
            <text:p>1.2795812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security/index.html</text:p>
          </table:table-cell>
          <table:table-cell office:value-type="float" office:value="1.275085556" calcext:value-type="float">
            <text:p>1.2750855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245054/index.html</text:p>
          </table:table-cell>
          <table:table-cell office:value-type="float" office:value="1.272577766" calcext:value-type="float">
            <text:p>1.2725777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wsba-coordinator-completion-simple/index.html</text:p>
          </table:table-cell>
          <table:table-cell office:value-type="float" office:value="1.270880626" calcext:value-type="float">
            <text:p>1.2708806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download/index.html</text:p>
          </table:table-cell>
          <table:table-cell office:value-type="float" office:value="1.27026185" calcext:value-type="float">
            <text:p>1.270261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749538/index.html</text:p>
          </table:table-cell>
          <table:table-cell office:value-type="float" office:value="1.26090514" calcext:value-type="float">
            <text:p>1.260905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2211/index.html</text:p>
          </table:table-cell>
          <table:table-cell office:value-type="float" office:value="1.260235481" calcext:value-type="float">
            <text:p>1.2602354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3566/index.html</text:p>
          </table:table-cell>
          <table:table-cell office:value-type="float" office:value="1.257362378" calcext:value-type="float">
            <text:p>1.2573623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social-portlets/index.html</text:p>
          </table:table-cell>
          <table:table-cell office:value-type="float" office:value="1.254727071" calcext:value-type="float">
            <text:p>1.2547270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22424/index.html</text:p>
          </table:table-cell>
          <table:table-cell office:value-type="float" office:value="1.248750398" calcext:value-type="float">
            <text:p>1.2487503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jdg-quickstarts</text:p>
          </table:table-cell>
          <table:table-cell office:value-type="float" office:value="1.240959171" calcext:value-type="float">
            <text:p>1.2409591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5063161/index.html</text:p>
          </table:table-cell>
          <table:table-cell office:value-type="float" office:value="1.238463343" calcext:value-type="float">
            <text:p>1.2384633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6447/index.html</text:p>
          </table:table-cell>
          <table:table-cell office:value-type="float" office:value="1.23844193" calcext:value-type="float">
            <text:p>1.238441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544029/index.html</text:p>
          </table:table-cell>
          <table:table-cell office:value-type="float" office:value="1.237034214" calcext:value-type="float">
            <text:p>1.2370342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-distributed-crash-rec/index.html</text:p>
          </table:table-cell>
          <table:table-cell office:value-type="float" office:value="1.234318394" calcext:value-type="float">
            <text:p>1.2343183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476379/index.html</text:p>
          </table:table-cell>
          <table:table-cell office:value-type="float" office:value="1.233201543" calcext:value-type="float">
            <text:p>1.2332015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049944/index.html</text:p>
          </table:table-cell>
          <table:table-cell office:value-type="float" office:value="1.230557936" calcext:value-type="float">
            <text:p>1.2305579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536949/index.html</text:p>
          </table:table-cell>
          <table:table-cell office:value-type="float" office:value="1.230121335" calcext:value-type="float">
            <text:p>1.2301213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93118/index.html</text:p>
          </table:table-cell>
          <table:table-cell office:value-type="float" office:value="1.229085517" calcext:value-type="float">
            <text:p>1.2290855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download/index.html</text:p>
          </table:table-cell>
          <table:table-cell office:value-type="float" office:value="1.22357181" calcext:value-type="float">
            <text:p>1.223571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29285/index.html</text:p>
          </table:table-cell>
          <table:table-cell office:value-type="float" office:value="1.223177902" calcext:value-type="float">
            <text:p>1.2231779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brms-quickstarts</text:p>
          </table:table-cell>
          <table:table-cell office:value-type="float" office:value="1.223031279" calcext:value-type="float">
            <text:p>1.2230312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925276/index.html</text:p>
          </table:table-cell>
          <table:table-cell office:value-type="float" office:value="1.223012066" calcext:value-type="float">
            <text:p>1.2230120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4040415/index.html</text:p>
          </table:table-cell>
          <table:table-cell office:value-type="float" office:value="1.222884765" calcext:value-type="float">
            <text:p>1.2228847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48968/index.html</text:p>
          </table:table-cell>
          <table:table-cell office:value-type="float" office:value="1.220840578" calcext:value-type="float">
            <text:p>1.2208405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7154/index.html</text:p>
          </table:table-cell>
          <table:table-cell office:value-type="float" office:value="1.220244885" calcext:value-type="float">
            <text:p>1.2202448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7157086/index.html</text:p>
          </table:table-cell>
          <table:table-cell office:value-type="float" office:value="1.213877683" calcext:value-type="float">
            <text:p>1.2138776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0313/index.html</text:p>
          </table:table-cell>
          <table:table-cell office:value-type="float" office:value="1.212670746" calcext:value-type="float">
            <text:p>1.2126707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797/index.html</text:p>
          </table:table-cell>
          <table:table-cell office:value-type="float" office:value="1.204706853" calcext:value-type="float">
            <text:p>1.2047068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550097/index.html</text:p>
          </table:table-cell>
          <table:table-cell office:value-type="float" office:value="1.200484255" calcext:value-type="float">
            <text:p>1.2004842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overview/index.html</text:p>
          </table:table-cell>
          <table:table-cell office:value-type="float" office:value="1.199798124" calcext:value-type="float">
            <text:p>1.1997981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6420843/index.html</text:p>
          </table:table-cell>
          <table:table-cell office:value-type="float" office:value="1.193409323" calcext:value-type="float">
            <text:p>1.1934093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6784193/index.html</text:p>
          </table:table-cell>
          <table:table-cell office:value-type="float" office:value="1.187203107" calcext:value-type="float">
            <text:p>1.1872031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0625940/index.html</text:p>
          </table:table-cell>
          <table:table-cell office:value-type="float" office:value="1.187130761" calcext:value-type="float">
            <text:p>1.1871307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992280/index.html</text:p>
          </table:table-cell>
          <table:table-cell office:value-type="float" office:value="1.18596117" calcext:value-type="float">
            <text:p>1.185961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0610/index.html</text:p>
          </table:table-cell>
          <table:table-cell office:value-type="float" office:value="1.18566839" calcext:value-type="float">
            <text:p>1.185668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overview/index.html</text:p>
          </table:table-cell>
          <table:table-cell office:value-type="float" office:value="1.183531032" calcext:value-type="float">
            <text:p>1.1835310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resources/index.html</text:p>
          </table:table-cell>
          <table:table-cell office:value-type="float" office:value="1.176276261" calcext:value-type="float">
            <text:p>1.1762762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ticket-monster/index.html</text:p>
          </table:table-cell>
          <table:table-cell office:value-type="float" office:value="1.173254997" calcext:value-type="float">
            <text:p>1.1732549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706099/index.html</text:p>
          </table:table-cell>
          <table:table-cell office:value-type="float" office:value="1.172752753" calcext:value-type="float">
            <text:p>1.1727527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ownload/index.html</text:p>
          </table:table-cell>
          <table:table-cell office:value-type="float" office:value="1.171945364" calcext:value-type="float">
            <text:p>1.1719453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900458/index.html</text:p>
          </table:table-cell>
          <table:table-cell office:value-type="float" office:value="1.171869168" calcext:value-type="float">
            <text:p>1.1718691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download/index.html</text:p>
          </table:table-cell>
          <table:table-cell office:value-type="float" office:value="1.169529389" calcext:value-type="float">
            <text:p>1.1695293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docker/app.css</text:p>
          </table:table-cell>
          <table:table-cell office:value-type="float" office:value="1.168694916" calcext:value-type="float">
            <text:p>1.1686949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overview/index.html</text:p>
          </table:table-cell>
          <table:table-cell office:value-type="float" office:value="1.167912141" calcext:value-type="float">
            <text:p>1.1679121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279/index.html</text:p>
          </table:table-cell>
          <table:table-cell office:value-type="float" office:value="1.166009663" calcext:value-type="float">
            <text:p>1.1660096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overview/index.html</text:p>
          </table:table-cell>
          <table:table-cell office:value-type="float" office:value="1.161185003" calcext:value-type="float">
            <text:p>1.1611850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download/index.html</text:p>
          </table:table-cell>
          <table:table-cell office:value-type="float" office:value="1.160066737" calcext:value-type="float">
            <text:p>1.1600667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034881/index.html</text:p>
          </table:table-cell>
          <table:table-cell office:value-type="float" office:value="1.159938068" calcext:value-type="float">
            <text:p>1.1599380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overview/index.html</text:p>
          </table:table-cell>
          <table:table-cell office:value-type="float" office:value="1.158671504" calcext:value-type="float">
            <text:p>1.1586715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resources/index.html</text:p>
          </table:table-cell>
          <table:table-cell office:value-type="float" office:value="1.156618322" calcext:value-type="float">
            <text:p>1.1566183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681981/index.html</text:p>
          </table:table-cell>
          <table:table-cell office:value-type="float" office:value="1.155977408" calcext:value-type="float">
            <text:p>1.1559774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overview/index.html</text:p>
          </table:table-cell>
          <table:table-cell office:value-type="float" office:value="1.155741917" calcext:value-type="float">
            <text:p>1.1557419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overview/index.html</text:p>
          </table:table-cell>
          <table:table-cell office:value-type="float" office:value="1.146251823" calcext:value-type="float">
            <text:p>1.1462518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326/index.html</text:p>
          </table:table-cell>
          <table:table-cell office:value-type="float" office:value="1.145984529" calcext:value-type="float">
            <text:p>1.1459845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download/index.html</text:p>
          </table:table-cell>
          <table:table-cell office:value-type="float" office:value="1.142054737" calcext:value-type="float">
            <text:p>1.1420547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155228/index.html</text:p>
          </table:table-cell>
          <table:table-cell office:value-type="float" office:value="1.140355953" calcext:value-type="float">
            <text:p>1.1403559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3725631/index.html</text:p>
          </table:table-cell>
          <table:table-cell office:value-type="float" office:value="1.133013981" calcext:value-type="float">
            <text:p>1.1330139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download/index.html</text:p>
          </table:table-cell>
          <table:table-cell office:value-type="float" office:value="1.131312609" calcext:value-type="float">
            <text:p>1.1313126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905659/index.html</text:p>
          </table:table-cell>
          <table:table-cell office:value-type="float" office:value="1.129875588" calcext:value-type="float">
            <text:p>1.12987558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672/index.html</text:p>
          </table:table-cell>
          <table:table-cell office:value-type="float" office:value="1.127898248" calcext:value-type="float">
            <text:p>1.1278982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7545/index.html</text:p>
          </table:table-cell>
          <table:table-cell office:value-type="float" office:value="1.111910653" calcext:value-type="float">
            <text:p>1.1119106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501925/index.html</text:p>
          </table:table-cell>
          <table:table-cell office:value-type="float" office:value="1.104997974" calcext:value-type="float">
            <text:p>1.1049979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resources/index.html</text:p>
          </table:table-cell>
          <table:table-cell office:value-type="float" office:value="1.10426409" calcext:value-type="float">
            <text:p>1.104264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911/index.html</text:p>
          </table:table-cell>
          <table:table-cell office:value-type="float" office:value="1.0975408" calcext:value-type="float">
            <text:p>1.09754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072488/index.html</text:p>
          </table:table-cell>
          <table:table-cell office:value-type="float" office:value="1.092951299" calcext:value-type="float">
            <text:p>1.0929512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beanmanagerprovider/index.html</text:p>
          </table:table-cell>
          <table:table-cell office:value-type="float" office:value="1.088902074" calcext:value-type="float">
            <text:p>1.0889020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1.086390721" calcext:value-type="float">
            <text:p>1.0863907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overview/index.html</text:p>
          </table:table-cell>
          <table:table-cell office:value-type="float" office:value="1.08605436" calcext:value-type="float">
            <text:p>1.086054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8337/index.html</text:p>
          </table:table-cell>
          <table:table-cell office:value-type="float" office:value="1.083531453" calcext:value-type="float">
            <text:p>1.0835314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3462723/index.html</text:p>
          </table:table-cell>
          <table:table-cell office:value-type="float" office:value="1.080431496" calcext:value-type="float">
            <text:p>1.0804314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75443/index.html</text:p>
          </table:table-cell>
          <table:table-cell office:value-type="float" office:value="1.076250147" calcext:value-type="float">
            <text:p>1.0762501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8672280/index.html</text:p>
          </table:table-cell>
          <table:table-cell office:value-type="float" office:value="1.072592282" calcext:value-type="float">
            <text:p>1.07259228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rf/index.html</text:p>
          </table:table-cell>
          <table:table-cell office:value-type="float" office:value="1.066754195" calcext:value-type="float">
            <text:p>1.0667541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pring/index.html</text:p>
          </table:table-cell>
          <table:table-cell office:value-type="float" office:value="1.066427075" calcext:value-type="float">
            <text:p>1.0664270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springmvctest/index.html</text:p>
          </table:table-cell>
          <table:table-cell office:value-type="float" office:value="1.066118665" calcext:value-type="float">
            <text:p>1.0661186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picketlink-authentication-rs-endpoint/index.html</text:p>
          </table:table-cell>
          <table:table-cell office:value-type="float" office:value="1.064972555" calcext:value-type="float">
            <text:p>1.0649725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128757/index.html</text:p>
          </table:table-cell>
          <table:table-cell office:value-type="float" office:value="1.062857108" calcext:value-type="float">
            <text:p>1.0628571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2088705/index.html</text:p>
          </table:table-cell>
          <table:table-cell office:value-type="float" office:value="1.053244065" calcext:value-type="float">
            <text:p>1.0532440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533636/index.html</text:p>
          </table:table-cell>
          <table:table-cell office:value-type="float" office:value="1.053103662" calcext:value-type="float">
            <text:p>1.0531036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infinispan-wfk21/index.html</text:p>
          </table:table-cell>
          <table:table-cell office:value-type="float" office:value="1.050818257" calcext:value-type="float">
            <text:p>1.0508182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94729/index.html</text:p>
          </table:table-cell>
          <table:table-cell office:value-type="float" office:value="1.04998695" calcext:value-type="float">
            <text:p>1.049986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4123/index.html</text:p>
          </table:table-cell>
          <table:table-cell office:value-type="float" office:value="1.049649904" calcext:value-type="float">
            <text:p>1.0496499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452265/index.html</text:p>
          </table:table-cell>
          <table:table-cell office:value-type="float" office:value="1.048977827" calcext:value-type="float">
            <text:p>1.0489778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1.045275306" calcext:value-type="float">
            <text:p>1.0452753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89701/index.html</text:p>
          </table:table-cell>
          <table:table-cell office:value-type="float" office:value="1.04422516" calcext:value-type="float">
            <text:p>1.044225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wfk21/index.html</text:p>
          </table:table-cell>
          <table:table-cell office:value-type="float" office:value="1.044057874" calcext:value-type="float">
            <text:p>1.0440578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393084/index.html</text:p>
          </table:table-cell>
          <table:table-cell office:value-type="float" office:value="1.041398825" calcext:value-type="float">
            <text:p>1.0413988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two-factor/index.html</text:p>
          </table:table-cell>
          <table:table-cell office:value-type="float" office:value="1.038725061" calcext:value-type="float">
            <text:p>1.0387250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731657/index.html</text:p>
          </table:table-cell>
          <table:table-cell office:value-type="float" office:value="1.026660595" calcext:value-type="float">
            <text:p>1.0266605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0374/index.html</text:p>
          </table:table-cell>
          <table:table-cell office:value-type="float" office:value="1.023878639" calcext:value-type="float">
            <text:p>1.0238786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1.0210571" calcext:value-type="float">
            <text:p>1.02105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drools/index.html</text:p>
          </table:table-cell>
          <table:table-cell office:value-type="float" office:value="1.010145758" calcext:value-type="float">
            <text:p>1.0101457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kitchensink-cordova-contacts/index.html</text:p>
          </table:table-cell>
          <table:table-cell office:value-type="float" office:value="1.009073453" calcext:value-type="float">
            <text:p>1.0090734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kitchensink-angularjs-topcoat/index.html</text:p>
          </table:table-cell>
          <table:table-cell office:value-type="float" office:value="1.007271778" calcext:value-type="float">
            <text:p>1.0072717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403365/index.html</text:p>
          </table:table-cell>
          <table:table-cell office:value-type="float" office:value="1.007224128" calcext:value-type="float">
            <text:p>1.0072241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basic/index.html</text:p>
          </table:table-cell>
          <table:table-cell office:value-type="float" office:value="1.003438172" calcext:value-type="float">
            <text:p>1.0034381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helloworld-jdg/index.html</text:p>
          </table:table-cell>
          <table:table-cell office:value-type="float" office:value="0.998376749" calcext:value-type="float">
            <text:p>0.9983767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apid-stock-market/index.html</text:p>
          </table:table-cell>
          <table:table-cell office:value-type="float" office:value="0.995160949" calcext:value-type="float">
            <text:p>0.9951609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redirect-with-signature/index.html</text:p>
          </table:table-cell>
          <table:table-cell office:value-type="float" office:value="0.991197546" calcext:value-type="float">
            <text:p>0.9911975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throws-exception/index.html</text:p>
          </table:table-cell>
          <table:table-cell office:value-type="float" office:value="0.989702095" calcext:value-type="float">
            <text:p>0.9897020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with-encryption/index.html</text:p>
          </table:table-cell>
          <table:table-cell office:value-type="float" office:value="0.988127028" calcext:value-type="float">
            <text:p>0.9881270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189666/index.html</text:p>
          </table:table-cell>
          <table:table-cell office:value-type="float" office:value="0.975690051" calcext:value-type="float">
            <text:p>0.9756900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696384/index.html</text:p>
          </table:table-cell>
          <table:table-cell office:value-type="float" office:value="0.975416392" calcext:value-type="float">
            <text:p>0.9754163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974233464" calcext:value-type="float">
            <text:p>0.9742334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operationsnetwork/./index.html</text:p>
          </table:table-cell>
          <table:table-cell office:value-type="float" office:value="0.969650977" calcext:value-type="float">
            <text:p>0.9696509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966766679" calcext:value-type="float">
            <text:p>0.9667666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0908331/index.html</text:p>
          </table:table-cell>
          <table:table-cell office:value-type="float" office:value="0.966727948" calcext:value-type="float">
            <text:p>0.9667279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jts/index.html</text:p>
          </table:table-cell>
          <table:table-cell office:value-type="float" office:value="0.96534164" calcext:value-type="float">
            <text:p>0.965341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resteasy/index.html</text:p>
          </table:table-cell>
          <table:table-cell office:value-type="float" office:value="0.962057202" calcext:value-type="float">
            <text:p>0.9620572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959260949" calcext:value-type="float">
            <text:p>0.9592609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idp-with-ssl/index.html</text:p>
          </table:table-cell>
          <table:table-cell office:value-type="float" office:value="0.957391026" calcext:value-type="float">
            <text:p>0.9573910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wfk21/index.html</text:p>
          </table:table-cell>
          <table:table-cell office:value-type="float" office:value="0.957354007" calcext:value-type="float">
            <text:p>0.9573540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orization-rs-rbac/index.html</text:p>
          </table:table-cell>
          <table:table-cell office:value-type="float" office:value="0.950807018" calcext:value-type="float">
            <text:p>0.9508070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spring-kitchensink-asyncrequestmapping/index.html</text:p>
          </table:table-cell>
          <table:table-cell office:value-type="float" office:value="0.946818241" calcext:value-type="float">
            <text:p>0.9468182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3966919/index.html</text:p>
          </table:table-cell>
          <table:table-cell office:value-type="float" office:value="0.934078048" calcext:value-type="float">
            <text:p>0.9340780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war/index.html</text:p>
          </table:table-cell>
          <table:table-cell office:value-type="float" office:value="0.931406584" calcext:value-type="float">
            <text:p>0.9314065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8886/index.html</text:p>
          </table:table-cell>
          <table:table-cell office:value-type="float" office:value="0.930782243" calcext:value-type="float">
            <text:p>0.930782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3/index.html</text:p>
          </table:table-cell>
          <table:table-cell office:value-type="float" office:value="0.930038441" calcext:value-type="float">
            <text:p>0.9300384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sandbox/ejb-security-plus/index.html</text:p>
          </table:table-cell>
          <table:table-cell office:value-type="float" office:value="0.92725975" calcext:value-type="float">
            <text:p>0.927259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182001/index.html</text:p>
          </table:table-cell>
          <table:table-cell office:value-type="float" office:value="0.925218839" calcext:value-type="float">
            <text:p>0.9252188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numberguess/index.html</text:p>
          </table:table-cell>
          <table:table-cell office:value-type="float" office:value="0.919380567" calcext:value-type="float">
            <text:p>0.9193805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http-client-cert/index.html</text:p>
          </table:table-cell>
          <table:table-cell office:value-type="float" office:value="0.918702016" calcext:value-type="float">
            <text:p>0.9187020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in-ear/index.html</text:p>
          </table:table-cell>
          <table:table-cell office:value-type="float" office:value="0.914773119" calcext:value-type="float">
            <text:p>0.9147731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10755/index.html</text:p>
          </table:table-cell>
          <table:table-cell office:value-type="float" office:value="0.914430681" calcext:value-type="float">
            <text:p>0.9144306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534958/index.html</text:p>
          </table:table-cell>
          <table:table-cell office:value-type="float" office:value="0.912061" calcext:value-type="float">
            <text:p>0.9120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ortal/jsf2-hello-world-portlet/index.html</text:p>
          </table:table-cell>
          <table:table-cell office:value-type="float" office:value="0.911372273" calcext:value-type="float">
            <text:p>0.9113722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photos/index.html</text:p>
          </table:table-cell>
          <table:table-cell office:value-type="float" office:value="0.911340331" calcext:value-type="float">
            <text:p>0.9113403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memcached-endpoint/index.html</text:p>
          </table:table-cell>
          <table:table-cell office:value-type="float" office:value="0.908635225" calcext:value-type="float">
            <text:p>0.9086352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index.html</text:p>
          </table:table-cell>
          <table:table-cell office:value-type="float" office:value="0.90721215" calcext:value-type="float">
            <text:p>0.907212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20384/index.html</text:p>
          </table:table-cell>
          <table:table-cell office:value-type="float" office:value="0.906223372" calcext:value-type="float">
            <text:p>0.9062233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async/index.html</text:p>
          </table:table-cell>
          <table:table-cell office:value-type="float" office:value="0.905943197" calcext:value-type="float">
            <text:p>0.9059431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4508112/index.html</text:p>
          </table:table-cell>
          <table:table-cell office:value-type="float" office:value="0.90428905" calcext:value-type="float">
            <text:p>0.904289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carmart/index.html</text:p>
          </table:table-cell>
          <table:table-cell office:value-type="float" office:value="0.903122245" calcext:value-type="float">
            <text:p>0.9031222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44954/index.html</text:p>
          </table:table-cell>
          <table:table-cell office:value-type="float" office:value="0.901975192" calcext:value-type="float">
            <text:p>0.9019751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9157225/index.html</text:p>
          </table:table-cell>
          <table:table-cell office:value-type="float" office:value="0.900159061" calcext:value-type="float">
            <text:p>0.9001590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11288/index.html</text:p>
          </table:table-cell>
          <table:table-cell office:value-type="float" office:value="0.897161016" calcext:value-type="float">
            <text:p>0.8971610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developer-materials/index.html</text:p>
          </table:table-cell>
          <table:table-cell office:value-type="float" office:value="0.894786448" calcext:value-type="float">
            <text:p>0.8947864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bmt/index.html</text:p>
          </table:table-cell>
          <table:table-cell office:value-type="float" office:value="0.892392919" calcext:value-type="float">
            <text:p>0.8923929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mbean/index.html</text:p>
          </table:table-cell>
          <table:table-cell office:value-type="float" office:value="0.892359311" calcext:value-type="float">
            <text:p>0.8923593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helloworld-osgi/index.html</text:p>
          </table:table-cell>
          <table:table-cell office:value-type="float" office:value="0.889635984" calcext:value-type="float">
            <text:p>0.8896359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stateful-ksession/index.html</text:p>
          </table:table-cell>
          <table:table-cell office:value-type="float" office:value="0.887538956" calcext:value-type="float">
            <text:p>0.8875389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jsf/index.html</text:p>
          </table:table-cell>
          <table:table-cell office:value-type="float" office:value="0.882371107" calcext:value-type="float">
            <text:p>0.8823711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brms/helloworld-bpmsuite/index.html</text:p>
          </table:table-cell>
          <table:table-cell office:value-type="float" office:value="0.879593635" calcext:value-type="float">
            <text:p>0.8795936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with-signature/index.html</text:p>
          </table:table-cell>
          <table:table-cell office:value-type="float" office:value="0.876713818" calcext:value-type="float">
            <text:p>0.8767138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cluster-ha-singleton/index.html</text:p>
          </table:table-cell>
          <table:table-cell office:value-type="float" office:value="0.87179418" calcext:value-type="float">
            <text:p>0.871794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897382/index.html</text:p>
          </table:table-cell>
          <table:table-cell office:value-type="float" office:value="0.869988219" calcext:value-type="float">
            <text:p>0.8699882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authentication-recaptcha/index.html</text:p>
          </table:table-cell>
          <table:table-cell office:value-type="float" office:value="0.863831176" calcext:value-type="float">
            <text:p>0.8638311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picketlink/picketlink-federation-saml-sp-post-basic/index.html</text:p>
          </table:table-cell>
          <table:table-cell office:value-type="float" office:value="0.861728055" calcext:value-type="float">
            <text:p>0.8617280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417394/index.html</text:p>
          </table:table-cell>
          <table:table-cell office:value-type="float" office:value="0.85980185" calcext:value-type="float">
            <text:p>0.859801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471028/index.html</text:p>
          </table:table-cell>
          <table:table-cell office:value-type="float" office:value="0.855115495" calcext:value-type="float">
            <text:p>0.8551154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6090/index.html</text:p>
          </table:table-cell>
          <table:table-cell office:value-type="float" office:value="0.853390442" calcext:value-type="float">
            <text:p>0.8533904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forge-from-scratch/index.html</text:p>
          </table:table-cell>
          <table:table-cell office:value-type="float" office:value="0.852744029" calcext:value-type="float">
            <text:p>0.8527440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4501138/index.html</text:p>
          </table:table-cell>
          <table:table-cell office:value-type="float" office:value="0.850725589" calcext:value-type="float">
            <text:p>0.8507255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wfk/deltaspike-projectstage/index.html</text:p>
          </table:table-cell>
          <table:table-cell office:value-type="float" office:value="0.84601013" calcext:value-type="float">
            <text:p>0.846010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2395184/index.html</text:p>
          </table:table-cell>
          <table:table-cell office:value-type="float" office:value="0.844765931" calcext:value-type="float">
            <text:p>0.8447659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ejb-asynchronous/index.html</text:p>
          </table:table-cell>
          <table:table-cell office:value-type="float" office:value="0.842894361" calcext:value-type="float">
            <text:p>0.8428943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75252/index.html</text:p>
          </table:table-cell>
          <table:table-cell office:value-type="float" office:value="0.839506306" calcext:value-type="float">
            <text:p>0.8395063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raspberrypi/index.html</text:p>
          </table:table-cell>
          <table:table-cell office:value-type="float" office:value="0.839436781" calcext:value-type="float">
            <text:p>0.8394367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835395214" calcext:value-type="float">
            <text:p>0.8353952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743399/index.html</text:p>
          </table:table-cell>
          <table:table-cell office:value-type="float" office:value="0.830732634" calcext:value-type="float">
            <text:p>0.8307326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452664/index.html</text:p>
          </table:table-cell>
          <table:table-cell office:value-type="float" office:value="0.829796196" calcext:value-type="float">
            <text:p>0.8297961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038127/index.html</text:p>
          </table:table-cell>
          <table:table-cell office:value-type="float" office:value="0.828471881" calcext:value-type="float">
            <text:p>0.8284718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8780176/index.html</text:p>
          </table:table-cell>
          <table:table-cell office:value-type="float" office:value="0.826340609" calcext:value-type="float">
            <text:p>0.8263406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8442425/index.html</text:p>
          </table:table-cell>
          <table:table-cell office:value-type="float" office:value="0.821504633" calcext:value-type="float">
            <text:p>0.8215046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62476/index.html</text:p>
          </table:table-cell>
          <table:table-cell office:value-type="float" office:value="0.820744442" calcext:value-type="float">
            <text:p>0.8207444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74724/index.html</text:p>
          </table:table-cell>
          <table:table-cell office:value-type="float" office:value="0.818078407" calcext:value-type="float">
            <text:p>0.8180784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067350/index.html</text:p>
          </table:table-cell>
          <table:table-cell office:value-type="float" office:value="0.815958534" calcext:value-type="float">
            <text:p>0.8159585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6695167/index.html</text:p>
          </table:table-cell>
          <table:table-cell office:value-type="float" office:value="0.810182473" calcext:value-type="float">
            <text:p>0.8101824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4/index.html</text:p>
          </table:table-cell>
          <table:table-cell office:value-type="float" office:value="0.805391499" calcext:value-type="float">
            <text:p>0.8053914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7948747/index.html</text:p>
          </table:table-cell>
          <table:table-cell office:value-type="float" office:value="0.804651574" calcext:value-type="float">
            <text:p>0.8046515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5462201/index.html</text:p>
          </table:table-cell>
          <table:table-cell office:value-type="float" office:value="0.802838913" calcext:value-type="float">
            <text:p>0.8028389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494387/index.html</text:p>
          </table:table-cell>
          <table:table-cell office:value-type="float" office:value="0.797351737" calcext:value-type="float">
            <text:p>0.7973517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datagrid/remote-query/index.html</text:p>
          </table:table-cell>
          <table:table-cell office:value-type="float" office:value="0.79363068" calcext:value-type="float">
            <text:p>0.793630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895919/index.html</text:p>
          </table:table-cell>
          <table:table-cell office:value-type="float" office:value="0.788787412" calcext:value-type="float">
            <text:p>0.7887874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5260307/index.html</text:p>
          </table:table-cell>
          <table:table-cell office:value-type="float" office:value="0.784151707" calcext:value-type="float">
            <text:p>0.7841517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91030055/index.html</text:p>
          </table:table-cell>
          <table:table-cell office:value-type="float" office:value="0.773174201" calcext:value-type="float">
            <text:p>0.7731742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558620/index.html</text:p>
          </table:table-cell>
          <table:table-cell office:value-type="float" office:value="0.76391987" calcext:value-type="float">
            <text:p>0.763919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tasks-rs/index.html</text:p>
          </table:table-cell>
          <table:table-cell office:value-type="float" office:value="0.762441747" calcext:value-type="float">
            <text:p>0.7624417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761509854" calcext:value-type="float">
            <text:p>0.7615098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2160/index.html</text:p>
          </table:table-cell>
          <table:table-cell office:value-type="float" office:value="0.760063121" calcext:value-type="float">
            <text:p>0.7600631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768303/index.html</text:p>
          </table:table-cell>
          <table:table-cell office:value-type="float" office:value="0.750740728" calcext:value-type="float">
            <text:p>0.7507407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55285/index.html</text:p>
          </table:table-cell>
          <table:table-cell office:value-type="float" office:value="0.74670017" calcext:value-type="float">
            <text:p>0.746700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211058/index.html</text:p>
          </table:table-cell>
          <table:table-cell office:value-type="float" office:value="0.729766554" calcext:value-type="float">
            <text:p>0.7297665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1897119/index.html</text:p>
          </table:table-cell>
          <table:table-cell office:value-type="float" office:value="0.72605683" calcext:value-type="float">
            <text:p>0.726056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23996/index.html</text:p>
          </table:table-cell>
          <table:table-cell office:value-type="float" office:value="0.720105318" calcext:value-type="float">
            <text:p>0.7201053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8388818/index.html</text:p>
          </table:table-cell>
          <table:table-cell office:value-type="float" office:value="0.713352371" calcext:value-type="float">
            <text:p>0.7133523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5505842/index.html</text:p>
          </table:table-cell>
          <table:table-cell office:value-type="float" office:value="0.711194573" calcext:value-type="float">
            <text:p>0.7111945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840828/index.html</text:p>
          </table:table-cell>
          <table:table-cell office:value-type="float" office:value="0.71074781" calcext:value-type="float">
            <text:p>0.710747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6278975/index.html</text:p>
          </table:table-cell>
          <table:table-cell office:value-type="float" office:value="0.699050066" calcext:value-type="float">
            <text:p>0.6990500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201194/index.html</text:p>
          </table:table-cell>
          <table:table-cell office:value-type="float" office:value="0.69642136" calcext:value-type="float">
            <text:p>0.696421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8166886/index.html</text:p>
          </table:table-cell>
          <table:table-cell office:value-type="float" office:value="0.695446185" calcext:value-type="float">
            <text:p>0.6954461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038559/index.html</text:p>
          </table:table-cell>
          <table:table-cell office:value-type="float" office:value="0.69471335" calcext:value-type="float">
            <text:p>0.694713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538130/index.html</text:p>
          </table:table-cell>
          <table:table-cell office:value-type="float" office:value="0.68718323" calcext:value-type="float">
            <text:p>0.687183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3793498/index.html</text:p>
          </table:table-cell>
          <table:table-cell office:value-type="float" office:value="0.686842722" calcext:value-type="float">
            <text:p>0.6868427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3977278/index.html</text:p>
          </table:table-cell>
          <table:table-cell office:value-type="float" office:value="0.682788621" calcext:value-type="float">
            <text:p>0.6827886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quickstarts/eap/servlet-filterlistener/index.html</text:p>
          </table:table-cell>
          <table:table-cell office:value-type="float" office:value="0.682309176" calcext:value-type="float">
            <text:p>0.6823091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1460454/index.html</text:p>
          </table:table-cell>
          <table:table-cell office:value-type="float" office:value="0.678852155" calcext:value-type="float">
            <text:p>0.6788521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674982041" calcext:value-type="float">
            <text:p>0.6749820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4675/index.html</text:p>
          </table:table-cell>
          <table:table-cell office:value-type="float" office:value="0.671812287" calcext:value-type="float">
            <text:p>0.6718122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424369/index.html</text:p>
          </table:table-cell>
          <table:table-cell office:value-type="float" office:value="0.662987643" calcext:value-type="float">
            <text:p>0.6629876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94/index.html</text:p>
          </table:table-cell>
          <table:table-cell office:value-type="float" office:value="0.661627503" calcext:value-type="float">
            <text:p>0.6616275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896/index.html</text:p>
          </table:table-cell>
          <table:table-cell office:value-type="float" office:value="0.659462064" calcext:value-type="float">
            <text:p>0.6594620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2214153/index.html</text:p>
          </table:table-cell>
          <table:table-cell office:value-type="float" office:value="0.657703311" calcext:value-type="float">
            <text:p>0.6577033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8030893/index.html</text:p>
          </table:table-cell>
          <table:table-cell office:value-type="float" office:value="0.652430123" calcext:value-type="float">
            <text:p>0.6524301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6307514/index.html</text:p>
          </table:table-cell>
          <table:table-cell office:value-type="float" office:value="0.649820308" calcext:value-type="float">
            <text:p>0.6498203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863625/index.html</text:p>
          </table:table-cell>
          <table:table-cell office:value-type="float" office:value="0.648050134" calcext:value-type="float">
            <text:p>0.6480501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developer-materials/index.html</text:p>
          </table:table-cell>
          <table:table-cell office:value-type="float" office:value="0.645804108" calcext:value-type="float">
            <text:p>0.6458041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743315/index.html</text:p>
          </table:table-cell>
          <table:table-cell office:value-type="float" office:value="0.645457167" calcext:value-type="float">
            <text:p>0.6454571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4798138/index.html</text:p>
          </table:table-cell>
          <table:table-cell office:value-type="float" office:value="0.636946141" calcext:value-type="float">
            <text:p>0.6369461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1191111/index.html</text:p>
          </table:table-cell>
          <table:table-cell office:value-type="float" office:value="0.634575701" calcext:value-type="float">
            <text:p>0.6345757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kramdown_quickstart repo _jon-quickstarts</text:p>
          </table:table-cell>
          <table:table-cell office:value-type="float" office:value="0.631747419" calcext:value-type="float">
            <text:p>0.6317474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0743176/index.html</text:p>
          </table:table-cell>
          <table:table-cell office:value-type="float" office:value="0.627133803" calcext:value-type="float">
            <text:p>0.6271338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euprojects/index.html</text:p>
          </table:table-cell>
          <table:table-cell office:value-type="float" office:value="0.627037061" calcext:value-type="float">
            <text:p>0.6270370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965824/index.html</text:p>
          </table:table-cell>
          <table:table-cell office:value-type="float" office:value="0.620993857" calcext:value-type="float">
            <text:p>0.6209938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255033/index.html</text:p>
          </table:table-cell>
          <table:table-cell office:value-type="float" office:value="0.61930074" calcext:value-type="float">
            <text:p>0.619300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7055975/index.html</text:p>
          </table:table-cell>
          <table:table-cell office:value-type="float" office:value="0.618468745" calcext:value-type="float">
            <text:p>0.6184687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6935133/index.html</text:p>
          </table:table-cell>
          <table:table-cell office:value-type="float" office:value="0.606674248" calcext:value-type="float">
            <text:p>0.6066742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7944743/index.html</text:p>
          </table:table-cell>
          <table:table-cell office:value-type="float" office:value="0.60343265" calcext:value-type="float">
            <text:p>0.603432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0247548/index.html</text:p>
          </table:table-cell>
          <table:table-cell office:value-type="float" office:value="0.599014595" calcext:value-type="float">
            <text:p>0.5990145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942662/index.html</text:p>
          </table:table-cell>
          <table:table-cell office:value-type="float" office:value="0.588026401" calcext:value-type="float">
            <text:p>0.5880264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44246666/index.html</text:p>
          </table:table-cell>
          <table:table-cell office:value-type="float" office:value="0.586296308" calcext:value-type="float">
            <text:p>0.5862963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esearch/centre/index.html</text:p>
          </table:table-cell>
          <table:table-cell office:value-type="float" office:value="0.585435984" calcext:value-type="float">
            <text:p>0.5854359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2463907/index.html</text:p>
          </table:table-cell>
          <table:table-cell office:value-type="float" office:value="0.583597865" calcext:value-type="float">
            <text:p>0.5835978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752541/index.html</text:p>
          </table:table-cell>
          <table:table-cell office:value-type="float" office:value="0.580277617" calcext:value-type="float">
            <text:p>0.58027761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57604638/index.html</text:p>
          </table:table-cell>
          <table:table-cell office:value-type="float" office:value="0.573901854" calcext:value-type="float">
            <text:p>0.5739018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community/index.html</text:p>
          </table:table-cell>
          <table:table-cell office:value-type="float" office:value="0.571035094" calcext:value-type="float">
            <text:p>0.5710350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2241968/index.html</text:p>
          </table:table-cell>
          <table:table-cell office:value-type="float" office:value="0.555886674" calcext:value-type="float">
            <text:p>0.5558866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58416/index.html</text:p>
          </table:table-cell>
          <table:table-cell office:value-type="float" office:value="0.54136761" calcext:value-type="float">
            <text:p>0.541367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19003509/index.html</text:p>
          </table:table-cell>
          <table:table-cell office:value-type="float" office:value="0.539558975" calcext:value-type="float">
            <text:p>0.5395589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25236095/index.html</text:p>
          </table:table-cell>
          <table:table-cell office:value-type="float" office:value="0.537876582" calcext:value-type="float">
            <text:p>0.53787658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39608223/index.html</text:p>
          </table:table-cell>
          <table:table-cell office:value-type="float" office:value="0.518519604" calcext:value-type="float">
            <text:p>0.5185196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community/index.html</text:p>
          </table:table-cell>
          <table:table-cell office:value-type="float" office:value="0.512976287" calcext:value-type="float">
            <text:p>0.512976287</text:p>
          </table:table-cell>
          <table:table-cell office:value-type="string" calcext:value-type="string">
            <text:p>secondsTotal time generating page /mnt/hudson_workspace/workspace/www.jboss.org-pull-player-executor/_site/products/operationsnetwork/get-started/index.html</text:p>
          </table:table-cell>
          <table:table-cell office:value-type="float" office:value="1.603169508" calcext:value-type="float">
            <text:p>1.603169508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why-subscribe/index.html</text:p>
          </table:table-cell>
          <table:table-cell office:value-type="float" office:value="0.507663009" calcext:value-type="float">
            <text:p>0.5076630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community/index.html</text:p>
          </table:table-cell>
          <table:table-cell office:value-type="float" office:value="0.50534506" calcext:value-type="float">
            <text:p>0.505345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index.html</text:p>
          </table:table-cell>
          <table:table-cell office:value-type="float" office:value="0.488101681" calcext:value-type="float">
            <text:p>0.4881016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orums/index.html</text:p>
          </table:table-cell>
          <table:table-cell office:value-type="float" office:value="0.473791544" calcext:value-type="float">
            <text:p>0.4737915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operationsnetwork/community/index.html</text:p>
          </table:table-cell>
          <table:table-cell office:value-type="float" office:value="0.455630035" calcext:value-type="float">
            <text:p>0.4556300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community/index.html</text:p>
          </table:table-cell>
          <table:table-cell office:value-type="float" office:value="0.444550047" calcext:value-type="float">
            <text:p>0.4445500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downloads/index.html</text:p>
          </table:table-cell>
          <table:table-cell office:value-type="float" office:value="0.442395818" calcext:value-type="float">
            <text:p>0.4423958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events/index.html</text:p>
          </table:table-cell>
          <table:table-cell office:value-type="float" office:value="0.439483854" calcext:value-type="float">
            <text:p>0.4394838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newsletter/index.html</text:p>
          </table:table-cell>
          <table:table-cell office:value-type="float" office:value="0.415503937" calcext:value-type="float">
            <text:p>0.4155039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android/index.html</text:p>
          </table:table-cell>
          <table:table-cell office:value-type="float" office:value="0.4020476" calcext:value-type="float">
            <text:p>0.40204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motional-download/index.html</text:p>
          </table:table-cell>
          <table:table-cell office:value-type="float" office:value="0.363942836" calcext:value-type="float">
            <text:p>0.3639428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ducts/index.html</text:p>
          </table:table-cell>
          <table:table-cell office:value-type="float" office:value="0.353580198" calcext:value-type="float">
            <text:p>0.35358019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phone/index.html</text:p>
          </table:table-cell>
          <table:table-cell office:value-type="float" office:value="0.351989024" calcext:value-type="float">
            <text:p>0.35198902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community/index.html</text:p>
          </table:table-cell>
          <table:table-cell office:value-type="float" office:value="0.349394151" calcext:value-type="float">
            <text:p>0.3493941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community/index.html</text:p>
          </table:table-cell>
          <table:table-cell office:value-type="float" office:value="0.34236586" calcext:value-type="float">
            <text:p>0.342365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jects/index.html</text:p>
          </table:table-cell>
          <table:table-cell office:value-type="float" office:value="0.340000195" calcext:value-type="float">
            <text:p>0.3400001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developer-materials/index.html</text:p>
          </table:table-cell>
          <table:table-cell office:value-type="float" office:value="0.334650544" calcext:value-type="float">
            <text:p>0.3346505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eveloper-materials.js</text:p>
          </table:table-cell>
          <table:table-cell office:value-type="float" office:value="0.323957246" calcext:value-type="float">
            <text:p>0.3239572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protocols/index.html</text:p>
          </table:table-cell>
          <table:table-cell office:value-type="float" office:value="0.322200484" calcext:value-type="float">
            <text:p>0.3222004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index.html</text:p>
          </table:table-cell>
          <table:table-cell office:value-type="float" office:value="0.301590804" calcext:value-type="float">
            <text:p>0.3015908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build_page_index</text:p>
          </table:table-cell>
          <table:table-cell office:value-type="float" office:value="0.298203203" calcext:value-type="float">
            <text:p>0.2982032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load_pages</text:p>
          </table:table-cell>
          <table:table-cell office:value-type="float" office:value="0.295288832" calcext:value-type="float">
            <text:p>0.2952888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community/index.html</text:p>
          </table:table-cell>
          <table:table-cell office:value-type="float" office:value="0.294594863" calcext:value-type="float">
            <text:p>0.2945948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community/index.html</text:p>
          </table:table-cell>
          <table:table-cell office:value-type="float" office:value="0.291850891" calcext:value-type="float">
            <text:p>0.2918508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webserver/index.html</text:p>
          </table:table-cell>
          <table:table-cell office:value-type="float" office:value="0.291727486" calcext:value-type="float">
            <text:p>0.2917274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use/index.html</text:p>
          </table:table-cell>
          <table:table-cell office:value-type="float" office:value="0.272313649" calcext:value-type="float">
            <text:p>0.2723136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community/index.html</text:p>
          </table:table-cell>
          <table:table-cell office:value-type="float" office:value="0.27118228" calcext:value-type="float">
            <text:p>0.271182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amq/community/index.html</text:p>
          </table:table-cell>
          <table:table-cell office:value-type="float" office:value="0.24730286" calcext:value-type="float">
            <text:p>0.247302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portal/index.html</text:p>
          </table:table-cell>
          <table:table-cell office:value-type="float" office:value="0.242433868" calcext:value-type="float">
            <text:p>0.2424338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community/index.html</text:p>
          </table:table-cell>
          <table:table-cell office:value-type="float" office:value="0.241633099" calcext:value-type="float">
            <text:p>0.2416330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eap/index.html</text:p>
          </table:table-cell>
          <table:table-cell office:value-type="float" office:value="0.238529253" calcext:value-type="float">
            <text:p>0.2385292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ot/index.html</text:p>
          </table:table-cell>
          <table:table-cell office:value-type="float" office:value="0.234101932" calcext:value-type="float">
            <text:p>0.2341019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evstudio/index.html</text:p>
          </table:table-cell>
          <table:table-cell office:value-type="float" office:value="0.226012675" calcext:value-type="float">
            <text:p>0.2260126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fsw/index.html</text:p>
          </table:table-cell>
          <table:table-cell office:value-type="float" office:value="0.214041785" calcext:value-type="float">
            <text:p>0.2140417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load_pipeline</text:p>
          </table:table-cell>
          <table:table-cell office:value-type="float" office:value="0.198805466" calcext:value-type="float">
            <text:p>0.1988054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virt/index.html</text:p>
          </table:table-cell>
          <table:table-cell office:value-type="float" office:value="0.186044968" calcext:value-type="float">
            <text:p>0.1860449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readme/index.html</text:p>
          </table:table-cell>
          <table:table-cell office:value-type="float" office:value="0.180533008" calcext:value-type="float">
            <text:p>0.1805330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books.js</text:p>
          </table:table-cell>
          <table:table-cell office:value-type="float" office:value="0.180117516" calcext:value-type="float">
            <text:p>0.18011751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datagrid/index.html</text:p>
          </table:table-cell>
          <table:table-cell office:value-type="float" office:value="0.178585303" calcext:value-type="float">
            <text:p>0.1785853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pmsuite/index.html</text:p>
          </table:table-cell>
          <table:table-cell office:value-type="float" office:value="0.177441469" calcext:value-type="float">
            <text:p>0.1774414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products/brms/index.html</text:p>
          </table:table-cell>
          <table:table-cell office:value-type="float" office:value="0.172790577" calcext:value-type="float">
            <text:p>0.1727905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google4775292ed26aeefd.html</text:p>
          </table:table-cell>
          <table:table-cell office:value-type="float" office:value="0.150129492" calcext:value-type="float">
            <text:p>0.1501294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namespace.js</text:p>
          </table:table-cell>
          <table:table-cell office:value-type="float" office:value="0.068974489" calcext:value-type="float">
            <text:p>0.0689744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bossorg-tabzilla.js</text:p>
          </table:table-cell>
          <table:table-cell office:value-type="float" office:value="0.067025809" calcext:value-type="float">
            <text:p>0.0670258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itemap.xml</text:p>
          </table:table-cell>
          <table:table-cell office:value-type="float" office:value="0.057542441" calcext:value-type="float">
            <text:p>0.0575424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set_urls</text:p>
          </table:table-cell>
          <table:table-cell office:value-type="float" office:value="0.030190331" calcext:value-type="float">
            <text:p>0.0301903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load_yamls</text:p>
          </table:table-cell>
          <table:table-cell office:value-type="float" office:value="0.01121689" calcext:value-type="float">
            <text:p>0.0112168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567811" calcext:value-type="float">
            <text:p>0.005678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magula.css</text:p>
          </table:table-cell>
          <table:table-cell office:value-type="float" office:value="0.005593722" calcext:value-type="float">
            <text:p>0.0055937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tall.png</text:p>
          </table:table-cell>
          <table:table-cell office:value-type="float" office:value="0.005479909" calcext:value-type="float">
            <text:p>0.0054799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screenshot.png</text:p>
          </table:table-cell>
          <table:table-cell office:value-type="float" office:value="0.004843683" calcext:value-type="float">
            <text:p>0.0048436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2.png</text:p>
          </table:table-cell>
          <table:table-cell office:value-type="float" office:value="0.004799572" calcext:value-type="float">
            <text:p>0.0047995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1.png</text:p>
          </table:table-cell>
          <table:table-cell office:value-type="float" office:value="0.003759666" calcext:value-type="float">
            <text:p>0.0037596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lhc.png</text:p>
          </table:table-cell>
          <table:table-cell office:value-type="float" office:value="0.002967432" calcext:value-type="float">
            <text:p>0.0029674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pi.png</text:p>
          </table:table-cell>
          <table:table-cell office:value-type="float" office:value="0.002927571" calcext:value-type="float">
            <text:p>0.0029275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everywhere.png</text:p>
          </table:table-cell>
          <table:table-cell office:value-type="float" office:value="0.002888471" calcext:value-type="float">
            <text:p>0.0028884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tall.png</text:p>
          </table:table-cell>
          <table:table-cell office:value-type="float" office:value="0.002784044" calcext:value-type="float">
            <text:p>0.00278404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dark/background-short.png</text:p>
          </table:table-cell>
          <table:table-cell office:value-type="float" office:value="0.002690741" calcext:value-type="float">
            <text:p>0.0026907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3.png</text:p>
          </table:table-cell>
          <table:table-cell office:value-type="float" office:value="0.002619243" calcext:value-type="float">
            <text:p>0.002619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.htaccess</text:p>
          </table:table-cell>
          <table:table-cell office:value-type="float" office:value="0.002015321" calcext:value-type="float">
            <text:p>0.0020153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theme-light/background-short.png</text:p>
          </table:table-cell>
          <table:table-cell office:value-type="float" office:value="0.001763433" calcext:value-type="float">
            <text:p>0.0017634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marsrover.png</text:p>
          </table:table-cell>
          <table:table-cell office:value-type="float" office:value="0.001681911" calcext:value-type="float">
            <text:p>0.0016819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cripts.js</text:p>
          </table:table-cell>
          <table:table-cell office:value-type="float" office:value="0.001560323" calcext:value-type="float">
            <text:p>0.0015603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smartgrid.png</text:p>
          </table:table-cell>
          <table:table-cell office:value-type="float" office:value="0.001558583" calcext:value-type="float">
            <text:p>0.00155858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load_user_site_yaml</text:p>
          </table:table-cell>
          <table:table-cell office:value-type="float" office:value="0.001488109" calcext:value-type="float">
            <text:p>0.0014881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static_foundation.css</text:p>
          </table:table-cell>
          <table:table-cell office:value-type="float" office:value="0.001473271" calcext:value-type="float">
            <text:p>0.0014732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boot.png</text:p>
          </table:table-cell>
          <table:table-cell office:value-type="float" office:value="0.001395664" calcext:value-type="float">
            <text:p>0.0013956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as7androidphone.jpg</text:p>
          </table:table-cell>
          <table:table-cell office:value-type="float" office:value="0.001365427" calcext:value-type="float">
            <text:p>0.0013654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picluster4.png</text:p>
          </table:table-cell>
          <table:table-cell office:value-type="float" office:value="0.001348727" calcext:value-type="float">
            <text:p>0.0013487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involved/bg.png</text:p>
          </table:table-cell>
          <table:table-cell office:value-type="float" office:value="0.001297335" calcext:value-type="float">
            <text:p>0.0012973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_arch.png</text:p>
          </table:table-cell>
          <table:table-cell office:value-type="float" office:value="0.001291548" calcext:value-type="float">
            <text:p>0.0012915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ticket-monster-bg.png</text:p>
          </table:table-cell>
          <table:table-cell office:value-type="float" office:value="0.001273434" calcext:value-type="float">
            <text:p>0.0012734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svg</text:p>
          </table:table-cell>
          <table:table-cell office:value-type="float" office:value="0.001196503" calcext:value-type="float">
            <text:p>0.0011965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.otf</text:p>
          </table:table-cell>
          <table:table-cell office:value-type="float" office:value="0.001133545" calcext:value-type="float">
            <text:p>0.0011335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bide.js</text:p>
          </table:table-cell>
          <table:table-cell office:value-type="float" office:value="0.001027608" calcext:value-type="float">
            <text:p>0.0010276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jquery.js</text:p>
          </table:table-cell>
          <table:table-cell office:value-type="float" office:value="0.001022291" calcext:value-type="float">
            <text:p>0.0010222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brms/capture.png</text:p>
          </table:table-cell>
          <table:table-cell office:value-type="float" office:value="0.00099748" calcext:value-type="float">
            <text:p>0.000997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1.jpg</text:p>
          </table:table-cell>
          <table:table-cell office:value-type="float" office:value="0.000971484" calcext:value-type="float">
            <text:p>0.00097148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2204444/index.html</text:p>
          </table:table-cell>
          <table:table-cell office:value-type="float" office:value="0.000968245" calcext:value-type="float">
            <text:p>0.0009682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load_default_site_yaml</text:p>
          </table:table-cell>
          <table:table-cell office:value-type="float" office:value="0.000956919" calcext:value-type="float">
            <text:p>0.0009569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richfaces-archetype-kitchensink/index.html</text:p>
          </table:table-cell>
          <table:table-cell office:value-type="float" office:value="0.000951638" calcext:value-type="float">
            <text:p>0.0009516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3.jpg</text:p>
          </table:table-cell>
          <table:table-cell office:value-type="float" office:value="0.000946291" calcext:value-type="float">
            <text:p>0.0009462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9890483/index.html</text:p>
          </table:table-cell>
          <table:table-cell office:value-type="float" office:value="0.000926531" calcext:value-type="float">
            <text:p>0.0009265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70822309/index.html</text:p>
          </table:table-cell>
          <table:table-cell office:value-type="float" office:value="0.000908047" calcext:value-type="float">
            <text:p>0.00090804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81565404/index.html</text:p>
          </table:table-cell>
          <table:table-cell office:value-type="float" office:value="0.000907243" calcext:value-type="float">
            <text:p>0.000907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6311377/index.html</text:p>
          </table:table-cell>
          <table:table-cell office:value-type="float" office:value="0.000904851" calcext:value-type="float">
            <text:p>0.0009048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datavirt/red-hat-jboss-datavirt.png</text:p>
          </table:table-cell>
          <table:table-cell office:value-type="float" office:value="0.000839585" calcext:value-type="float">
            <text:p>0.00083958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video/vimeo/67480300/index.html</text:p>
          </table:table-cell>
          <table:table-cell office:value-type="float" office:value="0.000824839" calcext:value-type="float">
            <text:p>0.0008248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815319" calcext:value-type="float">
            <text:p>0.0008153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815251" calcext:value-type="float">
            <text:p>0.0008152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lider-image2.jpg</text:p>
          </table:table-cell>
          <table:table-cell office:value-type="float" office:value="0.000802767" calcext:value-type="float">
            <text:p>0.0008027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rolo.jpg</text:p>
          </table:table-cell>
          <table:table-cell office:value-type="float" office:value="0.000799878" calcext:value-type="float">
            <text:p>0.0007998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796334" calcext:value-type="float">
            <text:p>0.0007963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789604" calcext:value-type="float">
            <text:p>0.0007896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newsletter/newsletter.png</text:p>
          </table:table-cell>
          <table:table-cell office:value-type="float" office:value="0.000788202" calcext:value-type="float">
            <text:p>0.0007882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faa.png</text:p>
          </table:table-cell>
          <table:table-cell office:value-type="float" office:value="0.000787497" calcext:value-type="float">
            <text:p>0.00078749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782529" calcext:value-type="float">
            <text:p>0.0007825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771776" calcext:value-type="float">
            <text:p>0.0007717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svg</text:p>
          </table:table-cell>
          <table:table-cell office:value-type="float" office:value="0.000759813" calcext:value-type="float">
            <text:p>0.0007598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woff</text:p>
          </table:table-cell>
          <table:table-cell office:value-type="float" office:value="0.000749063" calcext:value-type="float">
            <text:p>0.00074906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ppings.json</text:p>
          </table:table-cell>
          <table:table-cell office:value-type="float" office:value="0.00073001" calcext:value-type="float">
            <text:p>0.000730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logging-jdf/index.html</text:p>
          </table:table-cell>
          <table:table-cell office:value-type="float" office:value="0.000722878" calcext:value-type="float">
            <text:p>0.0007228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721786" calcext:value-type="float">
            <text:p>0.0007217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samples/person.png</text:p>
          </table:table-cell>
          <table:table-cell office:value-type="float" office:value="0.000720425" calcext:value-type="float">
            <text:p>0.0007204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header.png</text:p>
          </table:table-cell>
          <table:table-cell office:value-type="float" office:value="0.000700978" calcext:value-type="float">
            <text:p>0.0007009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newsletter.png</text:p>
          </table:table-cell>
          <table:table-cell office:value-type="float" office:value="0.000699525" calcext:value-type="float">
            <text:p>0.00069952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697737" calcext:value-type="float">
            <text:p>0.0006977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highlight.min.js</text:p>
          </table:table-cell>
          <table:table-cell office:value-type="float" office:value="0.000688328" calcext:value-type="float">
            <text:p>0.0006883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687549" calcext:value-type="float">
            <text:p>0.0006875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mobile_480x500.png</text:p>
          </table:table-cell>
          <table:table-cell office:value-type="float" office:value="0.000653757" calcext:value-type="float">
            <text:p>0.00065375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44005" calcext:value-type="float">
            <text:p>0.0006440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642474" calcext:value-type="float">
            <text:p>0.00064247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errai-kitchensink-archetype/index.html</text:p>
          </table:table-cell>
          <table:table-cell office:value-type="float" office:value="0.000636194" calcext:value-type="float">
            <text:p>0.0006361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buzzdefault_orange.png</text:p>
          </table:table-cell>
          <table:table-cell office:value-type="float" office:value="0.000635553" calcext:value-type="float">
            <text:p>0.00063555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635469" calcext:value-type="float">
            <text:p>0.0006354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js</text:p>
          </table:table-cell>
          <table:table-cell office:value-type="float" office:value="0.000627351" calcext:value-type="float">
            <text:p>0.0006273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robots.txt</text:p>
          </table:table-cell>
          <table:table-cell office:value-type="float" office:value="0.000623349" calcext:value-type="float">
            <text:p>0.0006233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overview.png</text:p>
          </table:table-cell>
          <table:table-cell office:value-type="float" office:value="0.000605135" calcext:value-type="float">
            <text:p>0.0006051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eot</text:p>
          </table:table-cell>
          <table:table-cell office:value-type="float" office:value="0.000603233" calcext:value-type="float">
            <text:p>0.0006032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cloud_tm.png</text:p>
          </table:table-cell>
          <table:table-cell office:value-type="float" office:value="0.000600364" calcext:value-type="float">
            <text:p>0.0006003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ransactions-jdf/index.html</text:p>
          </table:table-cell>
          <table:table-cell office:value-type="float" office:value="0.000590687" calcext:value-type="float">
            <text:p>0.0005906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ttf</text:p>
          </table:table-cell>
          <table:table-cell office:value-type="float" office:value="0.000590113" calcext:value-type="float">
            <text:p>0.00059011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588537" calcext:value-type="float">
            <text:p>0.0005885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77851" calcext:value-type="float">
            <text:p>0.0005778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69691" calcext:value-type="float">
            <text:p>0.0005696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buildingmodularcloudappswithosgi.jpg</text:p>
          </table:table-cell>
          <table:table-cell office:value-type="float" office:value="0.000569028" calcext:value-type="float">
            <text:p>0.00056902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running.png</text:p>
          </table:table-cell>
          <table:table-cell office:value-type="float" office:value="0.000564296" calcext:value-type="float">
            <text:p>0.0005642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deltaspike-jdf/index.html</text:p>
          </table:table-cell>
          <table:table-cell office:value-type="float" office:value="0.000563919" calcext:value-type="float">
            <text:p>0.00056391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devnation1_desktop_1175x400.png</text:p>
          </table:table-cell>
          <table:table-cell office:value-type="float" office:value="0.000561946" calcext:value-type="float">
            <text:p>0.00056194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-awesome/fonts/fontawesome-webfont.eot</text:p>
          </table:table-cell>
          <table:table-cell office:value-type="float" office:value="0.000561109" calcext:value-type="float">
            <text:p>0.00056110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0-bom-wfk/index.html</text:p>
          </table:table-cell>
          <table:table-cell office:value-type="float" office:value="0.000558941" calcext:value-type="float">
            <text:p>0.0005589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newcastle_universitybuilding.jpg</text:p>
          </table:table-cell>
          <table:table-cell office:value-type="float" office:value="0.000548764" calcext:value-type="float">
            <text:p>0.0005487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4768" calcext:value-type="float">
            <text:p>0.000547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hibernate-jdf/index.html</text:p>
          </table:table-cell>
          <table:table-cell office:value-type="float" office:value="0.00054661" calcext:value-type="float">
            <text:p>0.0005466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errai-jdf/index.html</text:p>
          </table:table-cell>
          <table:table-cell office:value-type="float" office:value="0.000540886" calcext:value-type="float">
            <text:p>0.0005408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bide.js</text:p>
          </table:table-cell>
          <table:table-cell office:value-type="float" office:value="0.0005379" calcext:value-type="float">
            <text:p>0.00053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woff</text:p>
          </table:table-cell>
          <table:table-cell office:value-type="float" office:value="0.000534177" calcext:value-type="float">
            <text:p>0.00053417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zepto.js</text:p>
          </table:table-cell>
          <table:table-cell office:value-type="float" office:value="0.000532812" calcext:value-type="float">
            <text:p>0.00053281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tools-jdf/index.html</text:p>
          </table:table-cell>
          <table:table-cell office:value-type="float" office:value="0.000525472" calcext:value-type="float">
            <text:p>0.0005254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favicon.ico</text:p>
          </table:table-cell>
          <table:table-cell office:value-type="float" office:value="0.000511002" calcext:value-type="float">
            <text:p>0.0005110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sil open font license.txt</text:p>
          </table:table-cell>
          <table:table-cell office:value-type="float" office:value="0.000505722" calcext:value-type="float">
            <text:p>0.00050572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search.js</text:p>
          </table:table-cell>
          <table:table-cell office:value-type="float" office:value="0.000496672" calcext:value-type="float">
            <text:p>0.0004966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sw/fsw_overview.png</text:p>
          </table:table-cell>
          <table:table-cell office:value-type="float" office:value="0.000494096" calcext:value-type="float">
            <text:p>0.00049409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2_5-bom-wfk/index.html</text:p>
          </table:table-cell>
          <table:table-cell office:value-type="float" office:value="0.000472834" calcext:value-type="float">
            <text:p>0.0004728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date.js</text:p>
          </table:table-cell>
          <table:table-cell office:value-type="float" office:value="0.000470229" calcext:value-type="float">
            <text:p>0.0004702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interchange.js</text:p>
          </table:table-cell>
          <table:table-cell office:value-type="float" office:value="0.000468566" calcext:value-type="float">
            <text:p>0.00046856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stylesheets/fonts/jboss-org-customcabin.ttf</text:p>
          </table:table-cell>
          <table:table-cell office:value-type="float" office:value="0.000464239" calcext:value-type="float">
            <text:p>0.00046423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jbosstsdev.png</text:p>
          </table:table-cell>
          <table:table-cell office:value-type="float" office:value="0.00046065" calcext:value-type="float">
            <text:p>0.000460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2-bom-wfk/index.html</text:p>
          </table:table-cell>
          <table:table-cell office:value-type="float" office:value="0.000460471" calcext:value-type="float">
            <text:p>0.0004604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security-jdf/index.html</text:p>
          </table:table-cell>
          <table:table-cell office:value-type="float" office:value="0.000452605" calcext:value-type="float">
            <text:p>0.0004526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ajax-loader.gif</text:p>
          </table:table-cell>
          <table:table-cell office:value-type="float" office:value="0.000445832" calcext:value-type="float">
            <text:p>0.00044583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_arch.png</text:p>
          </table:table-cell>
          <table:table-cell office:value-type="float" office:value="0.000443267" calcext:value-type="float">
            <text:p>0.0004432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bartoszmajsak.jpg</text:p>
          </table:table-cell>
          <table:table-cell office:value-type="float" office:value="0.000439448" calcext:value-type="float">
            <text:p>0.0004394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leads.png</text:p>
          </table:table-cell>
          <table:table-cell office:value-type="float" office:value="0.000436433" calcext:value-type="float">
            <text:p>0.0004364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iot/wildflypi.png</text:p>
          </table:table-cell>
          <table:table-cell office:value-type="float" office:value="0.000434067" calcext:value-type="float">
            <text:p>0.0004340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article.png</text:p>
          </table:table-cell>
          <table:table-cell office:value-type="float" office:value="0.000430915" calcext:value-type="float">
            <text:p>0.00043091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spring-3_1-bom-wfk/index.html</text:p>
          </table:table-cell>
          <table:table-cell office:value-type="float" office:value="0.000430291" calcext:value-type="float">
            <text:p>0.0004302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archetype/index.html</text:p>
          </table:table-cell>
          <table:table-cell office:value-type="float" office:value="0.00042604" calcext:value-type="float">
            <text:p>0.0004260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bg-1.png</text:p>
          </table:table-cell>
          <table:table-cell office:value-type="float" office:value="0.000425731" calcext:value-type="float">
            <text:p>0.0004257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projects/default_200x150.png</text:p>
          </table:table-cell>
          <table:table-cell office:value-type="float" office:value="0.000423736" calcext:value-type="float">
            <text:p>0.0004237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richfaces-jdf/index.html</text:p>
          </table:table-cell>
          <table:table-cell office:value-type="float" office:value="0.000420937" calcext:value-type="float">
            <text:p>0.0004209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eot</text:p>
          </table:table-cell>
          <table:table-cell office:value-type="float" office:value="0.000414162" calcext:value-type="float">
            <text:p>0.0004141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boms/eap/jboss-javaee-6_0-with-osgi-jdf/index.html</text:p>
          </table:table-cell>
          <table:table-cell office:value-type="float" office:value="0.000413933" calcext:value-type="float">
            <text:p>0.0004139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vendor/custom.modernizr.js</text:p>
          </table:table-cell>
          <table:table-cell office:value-type="float" office:value="0.00041207" calcext:value-type="float">
            <text:p>0.0004120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os-filter.js</text:p>
          </table:table-cell>
          <table:table-cell office:value-type="float" office:value="0.000408641" calcext:value-type="float">
            <text:p>0.0004086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archetype/index.html</text:p>
          </table:table-cell>
          <table:table-cell office:value-type="float" office:value="0.000408464" calcext:value-type="float">
            <text:p>0.0004084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.png</text:p>
          </table:table-cell>
          <table:table-cell office:value-type="float" office:value="0.000408345" calcext:value-type="float">
            <text:p>0.0004083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cp.js</text:p>
          </table:table-cell>
          <table:table-cell office:value-type="float" office:value="0.00040431" calcext:value-type="float">
            <text:p>0.000404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ear-blank-archetype/index.html</text:p>
          </table:table-cell>
          <table:table-cell office:value-type="float" office:value="0.00040429" calcext:value-type="float">
            <text:p>0.0004042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research/tsb.png</text:p>
          </table:table-cell>
          <table:table-cell office:value-type="float" office:value="0.000401795" calcext:value-type="float">
            <text:p>0.0004017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forms.js</text:p>
          </table:table-cell>
          <table:table-cell office:value-type="float" office:value="0.000400121" calcext:value-type="float">
            <text:p>0.0004001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ment.min.js</text:p>
          </table:table-cell>
          <table:table-cell office:value-type="float" office:value="0.00039979" calcext:value-type="float">
            <text:p>0.0003997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archetypes/eap/jboss-javaee6-webapp-blank-archetype/index.html</text:p>
          </table:table-cell>
          <table:table-cell office:value-type="float" office:value="0.000398969" calcext:value-type="float">
            <text:p>0.0003989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roducts/fuse/fuse_builtfromdiagram_02.png</text:p>
          </table:table-cell>
          <table:table-cell office:value-type="float" office:value="0.000395943" calcext:value-type="float">
            <text:p>0.0003959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enterprise-app-platform.png</text:p>
          </table:table-cell>
          <table:table-cell office:value-type="float" office:value="0.000393933" calcext:value-type="float">
            <text:p>0.0003939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reveal.js</text:p>
          </table:table-cell>
          <table:table-cell office:value-type="float" office:value="0.000392994" calcext:value-type="float">
            <text:p>0.0003929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placeholder.js</text:p>
          </table:table-cell>
          <table:table-cell office:value-type="float" office:value="0.00039123" calcext:value-type="float">
            <text:p>0.000391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ocialite.min.js</text:p>
          </table:table-cell>
          <table:table-cell office:value-type="float" office:value="0.000390714" calcext:value-type="float">
            <text:p>0.00039071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ocker/docker.png</text:p>
          </table:table-cell>
          <table:table-cell office:value-type="float" office:value="0.000382033" calcext:value-type="float">
            <text:p>0.0003820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rms.png</text:p>
          </table:table-cell>
          <table:table-cell office:value-type="float" office:value="0.000380064" calcext:value-type="float">
            <text:p>0.0003800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reveal.js</text:p>
          </table:table-cell>
          <table:table-cell office:value-type="float" office:value="0.000378931" calcext:value-type="float">
            <text:p>0.0003789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oltips.js</text:p>
          </table:table-cell>
          <table:table-cell office:value-type="float" office:value="0.000378518" calcext:value-type="float">
            <text:p>0.0003785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developingjavaee6applicationsonjbossas7.jpg</text:p>
          </table:table-cell>
          <table:table-cell office:value-type="float" office:value="0.000378341" calcext:value-type="float">
            <text:p>0.00037834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a-mq.png</text:p>
          </table:table-cell>
          <table:table-cell office:value-type="float" office:value="0.000377586" calcext:value-type="float">
            <text:p>0.00037758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solution.png</text:p>
          </table:table-cell>
          <table:table-cell office:value-type="float" office:value="0.000373256" calcext:value-type="float">
            <text:p>0.00037325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oltips.js</text:p>
          </table:table-cell>
          <table:table-cell office:value-type="float" office:value="0.000372995" calcext:value-type="float">
            <text:p>0.0003729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jasongreene.png</text:p>
          </table:table-cell>
          <table:table-cell office:value-type="float" office:value="0.000372176" calcext:value-type="float">
            <text:p>0.0003721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magellan.js</text:p>
          </table:table-cell>
          <table:table-cell office:value-type="float" office:value="0.00036699" calcext:value-type="float">
            <text:p>0.0003669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quickstart.png</text:p>
          </table:table-cell>
          <table:table-cell office:value-type="float" office:value="0.000365334" calcext:value-type="float">
            <text:p>0.0003653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modernizr-custom.js</text:p>
          </table:table-cell>
          <table:table-cell office:value-type="float" office:value="0.000362311" calcext:value-type="float">
            <text:p>0.0003623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isotope.min.js</text:p>
          </table:table-cell>
          <table:table-cell office:value-type="float" office:value="0.000361475" calcext:value-type="float">
            <text:p>0.00036147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svg</text:p>
          </table:table-cell>
          <table:table-cell office:value-type="float" office:value="0.000360711" calcext:value-type="float">
            <text:p>0.0003607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virtualization.png</text:p>
          </table:table-cell>
          <table:table-cell office:value-type="float" office:value="0.000360176" calcext:value-type="float">
            <text:p>0.00036017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s</text:p>
          </table:table-cell>
          <table:table-cell office:value-type="float" office:value="0.00035954" calcext:value-type="float">
            <text:p>0.0003595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section.js</text:p>
          </table:table-cell>
          <table:table-cell office:value-type="float" office:value="0.000359531" calcext:value-type="float">
            <text:p>0.00035953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operationsnetwork.png</text:p>
          </table:table-cell>
          <table:table-cell office:value-type="float" office:value="0.000357769" calcext:value-type="float">
            <text:p>0.0003577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bom.png</text:p>
          </table:table-cell>
          <table:table-cell office:value-type="float" office:value="0.000357458" calcext:value-type="float">
            <text:p>0.00035745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events/event-minibanner.jpg</text:p>
          </table:table-cell>
          <table:table-cell office:value-type="float" office:value="0.000357267" calcext:value-type="float">
            <text:p>0.0003572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ookie.js</text:p>
          </table:table-cell>
          <table:table-cell office:value-type="float" office:value="0.000357106" calcext:value-type="float">
            <text:p>0.0003571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oyride.js</text:p>
          </table:table-cell>
          <table:table-cell office:value-type="float" office:value="0.000357091" calcext:value-type="float">
            <text:p>0.00035709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bpm-suite.png</text:p>
          </table:table-cell>
          <table:table-cell office:value-type="float" office:value="0.000355869" calcext:value-type="float">
            <text:p>0.00035586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placeholder.js</text:p>
          </table:table-cell>
          <table:table-cell office:value-type="float" office:value="0.000354287" calcext:value-type="float">
            <text:p>0.0003542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calendar.png</text:p>
          </table:table-cell>
          <table:table-cell office:value-type="float" office:value="0.000351802" calcext:value-type="float">
            <text:p>0.00035180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stacks.png</text:p>
          </table:table-cell>
          <table:table-cell office:value-type="float" office:value="0.00035168" calcext:value-type="float">
            <text:p>0.000351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experimental.png</text:p>
          </table:table-cell>
          <table:table-cell office:value-type="float" office:value="0.000349195" calcext:value-type="float">
            <text:p>0.00034919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orbit.js</text:p>
          </table:table-cell>
          <table:table-cell office:value-type="float" office:value="0.000348968" calcext:value-type="float">
            <text:p>0.00034896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ker.js</text:p>
          </table:table-cell>
          <table:table-cell office:value-type="float" office:value="0.000346801" calcext:value-type="float">
            <text:p>0.00034680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imagesloaded.min.js</text:p>
          </table:table-cell>
          <table:table-cell office:value-type="float" office:value="0.000345308" calcext:value-type="float">
            <text:p>0.0003453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eveloper-studio.png</text:p>
          </table:table-cell>
          <table:table-cell office:value-type="float" office:value="0.000344733" calcext:value-type="float">
            <text:p>0.0003447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swipe.js</text:p>
          </table:table-cell>
          <table:table-cell office:value-type="float" office:value="0.00034426" calcext:value-type="float">
            <text:p>0.000344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section.js</text:p>
          </table:table-cell>
          <table:table-cell office:value-type="float" office:value="0.000343978" calcext:value-type="float">
            <text:p>0.0003439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resize.js</text:p>
          </table:table-cell>
          <table:table-cell office:value-type="float" office:value="0.000343867" calcext:value-type="float">
            <text:p>0.0003438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web-server.png</text:p>
          </table:table-cell>
          <table:table-cell office:value-type="float" office:value="0.000343438" calcext:value-type="float">
            <text:p>0.00034343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alerts.js</text:p>
          </table:table-cell>
          <table:table-cell office:value-type="float" office:value="0.000342173" calcext:value-type="float">
            <text:p>0.00034217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projects.js</text:p>
          </table:table-cell>
          <table:table-cell office:value-type="float" office:value="0.000341126" calcext:value-type="float">
            <text:p>0.00034112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ttf</text:p>
          </table:table-cell>
          <table:table-cell office:value-type="float" office:value="0.00034067" calcext:value-type="float">
            <text:p>0.000340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premium.png</text:p>
          </table:table-cell>
          <table:table-cell office:value-type="float" office:value="0.000338418" calcext:value-type="float">
            <text:p>0.00033841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materials-thumb1.jpg</text:p>
          </table:table-cell>
          <table:table-cell office:value-type="float" office:value="0.000338359" calcext:value-type="float">
            <text:p>0.00033835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rating.js</text:p>
          </table:table-cell>
          <table:table-cell office:value-type="float" office:value="0.000337155" calcext:value-type="float">
            <text:p>0.0003371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clearing.js</text:p>
          </table:table-cell>
          <table:table-cell office:value-type="float" office:value="0.000336365" calcext:value-type="float">
            <text:p>0.0003363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interchange.js</text:p>
          </table:table-cell>
          <table:table-cell office:value-type="float" office:value="0.000334635" calcext:value-type="float">
            <text:p>0.0003346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acebook-bubble.png</text:p>
          </table:table-cell>
          <table:table-cell office:value-type="float" office:value="0.000334508" calcext:value-type="float">
            <text:p>0.00033450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js</text:p>
          </table:table-cell>
          <table:table-cell office:value-type="float" office:value="0.000333665" calcext:value-type="float">
            <text:p>0.00033366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ramework-kit.png</text:p>
          </table:table-cell>
          <table:table-cell office:value-type="float" office:value="0.000333236" calcext:value-type="float">
            <text:p>0.00033323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soa-platform.png</text:p>
          </table:table-cell>
          <table:table-cell office:value-type="float" office:value="0.000327745" calcext:value-type="float">
            <text:p>0.00032774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olyfiller.js</text:p>
          </table:table-cell>
          <table:table-cell office:value-type="float" office:value="0.000326921" calcext:value-type="float">
            <text:p>0.0003269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markuseisele.jpg</text:p>
          </table:table-cell>
          <table:table-cell office:value-type="float" office:value="0.000326172" calcext:value-type="float">
            <text:p>0.00032617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alerts.js</text:p>
          </table:table-cell>
          <table:table-cell office:value-type="float" office:value="0.000325367" calcext:value-type="float">
            <text:p>0.00032536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people/estebanaliverti.jpg</text:p>
          </table:table-cell>
          <table:table-cell office:value-type="float" office:value="0.00032471" calcext:value-type="float">
            <text:p>0.0003247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stripes.png</text:p>
          </table:table-cell>
          <table:table-cell office:value-type="float" office:value="0.000321827" calcext:value-type="float">
            <text:p>0.00032182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forms.js</text:p>
          </table:table-cell>
          <table:table-cell office:value-type="float" office:value="0.000321611" calcext:value-type="float">
            <text:p>0.00032161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.png</text:p>
          </table:table-cell>
          <table:table-cell office:value-type="float" office:value="0.000320206" calcext:value-type="float">
            <text:p>0.000320206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fontcustom/fontcustom_aa828ab63828e762a8506bc331f7bea6.woff</text:p>
          </table:table-cell>
          <table:table-cell office:value-type="float" office:value="0.000318962" calcext:value-type="float">
            <text:p>0.00031896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sw.png</text:p>
          </table:table-cell>
          <table:table-cell office:value-type="float" office:value="0.000318949" calcext:value-type="float">
            <text:p>0.000318949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joyride.js</text:p>
          </table:table-cell>
          <table:table-cell office:value-type="float" office:value="0.000317255" calcext:value-type="float">
            <text:p>0.00031725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data-grid.png</text:p>
          </table:table-cell>
          <table:table-cell office:value-type="float" office:value="0.000316478" calcext:value-type="float">
            <text:p>0.00031647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learing.js</text:p>
          </table:table-cell>
          <table:table-cell office:value-type="float" office:value="0.000315033" calcext:value-type="float">
            <text:p>0.00031503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ooks/book_noimageavailable.jpg</text:p>
          </table:table-cell>
          <table:table-cell office:value-type="float" office:value="0.000315003" calcext:value-type="float">
            <text:p>0.00031500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picturefill.js</text:p>
          </table:table-cell>
          <table:table-cell office:value-type="float" office:value="0.000313735" calcext:value-type="float">
            <text:p>0.0003137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fuse.png</text:p>
          </table:table-cell>
          <table:table-cell office:value-type="float" office:value="0.000313135" calcext:value-type="float">
            <text:p>0.00031313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paging.min.js</text:p>
          </table:table-cell>
          <table:table-cell office:value-type="float" office:value="0.000308881" calcext:value-type="float">
            <text:p>0.00030888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icons/redhat-logo.png</text:p>
          </table:table-cell>
          <table:table-cell office:value-type="float" office:value="0.000307892" calcext:value-type="float">
            <text:p>0.0003078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bg-squares.png</text:p>
          </table:table-cell>
          <table:table-cell office:value-type="float" office:value="0.000307393" calcext:value-type="float">
            <text:p>0.00030739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branding/product-logos/portal.png</text:p>
          </table:table-cell>
          <table:table-cell office:value-type="float" office:value="0.000305243" calcext:value-type="float">
            <text:p>0.00030524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marketing-ops.js</text:p>
          </table:table-cell>
          <table:table-cell office:value-type="float" office:value="0.000303648" calcext:value-type="float">
            <text:p>0.0003036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wnload.js</text:p>
          </table:table-cell>
          <table:table-cell office:value-type="float" office:value="0.000302587" calcext:value-type="float">
            <text:p>0.00030258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timeago.js</text:p>
          </table:table-cell>
          <table:table-cell office:value-type="float" office:value="0.000301421" calcext:value-type="float">
            <text:p>0.00030142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vendor/jquery.xdomainrequest.js</text:p>
          </table:table-cell>
          <table:table-cell office:value-type="float" office:value="0.000300092" calcext:value-type="float">
            <text:p>0.0003000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et-started/jbossdeveloper_archetype.png</text:p>
          </table:table-cell>
          <table:table-cell office:value-type="float" office:value="0.000299548" calcext:value-type="float">
            <text:p>0.0002995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orbit.js</text:p>
          </table:table-cell>
          <table:table-cell office:value-type="float" office:value="0.000298248" calcext:value-type="float">
            <text:p>0.000298248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images/design/greypx.png</text:p>
          </table:table-cell>
          <table:table-cell office:value-type="float" office:value="0.000288394" calcext:value-type="float">
            <text:p>0.00028839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topbar.js</text:p>
          </table:table-cell>
          <table:table-cell office:value-type="float" office:value="0.000282964" calcext:value-type="float">
            <text:p>0.00028296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topbar.js</text:p>
          </table:table-cell>
          <table:table-cell office:value-type="float" office:value="0.000281042" calcext:value-type="float">
            <text:p>0.00028104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docker/foundation/foundation.dropdown.js</text:p>
          </table:table-cell>
          <table:table-cell office:value-type="float" office:value="0.000276837" calcext:value-type="float">
            <text:p>0.000276837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magellan.js</text:p>
          </table:table-cell>
          <table:table-cell office:value-type="float" office:value="0.00027192" calcext:value-type="float">
            <text:p>0.00027192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cookie.js</text:p>
          </table:table-cell>
          <table:table-cell office:value-type="float" office:value="0.000268705" calcext:value-type="float">
            <text:p>0.0002687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configure_compass</text:p>
          </table:table-cell>
          <table:table-cell office:value-type="float" office:value="0.000264551" calcext:value-type="float">
            <text:p>0.000264551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generating page /mnt/hudson_workspace/workspace/www.jboss.org-pull-player-executor/_site/javascripts/foundation/foundation.dropdown.js</text:p>
          </table:table-cell>
          <table:table-cell office:value-type="float" office:value="0.00026423" calcext:value-type="float">
            <text:p>0.00026423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set_base_url</text:p>
          </table:table-cell>
          <table:table-cell table:style-name="ce1" office:value-type="float" office:value="0.00004905" calcext:value-type="float">
            <text:p>0.00004905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time in adjust_load_path</text:p>
          </table:table-cell>
          <table:table-cell table:style-name="ce1" office:value-type="float" office:value="0.000023334" calcext:value-type="float">
            <text:p>0.000023334</text:p>
          </table:table-cell>
          <table:table-cell office:value-type="string" calcext:value-type="string">
            <text:p>seconds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Jason''s Laptop'.A1:'Jason''s Laptop'.C94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osprey-05 - Base run'.A2:'osprey-05 - Base run'.C9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osprey with parallel output gen'.A2:'osprey with parallel output gen'.C939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osprey with parallel output and improved compression calling'.A2:'osprey with parallel output and improved compression calling'.C94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osprey with parallel output, compession calling and determination'.A2:'osprey with parallel output, compession calling and determination'.E93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Liberation Sans1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1T12:40:28.164869696</dc:date>
    <dc:creator>Jason Porter</dc:creator>
    <meta:generator>LibreOffice/4.2.5.2$Linux_X86_64 LibreOffice_project/420$Build-2</meta:generator>
    <meta:editing-duration>PT21H26M56S</meta:editing-duration>
    <meta:editing-cycles>2</meta:editing-cycles>
    <meta:document-statistic meta:table-count="5" meta:cell-count="14085" meta:object-count="0"/>
  </office:meta>
</office:document-meta>
</file>